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yriad Pro" svg:font-family="'Myriad Pro'" style:font-pitch="variable"/>
    <style:font-face style:name="Myriad Pro1" svg:font-family="'Myriad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333333" draw:marker-start-width="0.237cm" draw:marker-end-width="0.237cm" draw:fill="solid" draw:fill-color="#808080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bf812d" draw:marker-start-width="0.237cm" draw:marker-end-width="0.237cm" draw:fill="solid" draw:fill-color="#fdb913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51cm" svg:stroke-color="#33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52cm" svg:stroke-color="#fdb913" draw:marker-start-width="0.427cm" draw:marker-end-width="0.427cm" draw:fill="solid" draw:fill-color="#fdb913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svg:stroke-width="0.102cm" svg:stroke-color="#bf812d" draw:marker-start-width="0.204cm" draw:marker-end-width="0.204cm" draw:fill="solid" draw:fill-color="#bf812d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ff00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6600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00ccff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051cm" svg:stroke-color="#ff3333" draw:marker-start-width="0.276cm" draw:marker-end="Arrow" draw:marker-end-width="0.203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ff33ff" draw:marker-start-width="0.276cm" draw:marker-end="Arrow" draw:marker-end-width="0.203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9900ff" draw:marker-start-width="0.276cm" draw:marker-end="Arrow" draw:marker-end-width="0.203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ccff" draw:marker-start-width="0.276cm" draw:marker-end="Arrow" draw:marker-end-width="0.203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2cm" draw:marker-start-width="0.427cm" draw:marker-end="Arrow" draw:marker-end-width="0.203cm" draw:fill="none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draw:stroke="none" svg:stroke-color="#9900ff" draw:fill="solid" draw:fill-color="#9900ff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051cm" svg:stroke-color="#ff3333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9900ff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ff33ff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ff6600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33ff99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fdb913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>
      <style:graphic-properties draw:stroke="none" draw:fill="solid" draw:fill-color="#9900ff" draw:textarea-horizontal-align="justify" draw:textarea-vertical-align="middle" draw:auto-grow-height="false"/>
    </style:style>
    <style:style style:name="gr28" style:family="graphic" style:parent-style-name="standard">
      <style:graphic-properties svg:stroke-width="0.051cm" svg:stroke-color="#00cc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none" draw:fill-color="#ff3333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draw:fill-color="#ff9999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="solid" draw:fill-color="#ff9999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solid" draw:fill-color="#cfe7f5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solid" draw:fill-color="#00ccff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36" style:family="graphic" style:parent-style-name="standard">
      <style:graphic-properties draw:stroke="none" draw:fill="solid" draw:fill-color="#ff33ff" draw:textarea-horizontal-align="justify" draw:textarea-vertical-align="middle" draw:auto-grow-height="false"/>
    </style:style>
    <style:style style:name="gr37" style:family="graphic" style:parent-style-name="standard">
      <style:graphic-properties draw:stroke="none" draw:fill="solid" draw:fill-color="#9900ff" draw:textarea-horizontal-align="justify" draw:textarea-vertical-align="middle" draw:auto-grow-height="false"/>
    </style:style>
    <style:style style:name="gr38" style:family="graphic" style:parent-style-name="standard">
      <style:graphic-properties draw:stroke="none" draw:fill="solid" draw:fill-color="#ff33ff" draw:textarea-horizontal-align="justify" draw:textarea-vertical-align="middle" draw:auto-grow-height="false"/>
    </style:style>
    <style:style style:name="gr39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40" style:family="graphic" style:parent-style-name="standard">
      <style:graphic-properties draw:stroke="dash" draw:stroke-dash="Fine_20_Dashed" svg:stroke-width="0.051cm" svg:stroke-color="#c5000b" draw:marker-start-width="0.276cm" draw:marker-end-width="0.276cm" draw:fill="none" draw:fill-color="#c5000b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draw:stroke="dash" draw:stroke-dash="Fine_20_Dashed" svg:stroke-width="0.051cm" svg:stroke-color="#999999" draw:marker-start="Arrow" draw:marker-start-width="0.203cm" draw:marker-end-width="0.276cm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43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solid" draw:fill-color="#3333ff" draw:textarea-horizontal-align="justify" draw:textarea-vertical-align="middle" draw:auto-grow-height="false"/>
    </style:style>
    <style:style style:name="gr45" style:family="graphic" style:parent-style-name="objectwithoutfill">
      <style:graphic-properties svg:stroke-width="0.051cm" svg:stroke-color="#99ffff" draw:marker-start-width="0.276cm" draw:marker-end="Arrow" draw:marker-end-width="0.203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draw:fill="solid" draw:fill-color="#9933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db913" style:font-name="Myriad Pro" fo:font-size="12pt" style:font-size-asian="12pt" style:font-size-complex="12pt"/>
    </style:style>
    <style:style style:name="P3" style:family="paragraph">
      <style:paragraph-properties fo:text-align="center"/>
      <style:text-properties style:font-name="Myriad Pro" fo:font-size="12pt" style:font-size-asian="12pt" style:font-size-complex="12pt"/>
    </style:style>
    <style:style style:name="P4" style:family="paragraph">
      <style:paragraph-properties fo:text-align="center"/>
      <style:text-properties style:font-name="Myriad Pro" fo:font-size="12pt" fo:font-style="normal" style:font-size-asian="12pt" style:font-style-asian="normal" style:font-size-complex="12pt" style:font-style-complex="normal"/>
    </style:style>
    <style:style style:name="P5" style:family="paragraph">
      <style:paragraph-properties fo:text-align="center"/>
      <style:text-properties style:font-name="Myriad Pro" fo:font-size="18pt"/>
    </style:style>
    <style:style style:name="P6" style:family="paragraph">
      <style:paragraph-properties fo:text-align="center"/>
      <style:text-properties style:font-name="Myriad Pro"/>
    </style:style>
    <style:style style:name="P7" style:family="paragraph">
      <style:paragraph-properties fo:text-align="center"/>
      <style:text-properties style:font-name="Myriad Pro1" fo:font-size="14pt" style:font-size-asian="18pt" style:font-size-complex="18pt"/>
    </style:style>
    <style:style style:name="P8" style:family="paragraph">
      <style:paragraph-properties fo:text-align="center"/>
      <style:text-properties style:font-name="Myriad Pro1" fo:font-size="14pt" fo:font-style="normal" style:font-size-asian="18pt" style:font-style-asian="normal" style:font-size-complex="18pt" style:font-style-complex="normal"/>
    </style:style>
    <style:style style:name="T1" style:family="text">
      <style:text-properties style:font-name="Myriad Pro" fo:font-weight="normal" style:font-weight-asian="normal" style:font-weight-complex="normal"/>
    </style:style>
    <style:style style:name="T2" style:family="text">
      <style:text-properties style:font-name="Myriad Pro" fo:font-size="12pt" style:font-size-asian="12pt" style:font-size-complex="12pt"/>
    </style:style>
    <style:style style:name="T3" style:family="text">
      <style:text-properties style:font-name="Myriad Pro" fo:font-size="12pt" fo:font-style="normal" style:font-size-asian="12pt" style:font-style-asian="normal" style:font-size-complex="12pt" style:font-style-complex="normal"/>
    </style:style>
    <style:style style:name="T4" style:family="text">
      <style:text-properties style:font-name="Myriad Pro" fo:font-size="18pt"/>
    </style:style>
    <style:style style:name="T5" style:family="text">
      <style:text-properties style:font-name="Myriad Pro1" fo:font-size="14pt" style:font-size-asian="18pt" style:font-size-complex="18pt"/>
    </style:style>
    <style:style style:name="T6" style:family="text">
      <style:text-properties style:font-name="Myriad Pro1" fo:font-size="14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13.008cm" svg:y="2.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13.326cm" svg:y="2.87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3.135cm" svg:y1="3.83cm" svg:x2="13.135cm" svg:y2="3.957cm">
            <text:p/>
          </draw:line>
          <draw:line draw:style-name="gr3" draw:text-style-name="P1" draw:layer="layout" svg:x1="13.262cm" svg:y1="3.83cm" svg:x2="13.262cm" svg:y2="3.957cm">
            <text:p/>
          </draw:line>
          <draw:line draw:style-name="gr3" draw:text-style-name="P1" draw:layer="layout" svg:x1="13.385cm" svg:y1="3.83cm" svg:x2="13.385cm" svg:y2="3.957cm">
            <text:p/>
          </draw:line>
          <draw:line draw:style-name="gr3" draw:text-style-name="P1" draw:layer="layout" svg:x1="13.512cm" svg:y1="3.83cm" svg:x2="13.512cm" svg:y2="3.957cm">
            <text:p/>
          </draw:line>
          <draw:line draw:style-name="gr3" draw:text-style-name="P1" draw:layer="layout" svg:x1="13.643cm" svg:y1="3.83cm" svg:x2="13.643cm" svg:y2="3.957cm">
            <text:p/>
          </draw:line>
          <draw:line draw:style-name="gr3" draw:text-style-name="P1" draw:layer="layout" svg:x1="13.77cm" svg:y1="3.83cm" svg:x2="13.77cm" svg:y2="3.957cm">
            <text:p/>
          </draw:line>
          <draw:line draw:style-name="gr3" draw:text-style-name="P1" draw:layer="layout" svg:x1="13.893cm" svg:y1="3.83cm" svg:x2="13.893cm" svg:y2="3.957cm">
            <text:p/>
          </draw:line>
          <draw:line draw:style-name="gr3" draw:text-style-name="P1" draw:layer="layout" svg:x1="14.02cm" svg:y1="3.83cm" svg:x2="14.02cm" svg:y2="3.957cm">
            <text:p/>
          </draw:line>
          <draw:line draw:style-name="gr3" draw:text-style-name="P1" draw:layer="layout" svg:x1="14.151cm" svg:y1="3.83cm" svg:x2="14.151cm" svg:y2="3.957cm">
            <text:p/>
          </draw:line>
          <draw:line draw:style-name="gr3" draw:text-style-name="P1" draw:layer="layout" svg:x1="13.135cm" svg:y1="2.43cm" svg:x2="13.135cm" svg:y2="2.557cm">
            <text:p/>
          </draw:line>
          <draw:line draw:style-name="gr3" draw:text-style-name="P1" draw:layer="layout" svg:x1="13.262cm" svg:y1="2.43cm" svg:x2="13.262cm" svg:y2="2.557cm">
            <text:p/>
          </draw:line>
          <draw:line draw:style-name="gr3" draw:text-style-name="P1" draw:layer="layout" svg:x1="13.385cm" svg:y1="2.43cm" svg:x2="13.385cm" svg:y2="2.557cm">
            <text:p/>
          </draw:line>
          <draw:line draw:style-name="gr3" draw:text-style-name="P1" draw:layer="layout" svg:x1="13.512cm" svg:y1="2.43cm" svg:x2="13.512cm" svg:y2="2.557cm">
            <text:p/>
          </draw:line>
          <draw:line draw:style-name="gr3" draw:text-style-name="P1" draw:layer="layout" svg:x1="13.643cm" svg:y1="2.43cm" svg:x2="13.643cm" svg:y2="2.557cm">
            <text:p/>
          </draw:line>
          <draw:line draw:style-name="gr3" draw:text-style-name="P1" draw:layer="layout" svg:x1="13.77cm" svg:y1="2.43cm" svg:x2="13.77cm" svg:y2="2.557cm">
            <text:p/>
          </draw:line>
          <draw:line draw:style-name="gr3" draw:text-style-name="P1" draw:layer="layout" svg:x1="13.893cm" svg:y1="2.43cm" svg:x2="13.893cm" svg:y2="2.557cm">
            <text:p/>
          </draw:line>
          <draw:line draw:style-name="gr3" draw:text-style-name="P1" draw:layer="layout" svg:x1="14.02cm" svg:y1="2.43cm" svg:x2="14.02cm" svg:y2="2.557cm">
            <text:p/>
          </draw:line>
          <draw:line draw:style-name="gr3" draw:text-style-name="P1" draw:layer="layout" svg:x1="14.151cm" svg:y1="2.43cm" svg:x2="14.151cm" svg:y2="2.557cm">
            <text:p/>
          </draw:line>
          <draw:g>
            <draw:line draw:style-name="gr3" draw:text-style-name="P1" draw:layer="layout" svg:x1="14.278cm" svg:y1="3.703cm" svg:x2="14.405cm" svg:y2="3.703cm">
              <text:p/>
            </draw:line>
            <draw:line draw:style-name="gr3" draw:text-style-name="P1" draw:layer="layout" svg:x1="14.278cm" svg:y1="3.576cm" svg:x2="14.405cm" svg:y2="3.576cm">
              <text:p/>
            </draw:line>
            <draw:line draw:style-name="gr3" draw:text-style-name="P1" draw:layer="layout" svg:x1="14.278cm" svg:y1="3.453cm" svg:x2="14.405cm" svg:y2="3.453cm">
              <text:p/>
            </draw:line>
            <draw:line draw:style-name="gr3" draw:text-style-name="P1" draw:layer="layout" svg:x1="14.278cm" svg:y1="3.326cm" svg:x2="14.405cm" svg:y2="3.326cm">
              <text:p/>
            </draw:line>
            <draw:line draw:style-name="gr3" draw:text-style-name="P1" draw:layer="layout" svg:x1="14.278cm" svg:y1="3.195cm" svg:x2="14.405cm" svg:y2="3.195cm">
              <text:p/>
            </draw:line>
            <draw:line draw:style-name="gr3" draw:text-style-name="P1" draw:layer="layout" svg:x1="14.278cm" svg:y1="3.068cm" svg:x2="14.405cm" svg:y2="3.068cm">
              <text:p/>
            </draw:line>
            <draw:line draw:style-name="gr3" draw:text-style-name="P1" draw:layer="layout" svg:x1="14.278cm" svg:y1="2.945cm" svg:x2="14.405cm" svg:y2="2.945cm">
              <text:p/>
            </draw:line>
            <draw:line draw:style-name="gr3" draw:text-style-name="P1" draw:layer="layout" svg:x1="14.278cm" svg:y1="2.818cm" svg:x2="14.405cm" svg:y2="2.818cm">
              <text:p/>
            </draw:line>
            <draw:line draw:style-name="gr3" draw:text-style-name="P1" draw:layer="layout" svg:x1="14.278cm" svg:y1="2.687cm" svg:x2="14.405cm" svg:y2="2.687cm">
              <text:p/>
            </draw:line>
          </draw:g>
          <draw:g>
            <draw:line draw:style-name="gr3" draw:text-style-name="P1" draw:layer="layout" svg:x1="12.881cm" svg:y1="3.703cm" svg:x2="13.008cm" svg:y2="3.703cm">
              <text:p/>
            </draw:line>
            <draw:line draw:style-name="gr3" draw:text-style-name="P1" draw:layer="layout" svg:x1="12.881cm" svg:y1="3.576cm" svg:x2="13.008cm" svg:y2="3.576cm">
              <text:p/>
            </draw:line>
            <draw:line draw:style-name="gr3" draw:text-style-name="P1" draw:layer="layout" svg:x1="12.881cm" svg:y1="3.453cm" svg:x2="13.008cm" svg:y2="3.453cm">
              <text:p/>
            </draw:line>
            <draw:line draw:style-name="gr3" draw:text-style-name="P1" draw:layer="layout" svg:x1="12.881cm" svg:y1="3.326cm" svg:x2="13.008cm" svg:y2="3.326cm">
              <text:p/>
            </draw:line>
            <draw:line draw:style-name="gr3" draw:text-style-name="P1" draw:layer="layout" svg:x1="12.881cm" svg:y1="3.195cm" svg:x2="13.008cm" svg:y2="3.195cm">
              <text:p/>
            </draw:line>
            <draw:line draw:style-name="gr3" draw:text-style-name="P1" draw:layer="layout" svg:x1="12.881cm" svg:y1="3.068cm" svg:x2="13.008cm" svg:y2="3.068cm">
              <text:p/>
            </draw:line>
            <draw:line draw:style-name="gr3" draw:text-style-name="P1" draw:layer="layout" svg:x1="12.881cm" svg:y1="2.945cm" svg:x2="13.008cm" svg:y2="2.945cm">
              <text:p/>
            </draw:line>
            <draw:line draw:style-name="gr3" draw:text-style-name="P1" draw:layer="layout" svg:x1="12.881cm" svg:y1="2.818cm" svg:x2="13.008cm" svg:y2="2.818cm">
              <text:p/>
            </draw:line>
            <draw:line draw:style-name="gr3" draw:text-style-name="P1" draw:layer="layout" svg:x1="12.881cm" svg:y1="2.687cm" svg:x2="13.008cm" svg:y2="2.687cm">
              <text:p/>
            </draw:line>
          </draw:g>
        </draw:g>
        <draw:g>
          <draw:custom-shape draw:style-name="gr1" draw:text-style-name="P1" draw:layer="layout" svg:width="1.27cm" svg:height="1.27cm" svg:x="14.786cm" svg:y="2.56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15.104cm" svg:y="2.88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4.913cm" svg:y1="3.833cm" svg:x2="14.913cm" svg:y2="3.96cm">
            <text:p/>
          </draw:line>
          <draw:line draw:style-name="gr3" draw:text-style-name="P1" draw:layer="layout" svg:x1="15.04cm" svg:y1="3.833cm" svg:x2="15.04cm" svg:y2="3.96cm">
            <text:p/>
          </draw:line>
          <draw:line draw:style-name="gr3" draw:text-style-name="P1" draw:layer="layout" svg:x1="15.163cm" svg:y1="3.833cm" svg:x2="15.163cm" svg:y2="3.96cm">
            <text:p/>
          </draw:line>
          <draw:line draw:style-name="gr3" draw:text-style-name="P1" draw:layer="layout" svg:x1="15.29cm" svg:y1="3.833cm" svg:x2="15.29cm" svg:y2="3.96cm">
            <text:p/>
          </draw:line>
          <draw:line draw:style-name="gr3" draw:text-style-name="P1" draw:layer="layout" svg:x1="15.421cm" svg:y1="3.833cm" svg:x2="15.421cm" svg:y2="3.96cm">
            <text:p/>
          </draw:line>
          <draw:line draw:style-name="gr3" draw:text-style-name="P1" draw:layer="layout" svg:x1="15.548cm" svg:y1="3.833cm" svg:x2="15.548cm" svg:y2="3.96cm">
            <text:p/>
          </draw:line>
          <draw:line draw:style-name="gr3" draw:text-style-name="P1" draw:layer="layout" svg:x1="15.671cm" svg:y1="3.833cm" svg:x2="15.671cm" svg:y2="3.96cm">
            <text:p/>
          </draw:line>
          <draw:line draw:style-name="gr3" draw:text-style-name="P1" draw:layer="layout" svg:x1="15.798cm" svg:y1="3.833cm" svg:x2="15.798cm" svg:y2="3.96cm">
            <text:p/>
          </draw:line>
          <draw:line draw:style-name="gr3" draw:text-style-name="P1" draw:layer="layout" svg:x1="15.929cm" svg:y1="3.833cm" svg:x2="15.929cm" svg:y2="3.96cm">
            <text:p/>
          </draw:line>
          <draw:line draw:style-name="gr3" draw:text-style-name="P1" draw:layer="layout" svg:x1="14.913cm" svg:y1="2.433cm" svg:x2="14.913cm" svg:y2="2.56cm">
            <text:p/>
          </draw:line>
          <draw:line draw:style-name="gr3" draw:text-style-name="P1" draw:layer="layout" svg:x1="15.04cm" svg:y1="2.433cm" svg:x2="15.04cm" svg:y2="2.56cm">
            <text:p/>
          </draw:line>
          <draw:line draw:style-name="gr3" draw:text-style-name="P1" draw:layer="layout" svg:x1="15.163cm" svg:y1="2.433cm" svg:x2="15.163cm" svg:y2="2.56cm">
            <text:p/>
          </draw:line>
          <draw:line draw:style-name="gr3" draw:text-style-name="P1" draw:layer="layout" svg:x1="15.29cm" svg:y1="2.433cm" svg:x2="15.29cm" svg:y2="2.56cm">
            <text:p/>
          </draw:line>
          <draw:line draw:style-name="gr3" draw:text-style-name="P1" draw:layer="layout" svg:x1="15.421cm" svg:y1="2.433cm" svg:x2="15.421cm" svg:y2="2.56cm">
            <text:p/>
          </draw:line>
          <draw:line draw:style-name="gr3" draw:text-style-name="P1" draw:layer="layout" svg:x1="15.548cm" svg:y1="2.433cm" svg:x2="15.548cm" svg:y2="2.56cm">
            <text:p/>
          </draw:line>
          <draw:line draw:style-name="gr3" draw:text-style-name="P1" draw:layer="layout" svg:x1="15.671cm" svg:y1="2.433cm" svg:x2="15.671cm" svg:y2="2.56cm">
            <text:p/>
          </draw:line>
          <draw:line draw:style-name="gr3" draw:text-style-name="P1" draw:layer="layout" svg:x1="15.798cm" svg:y1="2.433cm" svg:x2="15.798cm" svg:y2="2.56cm">
            <text:p/>
          </draw:line>
          <draw:line draw:style-name="gr3" draw:text-style-name="P1" draw:layer="layout" svg:x1="15.929cm" svg:y1="2.433cm" svg:x2="15.929cm" svg:y2="2.56cm">
            <text:p/>
          </draw:line>
          <draw:g>
            <draw:line draw:style-name="gr3" draw:text-style-name="P1" draw:layer="layout" svg:x1="16.056cm" svg:y1="3.706cm" svg:x2="16.183cm" svg:y2="3.706cm">
              <text:p/>
            </draw:line>
            <draw:line draw:style-name="gr3" draw:text-style-name="P1" draw:layer="layout" svg:x1="16.056cm" svg:y1="3.579cm" svg:x2="16.183cm" svg:y2="3.579cm">
              <text:p/>
            </draw:line>
            <draw:line draw:style-name="gr3" draw:text-style-name="P1" draw:layer="layout" svg:x1="16.056cm" svg:y1="3.456cm" svg:x2="16.183cm" svg:y2="3.456cm">
              <text:p/>
            </draw:line>
            <draw:line draw:style-name="gr3" draw:text-style-name="P1" draw:layer="layout" svg:x1="16.056cm" svg:y1="3.329cm" svg:x2="16.183cm" svg:y2="3.329cm">
              <text:p/>
            </draw:line>
            <draw:line draw:style-name="gr3" draw:text-style-name="P1" draw:layer="layout" svg:x1="16.056cm" svg:y1="3.198cm" svg:x2="16.183cm" svg:y2="3.198cm">
              <text:p/>
            </draw:line>
            <draw:line draw:style-name="gr3" draw:text-style-name="P1" draw:layer="layout" svg:x1="16.056cm" svg:y1="3.071cm" svg:x2="16.183cm" svg:y2="3.071cm">
              <text:p/>
            </draw:line>
            <draw:line draw:style-name="gr3" draw:text-style-name="P1" draw:layer="layout" svg:x1="16.056cm" svg:y1="2.948cm" svg:x2="16.183cm" svg:y2="2.948cm">
              <text:p/>
            </draw:line>
            <draw:line draw:style-name="gr3" draw:text-style-name="P1" draw:layer="layout" svg:x1="16.056cm" svg:y1="2.821cm" svg:x2="16.183cm" svg:y2="2.821cm">
              <text:p/>
            </draw:line>
            <draw:line draw:style-name="gr3" draw:text-style-name="P1" draw:layer="layout" svg:x1="16.056cm" svg:y1="2.69cm" svg:x2="16.183cm" svg:y2="2.69cm">
              <text:p/>
            </draw:line>
          </draw:g>
          <draw:g>
            <draw:line draw:style-name="gr3" draw:text-style-name="P1" draw:layer="layout" svg:x1="14.659cm" svg:y1="3.706cm" svg:x2="14.786cm" svg:y2="3.706cm">
              <text:p/>
            </draw:line>
            <draw:line draw:style-name="gr3" draw:text-style-name="P1" draw:layer="layout" svg:x1="14.659cm" svg:y1="3.579cm" svg:x2="14.786cm" svg:y2="3.579cm">
              <text:p/>
            </draw:line>
            <draw:line draw:style-name="gr3" draw:text-style-name="P1" draw:layer="layout" svg:x1="14.659cm" svg:y1="3.456cm" svg:x2="14.786cm" svg:y2="3.456cm">
              <text:p/>
            </draw:line>
            <draw:line draw:style-name="gr3" draw:text-style-name="P1" draw:layer="layout" svg:x1="14.659cm" svg:y1="3.329cm" svg:x2="14.786cm" svg:y2="3.329cm">
              <text:p/>
            </draw:line>
            <draw:line draw:style-name="gr3" draw:text-style-name="P1" draw:layer="layout" svg:x1="14.659cm" svg:y1="3.198cm" svg:x2="14.786cm" svg:y2="3.198cm">
              <text:p/>
            </draw:line>
            <draw:line draw:style-name="gr3" draw:text-style-name="P1" draw:layer="layout" svg:x1="14.659cm" svg:y1="3.071cm" svg:x2="14.786cm" svg:y2="3.071cm">
              <text:p/>
            </draw:line>
            <draw:line draw:style-name="gr3" draw:text-style-name="P1" draw:layer="layout" svg:x1="14.659cm" svg:y1="2.948cm" svg:x2="14.786cm" svg:y2="2.948cm">
              <text:p/>
            </draw:line>
            <draw:line draw:style-name="gr3" draw:text-style-name="P1" draw:layer="layout" svg:x1="14.659cm" svg:y1="2.821cm" svg:x2="14.786cm" svg:y2="2.821cm">
              <text:p/>
            </draw:line>
            <draw:line draw:style-name="gr3" draw:text-style-name="P1" draw:layer="layout" svg:x1="14.659cm" svg:y1="2.69cm" svg:x2="14.786cm" svg:y2="2.69cm">
              <text:p/>
            </draw:line>
          </draw:g>
        </draw:g>
        <draw:g>
          <draw:custom-shape draw:style-name="gr1" draw:text-style-name="P1" draw:layer="layout" svg:width="1.27cm" svg:height="1.27cm" svg:x="16.564cm" svg:y="2.56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16.882cm" svg:y="2.88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6.691cm" svg:y1="3.833cm" svg:x2="16.691cm" svg:y2="3.96cm">
            <text:p/>
          </draw:line>
          <draw:line draw:style-name="gr3" draw:text-style-name="P1" draw:layer="layout" svg:x1="16.818cm" svg:y1="3.833cm" svg:x2="16.818cm" svg:y2="3.96cm">
            <text:p/>
          </draw:line>
          <draw:line draw:style-name="gr3" draw:text-style-name="P1" draw:layer="layout" svg:x1="16.941cm" svg:y1="3.833cm" svg:x2="16.941cm" svg:y2="3.96cm">
            <text:p/>
          </draw:line>
          <draw:line draw:style-name="gr3" draw:text-style-name="P1" draw:layer="layout" svg:x1="17.068cm" svg:y1="3.833cm" svg:x2="17.068cm" svg:y2="3.96cm">
            <text:p/>
          </draw:line>
          <draw:line draw:style-name="gr3" draw:text-style-name="P1" draw:layer="layout" svg:x1="17.199cm" svg:y1="3.833cm" svg:x2="17.199cm" svg:y2="3.96cm">
            <text:p/>
          </draw:line>
          <draw:line draw:style-name="gr3" draw:text-style-name="P1" draw:layer="layout" svg:x1="17.326cm" svg:y1="3.833cm" svg:x2="17.326cm" svg:y2="3.96cm">
            <text:p/>
          </draw:line>
          <draw:line draw:style-name="gr3" draw:text-style-name="P1" draw:layer="layout" svg:x1="17.449cm" svg:y1="3.833cm" svg:x2="17.449cm" svg:y2="3.96cm">
            <text:p/>
          </draw:line>
          <draw:line draw:style-name="gr3" draw:text-style-name="P1" draw:layer="layout" svg:x1="17.576cm" svg:y1="3.833cm" svg:x2="17.576cm" svg:y2="3.96cm">
            <text:p/>
          </draw:line>
          <draw:line draw:style-name="gr3" draw:text-style-name="P1" draw:layer="layout" svg:x1="17.707cm" svg:y1="3.833cm" svg:x2="17.707cm" svg:y2="3.96cm">
            <text:p/>
          </draw:line>
          <draw:line draw:style-name="gr3" draw:text-style-name="P1" draw:layer="layout" svg:x1="16.691cm" svg:y1="2.433cm" svg:x2="16.691cm" svg:y2="2.56cm">
            <text:p/>
          </draw:line>
          <draw:line draw:style-name="gr3" draw:text-style-name="P1" draw:layer="layout" svg:x1="16.818cm" svg:y1="2.433cm" svg:x2="16.818cm" svg:y2="2.56cm">
            <text:p/>
          </draw:line>
          <draw:line draw:style-name="gr3" draw:text-style-name="P1" draw:layer="layout" svg:x1="16.941cm" svg:y1="2.433cm" svg:x2="16.941cm" svg:y2="2.56cm">
            <text:p/>
          </draw:line>
          <draw:line draw:style-name="gr3" draw:text-style-name="P1" draw:layer="layout" svg:x1="17.068cm" svg:y1="2.433cm" svg:x2="17.068cm" svg:y2="2.56cm">
            <text:p/>
          </draw:line>
          <draw:line draw:style-name="gr3" draw:text-style-name="P1" draw:layer="layout" svg:x1="17.199cm" svg:y1="2.433cm" svg:x2="17.199cm" svg:y2="2.56cm">
            <text:p/>
          </draw:line>
          <draw:line draw:style-name="gr3" draw:text-style-name="P1" draw:layer="layout" svg:x1="17.326cm" svg:y1="2.433cm" svg:x2="17.326cm" svg:y2="2.56cm">
            <text:p/>
          </draw:line>
          <draw:line draw:style-name="gr3" draw:text-style-name="P1" draw:layer="layout" svg:x1="17.449cm" svg:y1="2.433cm" svg:x2="17.449cm" svg:y2="2.56cm">
            <text:p/>
          </draw:line>
          <draw:line draw:style-name="gr3" draw:text-style-name="P1" draw:layer="layout" svg:x1="17.576cm" svg:y1="2.433cm" svg:x2="17.576cm" svg:y2="2.56cm">
            <text:p/>
          </draw:line>
          <draw:line draw:style-name="gr3" draw:text-style-name="P1" draw:layer="layout" svg:x1="17.707cm" svg:y1="2.433cm" svg:x2="17.707cm" svg:y2="2.56cm">
            <text:p/>
          </draw:line>
          <draw:g>
            <draw:line draw:style-name="gr3" draw:text-style-name="P1" draw:layer="layout" svg:x1="17.834cm" svg:y1="3.706cm" svg:x2="17.961cm" svg:y2="3.706cm">
              <text:p/>
            </draw:line>
            <draw:line draw:style-name="gr3" draw:text-style-name="P1" draw:layer="layout" svg:x1="17.834cm" svg:y1="3.579cm" svg:x2="17.961cm" svg:y2="3.579cm">
              <text:p/>
            </draw:line>
            <draw:line draw:style-name="gr3" draw:text-style-name="P1" draw:layer="layout" svg:x1="17.834cm" svg:y1="3.456cm" svg:x2="17.961cm" svg:y2="3.456cm">
              <text:p/>
            </draw:line>
            <draw:line draw:style-name="gr3" draw:text-style-name="P1" draw:layer="layout" svg:x1="17.834cm" svg:y1="3.329cm" svg:x2="17.961cm" svg:y2="3.329cm">
              <text:p/>
            </draw:line>
            <draw:line draw:style-name="gr3" draw:text-style-name="P1" draw:layer="layout" svg:x1="17.834cm" svg:y1="3.198cm" svg:x2="17.961cm" svg:y2="3.198cm">
              <text:p/>
            </draw:line>
            <draw:line draw:style-name="gr3" draw:text-style-name="P1" draw:layer="layout" svg:x1="17.834cm" svg:y1="3.071cm" svg:x2="17.961cm" svg:y2="3.071cm">
              <text:p/>
            </draw:line>
            <draw:line draw:style-name="gr3" draw:text-style-name="P1" draw:layer="layout" svg:x1="17.834cm" svg:y1="2.948cm" svg:x2="17.961cm" svg:y2="2.948cm">
              <text:p/>
            </draw:line>
            <draw:line draw:style-name="gr3" draw:text-style-name="P1" draw:layer="layout" svg:x1="17.834cm" svg:y1="2.821cm" svg:x2="17.961cm" svg:y2="2.821cm">
              <text:p/>
            </draw:line>
            <draw:line draw:style-name="gr3" draw:text-style-name="P1" draw:layer="layout" svg:x1="17.834cm" svg:y1="2.69cm" svg:x2="17.961cm" svg:y2="2.69cm">
              <text:p/>
            </draw:line>
          </draw:g>
          <draw:g>
            <draw:line draw:style-name="gr3" draw:text-style-name="P1" draw:layer="layout" svg:x1="16.437cm" svg:y1="3.706cm" svg:x2="16.564cm" svg:y2="3.706cm">
              <text:p/>
            </draw:line>
            <draw:line draw:style-name="gr3" draw:text-style-name="P1" draw:layer="layout" svg:x1="16.437cm" svg:y1="3.579cm" svg:x2="16.564cm" svg:y2="3.579cm">
              <text:p/>
            </draw:line>
            <draw:line draw:style-name="gr3" draw:text-style-name="P1" draw:layer="layout" svg:x1="16.437cm" svg:y1="3.456cm" svg:x2="16.564cm" svg:y2="3.456cm">
              <text:p/>
            </draw:line>
            <draw:line draw:style-name="gr3" draw:text-style-name="P1" draw:layer="layout" svg:x1="16.437cm" svg:y1="3.329cm" svg:x2="16.564cm" svg:y2="3.329cm">
              <text:p/>
            </draw:line>
            <draw:line draw:style-name="gr3" draw:text-style-name="P1" draw:layer="layout" svg:x1="16.437cm" svg:y1="3.198cm" svg:x2="16.564cm" svg:y2="3.198cm">
              <text:p/>
            </draw:line>
            <draw:line draw:style-name="gr3" draw:text-style-name="P1" draw:layer="layout" svg:x1="16.437cm" svg:y1="3.071cm" svg:x2="16.564cm" svg:y2="3.071cm">
              <text:p/>
            </draw:line>
            <draw:line draw:style-name="gr3" draw:text-style-name="P1" draw:layer="layout" svg:x1="16.437cm" svg:y1="2.948cm" svg:x2="16.564cm" svg:y2="2.948cm">
              <text:p/>
            </draw:line>
            <draw:line draw:style-name="gr3" draw:text-style-name="P1" draw:layer="layout" svg:x1="16.437cm" svg:y1="2.821cm" svg:x2="16.564cm" svg:y2="2.821cm">
              <text:p/>
            </draw:line>
            <draw:line draw:style-name="gr3" draw:text-style-name="P1" draw:layer="layout" svg:x1="16.437cm" svg:y1="2.69cm" svg:x2="16.564cm" svg:y2="2.69cm">
              <text:p/>
            </draw:line>
          </draw:g>
        </draw:g>
        <draw:g>
          <draw:custom-shape draw:style-name="gr1" draw:text-style-name="P1" draw:layer="layout" svg:width="1.27cm" svg:height="1.27cm" svg:x="18.342cm" svg:y="2.56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18.66cm" svg:y="2.88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8.469cm" svg:y1="3.833cm" svg:x2="18.469cm" svg:y2="3.96cm">
            <text:p/>
          </draw:line>
          <draw:line draw:style-name="gr3" draw:text-style-name="P1" draw:layer="layout" svg:x1="18.596cm" svg:y1="3.833cm" svg:x2="18.596cm" svg:y2="3.96cm">
            <text:p/>
          </draw:line>
          <draw:line draw:style-name="gr3" draw:text-style-name="P1" draw:layer="layout" svg:x1="18.719cm" svg:y1="3.833cm" svg:x2="18.719cm" svg:y2="3.96cm">
            <text:p/>
          </draw:line>
          <draw:line draw:style-name="gr3" draw:text-style-name="P1" draw:layer="layout" svg:x1="18.846cm" svg:y1="3.833cm" svg:x2="18.846cm" svg:y2="3.96cm">
            <text:p/>
          </draw:line>
          <draw:line draw:style-name="gr3" draw:text-style-name="P1" draw:layer="layout" svg:x1="18.977cm" svg:y1="3.833cm" svg:x2="18.977cm" svg:y2="3.96cm">
            <text:p/>
          </draw:line>
          <draw:line draw:style-name="gr3" draw:text-style-name="P1" draw:layer="layout" svg:x1="19.104cm" svg:y1="3.833cm" svg:x2="19.104cm" svg:y2="3.96cm">
            <text:p/>
          </draw:line>
          <draw:line draw:style-name="gr3" draw:text-style-name="P1" draw:layer="layout" svg:x1="19.227cm" svg:y1="3.833cm" svg:x2="19.227cm" svg:y2="3.96cm">
            <text:p/>
          </draw:line>
          <draw:line draw:style-name="gr3" draw:text-style-name="P1" draw:layer="layout" svg:x1="19.354cm" svg:y1="3.833cm" svg:x2="19.354cm" svg:y2="3.96cm">
            <text:p/>
          </draw:line>
          <draw:line draw:style-name="gr3" draw:text-style-name="P1" draw:layer="layout" svg:x1="19.485cm" svg:y1="3.833cm" svg:x2="19.485cm" svg:y2="3.96cm">
            <text:p/>
          </draw:line>
          <draw:line draw:style-name="gr3" draw:text-style-name="P1" draw:layer="layout" svg:x1="18.469cm" svg:y1="2.433cm" svg:x2="18.469cm" svg:y2="2.56cm">
            <text:p/>
          </draw:line>
          <draw:line draw:style-name="gr3" draw:text-style-name="P1" draw:layer="layout" svg:x1="18.596cm" svg:y1="2.433cm" svg:x2="18.596cm" svg:y2="2.56cm">
            <text:p/>
          </draw:line>
          <draw:line draw:style-name="gr3" draw:text-style-name="P1" draw:layer="layout" svg:x1="18.719cm" svg:y1="2.433cm" svg:x2="18.719cm" svg:y2="2.56cm">
            <text:p/>
          </draw:line>
          <draw:line draw:style-name="gr3" draw:text-style-name="P1" draw:layer="layout" svg:x1="18.846cm" svg:y1="2.433cm" svg:x2="18.846cm" svg:y2="2.56cm">
            <text:p/>
          </draw:line>
          <draw:line draw:style-name="gr3" draw:text-style-name="P1" draw:layer="layout" svg:x1="18.977cm" svg:y1="2.433cm" svg:x2="18.977cm" svg:y2="2.56cm">
            <text:p/>
          </draw:line>
          <draw:line draw:style-name="gr3" draw:text-style-name="P1" draw:layer="layout" svg:x1="19.104cm" svg:y1="2.433cm" svg:x2="19.104cm" svg:y2="2.56cm">
            <text:p/>
          </draw:line>
          <draw:line draw:style-name="gr3" draw:text-style-name="P1" draw:layer="layout" svg:x1="19.227cm" svg:y1="2.433cm" svg:x2="19.227cm" svg:y2="2.56cm">
            <text:p/>
          </draw:line>
          <draw:line draw:style-name="gr3" draw:text-style-name="P1" draw:layer="layout" svg:x1="19.354cm" svg:y1="2.433cm" svg:x2="19.354cm" svg:y2="2.56cm">
            <text:p/>
          </draw:line>
          <draw:line draw:style-name="gr3" draw:text-style-name="P1" draw:layer="layout" svg:x1="19.485cm" svg:y1="2.433cm" svg:x2="19.485cm" svg:y2="2.56cm">
            <text:p/>
          </draw:line>
          <draw:g>
            <draw:line draw:style-name="gr3" draw:text-style-name="P1" draw:layer="layout" svg:x1="19.612cm" svg:y1="3.706cm" svg:x2="19.739cm" svg:y2="3.706cm">
              <text:p/>
            </draw:line>
            <draw:line draw:style-name="gr3" draw:text-style-name="P1" draw:layer="layout" svg:x1="19.612cm" svg:y1="3.579cm" svg:x2="19.739cm" svg:y2="3.579cm">
              <text:p/>
            </draw:line>
            <draw:line draw:style-name="gr3" draw:text-style-name="P1" draw:layer="layout" svg:x1="19.612cm" svg:y1="3.456cm" svg:x2="19.739cm" svg:y2="3.456cm">
              <text:p/>
            </draw:line>
            <draw:line draw:style-name="gr3" draw:text-style-name="P1" draw:layer="layout" svg:x1="19.612cm" svg:y1="3.329cm" svg:x2="19.739cm" svg:y2="3.329cm">
              <text:p/>
            </draw:line>
            <draw:line draw:style-name="gr3" draw:text-style-name="P1" draw:layer="layout" svg:x1="19.612cm" svg:y1="3.198cm" svg:x2="19.739cm" svg:y2="3.198cm">
              <text:p/>
            </draw:line>
            <draw:line draw:style-name="gr3" draw:text-style-name="P1" draw:layer="layout" svg:x1="19.612cm" svg:y1="3.071cm" svg:x2="19.739cm" svg:y2="3.071cm">
              <text:p/>
            </draw:line>
            <draw:line draw:style-name="gr3" draw:text-style-name="P1" draw:layer="layout" svg:x1="19.612cm" svg:y1="2.948cm" svg:x2="19.739cm" svg:y2="2.948cm">
              <text:p/>
            </draw:line>
            <draw:line draw:style-name="gr3" draw:text-style-name="P1" draw:layer="layout" svg:x1="19.612cm" svg:y1="2.821cm" svg:x2="19.739cm" svg:y2="2.821cm">
              <text:p/>
            </draw:line>
            <draw:line draw:style-name="gr3" draw:text-style-name="P1" draw:layer="layout" svg:x1="19.612cm" svg:y1="2.69cm" svg:x2="19.739cm" svg:y2="2.69cm">
              <text:p/>
            </draw:line>
          </draw:g>
          <draw:g>
            <draw:line draw:style-name="gr3" draw:text-style-name="P1" draw:layer="layout" svg:x1="18.215cm" svg:y1="3.706cm" svg:x2="18.342cm" svg:y2="3.706cm">
              <text:p/>
            </draw:line>
            <draw:line draw:style-name="gr3" draw:text-style-name="P1" draw:layer="layout" svg:x1="18.215cm" svg:y1="3.579cm" svg:x2="18.342cm" svg:y2="3.579cm">
              <text:p/>
            </draw:line>
            <draw:line draw:style-name="gr3" draw:text-style-name="P1" draw:layer="layout" svg:x1="18.215cm" svg:y1="3.456cm" svg:x2="18.342cm" svg:y2="3.456cm">
              <text:p/>
            </draw:line>
            <draw:line draw:style-name="gr3" draw:text-style-name="P1" draw:layer="layout" svg:x1="18.215cm" svg:y1="3.329cm" svg:x2="18.342cm" svg:y2="3.329cm">
              <text:p/>
            </draw:line>
            <draw:line draw:style-name="gr3" draw:text-style-name="P1" draw:layer="layout" svg:x1="18.215cm" svg:y1="3.198cm" svg:x2="18.342cm" svg:y2="3.198cm">
              <text:p/>
            </draw:line>
            <draw:line draw:style-name="gr3" draw:text-style-name="P1" draw:layer="layout" svg:x1="18.215cm" svg:y1="3.071cm" svg:x2="18.342cm" svg:y2="3.071cm">
              <text:p/>
            </draw:line>
            <draw:line draw:style-name="gr3" draw:text-style-name="P1" draw:layer="layout" svg:x1="18.215cm" svg:y1="2.948cm" svg:x2="18.342cm" svg:y2="2.948cm">
              <text:p/>
            </draw:line>
            <draw:line draw:style-name="gr3" draw:text-style-name="P1" draw:layer="layout" svg:x1="18.215cm" svg:y1="2.821cm" svg:x2="18.342cm" svg:y2="2.821cm">
              <text:p/>
            </draw:line>
            <draw:line draw:style-name="gr3" draw:text-style-name="P1" draw:layer="layout" svg:x1="18.215cm" svg:y1="2.69cm" svg:x2="18.342cm" svg:y2="2.69cm">
              <text:p/>
            </draw:line>
          </draw:g>
        </draw:g>
        <draw:g>
          <draw:custom-shape draw:style-name="gr4" draw:text-style-name="P1" draw:layer="layout" svg:width="2.159cm" svg:height="1.778cm" svg:x="15.224cm" svg:y="5.4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65cm" svg:height="1.27cm" svg:x="15.548cm" svg:y="5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5.675cm" svg:y1="6.972cm" svg:x2="15.675cm" svg:y2="7.099cm">
            <text:p/>
          </draw:line>
          <draw:line draw:style-name="gr3" draw:text-style-name="P1" draw:layer="layout" svg:x1="15.802cm" svg:y1="6.972cm" svg:x2="15.802cm" svg:y2="7.099cm">
            <text:p/>
          </draw:line>
          <draw:line draw:style-name="gr3" draw:text-style-name="P1" draw:layer="layout" svg:x1="15.925cm" svg:y1="6.972cm" svg:x2="15.925cm" svg:y2="7.099cm">
            <text:p/>
          </draw:line>
          <draw:line draw:style-name="gr3" draw:text-style-name="P1" draw:layer="layout" svg:x1="16.052cm" svg:y1="6.972cm" svg:x2="16.052cm" svg:y2="7.099cm">
            <text:p/>
          </draw:line>
          <draw:line draw:style-name="gr3" draw:text-style-name="P1" draw:layer="layout" svg:x1="15.675cm" svg:y1="5.572cm" svg:x2="15.675cm" svg:y2="5.699cm">
            <text:p/>
          </draw:line>
          <draw:line draw:style-name="gr3" draw:text-style-name="P1" draw:layer="layout" svg:x1="15.802cm" svg:y1="5.572cm" svg:x2="15.802cm" svg:y2="5.699cm">
            <text:p/>
          </draw:line>
          <draw:line draw:style-name="gr3" draw:text-style-name="P1" draw:layer="layout" svg:x1="15.925cm" svg:y1="5.572cm" svg:x2="15.925cm" svg:y2="5.699cm">
            <text:p/>
          </draw:line>
          <draw:line draw:style-name="gr3" draw:text-style-name="P1" draw:layer="layout" svg:x1="16.052cm" svg:y1="5.572cm" svg:x2="16.052cm" svg:y2="5.699cm">
            <text:p/>
          </draw:line>
          <draw:g>
            <draw:line draw:style-name="gr3" draw:text-style-name="P1" draw:layer="layout" svg:x1="15.421cm" svg:y1="6.845cm" svg:x2="15.548cm" svg:y2="6.845cm">
              <text:p/>
            </draw:line>
            <draw:line draw:style-name="gr3" draw:text-style-name="P1" draw:layer="layout" svg:x1="15.421cm" svg:y1="6.718cm" svg:x2="15.548cm" svg:y2="6.718cm">
              <text:p/>
            </draw:line>
            <draw:line draw:style-name="gr3" draw:text-style-name="P1" draw:layer="layout" svg:x1="15.421cm" svg:y1="6.595cm" svg:x2="15.548cm" svg:y2="6.595cm">
              <text:p/>
            </draw:line>
            <draw:line draw:style-name="gr3" draw:text-style-name="P1" draw:layer="layout" svg:x1="15.421cm" svg:y1="6.468cm" svg:x2="15.548cm" svg:y2="6.468cm">
              <text:p/>
            </draw:line>
            <draw:line draw:style-name="gr3" draw:text-style-name="P1" draw:layer="layout" svg:x1="15.421cm" svg:y1="6.337cm" svg:x2="15.548cm" svg:y2="6.337cm">
              <text:p/>
            </draw:line>
            <draw:line draw:style-name="gr3" draw:text-style-name="P1" draw:layer="layout" svg:x1="15.421cm" svg:y1="6.21cm" svg:x2="15.548cm" svg:y2="6.21cm">
              <text:p/>
            </draw:line>
            <draw:line draw:style-name="gr3" draw:text-style-name="P1" draw:layer="layout" svg:x1="15.421cm" svg:y1="6.087cm" svg:x2="15.548cm" svg:y2="6.087cm">
              <text:p/>
            </draw:line>
            <draw:line draw:style-name="gr3" draw:text-style-name="P1" draw:layer="layout" svg:x1="15.421cm" svg:y1="5.96cm" svg:x2="15.548cm" svg:y2="5.96cm">
              <text:p/>
            </draw:line>
            <draw:line draw:style-name="gr3" draw:text-style-name="P1" draw:layer="layout" svg:x1="15.421cm" svg:y1="5.829cm" svg:x2="15.548cm" svg:y2="5.829cm">
              <text:p/>
            </draw:line>
          </draw:g>
          <draw:g>
            <draw:line draw:style-name="gr3" draw:text-style-name="P1" draw:layer="layout" svg:x1="17.053cm" svg:y1="6.842cm" svg:x2="17.18cm" svg:y2="6.842cm">
              <text:p/>
            </draw:line>
            <draw:line draw:style-name="gr3" draw:text-style-name="P1" draw:layer="layout" svg:x1="17.053cm" svg:y1="6.715cm" svg:x2="17.18cm" svg:y2="6.715cm">
              <text:p/>
            </draw:line>
            <draw:line draw:style-name="gr3" draw:text-style-name="P1" draw:layer="layout" svg:x1="17.053cm" svg:y1="6.592cm" svg:x2="17.18cm" svg:y2="6.592cm">
              <text:p/>
            </draw:line>
            <draw:line draw:style-name="gr3" draw:text-style-name="P1" draw:layer="layout" svg:x1="17.053cm" svg:y1="6.465cm" svg:x2="17.18cm" svg:y2="6.465cm">
              <text:p/>
            </draw:line>
            <draw:line draw:style-name="gr3" draw:text-style-name="P1" draw:layer="layout" svg:x1="17.053cm" svg:y1="6.334cm" svg:x2="17.18cm" svg:y2="6.334cm">
              <text:p/>
            </draw:line>
            <draw:line draw:style-name="gr3" draw:text-style-name="P1" draw:layer="layout" svg:x1="17.053cm" svg:y1="6.207cm" svg:x2="17.18cm" svg:y2="6.207cm">
              <text:p/>
            </draw:line>
            <draw:line draw:style-name="gr3" draw:text-style-name="P1" draw:layer="layout" svg:x1="17.053cm" svg:y1="6.084cm" svg:x2="17.18cm" svg:y2="6.084cm">
              <text:p/>
            </draw:line>
            <draw:line draw:style-name="gr3" draw:text-style-name="P1" draw:layer="layout" svg:x1="17.053cm" svg:y1="5.957cm" svg:x2="17.18cm" svg:y2="5.957cm">
              <text:p/>
            </draw:line>
            <draw:line draw:style-name="gr3" draw:text-style-name="P1" draw:layer="layout" svg:x1="17.053cm" svg:y1="5.826cm" svg:x2="17.18cm" svg:y2="5.826cm">
              <text:p/>
            </draw:line>
          </draw:g>
          <draw:custom-shape draw:style-name="gr1" draw:text-style-name="P1" draw:layer="layout" svg:width="0.565cm" svg:height="1.27cm" svg:x="16.494cm" svg:y="5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6.621cm" svg:y1="6.969cm" svg:x2="16.621cm" svg:y2="7.096cm">
            <text:p/>
          </draw:line>
          <draw:line draw:style-name="gr3" draw:text-style-name="P1" draw:layer="layout" svg:x1="16.748cm" svg:y1="6.969cm" svg:x2="16.748cm" svg:y2="7.096cm">
            <text:p/>
          </draw:line>
          <draw:line draw:style-name="gr3" draw:text-style-name="P1" draw:layer="layout" svg:x1="16.871cm" svg:y1="6.969cm" svg:x2="16.871cm" svg:y2="7.096cm">
            <text:p/>
          </draw:line>
          <draw:line draw:style-name="gr3" draw:text-style-name="P1" draw:layer="layout" svg:x1="16.998cm" svg:y1="6.969cm" svg:x2="16.998cm" svg:y2="7.096cm">
            <text:p/>
          </draw:line>
          <draw:line draw:style-name="gr3" draw:text-style-name="P1" draw:layer="layout" svg:x1="16.621cm" svg:y1="5.569cm" svg:x2="16.621cm" svg:y2="5.696cm">
            <text:p/>
          </draw:line>
          <draw:line draw:style-name="gr3" draw:text-style-name="P1" draw:layer="layout" svg:x1="16.748cm" svg:y1="5.569cm" svg:x2="16.748cm" svg:y2="5.696cm">
            <text:p/>
          </draw:line>
          <draw:line draw:style-name="gr3" draw:text-style-name="P1" draw:layer="layout" svg:x1="16.871cm" svg:y1="5.569cm" svg:x2="16.871cm" svg:y2="5.696cm">
            <text:p/>
          </draw:line>
          <draw:line draw:style-name="gr3" draw:text-style-name="P1" draw:layer="layout" svg:x1="16.998cm" svg:y1="5.569cm" svg:x2="16.998cm" svg:y2="5.696cm">
            <text:p/>
          </draw:line>
          <draw:g>
            <draw:line draw:style-name="gr3" draw:text-style-name="P1" draw:layer="layout" svg:x1="16.367cm" svg:y1="6.842cm" svg:x2="16.494cm" svg:y2="6.842cm">
              <text:p/>
            </draw:line>
            <draw:line draw:style-name="gr3" draw:text-style-name="P1" draw:layer="layout" svg:x1="16.367cm" svg:y1="6.715cm" svg:x2="16.494cm" svg:y2="6.715cm">
              <text:p/>
            </draw:line>
            <draw:line draw:style-name="gr3" draw:text-style-name="P1" draw:layer="layout" svg:x1="16.367cm" svg:y1="6.592cm" svg:x2="16.494cm" svg:y2="6.592cm">
              <text:p/>
            </draw:line>
            <draw:line draw:style-name="gr3" draw:text-style-name="P1" draw:layer="layout" svg:x1="16.367cm" svg:y1="6.465cm" svg:x2="16.494cm" svg:y2="6.465cm">
              <text:p/>
            </draw:line>
            <draw:line draw:style-name="gr3" draw:text-style-name="P1" draw:layer="layout" svg:x1="16.367cm" svg:y1="6.334cm" svg:x2="16.494cm" svg:y2="6.334cm">
              <text:p/>
            </draw:line>
            <draw:line draw:style-name="gr3" draw:text-style-name="P1" draw:layer="layout" svg:x1="16.367cm" svg:y1="6.207cm" svg:x2="16.494cm" svg:y2="6.207cm">
              <text:p/>
            </draw:line>
            <draw:line draw:style-name="gr3" draw:text-style-name="P1" draw:layer="layout" svg:x1="16.367cm" svg:y1="6.084cm" svg:x2="16.494cm" svg:y2="6.084cm">
              <text:p/>
            </draw:line>
            <draw:line draw:style-name="gr3" draw:text-style-name="P1" draw:layer="layout" svg:x1="16.367cm" svg:y1="5.957cm" svg:x2="16.494cm" svg:y2="5.957cm">
              <text:p/>
            </draw:line>
            <draw:line draw:style-name="gr3" draw:text-style-name="P1" draw:layer="layout" svg:x1="16.367cm" svg:y1="5.826cm" svg:x2="16.494cm" svg:y2="5.826cm">
              <text:p/>
            </draw:line>
          </draw:g>
          <draw:custom-shape draw:style-name="gr4" draw:text-style-name="P1" draw:layer="layout" svg:width="1.905cm" svg:height="0.381cm" svg:x="15.351cm" svg:y="7.223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1" draw:layer="layout" svg:x1="16.113cm" svg:y1="6.842cm" svg:x2="16.24cm" svg:y2="6.842cm">
              <text:p/>
            </draw:line>
            <draw:line draw:style-name="gr3" draw:text-style-name="P1" draw:layer="layout" svg:x1="16.113cm" svg:y1="6.715cm" svg:x2="16.24cm" svg:y2="6.715cm">
              <text:p/>
            </draw:line>
            <draw:line draw:style-name="gr3" draw:text-style-name="P1" draw:layer="layout" svg:x1="16.113cm" svg:y1="6.592cm" svg:x2="16.24cm" svg:y2="6.592cm">
              <text:p/>
            </draw:line>
            <draw:line draw:style-name="gr3" draw:text-style-name="P1" draw:layer="layout" svg:x1="16.113cm" svg:y1="6.465cm" svg:x2="16.24cm" svg:y2="6.465cm">
              <text:p/>
            </draw:line>
            <draw:line draw:style-name="gr3" draw:text-style-name="P1" draw:layer="layout" svg:x1="16.113cm" svg:y1="6.334cm" svg:x2="16.24cm" svg:y2="6.334cm">
              <text:p/>
            </draw:line>
            <draw:line draw:style-name="gr3" draw:text-style-name="P1" draw:layer="layout" svg:x1="16.113cm" svg:y1="6.207cm" svg:x2="16.24cm" svg:y2="6.207cm">
              <text:p/>
            </draw:line>
            <draw:line draw:style-name="gr3" draw:text-style-name="P1" draw:layer="layout" svg:x1="16.113cm" svg:y1="6.084cm" svg:x2="16.24cm" svg:y2="6.084cm">
              <text:p/>
            </draw:line>
            <draw:line draw:style-name="gr3" draw:text-style-name="P1" draw:layer="layout" svg:x1="16.113cm" svg:y1="5.957cm" svg:x2="16.24cm" svg:y2="5.957cm">
              <text:p/>
            </draw:line>
            <draw:line draw:style-name="gr3" draw:text-style-name="P1" draw:layer="layout" svg:x1="16.113cm" svg:y1="5.826cm" svg:x2="16.24cm" svg:y2="5.826cm">
              <text:p/>
            </draw:line>
          </draw:g>
          <draw:line draw:style-name="gr5" draw:text-style-name="P1" draw:layer="layout" svg:x1="15.478cm" svg:y1="7.604cm" svg:x2="15.478cm" svg:y2="7.223cm">
            <text:p/>
          </draw:line>
          <draw:line draw:style-name="gr5" draw:text-style-name="P1" draw:layer="layout" svg:x1="15.732cm" svg:y1="7.604cm" svg:x2="15.732cm" svg:y2="7.223cm">
            <text:p/>
          </draw:line>
          <draw:line draw:style-name="gr5" draw:text-style-name="P1" draw:layer="layout" svg:x1="15.986cm" svg:y1="7.604cm" svg:x2="15.986cm" svg:y2="7.223cm">
            <text:p/>
          </draw:line>
          <draw:line draw:style-name="gr5" draw:text-style-name="P1" draw:layer="layout" svg:x1="16.24cm" svg:y1="7.604cm" svg:x2="16.24cm" svg:y2="7.223cm">
            <text:p/>
          </draw:line>
          <draw:line draw:style-name="gr5" draw:text-style-name="P1" draw:layer="layout" svg:x1="16.494cm" svg:y1="7.604cm" svg:x2="16.494cm" svg:y2="7.223cm">
            <text:p/>
          </draw:line>
          <draw:line draw:style-name="gr5" draw:text-style-name="P1" draw:layer="layout" svg:x1="16.748cm" svg:y1="7.604cm" svg:x2="16.748cm" svg:y2="7.223cm">
            <text:p/>
          </draw:line>
          <draw:line draw:style-name="gr5" draw:text-style-name="P1" draw:layer="layout" svg:x1="17.002cm" svg:y1="7.604cm" svg:x2="17.002cm" svg:y2="7.223cm">
            <text:p/>
          </draw:line>
          <draw:line draw:style-name="gr6" draw:text-style-name="P1" draw:layer="layout" svg:x1="15.605cm" svg:y1="7.604cm" svg:x2="15.605cm" svg:y2="7.223cm">
            <text:p/>
          </draw:line>
          <draw:line draw:style-name="gr6" draw:text-style-name="P1" draw:layer="layout" svg:x1="15.859cm" svg:y1="7.604cm" svg:x2="15.859cm" svg:y2="7.223cm">
            <text:p/>
          </draw:line>
          <draw:line draw:style-name="gr6" draw:text-style-name="P1" draw:layer="layout" svg:x1="16.113cm" svg:y1="7.604cm" svg:x2="16.113cm" svg:y2="7.223cm">
            <text:p/>
          </draw:line>
          <draw:line draw:style-name="gr6" draw:text-style-name="P1" draw:layer="layout" svg:x1="16.367cm" svg:y1="7.604cm" svg:x2="16.367cm" svg:y2="7.223cm">
            <text:p/>
          </draw:line>
          <draw:line draw:style-name="gr6" draw:text-style-name="P1" draw:layer="layout" svg:x1="16.621cm" svg:y1="7.604cm" svg:x2="16.621cm" svg:y2="7.223cm">
            <text:p/>
          </draw:line>
          <draw:line draw:style-name="gr6" draw:text-style-name="P1" draw:layer="layout" svg:x1="16.875cm" svg:y1="7.604cm" svg:x2="16.875cm" svg:y2="7.223cm">
            <text:p/>
          </draw:line>
          <draw:line draw:style-name="gr6" draw:text-style-name="P1" draw:layer="layout" svg:x1="17.129cm" svg:y1="7.604cm" svg:x2="17.129cm" svg:y2="7.223cm">
            <text:p/>
          </draw:line>
        </draw:g>
        <draw:frame draw:style-name="gr7" draw:layer="layout" svg:width="6.602cm" svg:height="0.89cm" svg:x="11.16cm" svg:y="1cm">
          <draw:text-box>
            <text:p><text:span text:style-name="T1">Shared-Memory Model</text:span></text:p>
          </draw:text-box>
        </draw:frame>
        <draw:custom-shape draw:style-name="gr8" draw:text-style-name="P2" draw:layer="layout" svg:width="7.874cm" svg:height="0.508cm" svg:x="12.303cm" svg:y="4.429cm">
          <text:p text:style-name="P1"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9" draw:text-style-name="P1" draw:layer="layout" svg:width="0.254cm" svg:height="0.254cm" svg:x="14.31cm" svg:y="3.8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54cm" svg:height="0.254cm" svg:x="16.088cm" svg:y="3.8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54cm" svg:height="0.254cm" svg:x="17.858cm" svg:y="3.8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254cm" svg:height="0.254cm" svg:x="19.644cm" svg:y="3.845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7cm" svg:y1="3.921cm" svg:x2="13.7cm" svg:y2="4.556cm">
          <text:p/>
        </draw:line>
        <draw:line draw:style-name="gr14" draw:text-style-name="P1" draw:layer="layout" svg:x1="15.453cm" svg:y1="3.921cm" svg:x2="15.453cm" svg:y2="4.556cm">
          <text:p/>
        </draw:line>
        <draw:line draw:style-name="gr15" draw:text-style-name="P1" draw:layer="layout" svg:x1="17.2cm" svg:y1="3.909cm" svg:x2="17.2cm" svg:y2="4.429cm">
          <text:p/>
        </draw:line>
        <draw:line draw:style-name="gr16" draw:text-style-name="P1" draw:layer="layout" svg:x1="19cm" svg:y1="3.896cm" svg:x2="19cm" svg:y2="4.429cm">
          <text:p/>
        </draw:line>
        <draw:line draw:style-name="gr17" draw:text-style-name="P1" draw:layer="layout" svg:x1="16.367cm" svg:y1="4.81cm" svg:x2="16.367cm" svg:y2="5.445cm">
          <text:p/>
        </draw:line>
        <draw:g>
          <draw:custom-shape draw:style-name="gr1" draw:text-style-name="P1" draw:layer="layout" svg:width="1.27cm" svg:height="1.27cm" svg:x="2.848cm" svg:y="10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3.166cm" svg:y="10.79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975cm" svg:y1="11.75cm" svg:x2="2.975cm" svg:y2="11.877cm">
            <text:p/>
          </draw:line>
          <draw:line draw:style-name="gr3" draw:text-style-name="P1" draw:layer="layout" svg:x1="3.102cm" svg:y1="11.75cm" svg:x2="3.102cm" svg:y2="11.877cm">
            <text:p/>
          </draw:line>
          <draw:line draw:style-name="gr3" draw:text-style-name="P1" draw:layer="layout" svg:x1="3.225cm" svg:y1="11.75cm" svg:x2="3.225cm" svg:y2="11.877cm">
            <text:p/>
          </draw:line>
          <draw:line draw:style-name="gr3" draw:text-style-name="P1" draw:layer="layout" svg:x1="3.352cm" svg:y1="11.75cm" svg:x2="3.352cm" svg:y2="11.877cm">
            <text:p/>
          </draw:line>
          <draw:line draw:style-name="gr3" draw:text-style-name="P1" draw:layer="layout" svg:x1="3.483cm" svg:y1="11.75cm" svg:x2="3.483cm" svg:y2="11.877cm">
            <text:p/>
          </draw:line>
          <draw:line draw:style-name="gr3" draw:text-style-name="P1" draw:layer="layout" svg:x1="3.61cm" svg:y1="11.75cm" svg:x2="3.61cm" svg:y2="11.877cm">
            <text:p/>
          </draw:line>
          <draw:line draw:style-name="gr3" draw:text-style-name="P1" draw:layer="layout" svg:x1="3.733cm" svg:y1="11.75cm" svg:x2="3.733cm" svg:y2="11.877cm">
            <text:p/>
          </draw:line>
          <draw:line draw:style-name="gr3" draw:text-style-name="P1" draw:layer="layout" svg:x1="3.86cm" svg:y1="11.75cm" svg:x2="3.86cm" svg:y2="11.877cm">
            <text:p/>
          </draw:line>
          <draw:line draw:style-name="gr3" draw:text-style-name="P1" draw:layer="layout" svg:x1="3.991cm" svg:y1="11.75cm" svg:x2="3.991cm" svg:y2="11.877cm">
            <text:p/>
          </draw:line>
          <draw:line draw:style-name="gr3" draw:text-style-name="P1" draw:layer="layout" svg:x1="2.975cm" svg:y1="10.35cm" svg:x2="2.975cm" svg:y2="10.477cm">
            <text:p/>
          </draw:line>
          <draw:line draw:style-name="gr3" draw:text-style-name="P1" draw:layer="layout" svg:x1="3.102cm" svg:y1="10.35cm" svg:x2="3.102cm" svg:y2="10.477cm">
            <text:p/>
          </draw:line>
          <draw:line draw:style-name="gr3" draw:text-style-name="P1" draw:layer="layout" svg:x1="3.225cm" svg:y1="10.35cm" svg:x2="3.225cm" svg:y2="10.477cm">
            <text:p/>
          </draw:line>
          <draw:line draw:style-name="gr3" draw:text-style-name="P1" draw:layer="layout" svg:x1="3.352cm" svg:y1="10.35cm" svg:x2="3.352cm" svg:y2="10.477cm">
            <text:p/>
          </draw:line>
          <draw:line draw:style-name="gr3" draw:text-style-name="P1" draw:layer="layout" svg:x1="3.483cm" svg:y1="10.35cm" svg:x2="3.483cm" svg:y2="10.477cm">
            <text:p/>
          </draw:line>
          <draw:line draw:style-name="gr3" draw:text-style-name="P1" draw:layer="layout" svg:x1="3.61cm" svg:y1="10.35cm" svg:x2="3.61cm" svg:y2="10.477cm">
            <text:p/>
          </draw:line>
          <draw:line draw:style-name="gr3" draw:text-style-name="P1" draw:layer="layout" svg:x1="3.733cm" svg:y1="10.35cm" svg:x2="3.733cm" svg:y2="10.477cm">
            <text:p/>
          </draw:line>
          <draw:line draw:style-name="gr3" draw:text-style-name="P1" draw:layer="layout" svg:x1="3.86cm" svg:y1="10.35cm" svg:x2="3.86cm" svg:y2="10.477cm">
            <text:p/>
          </draw:line>
          <draw:line draw:style-name="gr3" draw:text-style-name="P1" draw:layer="layout" svg:x1="3.991cm" svg:y1="10.35cm" svg:x2="3.991cm" svg:y2="10.477cm">
            <text:p/>
          </draw:line>
          <draw:g>
            <draw:line draw:style-name="gr3" draw:text-style-name="P1" draw:layer="layout" svg:x1="4.118cm" svg:y1="11.623cm" svg:x2="4.245cm" svg:y2="11.623cm">
              <text:p/>
            </draw:line>
            <draw:line draw:style-name="gr3" draw:text-style-name="P1" draw:layer="layout" svg:x1="4.118cm" svg:y1="11.496cm" svg:x2="4.245cm" svg:y2="11.496cm">
              <text:p/>
            </draw:line>
            <draw:line draw:style-name="gr3" draw:text-style-name="P1" draw:layer="layout" svg:x1="4.118cm" svg:y1="11.373cm" svg:x2="4.245cm" svg:y2="11.373cm">
              <text:p/>
            </draw:line>
            <draw:line draw:style-name="gr3" draw:text-style-name="P1" draw:layer="layout" svg:x1="4.118cm" svg:y1="11.246cm" svg:x2="4.245cm" svg:y2="11.246cm">
              <text:p/>
            </draw:line>
            <draw:line draw:style-name="gr3" draw:text-style-name="P1" draw:layer="layout" svg:x1="4.118cm" svg:y1="11.115cm" svg:x2="4.245cm" svg:y2="11.115cm">
              <text:p/>
            </draw:line>
            <draw:line draw:style-name="gr3" draw:text-style-name="P1" draw:layer="layout" svg:x1="4.118cm" svg:y1="10.988cm" svg:x2="4.245cm" svg:y2="10.988cm">
              <text:p/>
            </draw:line>
            <draw:line draw:style-name="gr3" draw:text-style-name="P1" draw:layer="layout" svg:x1="4.118cm" svg:y1="10.865cm" svg:x2="4.245cm" svg:y2="10.865cm">
              <text:p/>
            </draw:line>
            <draw:line draw:style-name="gr3" draw:text-style-name="P1" draw:layer="layout" svg:x1="4.118cm" svg:y1="10.738cm" svg:x2="4.245cm" svg:y2="10.738cm">
              <text:p/>
            </draw:line>
            <draw:line draw:style-name="gr3" draw:text-style-name="P1" draw:layer="layout" svg:x1="4.118cm" svg:y1="10.607cm" svg:x2="4.245cm" svg:y2="10.607cm">
              <text:p/>
            </draw:line>
          </draw:g>
          <draw:g>
            <draw:line draw:style-name="gr3" draw:text-style-name="P1" draw:layer="layout" svg:x1="2.721cm" svg:y1="11.623cm" svg:x2="2.848cm" svg:y2="11.623cm">
              <text:p/>
            </draw:line>
            <draw:line draw:style-name="gr3" draw:text-style-name="P1" draw:layer="layout" svg:x1="2.721cm" svg:y1="11.496cm" svg:x2="2.848cm" svg:y2="11.496cm">
              <text:p/>
            </draw:line>
            <draw:line draw:style-name="gr3" draw:text-style-name="P1" draw:layer="layout" svg:x1="2.721cm" svg:y1="11.373cm" svg:x2="2.848cm" svg:y2="11.373cm">
              <text:p/>
            </draw:line>
            <draw:line draw:style-name="gr3" draw:text-style-name="P1" draw:layer="layout" svg:x1="2.721cm" svg:y1="11.246cm" svg:x2="2.848cm" svg:y2="11.246cm">
              <text:p/>
            </draw:line>
            <draw:line draw:style-name="gr3" draw:text-style-name="P1" draw:layer="layout" svg:x1="2.721cm" svg:y1="11.115cm" svg:x2="2.848cm" svg:y2="11.115cm">
              <text:p/>
            </draw:line>
            <draw:line draw:style-name="gr3" draw:text-style-name="P1" draw:layer="layout" svg:x1="2.721cm" svg:y1="10.988cm" svg:x2="2.848cm" svg:y2="10.988cm">
              <text:p/>
            </draw:line>
            <draw:line draw:style-name="gr3" draw:text-style-name="P1" draw:layer="layout" svg:x1="2.721cm" svg:y1="10.865cm" svg:x2="2.848cm" svg:y2="10.865cm">
              <text:p/>
            </draw:line>
            <draw:line draw:style-name="gr3" draw:text-style-name="P1" draw:layer="layout" svg:x1="2.721cm" svg:y1="10.738cm" svg:x2="2.848cm" svg:y2="10.738cm">
              <text:p/>
            </draw:line>
            <draw:line draw:style-name="gr3" draw:text-style-name="P1" draw:layer="layout" svg:x1="2.721cm" svg:y1="10.607cm" svg:x2="2.848cm" svg:y2="10.607cm">
              <text:p/>
            </draw:line>
          </draw:g>
        </draw:g>
        <draw:g>
          <draw:custom-shape draw:style-name="gr1" draw:text-style-name="P1" draw:layer="layout" svg:width="1.27cm" svg:height="1.27cm" svg:x="7.826cm" svg:y="10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8.144cm" svg:y="10.80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953cm" svg:y1="11.753cm" svg:x2="7.953cm" svg:y2="11.88cm">
            <text:p/>
          </draw:line>
          <draw:line draw:style-name="gr3" draw:text-style-name="P1" draw:layer="layout" svg:x1="8.08cm" svg:y1="11.753cm" svg:x2="8.08cm" svg:y2="11.88cm">
            <text:p/>
          </draw:line>
          <draw:line draw:style-name="gr3" draw:text-style-name="P1" draw:layer="layout" svg:x1="8.203cm" svg:y1="11.753cm" svg:x2="8.203cm" svg:y2="11.88cm">
            <text:p/>
          </draw:line>
          <draw:line draw:style-name="gr3" draw:text-style-name="P1" draw:layer="layout" svg:x1="8.33cm" svg:y1="11.753cm" svg:x2="8.33cm" svg:y2="11.88cm">
            <text:p/>
          </draw:line>
          <draw:line draw:style-name="gr3" draw:text-style-name="P1" draw:layer="layout" svg:x1="8.461cm" svg:y1="11.753cm" svg:x2="8.461cm" svg:y2="11.88cm">
            <text:p/>
          </draw:line>
          <draw:line draw:style-name="gr3" draw:text-style-name="P1" draw:layer="layout" svg:x1="8.588cm" svg:y1="11.753cm" svg:x2="8.588cm" svg:y2="11.88cm">
            <text:p/>
          </draw:line>
          <draw:line draw:style-name="gr3" draw:text-style-name="P1" draw:layer="layout" svg:x1="8.711cm" svg:y1="11.753cm" svg:x2="8.711cm" svg:y2="11.88cm">
            <text:p/>
          </draw:line>
          <draw:line draw:style-name="gr3" draw:text-style-name="P1" draw:layer="layout" svg:x1="8.838cm" svg:y1="11.753cm" svg:x2="8.838cm" svg:y2="11.88cm">
            <text:p/>
          </draw:line>
          <draw:line draw:style-name="gr3" draw:text-style-name="P1" draw:layer="layout" svg:x1="8.969cm" svg:y1="11.753cm" svg:x2="8.969cm" svg:y2="11.88cm">
            <text:p/>
          </draw:line>
          <draw:line draw:style-name="gr3" draw:text-style-name="P1" draw:layer="layout" svg:x1="7.953cm" svg:y1="10.353cm" svg:x2="7.953cm" svg:y2="10.48cm">
            <text:p/>
          </draw:line>
          <draw:line draw:style-name="gr3" draw:text-style-name="P1" draw:layer="layout" svg:x1="8.08cm" svg:y1="10.353cm" svg:x2="8.08cm" svg:y2="10.48cm">
            <text:p/>
          </draw:line>
          <draw:line draw:style-name="gr3" draw:text-style-name="P1" draw:layer="layout" svg:x1="8.203cm" svg:y1="10.353cm" svg:x2="8.203cm" svg:y2="10.48cm">
            <text:p/>
          </draw:line>
          <draw:line draw:style-name="gr3" draw:text-style-name="P1" draw:layer="layout" svg:x1="8.33cm" svg:y1="10.353cm" svg:x2="8.33cm" svg:y2="10.48cm">
            <text:p/>
          </draw:line>
          <draw:line draw:style-name="gr3" draw:text-style-name="P1" draw:layer="layout" svg:x1="8.461cm" svg:y1="10.353cm" svg:x2="8.461cm" svg:y2="10.48cm">
            <text:p/>
          </draw:line>
          <draw:line draw:style-name="gr3" draw:text-style-name="P1" draw:layer="layout" svg:x1="8.588cm" svg:y1="10.353cm" svg:x2="8.588cm" svg:y2="10.48cm">
            <text:p/>
          </draw:line>
          <draw:line draw:style-name="gr3" draw:text-style-name="P1" draw:layer="layout" svg:x1="8.711cm" svg:y1="10.353cm" svg:x2="8.711cm" svg:y2="10.48cm">
            <text:p/>
          </draw:line>
          <draw:line draw:style-name="gr3" draw:text-style-name="P1" draw:layer="layout" svg:x1="8.838cm" svg:y1="10.353cm" svg:x2="8.838cm" svg:y2="10.48cm">
            <text:p/>
          </draw:line>
          <draw:line draw:style-name="gr3" draw:text-style-name="P1" draw:layer="layout" svg:x1="8.969cm" svg:y1="10.353cm" svg:x2="8.969cm" svg:y2="10.48cm">
            <text:p/>
          </draw:line>
          <draw:g>
            <draw:line draw:style-name="gr3" draw:text-style-name="P1" draw:layer="layout" svg:x1="9.096cm" svg:y1="11.626cm" svg:x2="9.223cm" svg:y2="11.626cm">
              <text:p/>
            </draw:line>
            <draw:line draw:style-name="gr3" draw:text-style-name="P1" draw:layer="layout" svg:x1="9.096cm" svg:y1="11.499cm" svg:x2="9.223cm" svg:y2="11.499cm">
              <text:p/>
            </draw:line>
            <draw:line draw:style-name="gr3" draw:text-style-name="P1" draw:layer="layout" svg:x1="9.096cm" svg:y1="11.376cm" svg:x2="9.223cm" svg:y2="11.376cm">
              <text:p/>
            </draw:line>
            <draw:line draw:style-name="gr3" draw:text-style-name="P1" draw:layer="layout" svg:x1="9.096cm" svg:y1="11.249cm" svg:x2="9.223cm" svg:y2="11.249cm">
              <text:p/>
            </draw:line>
            <draw:line draw:style-name="gr3" draw:text-style-name="P1" draw:layer="layout" svg:x1="9.096cm" svg:y1="11.118cm" svg:x2="9.223cm" svg:y2="11.118cm">
              <text:p/>
            </draw:line>
            <draw:line draw:style-name="gr3" draw:text-style-name="P1" draw:layer="layout" svg:x1="9.096cm" svg:y1="10.991cm" svg:x2="9.223cm" svg:y2="10.991cm">
              <text:p/>
            </draw:line>
            <draw:line draw:style-name="gr3" draw:text-style-name="P1" draw:layer="layout" svg:x1="9.096cm" svg:y1="10.868cm" svg:x2="9.223cm" svg:y2="10.868cm">
              <text:p/>
            </draw:line>
            <draw:line draw:style-name="gr3" draw:text-style-name="P1" draw:layer="layout" svg:x1="9.096cm" svg:y1="10.741cm" svg:x2="9.223cm" svg:y2="10.741cm">
              <text:p/>
            </draw:line>
            <draw:line draw:style-name="gr3" draw:text-style-name="P1" draw:layer="layout" svg:x1="9.096cm" svg:y1="10.61cm" svg:x2="9.223cm" svg:y2="10.61cm">
              <text:p/>
            </draw:line>
          </draw:g>
          <draw:g>
            <draw:line draw:style-name="gr3" draw:text-style-name="P1" draw:layer="layout" svg:x1="7.699cm" svg:y1="11.626cm" svg:x2="7.826cm" svg:y2="11.626cm">
              <text:p/>
            </draw:line>
            <draw:line draw:style-name="gr3" draw:text-style-name="P1" draw:layer="layout" svg:x1="7.699cm" svg:y1="11.499cm" svg:x2="7.826cm" svg:y2="11.499cm">
              <text:p/>
            </draw:line>
            <draw:line draw:style-name="gr3" draw:text-style-name="P1" draw:layer="layout" svg:x1="7.699cm" svg:y1="11.376cm" svg:x2="7.826cm" svg:y2="11.376cm">
              <text:p/>
            </draw:line>
            <draw:line draw:style-name="gr3" draw:text-style-name="P1" draw:layer="layout" svg:x1="7.699cm" svg:y1="11.249cm" svg:x2="7.826cm" svg:y2="11.249cm">
              <text:p/>
            </draw:line>
            <draw:line draw:style-name="gr3" draw:text-style-name="P1" draw:layer="layout" svg:x1="7.699cm" svg:y1="11.118cm" svg:x2="7.826cm" svg:y2="11.118cm">
              <text:p/>
            </draw:line>
            <draw:line draw:style-name="gr3" draw:text-style-name="P1" draw:layer="layout" svg:x1="7.699cm" svg:y1="10.991cm" svg:x2="7.826cm" svg:y2="10.991cm">
              <text:p/>
            </draw:line>
            <draw:line draw:style-name="gr3" draw:text-style-name="P1" draw:layer="layout" svg:x1="7.699cm" svg:y1="10.868cm" svg:x2="7.826cm" svg:y2="10.868cm">
              <text:p/>
            </draw:line>
            <draw:line draw:style-name="gr3" draw:text-style-name="P1" draw:layer="layout" svg:x1="7.699cm" svg:y1="10.741cm" svg:x2="7.826cm" svg:y2="10.741cm">
              <text:p/>
            </draw:line>
            <draw:line draw:style-name="gr3" draw:text-style-name="P1" draw:layer="layout" svg:x1="7.699cm" svg:y1="10.61cm" svg:x2="7.826cm" svg:y2="10.61cm">
              <text:p/>
            </draw:line>
          </draw:g>
        </draw:g>
        <draw:g>
          <draw:custom-shape draw:style-name="gr1" draw:text-style-name="P1" draw:layer="layout" svg:width="1.27cm" svg:height="1.27cm" svg:x="12.682cm" svg:y="10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13cm" svg:y="10.80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809cm" svg:y1="11.753cm" svg:x2="12.809cm" svg:y2="11.88cm">
            <text:p/>
          </draw:line>
          <draw:line draw:style-name="gr3" draw:text-style-name="P1" draw:layer="layout" svg:x1="12.936cm" svg:y1="11.753cm" svg:x2="12.936cm" svg:y2="11.88cm">
            <text:p/>
          </draw:line>
          <draw:line draw:style-name="gr3" draw:text-style-name="P1" draw:layer="layout" svg:x1="13.059cm" svg:y1="11.753cm" svg:x2="13.059cm" svg:y2="11.88cm">
            <text:p/>
          </draw:line>
          <draw:line draw:style-name="gr3" draw:text-style-name="P1" draw:layer="layout" svg:x1="13.186cm" svg:y1="11.753cm" svg:x2="13.186cm" svg:y2="11.88cm">
            <text:p/>
          </draw:line>
          <draw:line draw:style-name="gr3" draw:text-style-name="P1" draw:layer="layout" svg:x1="13.317cm" svg:y1="11.753cm" svg:x2="13.317cm" svg:y2="11.88cm">
            <text:p/>
          </draw:line>
          <draw:line draw:style-name="gr3" draw:text-style-name="P1" draw:layer="layout" svg:x1="13.444cm" svg:y1="11.753cm" svg:x2="13.444cm" svg:y2="11.88cm">
            <text:p/>
          </draw:line>
          <draw:line draw:style-name="gr3" draw:text-style-name="P1" draw:layer="layout" svg:x1="13.567cm" svg:y1="11.753cm" svg:x2="13.567cm" svg:y2="11.88cm">
            <text:p/>
          </draw:line>
          <draw:line draw:style-name="gr3" draw:text-style-name="P1" draw:layer="layout" svg:x1="13.694cm" svg:y1="11.753cm" svg:x2="13.694cm" svg:y2="11.88cm">
            <text:p/>
          </draw:line>
          <draw:line draw:style-name="gr3" draw:text-style-name="P1" draw:layer="layout" svg:x1="13.825cm" svg:y1="11.753cm" svg:x2="13.825cm" svg:y2="11.88cm">
            <text:p/>
          </draw:line>
          <draw:line draw:style-name="gr3" draw:text-style-name="P1" draw:layer="layout" svg:x1="12.809cm" svg:y1="10.353cm" svg:x2="12.809cm" svg:y2="10.48cm">
            <text:p/>
          </draw:line>
          <draw:line draw:style-name="gr3" draw:text-style-name="P1" draw:layer="layout" svg:x1="12.936cm" svg:y1="10.353cm" svg:x2="12.936cm" svg:y2="10.48cm">
            <text:p/>
          </draw:line>
          <draw:line draw:style-name="gr3" draw:text-style-name="P1" draw:layer="layout" svg:x1="13.059cm" svg:y1="10.353cm" svg:x2="13.059cm" svg:y2="10.48cm">
            <text:p/>
          </draw:line>
          <draw:line draw:style-name="gr3" draw:text-style-name="P1" draw:layer="layout" svg:x1="13.186cm" svg:y1="10.353cm" svg:x2="13.186cm" svg:y2="10.48cm">
            <text:p/>
          </draw:line>
          <draw:line draw:style-name="gr3" draw:text-style-name="P1" draw:layer="layout" svg:x1="13.317cm" svg:y1="10.353cm" svg:x2="13.317cm" svg:y2="10.48cm">
            <text:p/>
          </draw:line>
          <draw:line draw:style-name="gr3" draw:text-style-name="P1" draw:layer="layout" svg:x1="13.444cm" svg:y1="10.353cm" svg:x2="13.444cm" svg:y2="10.48cm">
            <text:p/>
          </draw:line>
          <draw:line draw:style-name="gr3" draw:text-style-name="P1" draw:layer="layout" svg:x1="13.567cm" svg:y1="10.353cm" svg:x2="13.567cm" svg:y2="10.48cm">
            <text:p/>
          </draw:line>
          <draw:line draw:style-name="gr3" draw:text-style-name="P1" draw:layer="layout" svg:x1="13.694cm" svg:y1="10.353cm" svg:x2="13.694cm" svg:y2="10.48cm">
            <text:p/>
          </draw:line>
          <draw:line draw:style-name="gr3" draw:text-style-name="P1" draw:layer="layout" svg:x1="13.825cm" svg:y1="10.353cm" svg:x2="13.825cm" svg:y2="10.48cm">
            <text:p/>
          </draw:line>
          <draw:g>
            <draw:line draw:style-name="gr3" draw:text-style-name="P1" draw:layer="layout" svg:x1="13.952cm" svg:y1="11.626cm" svg:x2="14.079cm" svg:y2="11.626cm">
              <text:p/>
            </draw:line>
            <draw:line draw:style-name="gr3" draw:text-style-name="P1" draw:layer="layout" svg:x1="13.952cm" svg:y1="11.499cm" svg:x2="14.079cm" svg:y2="11.499cm">
              <text:p/>
            </draw:line>
            <draw:line draw:style-name="gr3" draw:text-style-name="P1" draw:layer="layout" svg:x1="13.952cm" svg:y1="11.376cm" svg:x2="14.079cm" svg:y2="11.376cm">
              <text:p/>
            </draw:line>
            <draw:line draw:style-name="gr3" draw:text-style-name="P1" draw:layer="layout" svg:x1="13.952cm" svg:y1="11.249cm" svg:x2="14.079cm" svg:y2="11.249cm">
              <text:p/>
            </draw:line>
            <draw:line draw:style-name="gr3" draw:text-style-name="P1" draw:layer="layout" svg:x1="13.952cm" svg:y1="11.118cm" svg:x2="14.079cm" svg:y2="11.118cm">
              <text:p/>
            </draw:line>
            <draw:line draw:style-name="gr3" draw:text-style-name="P1" draw:layer="layout" svg:x1="13.952cm" svg:y1="10.991cm" svg:x2="14.079cm" svg:y2="10.991cm">
              <text:p/>
            </draw:line>
            <draw:line draw:style-name="gr3" draw:text-style-name="P1" draw:layer="layout" svg:x1="13.952cm" svg:y1="10.868cm" svg:x2="14.079cm" svg:y2="10.868cm">
              <text:p/>
            </draw:line>
            <draw:line draw:style-name="gr3" draw:text-style-name="P1" draw:layer="layout" svg:x1="13.952cm" svg:y1="10.741cm" svg:x2="14.079cm" svg:y2="10.741cm">
              <text:p/>
            </draw:line>
            <draw:line draw:style-name="gr3" draw:text-style-name="P1" draw:layer="layout" svg:x1="13.952cm" svg:y1="10.61cm" svg:x2="14.079cm" svg:y2="10.61cm">
              <text:p/>
            </draw:line>
          </draw:g>
          <draw:g>
            <draw:line draw:style-name="gr3" draw:text-style-name="P1" draw:layer="layout" svg:x1="12.555cm" svg:y1="11.626cm" svg:x2="12.682cm" svg:y2="11.626cm">
              <text:p/>
            </draw:line>
            <draw:line draw:style-name="gr3" draw:text-style-name="P1" draw:layer="layout" svg:x1="12.555cm" svg:y1="11.499cm" svg:x2="12.682cm" svg:y2="11.499cm">
              <text:p/>
            </draw:line>
            <draw:line draw:style-name="gr3" draw:text-style-name="P1" draw:layer="layout" svg:x1="12.555cm" svg:y1="11.376cm" svg:x2="12.682cm" svg:y2="11.376cm">
              <text:p/>
            </draw:line>
            <draw:line draw:style-name="gr3" draw:text-style-name="P1" draw:layer="layout" svg:x1="12.555cm" svg:y1="11.249cm" svg:x2="12.682cm" svg:y2="11.249cm">
              <text:p/>
            </draw:line>
            <draw:line draw:style-name="gr3" draw:text-style-name="P1" draw:layer="layout" svg:x1="12.555cm" svg:y1="11.118cm" svg:x2="12.682cm" svg:y2="11.118cm">
              <text:p/>
            </draw:line>
            <draw:line draw:style-name="gr3" draw:text-style-name="P1" draw:layer="layout" svg:x1="12.555cm" svg:y1="10.991cm" svg:x2="12.682cm" svg:y2="10.991cm">
              <text:p/>
            </draw:line>
            <draw:line draw:style-name="gr3" draw:text-style-name="P1" draw:layer="layout" svg:x1="12.555cm" svg:y1="10.868cm" svg:x2="12.682cm" svg:y2="10.868cm">
              <text:p/>
            </draw:line>
            <draw:line draw:style-name="gr3" draw:text-style-name="P1" draw:layer="layout" svg:x1="12.555cm" svg:y1="10.741cm" svg:x2="12.682cm" svg:y2="10.741cm">
              <text:p/>
            </draw:line>
            <draw:line draw:style-name="gr3" draw:text-style-name="P1" draw:layer="layout" svg:x1="12.555cm" svg:y1="10.61cm" svg:x2="12.682cm" svg:y2="10.61cm">
              <text:p/>
            </draw:line>
          </draw:g>
        </draw:g>
        <draw:g>
          <draw:custom-shape draw:style-name="gr4" draw:text-style-name="P1" draw:layer="layout" svg:width="2.159cm" svg:height="1.778cm" svg:x="7.364cm" svg:y="13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65cm" svg:height="1.27cm" svg:x="7.688cm" svg:y="1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7.815cm" svg:y1="14.892cm" svg:x2="7.815cm" svg:y2="15.019cm">
            <text:p/>
          </draw:line>
          <draw:line draw:style-name="gr3" draw:text-style-name="P1" draw:layer="layout" svg:x1="7.942cm" svg:y1="14.892cm" svg:x2="7.942cm" svg:y2="15.019cm">
            <text:p/>
          </draw:line>
          <draw:line draw:style-name="gr3" draw:text-style-name="P1" draw:layer="layout" svg:x1="8.065cm" svg:y1="14.892cm" svg:x2="8.065cm" svg:y2="15.019cm">
            <text:p/>
          </draw:line>
          <draw:line draw:style-name="gr3" draw:text-style-name="P1" draw:layer="layout" svg:x1="8.192cm" svg:y1="14.892cm" svg:x2="8.192cm" svg:y2="15.019cm">
            <text:p/>
          </draw:line>
          <draw:line draw:style-name="gr3" draw:text-style-name="P1" draw:layer="layout" svg:x1="7.815cm" svg:y1="13.492cm" svg:x2="7.815cm" svg:y2="13.619cm">
            <text:p/>
          </draw:line>
          <draw:line draw:style-name="gr3" draw:text-style-name="P1" draw:layer="layout" svg:x1="7.942cm" svg:y1="13.492cm" svg:x2="7.942cm" svg:y2="13.619cm">
            <text:p/>
          </draw:line>
          <draw:line draw:style-name="gr3" draw:text-style-name="P1" draw:layer="layout" svg:x1="8.065cm" svg:y1="13.492cm" svg:x2="8.065cm" svg:y2="13.619cm">
            <text:p/>
          </draw:line>
          <draw:line draw:style-name="gr3" draw:text-style-name="P1" draw:layer="layout" svg:x1="8.192cm" svg:y1="13.492cm" svg:x2="8.192cm" svg:y2="13.619cm">
            <text:p/>
          </draw:line>
          <draw:g>
            <draw:line draw:style-name="gr3" draw:text-style-name="P1" draw:layer="layout" svg:x1="7.561cm" svg:y1="14.765cm" svg:x2="7.688cm" svg:y2="14.765cm">
              <text:p/>
            </draw:line>
            <draw:line draw:style-name="gr3" draw:text-style-name="P1" draw:layer="layout" svg:x1="7.561cm" svg:y1="14.638cm" svg:x2="7.688cm" svg:y2="14.638cm">
              <text:p/>
            </draw:line>
            <draw:line draw:style-name="gr3" draw:text-style-name="P1" draw:layer="layout" svg:x1="7.561cm" svg:y1="14.515cm" svg:x2="7.688cm" svg:y2="14.515cm">
              <text:p/>
            </draw:line>
            <draw:line draw:style-name="gr3" draw:text-style-name="P1" draw:layer="layout" svg:x1="7.561cm" svg:y1="14.388cm" svg:x2="7.688cm" svg:y2="14.388cm">
              <text:p/>
            </draw:line>
            <draw:line draw:style-name="gr3" draw:text-style-name="P1" draw:layer="layout" svg:x1="7.561cm" svg:y1="14.257cm" svg:x2="7.688cm" svg:y2="14.257cm">
              <text:p/>
            </draw:line>
            <draw:line draw:style-name="gr3" draw:text-style-name="P1" draw:layer="layout" svg:x1="7.561cm" svg:y1="14.13cm" svg:x2="7.688cm" svg:y2="14.13cm">
              <text:p/>
            </draw:line>
            <draw:line draw:style-name="gr3" draw:text-style-name="P1" draw:layer="layout" svg:x1="7.561cm" svg:y1="14.007cm" svg:x2="7.688cm" svg:y2="14.007cm">
              <text:p/>
            </draw:line>
            <draw:line draw:style-name="gr3" draw:text-style-name="P1" draw:layer="layout" svg:x1="7.561cm" svg:y1="13.88cm" svg:x2="7.688cm" svg:y2="13.88cm">
              <text:p/>
            </draw:line>
            <draw:line draw:style-name="gr3" draw:text-style-name="P1" draw:layer="layout" svg:x1="7.561cm" svg:y1="13.749cm" svg:x2="7.688cm" svg:y2="13.749cm">
              <text:p/>
            </draw:line>
          </draw:g>
          <draw:g>
            <draw:line draw:style-name="gr3" draw:text-style-name="P1" draw:layer="layout" svg:x1="9.193cm" svg:y1="14.762cm" svg:x2="9.32cm" svg:y2="14.762cm">
              <text:p/>
            </draw:line>
            <draw:line draw:style-name="gr3" draw:text-style-name="P1" draw:layer="layout" svg:x1="9.193cm" svg:y1="14.635cm" svg:x2="9.32cm" svg:y2="14.635cm">
              <text:p/>
            </draw:line>
            <draw:line draw:style-name="gr3" draw:text-style-name="P1" draw:layer="layout" svg:x1="9.193cm" svg:y1="14.512cm" svg:x2="9.32cm" svg:y2="14.512cm">
              <text:p/>
            </draw:line>
            <draw:line draw:style-name="gr3" draw:text-style-name="P1" draw:layer="layout" svg:x1="9.193cm" svg:y1="14.385cm" svg:x2="9.32cm" svg:y2="14.385cm">
              <text:p/>
            </draw:line>
            <draw:line draw:style-name="gr3" draw:text-style-name="P1" draw:layer="layout" svg:x1="9.193cm" svg:y1="14.254cm" svg:x2="9.32cm" svg:y2="14.254cm">
              <text:p/>
            </draw:line>
            <draw:line draw:style-name="gr3" draw:text-style-name="P1" draw:layer="layout" svg:x1="9.193cm" svg:y1="14.127cm" svg:x2="9.32cm" svg:y2="14.127cm">
              <text:p/>
            </draw:line>
            <draw:line draw:style-name="gr3" draw:text-style-name="P1" draw:layer="layout" svg:x1="9.193cm" svg:y1="14.004cm" svg:x2="9.32cm" svg:y2="14.004cm">
              <text:p/>
            </draw:line>
            <draw:line draw:style-name="gr3" draw:text-style-name="P1" draw:layer="layout" svg:x1="9.193cm" svg:y1="13.877cm" svg:x2="9.32cm" svg:y2="13.877cm">
              <text:p/>
            </draw:line>
            <draw:line draw:style-name="gr3" draw:text-style-name="P1" draw:layer="layout" svg:x1="9.193cm" svg:y1="13.746cm" svg:x2="9.32cm" svg:y2="13.746cm">
              <text:p/>
            </draw:line>
          </draw:g>
          <draw:custom-shape draw:style-name="gr1" draw:text-style-name="P1" draw:layer="layout" svg:width="0.565cm" svg:height="1.27cm" svg:x="8.634cm" svg:y="13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8.761cm" svg:y1="14.889cm" svg:x2="8.761cm" svg:y2="15.016cm">
            <text:p/>
          </draw:line>
          <draw:line draw:style-name="gr3" draw:text-style-name="P1" draw:layer="layout" svg:x1="8.888cm" svg:y1="14.889cm" svg:x2="8.888cm" svg:y2="15.016cm">
            <text:p/>
          </draw:line>
          <draw:line draw:style-name="gr3" draw:text-style-name="P1" draw:layer="layout" svg:x1="9.011cm" svg:y1="14.889cm" svg:x2="9.011cm" svg:y2="15.016cm">
            <text:p/>
          </draw:line>
          <draw:line draw:style-name="gr3" draw:text-style-name="P1" draw:layer="layout" svg:x1="9.138cm" svg:y1="14.889cm" svg:x2="9.138cm" svg:y2="15.016cm">
            <text:p/>
          </draw:line>
          <draw:line draw:style-name="gr3" draw:text-style-name="P1" draw:layer="layout" svg:x1="8.761cm" svg:y1="13.489cm" svg:x2="8.761cm" svg:y2="13.616cm">
            <text:p/>
          </draw:line>
          <draw:line draw:style-name="gr3" draw:text-style-name="P1" draw:layer="layout" svg:x1="8.888cm" svg:y1="13.489cm" svg:x2="8.888cm" svg:y2="13.616cm">
            <text:p/>
          </draw:line>
          <draw:line draw:style-name="gr3" draw:text-style-name="P1" draw:layer="layout" svg:x1="9.011cm" svg:y1="13.489cm" svg:x2="9.011cm" svg:y2="13.616cm">
            <text:p/>
          </draw:line>
          <draw:line draw:style-name="gr3" draw:text-style-name="P1" draw:layer="layout" svg:x1="9.138cm" svg:y1="13.489cm" svg:x2="9.138cm" svg:y2="13.616cm">
            <text:p/>
          </draw:line>
          <draw:g>
            <draw:line draw:style-name="gr3" draw:text-style-name="P1" draw:layer="layout" svg:x1="8.507cm" svg:y1="14.762cm" svg:x2="8.634cm" svg:y2="14.762cm">
              <text:p/>
            </draw:line>
            <draw:line draw:style-name="gr3" draw:text-style-name="P1" draw:layer="layout" svg:x1="8.507cm" svg:y1="14.635cm" svg:x2="8.634cm" svg:y2="14.635cm">
              <text:p/>
            </draw:line>
            <draw:line draw:style-name="gr3" draw:text-style-name="P1" draw:layer="layout" svg:x1="8.507cm" svg:y1="14.512cm" svg:x2="8.634cm" svg:y2="14.512cm">
              <text:p/>
            </draw:line>
            <draw:line draw:style-name="gr3" draw:text-style-name="P1" draw:layer="layout" svg:x1="8.507cm" svg:y1="14.385cm" svg:x2="8.634cm" svg:y2="14.385cm">
              <text:p/>
            </draw:line>
            <draw:line draw:style-name="gr3" draw:text-style-name="P1" draw:layer="layout" svg:x1="8.507cm" svg:y1="14.254cm" svg:x2="8.634cm" svg:y2="14.254cm">
              <text:p/>
            </draw:line>
            <draw:line draw:style-name="gr3" draw:text-style-name="P1" draw:layer="layout" svg:x1="8.507cm" svg:y1="14.127cm" svg:x2="8.634cm" svg:y2="14.127cm">
              <text:p/>
            </draw:line>
            <draw:line draw:style-name="gr3" draw:text-style-name="P1" draw:layer="layout" svg:x1="8.507cm" svg:y1="14.004cm" svg:x2="8.634cm" svg:y2="14.004cm">
              <text:p/>
            </draw:line>
            <draw:line draw:style-name="gr3" draw:text-style-name="P1" draw:layer="layout" svg:x1="8.507cm" svg:y1="13.877cm" svg:x2="8.634cm" svg:y2="13.877cm">
              <text:p/>
            </draw:line>
            <draw:line draw:style-name="gr3" draw:text-style-name="P1" draw:layer="layout" svg:x1="8.507cm" svg:y1="13.746cm" svg:x2="8.634cm" svg:y2="13.746cm">
              <text:p/>
            </draw:line>
          </draw:g>
          <draw:custom-shape draw:style-name="gr4" draw:text-style-name="P1" draw:layer="layout" svg:width="1.905cm" svg:height="0.381cm" svg:x="7.491cm" svg:y="15.143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1" draw:layer="layout" svg:x1="8.253cm" svg:y1="14.762cm" svg:x2="8.38cm" svg:y2="14.762cm">
              <text:p/>
            </draw:line>
            <draw:line draw:style-name="gr3" draw:text-style-name="P1" draw:layer="layout" svg:x1="8.253cm" svg:y1="14.635cm" svg:x2="8.38cm" svg:y2="14.635cm">
              <text:p/>
            </draw:line>
            <draw:line draw:style-name="gr3" draw:text-style-name="P1" draw:layer="layout" svg:x1="8.253cm" svg:y1="14.512cm" svg:x2="8.38cm" svg:y2="14.512cm">
              <text:p/>
            </draw:line>
            <draw:line draw:style-name="gr3" draw:text-style-name="P1" draw:layer="layout" svg:x1="8.253cm" svg:y1="14.385cm" svg:x2="8.38cm" svg:y2="14.385cm">
              <text:p/>
            </draw:line>
            <draw:line draw:style-name="gr3" draw:text-style-name="P1" draw:layer="layout" svg:x1="8.253cm" svg:y1="14.254cm" svg:x2="8.38cm" svg:y2="14.254cm">
              <text:p/>
            </draw:line>
            <draw:line draw:style-name="gr3" draw:text-style-name="P1" draw:layer="layout" svg:x1="8.253cm" svg:y1="14.127cm" svg:x2="8.38cm" svg:y2="14.127cm">
              <text:p/>
            </draw:line>
            <draw:line draw:style-name="gr3" draw:text-style-name="P1" draw:layer="layout" svg:x1="8.253cm" svg:y1="14.004cm" svg:x2="8.38cm" svg:y2="14.004cm">
              <text:p/>
            </draw:line>
            <draw:line draw:style-name="gr3" draw:text-style-name="P1" draw:layer="layout" svg:x1="8.253cm" svg:y1="13.877cm" svg:x2="8.38cm" svg:y2="13.877cm">
              <text:p/>
            </draw:line>
            <draw:line draw:style-name="gr3" draw:text-style-name="P1" draw:layer="layout" svg:x1="8.253cm" svg:y1="13.746cm" svg:x2="8.38cm" svg:y2="13.746cm">
              <text:p/>
            </draw:line>
          </draw:g>
          <draw:line draw:style-name="gr5" draw:text-style-name="P1" draw:layer="layout" svg:x1="7.618cm" svg:y1="15.524cm" svg:x2="7.618cm" svg:y2="15.143cm">
            <text:p/>
          </draw:line>
          <draw:line draw:style-name="gr5" draw:text-style-name="P1" draw:layer="layout" svg:x1="7.872cm" svg:y1="15.524cm" svg:x2="7.872cm" svg:y2="15.143cm">
            <text:p/>
          </draw:line>
          <draw:line draw:style-name="gr5" draw:text-style-name="P1" draw:layer="layout" svg:x1="8.126cm" svg:y1="15.524cm" svg:x2="8.126cm" svg:y2="15.143cm">
            <text:p/>
          </draw:line>
          <draw:line draw:style-name="gr5" draw:text-style-name="P1" draw:layer="layout" svg:x1="8.38cm" svg:y1="15.524cm" svg:x2="8.38cm" svg:y2="15.143cm">
            <text:p/>
          </draw:line>
          <draw:line draw:style-name="gr5" draw:text-style-name="P1" draw:layer="layout" svg:x1="8.634cm" svg:y1="15.524cm" svg:x2="8.634cm" svg:y2="15.143cm">
            <text:p/>
          </draw:line>
          <draw:line draw:style-name="gr5" draw:text-style-name="P1" draw:layer="layout" svg:x1="8.888cm" svg:y1="15.524cm" svg:x2="8.888cm" svg:y2="15.143cm">
            <text:p/>
          </draw:line>
          <draw:line draw:style-name="gr5" draw:text-style-name="P1" draw:layer="layout" svg:x1="9.142cm" svg:y1="15.524cm" svg:x2="9.142cm" svg:y2="15.143cm">
            <text:p/>
          </draw:line>
          <draw:line draw:style-name="gr6" draw:text-style-name="P1" draw:layer="layout" svg:x1="7.745cm" svg:y1="15.524cm" svg:x2="7.745cm" svg:y2="15.143cm">
            <text:p/>
          </draw:line>
          <draw:line draw:style-name="gr6" draw:text-style-name="P1" draw:layer="layout" svg:x1="7.999cm" svg:y1="15.524cm" svg:x2="7.999cm" svg:y2="15.143cm">
            <text:p/>
          </draw:line>
          <draw:line draw:style-name="gr6" draw:text-style-name="P1" draw:layer="layout" svg:x1="8.253cm" svg:y1="15.524cm" svg:x2="8.253cm" svg:y2="15.143cm">
            <text:p/>
          </draw:line>
          <draw:line draw:style-name="gr6" draw:text-style-name="P1" draw:layer="layout" svg:x1="8.507cm" svg:y1="15.524cm" svg:x2="8.507cm" svg:y2="15.143cm">
            <text:p/>
          </draw:line>
          <draw:line draw:style-name="gr6" draw:text-style-name="P1" draw:layer="layout" svg:x1="8.761cm" svg:y1="15.524cm" svg:x2="8.761cm" svg:y2="15.143cm">
            <text:p/>
          </draw:line>
          <draw:line draw:style-name="gr6" draw:text-style-name="P1" draw:layer="layout" svg:x1="9.015cm" svg:y1="15.524cm" svg:x2="9.015cm" svg:y2="15.143cm">
            <text:p/>
          </draw:line>
          <draw:line draw:style-name="gr6" draw:text-style-name="P1" draw:layer="layout" svg:x1="9.269cm" svg:y1="15.524cm" svg:x2="9.269cm" svg:y2="15.143cm">
            <text:p/>
          </draw:line>
        </draw:g>
        <draw:frame draw:style-name="gr7" draw:layer="layout" svg:width="7.741cm" svg:height="0.89cm" svg:x="1cm" svg:y="8.42cm">
          <draw:text-box>
            <text:p><text:span text:style-name="T1">Distributed-Memory Model</text:span></text:p>
          </draw:text-box>
        </draw:frame>
        <draw:custom-shape draw:style-name="gr8" draw:text-style-name="P2" draw:layer="layout" svg:width="2.921cm" svg:height="0.508cm" svg:x="2.143cm" svg:y="12.349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9" draw:text-style-name="P1" draw:layer="layout" svg:width="0.254cm" svg:height="0.254cm" svg:x="4.15cm" svg:y="11.7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54cm" svg:height="0.254cm" svg:x="9.128cm" svg:y="11.76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54cm" svg:height="0.254cm" svg:x="13.984cm" svg:y="11.765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3.54cm" svg:y1="11.841cm" svg:x2="3.54cm" svg:y2="12.476cm">
          <text:p/>
        </draw:line>
        <draw:line draw:style-name="gr14" draw:text-style-name="P1" draw:layer="layout" svg:x1="8.493cm" svg:y1="11.841cm" svg:x2="8.493cm" svg:y2="12.476cm">
          <text:p/>
        </draw:line>
        <draw:line draw:style-name="gr15" draw:text-style-name="P1" draw:layer="layout" svg:x1="13.34cm" svg:y1="11.816cm" svg:x2="13.34cm" svg:y2="12.476cm">
          <text:p/>
        </draw:line>
        <draw:line draw:style-name="gr17" draw:text-style-name="P1" draw:layer="layout" svg:x1="8.507cm" svg:y1="12.73cm" svg:x2="8.507cm" svg:y2="13.365cm">
          <text:p/>
        </draw:line>
        <draw:g>
          <draw:custom-shape draw:style-name="gr4" draw:text-style-name="P1" draw:layer="layout" svg:width="2.159cm" svg:height="1.778cm" svg:x="2.524cm" svg:y="13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65cm" svg:height="1.27cm" svg:x="2.848cm" svg:y="1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2.975cm" svg:y1="14.892cm" svg:x2="2.975cm" svg:y2="15.019cm">
            <text:p/>
          </draw:line>
          <draw:line draw:style-name="gr3" draw:text-style-name="P1" draw:layer="layout" svg:x1="3.102cm" svg:y1="14.892cm" svg:x2="3.102cm" svg:y2="15.019cm">
            <text:p/>
          </draw:line>
          <draw:line draw:style-name="gr3" draw:text-style-name="P1" draw:layer="layout" svg:x1="3.225cm" svg:y1="14.892cm" svg:x2="3.225cm" svg:y2="15.019cm">
            <text:p/>
          </draw:line>
          <draw:line draw:style-name="gr3" draw:text-style-name="P1" draw:layer="layout" svg:x1="3.352cm" svg:y1="14.892cm" svg:x2="3.352cm" svg:y2="15.019cm">
            <text:p/>
          </draw:line>
          <draw:line draw:style-name="gr3" draw:text-style-name="P1" draw:layer="layout" svg:x1="2.975cm" svg:y1="13.492cm" svg:x2="2.975cm" svg:y2="13.619cm">
            <text:p/>
          </draw:line>
          <draw:line draw:style-name="gr3" draw:text-style-name="P1" draw:layer="layout" svg:x1="3.102cm" svg:y1="13.492cm" svg:x2="3.102cm" svg:y2="13.619cm">
            <text:p/>
          </draw:line>
          <draw:line draw:style-name="gr3" draw:text-style-name="P1" draw:layer="layout" svg:x1="3.225cm" svg:y1="13.492cm" svg:x2="3.225cm" svg:y2="13.619cm">
            <text:p/>
          </draw:line>
          <draw:line draw:style-name="gr3" draw:text-style-name="P1" draw:layer="layout" svg:x1="3.352cm" svg:y1="13.492cm" svg:x2="3.352cm" svg:y2="13.619cm">
            <text:p/>
          </draw:line>
          <draw:g>
            <draw:line draw:style-name="gr3" draw:text-style-name="P1" draw:layer="layout" svg:x1="2.721cm" svg:y1="14.765cm" svg:x2="2.848cm" svg:y2="14.765cm">
              <text:p/>
            </draw:line>
            <draw:line draw:style-name="gr3" draw:text-style-name="P1" draw:layer="layout" svg:x1="2.721cm" svg:y1="14.638cm" svg:x2="2.848cm" svg:y2="14.638cm">
              <text:p/>
            </draw:line>
            <draw:line draw:style-name="gr3" draw:text-style-name="P1" draw:layer="layout" svg:x1="2.721cm" svg:y1="14.515cm" svg:x2="2.848cm" svg:y2="14.515cm">
              <text:p/>
            </draw:line>
            <draw:line draw:style-name="gr3" draw:text-style-name="P1" draw:layer="layout" svg:x1="2.721cm" svg:y1="14.388cm" svg:x2="2.848cm" svg:y2="14.388cm">
              <text:p/>
            </draw:line>
            <draw:line draw:style-name="gr3" draw:text-style-name="P1" draw:layer="layout" svg:x1="2.721cm" svg:y1="14.257cm" svg:x2="2.848cm" svg:y2="14.257cm">
              <text:p/>
            </draw:line>
            <draw:line draw:style-name="gr3" draw:text-style-name="P1" draw:layer="layout" svg:x1="2.721cm" svg:y1="14.13cm" svg:x2="2.848cm" svg:y2="14.13cm">
              <text:p/>
            </draw:line>
            <draw:line draw:style-name="gr3" draw:text-style-name="P1" draw:layer="layout" svg:x1="2.721cm" svg:y1="14.007cm" svg:x2="2.848cm" svg:y2="14.007cm">
              <text:p/>
            </draw:line>
            <draw:line draw:style-name="gr3" draw:text-style-name="P1" draw:layer="layout" svg:x1="2.721cm" svg:y1="13.88cm" svg:x2="2.848cm" svg:y2="13.88cm">
              <text:p/>
            </draw:line>
            <draw:line draw:style-name="gr3" draw:text-style-name="P1" draw:layer="layout" svg:x1="2.721cm" svg:y1="13.749cm" svg:x2="2.848cm" svg:y2="13.749cm">
              <text:p/>
            </draw:line>
          </draw:g>
          <draw:g>
            <draw:line draw:style-name="gr3" draw:text-style-name="P1" draw:layer="layout" svg:x1="4.353cm" svg:y1="14.762cm" svg:x2="4.48cm" svg:y2="14.762cm">
              <text:p/>
            </draw:line>
            <draw:line draw:style-name="gr3" draw:text-style-name="P1" draw:layer="layout" svg:x1="4.353cm" svg:y1="14.635cm" svg:x2="4.48cm" svg:y2="14.635cm">
              <text:p/>
            </draw:line>
            <draw:line draw:style-name="gr3" draw:text-style-name="P1" draw:layer="layout" svg:x1="4.353cm" svg:y1="14.512cm" svg:x2="4.48cm" svg:y2="14.512cm">
              <text:p/>
            </draw:line>
            <draw:line draw:style-name="gr3" draw:text-style-name="P1" draw:layer="layout" svg:x1="4.353cm" svg:y1="14.385cm" svg:x2="4.48cm" svg:y2="14.385cm">
              <text:p/>
            </draw:line>
            <draw:line draw:style-name="gr3" draw:text-style-name="P1" draw:layer="layout" svg:x1="4.353cm" svg:y1="14.254cm" svg:x2="4.48cm" svg:y2="14.254cm">
              <text:p/>
            </draw:line>
            <draw:line draw:style-name="gr3" draw:text-style-name="P1" draw:layer="layout" svg:x1="4.353cm" svg:y1="14.127cm" svg:x2="4.48cm" svg:y2="14.127cm">
              <text:p/>
            </draw:line>
            <draw:line draw:style-name="gr3" draw:text-style-name="P1" draw:layer="layout" svg:x1="4.353cm" svg:y1="14.004cm" svg:x2="4.48cm" svg:y2="14.004cm">
              <text:p/>
            </draw:line>
            <draw:line draw:style-name="gr3" draw:text-style-name="P1" draw:layer="layout" svg:x1="4.353cm" svg:y1="13.877cm" svg:x2="4.48cm" svg:y2="13.877cm">
              <text:p/>
            </draw:line>
            <draw:line draw:style-name="gr3" draw:text-style-name="P1" draw:layer="layout" svg:x1="4.353cm" svg:y1="13.746cm" svg:x2="4.48cm" svg:y2="13.746cm">
              <text:p/>
            </draw:line>
          </draw:g>
          <draw:custom-shape draw:style-name="gr1" draw:text-style-name="P1" draw:layer="layout" svg:width="0.565cm" svg:height="1.27cm" svg:x="3.794cm" svg:y="13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3.921cm" svg:y1="14.889cm" svg:x2="3.921cm" svg:y2="15.016cm">
            <text:p/>
          </draw:line>
          <draw:line draw:style-name="gr3" draw:text-style-name="P1" draw:layer="layout" svg:x1="4.048cm" svg:y1="14.889cm" svg:x2="4.048cm" svg:y2="15.016cm">
            <text:p/>
          </draw:line>
          <draw:line draw:style-name="gr3" draw:text-style-name="P1" draw:layer="layout" svg:x1="4.171cm" svg:y1="14.889cm" svg:x2="4.171cm" svg:y2="15.016cm">
            <text:p/>
          </draw:line>
          <draw:line draw:style-name="gr3" draw:text-style-name="P1" draw:layer="layout" svg:x1="4.298cm" svg:y1="14.889cm" svg:x2="4.298cm" svg:y2="15.016cm">
            <text:p/>
          </draw:line>
          <draw:line draw:style-name="gr3" draw:text-style-name="P1" draw:layer="layout" svg:x1="3.921cm" svg:y1="13.489cm" svg:x2="3.921cm" svg:y2="13.616cm">
            <text:p/>
          </draw:line>
          <draw:line draw:style-name="gr3" draw:text-style-name="P1" draw:layer="layout" svg:x1="4.048cm" svg:y1="13.489cm" svg:x2="4.048cm" svg:y2="13.616cm">
            <text:p/>
          </draw:line>
          <draw:line draw:style-name="gr3" draw:text-style-name="P1" draw:layer="layout" svg:x1="4.171cm" svg:y1="13.489cm" svg:x2="4.171cm" svg:y2="13.616cm">
            <text:p/>
          </draw:line>
          <draw:line draw:style-name="gr3" draw:text-style-name="P1" draw:layer="layout" svg:x1="4.298cm" svg:y1="13.489cm" svg:x2="4.298cm" svg:y2="13.616cm">
            <text:p/>
          </draw:line>
          <draw:g>
            <draw:line draw:style-name="gr3" draw:text-style-name="P1" draw:layer="layout" svg:x1="3.667cm" svg:y1="14.762cm" svg:x2="3.794cm" svg:y2="14.762cm">
              <text:p/>
            </draw:line>
            <draw:line draw:style-name="gr3" draw:text-style-name="P1" draw:layer="layout" svg:x1="3.667cm" svg:y1="14.635cm" svg:x2="3.794cm" svg:y2="14.635cm">
              <text:p/>
            </draw:line>
            <draw:line draw:style-name="gr3" draw:text-style-name="P1" draw:layer="layout" svg:x1="3.667cm" svg:y1="14.512cm" svg:x2="3.794cm" svg:y2="14.512cm">
              <text:p/>
            </draw:line>
            <draw:line draw:style-name="gr3" draw:text-style-name="P1" draw:layer="layout" svg:x1="3.667cm" svg:y1="14.385cm" svg:x2="3.794cm" svg:y2="14.385cm">
              <text:p/>
            </draw:line>
            <draw:line draw:style-name="gr3" draw:text-style-name="P1" draw:layer="layout" svg:x1="3.667cm" svg:y1="14.254cm" svg:x2="3.794cm" svg:y2="14.254cm">
              <text:p/>
            </draw:line>
            <draw:line draw:style-name="gr3" draw:text-style-name="P1" draw:layer="layout" svg:x1="3.667cm" svg:y1="14.127cm" svg:x2="3.794cm" svg:y2="14.127cm">
              <text:p/>
            </draw:line>
            <draw:line draw:style-name="gr3" draw:text-style-name="P1" draw:layer="layout" svg:x1="3.667cm" svg:y1="14.004cm" svg:x2="3.794cm" svg:y2="14.004cm">
              <text:p/>
            </draw:line>
            <draw:line draw:style-name="gr3" draw:text-style-name="P1" draw:layer="layout" svg:x1="3.667cm" svg:y1="13.877cm" svg:x2="3.794cm" svg:y2="13.877cm">
              <text:p/>
            </draw:line>
            <draw:line draw:style-name="gr3" draw:text-style-name="P1" draw:layer="layout" svg:x1="3.667cm" svg:y1="13.746cm" svg:x2="3.794cm" svg:y2="13.746cm">
              <text:p/>
            </draw:line>
          </draw:g>
          <draw:custom-shape draw:style-name="gr4" draw:text-style-name="P1" draw:layer="layout" svg:width="1.905cm" svg:height="0.381cm" svg:x="2.651cm" svg:y="15.143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1" draw:layer="layout" svg:x1="3.413cm" svg:y1="14.762cm" svg:x2="3.54cm" svg:y2="14.762cm">
              <text:p/>
            </draw:line>
            <draw:line draw:style-name="gr3" draw:text-style-name="P1" draw:layer="layout" svg:x1="3.413cm" svg:y1="14.635cm" svg:x2="3.54cm" svg:y2="14.635cm">
              <text:p/>
            </draw:line>
            <draw:line draw:style-name="gr3" draw:text-style-name="P1" draw:layer="layout" svg:x1="3.413cm" svg:y1="14.512cm" svg:x2="3.54cm" svg:y2="14.512cm">
              <text:p/>
            </draw:line>
            <draw:line draw:style-name="gr3" draw:text-style-name="P1" draw:layer="layout" svg:x1="3.413cm" svg:y1="14.385cm" svg:x2="3.54cm" svg:y2="14.385cm">
              <text:p/>
            </draw:line>
            <draw:line draw:style-name="gr3" draw:text-style-name="P1" draw:layer="layout" svg:x1="3.413cm" svg:y1="14.254cm" svg:x2="3.54cm" svg:y2="14.254cm">
              <text:p/>
            </draw:line>
            <draw:line draw:style-name="gr3" draw:text-style-name="P1" draw:layer="layout" svg:x1="3.413cm" svg:y1="14.127cm" svg:x2="3.54cm" svg:y2="14.127cm">
              <text:p/>
            </draw:line>
            <draw:line draw:style-name="gr3" draw:text-style-name="P1" draw:layer="layout" svg:x1="3.413cm" svg:y1="14.004cm" svg:x2="3.54cm" svg:y2="14.004cm">
              <text:p/>
            </draw:line>
            <draw:line draw:style-name="gr3" draw:text-style-name="P1" draw:layer="layout" svg:x1="3.413cm" svg:y1="13.877cm" svg:x2="3.54cm" svg:y2="13.877cm">
              <text:p/>
            </draw:line>
            <draw:line draw:style-name="gr3" draw:text-style-name="P1" draw:layer="layout" svg:x1="3.413cm" svg:y1="13.746cm" svg:x2="3.54cm" svg:y2="13.746cm">
              <text:p/>
            </draw:line>
          </draw:g>
          <draw:line draw:style-name="gr5" draw:text-style-name="P1" draw:layer="layout" svg:x1="2.778cm" svg:y1="15.524cm" svg:x2="2.778cm" svg:y2="15.143cm">
            <text:p/>
          </draw:line>
          <draw:line draw:style-name="gr5" draw:text-style-name="P1" draw:layer="layout" svg:x1="3.032cm" svg:y1="15.524cm" svg:x2="3.032cm" svg:y2="15.143cm">
            <text:p/>
          </draw:line>
          <draw:line draw:style-name="gr5" draw:text-style-name="P1" draw:layer="layout" svg:x1="3.286cm" svg:y1="15.524cm" svg:x2="3.286cm" svg:y2="15.143cm">
            <text:p/>
          </draw:line>
          <draw:line draw:style-name="gr5" draw:text-style-name="P1" draw:layer="layout" svg:x1="3.54cm" svg:y1="15.524cm" svg:x2="3.54cm" svg:y2="15.143cm">
            <text:p/>
          </draw:line>
          <draw:line draw:style-name="gr5" draw:text-style-name="P1" draw:layer="layout" svg:x1="3.794cm" svg:y1="15.524cm" svg:x2="3.794cm" svg:y2="15.143cm">
            <text:p/>
          </draw:line>
          <draw:line draw:style-name="gr5" draw:text-style-name="P1" draw:layer="layout" svg:x1="4.048cm" svg:y1="15.524cm" svg:x2="4.048cm" svg:y2="15.143cm">
            <text:p/>
          </draw:line>
          <draw:line draw:style-name="gr5" draw:text-style-name="P1" draw:layer="layout" svg:x1="4.302cm" svg:y1="15.524cm" svg:x2="4.302cm" svg:y2="15.143cm">
            <text:p/>
          </draw:line>
          <draw:line draw:style-name="gr6" draw:text-style-name="P1" draw:layer="layout" svg:x1="2.905cm" svg:y1="15.524cm" svg:x2="2.905cm" svg:y2="15.143cm">
            <text:p/>
          </draw:line>
          <draw:line draw:style-name="gr6" draw:text-style-name="P1" draw:layer="layout" svg:x1="3.159cm" svg:y1="15.524cm" svg:x2="3.159cm" svg:y2="15.143cm">
            <text:p/>
          </draw:line>
          <draw:line draw:style-name="gr6" draw:text-style-name="P1" draw:layer="layout" svg:x1="3.413cm" svg:y1="15.524cm" svg:x2="3.413cm" svg:y2="15.143cm">
            <text:p/>
          </draw:line>
          <draw:line draw:style-name="gr6" draw:text-style-name="P1" draw:layer="layout" svg:x1="3.667cm" svg:y1="15.524cm" svg:x2="3.667cm" svg:y2="15.143cm">
            <text:p/>
          </draw:line>
          <draw:line draw:style-name="gr6" draw:text-style-name="P1" draw:layer="layout" svg:x1="3.921cm" svg:y1="15.524cm" svg:x2="3.921cm" svg:y2="15.143cm">
            <text:p/>
          </draw:line>
          <draw:line draw:style-name="gr6" draw:text-style-name="P1" draw:layer="layout" svg:x1="4.175cm" svg:y1="15.524cm" svg:x2="4.175cm" svg:y2="15.143cm">
            <text:p/>
          </draw:line>
          <draw:line draw:style-name="gr6" draw:text-style-name="P1" draw:layer="layout" svg:x1="4.429cm" svg:y1="15.524cm" svg:x2="4.429cm" svg:y2="15.143cm">
            <text:p/>
          </draw:line>
        </draw:g>
        <draw:g>
          <draw:custom-shape draw:style-name="gr4" draw:text-style-name="P1" draw:layer="layout" svg:width="2.159cm" svg:height="1.778cm" svg:x="12.204cm" svg:y="13.36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65cm" svg:height="1.27cm" svg:x="12.528cm" svg:y="13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2.655cm" svg:y1="14.892cm" svg:x2="12.655cm" svg:y2="15.019cm">
            <text:p/>
          </draw:line>
          <draw:line draw:style-name="gr3" draw:text-style-name="P1" draw:layer="layout" svg:x1="12.782cm" svg:y1="14.892cm" svg:x2="12.782cm" svg:y2="15.019cm">
            <text:p/>
          </draw:line>
          <draw:line draw:style-name="gr3" draw:text-style-name="P1" draw:layer="layout" svg:x1="12.905cm" svg:y1="14.892cm" svg:x2="12.905cm" svg:y2="15.019cm">
            <text:p/>
          </draw:line>
          <draw:line draw:style-name="gr3" draw:text-style-name="P1" draw:layer="layout" svg:x1="13.032cm" svg:y1="14.892cm" svg:x2="13.032cm" svg:y2="15.019cm">
            <text:p/>
          </draw:line>
          <draw:line draw:style-name="gr3" draw:text-style-name="P1" draw:layer="layout" svg:x1="12.655cm" svg:y1="13.492cm" svg:x2="12.655cm" svg:y2="13.619cm">
            <text:p/>
          </draw:line>
          <draw:line draw:style-name="gr3" draw:text-style-name="P1" draw:layer="layout" svg:x1="12.782cm" svg:y1="13.492cm" svg:x2="12.782cm" svg:y2="13.619cm">
            <text:p/>
          </draw:line>
          <draw:line draw:style-name="gr3" draw:text-style-name="P1" draw:layer="layout" svg:x1="12.905cm" svg:y1="13.492cm" svg:x2="12.905cm" svg:y2="13.619cm">
            <text:p/>
          </draw:line>
          <draw:line draw:style-name="gr3" draw:text-style-name="P1" draw:layer="layout" svg:x1="13.032cm" svg:y1="13.492cm" svg:x2="13.032cm" svg:y2="13.619cm">
            <text:p/>
          </draw:line>
          <draw:g>
            <draw:line draw:style-name="gr3" draw:text-style-name="P1" draw:layer="layout" svg:x1="12.401cm" svg:y1="14.765cm" svg:x2="12.528cm" svg:y2="14.765cm">
              <text:p/>
            </draw:line>
            <draw:line draw:style-name="gr3" draw:text-style-name="P1" draw:layer="layout" svg:x1="12.401cm" svg:y1="14.638cm" svg:x2="12.528cm" svg:y2="14.638cm">
              <text:p/>
            </draw:line>
            <draw:line draw:style-name="gr3" draw:text-style-name="P1" draw:layer="layout" svg:x1="12.401cm" svg:y1="14.515cm" svg:x2="12.528cm" svg:y2="14.515cm">
              <text:p/>
            </draw:line>
            <draw:line draw:style-name="gr3" draw:text-style-name="P1" draw:layer="layout" svg:x1="12.401cm" svg:y1="14.388cm" svg:x2="12.528cm" svg:y2="14.388cm">
              <text:p/>
            </draw:line>
            <draw:line draw:style-name="gr3" draw:text-style-name="P1" draw:layer="layout" svg:x1="12.401cm" svg:y1="14.257cm" svg:x2="12.528cm" svg:y2="14.257cm">
              <text:p/>
            </draw:line>
            <draw:line draw:style-name="gr3" draw:text-style-name="P1" draw:layer="layout" svg:x1="12.401cm" svg:y1="14.13cm" svg:x2="12.528cm" svg:y2="14.13cm">
              <text:p/>
            </draw:line>
            <draw:line draw:style-name="gr3" draw:text-style-name="P1" draw:layer="layout" svg:x1="12.401cm" svg:y1="14.007cm" svg:x2="12.528cm" svg:y2="14.007cm">
              <text:p/>
            </draw:line>
            <draw:line draw:style-name="gr3" draw:text-style-name="P1" draw:layer="layout" svg:x1="12.401cm" svg:y1="13.88cm" svg:x2="12.528cm" svg:y2="13.88cm">
              <text:p/>
            </draw:line>
            <draw:line draw:style-name="gr3" draw:text-style-name="P1" draw:layer="layout" svg:x1="12.401cm" svg:y1="13.749cm" svg:x2="12.528cm" svg:y2="13.749cm">
              <text:p/>
            </draw:line>
          </draw:g>
          <draw:g>
            <draw:line draw:style-name="gr3" draw:text-style-name="P1" draw:layer="layout" svg:x1="14.033cm" svg:y1="14.762cm" svg:x2="14.16cm" svg:y2="14.762cm">
              <text:p/>
            </draw:line>
            <draw:line draw:style-name="gr3" draw:text-style-name="P1" draw:layer="layout" svg:x1="14.033cm" svg:y1="14.635cm" svg:x2="14.16cm" svg:y2="14.635cm">
              <text:p/>
            </draw:line>
            <draw:line draw:style-name="gr3" draw:text-style-name="P1" draw:layer="layout" svg:x1="14.033cm" svg:y1="14.512cm" svg:x2="14.16cm" svg:y2="14.512cm">
              <text:p/>
            </draw:line>
            <draw:line draw:style-name="gr3" draw:text-style-name="P1" draw:layer="layout" svg:x1="14.033cm" svg:y1="14.385cm" svg:x2="14.16cm" svg:y2="14.385cm">
              <text:p/>
            </draw:line>
            <draw:line draw:style-name="gr3" draw:text-style-name="P1" draw:layer="layout" svg:x1="14.033cm" svg:y1="14.254cm" svg:x2="14.16cm" svg:y2="14.254cm">
              <text:p/>
            </draw:line>
            <draw:line draw:style-name="gr3" draw:text-style-name="P1" draw:layer="layout" svg:x1="14.033cm" svg:y1="14.127cm" svg:x2="14.16cm" svg:y2="14.127cm">
              <text:p/>
            </draw:line>
            <draw:line draw:style-name="gr3" draw:text-style-name="P1" draw:layer="layout" svg:x1="14.033cm" svg:y1="14.004cm" svg:x2="14.16cm" svg:y2="14.004cm">
              <text:p/>
            </draw:line>
            <draw:line draw:style-name="gr3" draw:text-style-name="P1" draw:layer="layout" svg:x1="14.033cm" svg:y1="13.877cm" svg:x2="14.16cm" svg:y2="13.877cm">
              <text:p/>
            </draw:line>
            <draw:line draw:style-name="gr3" draw:text-style-name="P1" draw:layer="layout" svg:x1="14.033cm" svg:y1="13.746cm" svg:x2="14.16cm" svg:y2="13.746cm">
              <text:p/>
            </draw:line>
          </draw:g>
          <draw:custom-shape draw:style-name="gr1" draw:text-style-name="P1" draw:layer="layout" svg:width="0.565cm" svg:height="1.27cm" svg:x="13.474cm" svg:y="13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3.601cm" svg:y1="14.889cm" svg:x2="13.601cm" svg:y2="15.016cm">
            <text:p/>
          </draw:line>
          <draw:line draw:style-name="gr3" draw:text-style-name="P1" draw:layer="layout" svg:x1="13.728cm" svg:y1="14.889cm" svg:x2="13.728cm" svg:y2="15.016cm">
            <text:p/>
          </draw:line>
          <draw:line draw:style-name="gr3" draw:text-style-name="P1" draw:layer="layout" svg:x1="13.851cm" svg:y1="14.889cm" svg:x2="13.851cm" svg:y2="15.016cm">
            <text:p/>
          </draw:line>
          <draw:line draw:style-name="gr3" draw:text-style-name="P1" draw:layer="layout" svg:x1="13.978cm" svg:y1="14.889cm" svg:x2="13.978cm" svg:y2="15.016cm">
            <text:p/>
          </draw:line>
          <draw:line draw:style-name="gr3" draw:text-style-name="P1" draw:layer="layout" svg:x1="13.601cm" svg:y1="13.489cm" svg:x2="13.601cm" svg:y2="13.616cm">
            <text:p/>
          </draw:line>
          <draw:line draw:style-name="gr3" draw:text-style-name="P1" draw:layer="layout" svg:x1="13.728cm" svg:y1="13.489cm" svg:x2="13.728cm" svg:y2="13.616cm">
            <text:p/>
          </draw:line>
          <draw:line draw:style-name="gr3" draw:text-style-name="P1" draw:layer="layout" svg:x1="13.851cm" svg:y1="13.489cm" svg:x2="13.851cm" svg:y2="13.616cm">
            <text:p/>
          </draw:line>
          <draw:line draw:style-name="gr3" draw:text-style-name="P1" draw:layer="layout" svg:x1="13.978cm" svg:y1="13.489cm" svg:x2="13.978cm" svg:y2="13.616cm">
            <text:p/>
          </draw:line>
          <draw:g>
            <draw:line draw:style-name="gr3" draw:text-style-name="P1" draw:layer="layout" svg:x1="13.347cm" svg:y1="14.762cm" svg:x2="13.474cm" svg:y2="14.762cm">
              <text:p/>
            </draw:line>
            <draw:line draw:style-name="gr3" draw:text-style-name="P1" draw:layer="layout" svg:x1="13.347cm" svg:y1="14.635cm" svg:x2="13.474cm" svg:y2="14.635cm">
              <text:p/>
            </draw:line>
            <draw:line draw:style-name="gr3" draw:text-style-name="P1" draw:layer="layout" svg:x1="13.347cm" svg:y1="14.512cm" svg:x2="13.474cm" svg:y2="14.512cm">
              <text:p/>
            </draw:line>
            <draw:line draw:style-name="gr3" draw:text-style-name="P1" draw:layer="layout" svg:x1="13.347cm" svg:y1="14.385cm" svg:x2="13.474cm" svg:y2="14.385cm">
              <text:p/>
            </draw:line>
            <draw:line draw:style-name="gr3" draw:text-style-name="P1" draw:layer="layout" svg:x1="13.347cm" svg:y1="14.254cm" svg:x2="13.474cm" svg:y2="14.254cm">
              <text:p/>
            </draw:line>
            <draw:line draw:style-name="gr3" draw:text-style-name="P1" draw:layer="layout" svg:x1="13.347cm" svg:y1="14.127cm" svg:x2="13.474cm" svg:y2="14.127cm">
              <text:p/>
            </draw:line>
            <draw:line draw:style-name="gr3" draw:text-style-name="P1" draw:layer="layout" svg:x1="13.347cm" svg:y1="14.004cm" svg:x2="13.474cm" svg:y2="14.004cm">
              <text:p/>
            </draw:line>
            <draw:line draw:style-name="gr3" draw:text-style-name="P1" draw:layer="layout" svg:x1="13.347cm" svg:y1="13.877cm" svg:x2="13.474cm" svg:y2="13.877cm">
              <text:p/>
            </draw:line>
            <draw:line draw:style-name="gr3" draw:text-style-name="P1" draw:layer="layout" svg:x1="13.347cm" svg:y1="13.746cm" svg:x2="13.474cm" svg:y2="13.746cm">
              <text:p/>
            </draw:line>
          </draw:g>
          <draw:custom-shape draw:style-name="gr4" draw:text-style-name="P1" draw:layer="layout" svg:width="1.905cm" svg:height="0.381cm" svg:x="12.331cm" svg:y="15.143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1" draw:layer="layout" svg:x1="13.093cm" svg:y1="14.762cm" svg:x2="13.22cm" svg:y2="14.762cm">
              <text:p/>
            </draw:line>
            <draw:line draw:style-name="gr3" draw:text-style-name="P1" draw:layer="layout" svg:x1="13.093cm" svg:y1="14.635cm" svg:x2="13.22cm" svg:y2="14.635cm">
              <text:p/>
            </draw:line>
            <draw:line draw:style-name="gr3" draw:text-style-name="P1" draw:layer="layout" svg:x1="13.093cm" svg:y1="14.512cm" svg:x2="13.22cm" svg:y2="14.512cm">
              <text:p/>
            </draw:line>
            <draw:line draw:style-name="gr3" draw:text-style-name="P1" draw:layer="layout" svg:x1="13.093cm" svg:y1="14.385cm" svg:x2="13.22cm" svg:y2="14.385cm">
              <text:p/>
            </draw:line>
            <draw:line draw:style-name="gr3" draw:text-style-name="P1" draw:layer="layout" svg:x1="13.093cm" svg:y1="14.254cm" svg:x2="13.22cm" svg:y2="14.254cm">
              <text:p/>
            </draw:line>
            <draw:line draw:style-name="gr3" draw:text-style-name="P1" draw:layer="layout" svg:x1="13.093cm" svg:y1="14.127cm" svg:x2="13.22cm" svg:y2="14.127cm">
              <text:p/>
            </draw:line>
            <draw:line draw:style-name="gr3" draw:text-style-name="P1" draw:layer="layout" svg:x1="13.093cm" svg:y1="14.004cm" svg:x2="13.22cm" svg:y2="14.004cm">
              <text:p/>
            </draw:line>
            <draw:line draw:style-name="gr3" draw:text-style-name="P1" draw:layer="layout" svg:x1="13.093cm" svg:y1="13.877cm" svg:x2="13.22cm" svg:y2="13.877cm">
              <text:p/>
            </draw:line>
            <draw:line draw:style-name="gr3" draw:text-style-name="P1" draw:layer="layout" svg:x1="13.093cm" svg:y1="13.746cm" svg:x2="13.22cm" svg:y2="13.746cm">
              <text:p/>
            </draw:line>
          </draw:g>
          <draw:line draw:style-name="gr5" draw:text-style-name="P1" draw:layer="layout" svg:x1="12.458cm" svg:y1="15.524cm" svg:x2="12.458cm" svg:y2="15.143cm">
            <text:p/>
          </draw:line>
          <draw:line draw:style-name="gr5" draw:text-style-name="P1" draw:layer="layout" svg:x1="12.712cm" svg:y1="15.524cm" svg:x2="12.712cm" svg:y2="15.143cm">
            <text:p/>
          </draw:line>
          <draw:line draw:style-name="gr5" draw:text-style-name="P1" draw:layer="layout" svg:x1="12.966cm" svg:y1="15.524cm" svg:x2="12.966cm" svg:y2="15.143cm">
            <text:p/>
          </draw:line>
          <draw:line draw:style-name="gr5" draw:text-style-name="P1" draw:layer="layout" svg:x1="13.22cm" svg:y1="15.524cm" svg:x2="13.22cm" svg:y2="15.143cm">
            <text:p/>
          </draw:line>
          <draw:line draw:style-name="gr5" draw:text-style-name="P1" draw:layer="layout" svg:x1="13.474cm" svg:y1="15.524cm" svg:x2="13.474cm" svg:y2="15.143cm">
            <text:p/>
          </draw:line>
          <draw:line draw:style-name="gr5" draw:text-style-name="P1" draw:layer="layout" svg:x1="13.728cm" svg:y1="15.524cm" svg:x2="13.728cm" svg:y2="15.143cm">
            <text:p/>
          </draw:line>
          <draw:line draw:style-name="gr5" draw:text-style-name="P1" draw:layer="layout" svg:x1="13.982cm" svg:y1="15.524cm" svg:x2="13.982cm" svg:y2="15.143cm">
            <text:p/>
          </draw:line>
          <draw:line draw:style-name="gr6" draw:text-style-name="P1" draw:layer="layout" svg:x1="12.585cm" svg:y1="15.524cm" svg:x2="12.585cm" svg:y2="15.143cm">
            <text:p/>
          </draw:line>
          <draw:line draw:style-name="gr6" draw:text-style-name="P1" draw:layer="layout" svg:x1="12.839cm" svg:y1="15.524cm" svg:x2="12.839cm" svg:y2="15.143cm">
            <text:p/>
          </draw:line>
          <draw:line draw:style-name="gr6" draw:text-style-name="P1" draw:layer="layout" svg:x1="13.093cm" svg:y1="15.524cm" svg:x2="13.093cm" svg:y2="15.143cm">
            <text:p/>
          </draw:line>
          <draw:line draw:style-name="gr6" draw:text-style-name="P1" draw:layer="layout" svg:x1="13.347cm" svg:y1="15.524cm" svg:x2="13.347cm" svg:y2="15.143cm">
            <text:p/>
          </draw:line>
          <draw:line draw:style-name="gr6" draw:text-style-name="P1" draw:layer="layout" svg:x1="13.601cm" svg:y1="15.524cm" svg:x2="13.601cm" svg:y2="15.143cm">
            <text:p/>
          </draw:line>
          <draw:line draw:style-name="gr6" draw:text-style-name="P1" draw:layer="layout" svg:x1="13.855cm" svg:y1="15.524cm" svg:x2="13.855cm" svg:y2="15.143cm">
            <text:p/>
          </draw:line>
          <draw:line draw:style-name="gr6" draw:text-style-name="P1" draw:layer="layout" svg:x1="14.109cm" svg:y1="15.524cm" svg:x2="14.109cm" svg:y2="15.143cm">
            <text:p/>
          </draw:line>
        </draw:g>
        <draw:line draw:style-name="gr17" draw:text-style-name="P1" draw:layer="layout" svg:x1="3.54cm" svg:y1="12.73cm" svg:x2="3.54cm" svg:y2="13.365cm">
          <text:p/>
        </draw:line>
        <draw:line draw:style-name="gr17" draw:text-style-name="P1" draw:layer="layout" svg:x1="13.347cm" svg:y1="12.73cm" svg:x2="13.347cm" svg:y2="13.365cm">
          <text:p/>
        </draw:line>
        <draw:custom-shape draw:style-name="gr8" draw:text-style-name="P2" draw:layer="layout" svg:width="2.921cm" svg:height="0.508cm" svg:x="7.096cm" svg:y="12.349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8" draw:text-style-name="P2" draw:layer="layout" svg:width="2.921cm" svg:height="0.508cm" svg:x="11.896cm" svg:y="12.349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g>
          <draw:custom-shape draw:style-name="gr19" draw:text-style-name="P1" draw:layer="layout" svg:width="5.353cm" svg:height="4.314cm" draw:transform="rotate (-3.14159265358979) translate (11.106cm 17.691cm)">
            <text:p/>
            <draw:enhanced-geometry svg:viewBox="0 0 21600 21600" draw:mirror-horizontal="false" draw:mirror-vertical="false" draw:type="block-arc" draw:modifiers="179.890088205583 9124.67052882735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9" draw:text-style-name="P2" draw:layer="layout" svg:width="6.217cm" svg:height="0.507cm" draw:transform="rotate (1.5707963267949) translate (5.702cm 15.534cm)">
            <text:p/>
  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9" draw:text-style-name="P2" draw:layer="layout" svg:width="6.217cm" svg:height="0.507cm" draw:transform="rotate (1.5707963267949) translate (10.65cm 15.534cm)">
            <text:p/>
  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</draw:g>
        <draw:line draw:style-name="gr20" draw:text-style-name="P1" draw:layer="layout" svg:x1="5.064cm" svg:y1="12.611cm" svg:x2="5.826cm" svg:y2="12.611cm">
          <text:p/>
        </draw:line>
        <draw:line draw:style-name="gr21" draw:text-style-name="P1" draw:layer="layout" svg:x1="11.033cm" svg:y1="12.611cm" svg:x2="11.922cm" svg:y2="12.611cm">
          <text:p/>
        </draw:line>
        <draw:line draw:style-name="gr22" draw:text-style-name="P1" draw:layer="layout" svg:x1="10.017cm" svg:y1="12.611cm" svg:x2="10.779cm" svg:y2="12.611cm">
          <text:p/>
        </draw:line>
        <draw:g>
          <draw:custom-shape draw:style-name="gr1" draw:text-style-name="P1" draw:layer="layout" svg:width="0.678cm" svg:height="0.677cm" svg:x="2.519cm" svg:y="20.15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9cm" svg:height="0.339cm" svg:x="2.689cm" svg:y="20.32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87cm" svg:y1="20.83cm" svg:x2="2.587cm" svg:y2="20.898cm">
            <text:p/>
          </draw:line>
          <draw:line draw:style-name="gr3" draw:text-style-name="P1" draw:layer="layout" svg:x1="2.655cm" svg:y1="20.83cm" svg:x2="2.655cm" svg:y2="20.898cm">
            <text:p/>
          </draw:line>
          <draw:line draw:style-name="gr3" draw:text-style-name="P1" draw:layer="layout" svg:x1="2.72cm" svg:y1="20.83cm" svg:x2="2.72cm" svg:y2="20.898cm">
            <text:p/>
          </draw:line>
          <draw:line draw:style-name="gr3" draw:text-style-name="P1" draw:layer="layout" svg:x1="2.788cm" svg:y1="20.83cm" svg:x2="2.788cm" svg:y2="20.898cm">
            <text:p/>
          </draw:line>
          <draw:line draw:style-name="gr3" draw:text-style-name="P1" draw:layer="layout" svg:x1="2.858cm" svg:y1="20.83cm" svg:x2="2.858cm" svg:y2="20.898cm">
            <text:p/>
          </draw:line>
          <draw:line draw:style-name="gr3" draw:text-style-name="P1" draw:layer="layout" svg:x1="2.926cm" svg:y1="20.83cm" svg:x2="2.926cm" svg:y2="20.898cm">
            <text:p/>
          </draw:line>
          <draw:line draw:style-name="gr3" draw:text-style-name="P1" draw:layer="layout" svg:x1="2.991cm" svg:y1="20.83cm" svg:x2="2.991cm" svg:y2="20.898cm">
            <text:p/>
          </draw:line>
          <draw:line draw:style-name="gr3" draw:text-style-name="P1" draw:layer="layout" svg:x1="3.059cm" svg:y1="20.83cm" svg:x2="3.059cm" svg:y2="20.898cm">
            <text:p/>
          </draw:line>
          <draw:line draw:style-name="gr3" draw:text-style-name="P1" draw:layer="layout" svg:x1="3.129cm" svg:y1="20.83cm" svg:x2="3.129cm" svg:y2="20.898cm">
            <text:p/>
          </draw:line>
          <draw:line draw:style-name="gr3" draw:text-style-name="P1" draw:layer="layout" svg:x1="2.587cm" svg:y1="20.083cm" svg:x2="2.587cm" svg:y2="20.151cm">
            <text:p/>
          </draw:line>
          <draw:line draw:style-name="gr3" draw:text-style-name="P1" draw:layer="layout" svg:x1="2.655cm" svg:y1="20.083cm" svg:x2="2.655cm" svg:y2="20.151cm">
            <text:p/>
          </draw:line>
          <draw:line draw:style-name="gr3" draw:text-style-name="P1" draw:layer="layout" svg:x1="2.72cm" svg:y1="20.083cm" svg:x2="2.72cm" svg:y2="20.151cm">
            <text:p/>
          </draw:line>
          <draw:line draw:style-name="gr3" draw:text-style-name="P1" draw:layer="layout" svg:x1="2.788cm" svg:y1="20.083cm" svg:x2="2.788cm" svg:y2="20.151cm">
            <text:p/>
          </draw:line>
          <draw:line draw:style-name="gr3" draw:text-style-name="P1" draw:layer="layout" svg:x1="2.858cm" svg:y1="20.083cm" svg:x2="2.858cm" svg:y2="20.151cm">
            <text:p/>
          </draw:line>
          <draw:line draw:style-name="gr3" draw:text-style-name="P1" draw:layer="layout" svg:x1="2.926cm" svg:y1="20.083cm" svg:x2="2.926cm" svg:y2="20.151cm">
            <text:p/>
          </draw:line>
          <draw:line draw:style-name="gr3" draw:text-style-name="P1" draw:layer="layout" svg:x1="2.991cm" svg:y1="20.083cm" svg:x2="2.991cm" svg:y2="20.151cm">
            <text:p/>
          </draw:line>
          <draw:line draw:style-name="gr3" draw:text-style-name="P1" draw:layer="layout" svg:x1="3.059cm" svg:y1="20.083cm" svg:x2="3.059cm" svg:y2="20.151cm">
            <text:p/>
          </draw:line>
          <draw:line draw:style-name="gr3" draw:text-style-name="P1" draw:layer="layout" svg:x1="3.129cm" svg:y1="20.083cm" svg:x2="3.129cm" svg:y2="20.151cm">
            <text:p/>
          </draw:line>
          <draw:g>
            <draw:line draw:style-name="gr3" draw:text-style-name="P1" draw:layer="layout" svg:x1="3.197cm" svg:y1="20.762cm" svg:x2="3.265cm" svg:y2="20.762cm">
              <text:p/>
            </draw:line>
            <draw:line draw:style-name="gr3" draw:text-style-name="P1" draw:layer="layout" svg:x1="3.197cm" svg:y1="20.695cm" svg:x2="3.265cm" svg:y2="20.695cm">
              <text:p/>
            </draw:line>
            <draw:line draw:style-name="gr3" draw:text-style-name="P1" draw:layer="layout" svg:x1="3.197cm" svg:y1="20.629cm" svg:x2="3.265cm" svg:y2="20.629cm">
              <text:p/>
            </draw:line>
            <draw:line draw:style-name="gr3" draw:text-style-name="P1" draw:layer="layout" svg:x1="3.197cm" svg:y1="20.561cm" svg:x2="3.265cm" svg:y2="20.561cm">
              <text:p/>
            </draw:line>
            <draw:line draw:style-name="gr3" draw:text-style-name="P1" draw:layer="layout" svg:x1="3.197cm" svg:y1="20.491cm" svg:x2="3.265cm" svg:y2="20.491cm">
              <text:p/>
            </draw:line>
            <draw:line draw:style-name="gr3" draw:text-style-name="P1" draw:layer="layout" svg:x1="3.197cm" svg:y1="20.423cm" svg:x2="3.265cm" svg:y2="20.423cm">
              <text:p/>
            </draw:line>
            <draw:line draw:style-name="gr3" draw:text-style-name="P1" draw:layer="layout" svg:x1="3.197cm" svg:y1="20.358cm" svg:x2="3.265cm" svg:y2="20.358cm">
              <text:p/>
            </draw:line>
            <draw:line draw:style-name="gr3" draw:text-style-name="P1" draw:layer="layout" svg:x1="3.197cm" svg:y1="20.29cm" svg:x2="3.265cm" svg:y2="20.29cm">
              <text:p/>
            </draw:line>
            <draw:line draw:style-name="gr3" draw:text-style-name="P1" draw:layer="layout" svg:x1="3.197cm" svg:y1="20.22cm" svg:x2="3.265cm" svg:y2="20.22cm">
              <text:p/>
            </draw:line>
          </draw:g>
          <draw:g>
            <draw:line draw:style-name="gr3" draw:text-style-name="P1" draw:layer="layout" svg:x1="2.451cm" svg:y1="20.762cm" svg:x2="2.519cm" svg:y2="20.762cm">
              <text:p/>
            </draw:line>
            <draw:line draw:style-name="gr3" draw:text-style-name="P1" draw:layer="layout" svg:x1="2.451cm" svg:y1="20.695cm" svg:x2="2.519cm" svg:y2="20.695cm">
              <text:p/>
            </draw:line>
            <draw:line draw:style-name="gr3" draw:text-style-name="P1" draw:layer="layout" svg:x1="2.451cm" svg:y1="20.629cm" svg:x2="2.519cm" svg:y2="20.629cm">
              <text:p/>
            </draw:line>
            <draw:line draw:style-name="gr3" draw:text-style-name="P1" draw:layer="layout" svg:x1="2.451cm" svg:y1="20.561cm" svg:x2="2.519cm" svg:y2="20.561cm">
              <text:p/>
            </draw:line>
            <draw:line draw:style-name="gr3" draw:text-style-name="P1" draw:layer="layout" svg:x1="2.451cm" svg:y1="20.491cm" svg:x2="2.519cm" svg:y2="20.491cm">
              <text:p/>
            </draw:line>
            <draw:line draw:style-name="gr3" draw:text-style-name="P1" draw:layer="layout" svg:x1="2.451cm" svg:y1="20.423cm" svg:x2="2.519cm" svg:y2="20.423cm">
              <text:p/>
            </draw:line>
            <draw:line draw:style-name="gr3" draw:text-style-name="P1" draw:layer="layout" svg:x1="2.451cm" svg:y1="20.358cm" svg:x2="2.519cm" svg:y2="20.358cm">
              <text:p/>
            </draw:line>
            <draw:line draw:style-name="gr3" draw:text-style-name="P1" draw:layer="layout" svg:x1="2.451cm" svg:y1="20.29cm" svg:x2="2.519cm" svg:y2="20.29cm">
              <text:p/>
            </draw:line>
            <draw:line draw:style-name="gr3" draw:text-style-name="P1" draw:layer="layout" svg:x1="2.451cm" svg:y1="20.22cm" svg:x2="2.519cm" svg:y2="20.22cm">
              <text:p/>
            </draw:line>
          </draw:g>
        </draw:g>
        <draw:g>
          <draw:custom-shape draw:style-name="gr1" draw:text-style-name="P1" draw:layer="layout" svg:width="0.677cm" svg:height="0.677cm" svg:x="3.468cm" svg:y="20.1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9cm" svg:height="0.338cm" svg:x="3.638cm" svg:y="20.32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3.536cm" svg:y1="20.832cm" svg:x2="3.536cm" svg:y2="20.9cm">
            <text:p/>
          </draw:line>
          <draw:line draw:style-name="gr3" draw:text-style-name="P1" draw:layer="layout" svg:x1="3.604cm" svg:y1="20.832cm" svg:x2="3.604cm" svg:y2="20.9cm">
            <text:p/>
          </draw:line>
          <draw:line draw:style-name="gr3" draw:text-style-name="P1" draw:layer="layout" svg:x1="3.669cm" svg:y1="20.832cm" svg:x2="3.669cm" svg:y2="20.9cm">
            <text:p/>
          </draw:line>
          <draw:line draw:style-name="gr3" draw:text-style-name="P1" draw:layer="layout" svg:x1="3.737cm" svg:y1="20.832cm" svg:x2="3.737cm" svg:y2="20.9cm">
            <text:p/>
          </draw:line>
          <draw:line draw:style-name="gr3" draw:text-style-name="P1" draw:layer="layout" svg:x1="3.807cm" svg:y1="20.832cm" svg:x2="3.807cm" svg:y2="20.9cm">
            <text:p/>
          </draw:line>
          <draw:line draw:style-name="gr3" draw:text-style-name="P1" draw:layer="layout" svg:x1="3.875cm" svg:y1="20.832cm" svg:x2="3.875cm" svg:y2="20.9cm">
            <text:p/>
          </draw:line>
          <draw:line draw:style-name="gr3" draw:text-style-name="P1" draw:layer="layout" svg:x1="3.94cm" svg:y1="20.832cm" svg:x2="3.94cm" svg:y2="20.9cm">
            <text:p/>
          </draw:line>
          <draw:line draw:style-name="gr3" draw:text-style-name="P1" draw:layer="layout" svg:x1="4.008cm" svg:y1="20.832cm" svg:x2="4.008cm" svg:y2="20.9cm">
            <text:p/>
          </draw:line>
          <draw:line draw:style-name="gr3" draw:text-style-name="P1" draw:layer="layout" svg:x1="4.078cm" svg:y1="20.832cm" svg:x2="4.078cm" svg:y2="20.9cm">
            <text:p/>
          </draw:line>
          <draw:line draw:style-name="gr3" draw:text-style-name="P1" draw:layer="layout" svg:x1="3.536cm" svg:y1="20.085cm" svg:x2="3.536cm" svg:y2="20.153cm">
            <text:p/>
          </draw:line>
          <draw:line draw:style-name="gr3" draw:text-style-name="P1" draw:layer="layout" svg:x1="3.604cm" svg:y1="20.085cm" svg:x2="3.604cm" svg:y2="20.153cm">
            <text:p/>
          </draw:line>
          <draw:line draw:style-name="gr3" draw:text-style-name="P1" draw:layer="layout" svg:x1="3.669cm" svg:y1="20.085cm" svg:x2="3.669cm" svg:y2="20.153cm">
            <text:p/>
          </draw:line>
          <draw:line draw:style-name="gr3" draw:text-style-name="P1" draw:layer="layout" svg:x1="3.737cm" svg:y1="20.085cm" svg:x2="3.737cm" svg:y2="20.153cm">
            <text:p/>
          </draw:line>
          <draw:line draw:style-name="gr3" draw:text-style-name="P1" draw:layer="layout" svg:x1="3.807cm" svg:y1="20.085cm" svg:x2="3.807cm" svg:y2="20.153cm">
            <text:p/>
          </draw:line>
          <draw:line draw:style-name="gr3" draw:text-style-name="P1" draw:layer="layout" svg:x1="3.875cm" svg:y1="20.085cm" svg:x2="3.875cm" svg:y2="20.153cm">
            <text:p/>
          </draw:line>
          <draw:line draw:style-name="gr3" draw:text-style-name="P1" draw:layer="layout" svg:x1="3.94cm" svg:y1="20.085cm" svg:x2="3.94cm" svg:y2="20.153cm">
            <text:p/>
          </draw:line>
          <draw:line draw:style-name="gr3" draw:text-style-name="P1" draw:layer="layout" svg:x1="4.008cm" svg:y1="20.085cm" svg:x2="4.008cm" svg:y2="20.153cm">
            <text:p/>
          </draw:line>
          <draw:line draw:style-name="gr3" draw:text-style-name="P1" draw:layer="layout" svg:x1="4.078cm" svg:y1="20.085cm" svg:x2="4.078cm" svg:y2="20.153cm">
            <text:p/>
          </draw:line>
          <draw:g>
            <draw:line draw:style-name="gr3" draw:text-style-name="P1" draw:layer="layout" svg:x1="4.146cm" svg:y1="20.764cm" svg:x2="4.214cm" svg:y2="20.764cm">
              <text:p/>
            </draw:line>
            <draw:line draw:style-name="gr3" draw:text-style-name="P1" draw:layer="layout" svg:x1="4.146cm" svg:y1="20.696cm" svg:x2="4.214cm" svg:y2="20.696cm">
              <text:p/>
            </draw:line>
            <draw:line draw:style-name="gr3" draw:text-style-name="P1" draw:layer="layout" svg:x1="4.146cm" svg:y1="20.631cm" svg:x2="4.214cm" svg:y2="20.631cm">
              <text:p/>
            </draw:line>
            <draw:line draw:style-name="gr3" draw:text-style-name="P1" draw:layer="layout" svg:x1="4.146cm" svg:y1="20.563cm" svg:x2="4.214cm" svg:y2="20.563cm">
              <text:p/>
            </draw:line>
            <draw:line draw:style-name="gr3" draw:text-style-name="P1" draw:layer="layout" svg:x1="4.146cm" svg:y1="20.493cm" svg:x2="4.214cm" svg:y2="20.493cm">
              <text:p/>
            </draw:line>
            <draw:line draw:style-name="gr3" draw:text-style-name="P1" draw:layer="layout" svg:x1="4.146cm" svg:y1="20.425cm" svg:x2="4.214cm" svg:y2="20.425cm">
              <text:p/>
            </draw:line>
            <draw:line draw:style-name="gr3" draw:text-style-name="P1" draw:layer="layout" svg:x1="4.146cm" svg:y1="20.359cm" svg:x2="4.214cm" svg:y2="20.359cm">
              <text:p/>
            </draw:line>
            <draw:line draw:style-name="gr3" draw:text-style-name="P1" draw:layer="layout" svg:x1="4.146cm" svg:y1="20.292cm" svg:x2="4.214cm" svg:y2="20.292cm">
              <text:p/>
            </draw:line>
            <draw:line draw:style-name="gr3" draw:text-style-name="P1" draw:layer="layout" svg:x1="4.146cm" svg:y1="20.222cm" svg:x2="4.214cm" svg:y2="20.222cm">
              <text:p/>
            </draw:line>
          </draw:g>
          <draw:g>
            <draw:line draw:style-name="gr3" draw:text-style-name="P1" draw:layer="layout" svg:x1="3.4cm" svg:y1="20.764cm" svg:x2="3.468cm" svg:y2="20.764cm">
              <text:p/>
            </draw:line>
            <draw:line draw:style-name="gr3" draw:text-style-name="P1" draw:layer="layout" svg:x1="3.4cm" svg:y1="20.696cm" svg:x2="3.468cm" svg:y2="20.696cm">
              <text:p/>
            </draw:line>
            <draw:line draw:style-name="gr3" draw:text-style-name="P1" draw:layer="layout" svg:x1="3.4cm" svg:y1="20.631cm" svg:x2="3.468cm" svg:y2="20.631cm">
              <text:p/>
            </draw:line>
            <draw:line draw:style-name="gr3" draw:text-style-name="P1" draw:layer="layout" svg:x1="3.4cm" svg:y1="20.563cm" svg:x2="3.468cm" svg:y2="20.563cm">
              <text:p/>
            </draw:line>
            <draw:line draw:style-name="gr3" draw:text-style-name="P1" draw:layer="layout" svg:x1="3.4cm" svg:y1="20.493cm" svg:x2="3.468cm" svg:y2="20.493cm">
              <text:p/>
            </draw:line>
            <draw:line draw:style-name="gr3" draw:text-style-name="P1" draw:layer="layout" svg:x1="3.4cm" svg:y1="20.425cm" svg:x2="3.468cm" svg:y2="20.425cm">
              <text:p/>
            </draw:line>
            <draw:line draw:style-name="gr3" draw:text-style-name="P1" draw:layer="layout" svg:x1="3.4cm" svg:y1="20.359cm" svg:x2="3.468cm" svg:y2="20.359cm">
              <text:p/>
            </draw:line>
            <draw:line draw:style-name="gr3" draw:text-style-name="P1" draw:layer="layout" svg:x1="3.4cm" svg:y1="20.292cm" svg:x2="3.468cm" svg:y2="20.292cm">
              <text:p/>
            </draw:line>
            <draw:line draw:style-name="gr3" draw:text-style-name="P1" draw:layer="layout" svg:x1="3.4cm" svg:y1="20.222cm" svg:x2="3.468cm" svg:y2="20.222cm">
              <text:p/>
            </draw:line>
          </draw:g>
        </draw:g>
        <draw:g>
          <draw:custom-shape draw:style-name="gr1" draw:text-style-name="P1" draw:layer="layout" svg:width="0.677cm" svg:height="0.677cm" svg:x="4.417cm" svg:y="20.1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8cm" svg:height="0.338cm" svg:x="4.587cm" svg:y="20.32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4.485cm" svg:y1="20.832cm" svg:x2="4.485cm" svg:y2="20.9cm">
            <text:p/>
          </draw:line>
          <draw:line draw:style-name="gr3" draw:text-style-name="P1" draw:layer="layout" svg:x1="4.552cm" svg:y1="20.832cm" svg:x2="4.552cm" svg:y2="20.9cm">
            <text:p/>
          </draw:line>
          <draw:line draw:style-name="gr3" draw:text-style-name="P1" draw:layer="layout" svg:x1="4.618cm" svg:y1="20.832cm" svg:x2="4.618cm" svg:y2="20.9cm">
            <text:p/>
          </draw:line>
          <draw:line draw:style-name="gr3" draw:text-style-name="P1" draw:layer="layout" svg:x1="4.686cm" svg:y1="20.832cm" svg:x2="4.686cm" svg:y2="20.9cm">
            <text:p/>
          </draw:line>
          <draw:line draw:style-name="gr3" draw:text-style-name="P1" draw:layer="layout" svg:x1="4.756cm" svg:y1="20.832cm" svg:x2="4.756cm" svg:y2="20.9cm">
            <text:p/>
          </draw:line>
          <draw:line draw:style-name="gr3" draw:text-style-name="P1" draw:layer="layout" svg:x1="4.823cm" svg:y1="20.832cm" svg:x2="4.823cm" svg:y2="20.9cm">
            <text:p/>
          </draw:line>
          <draw:line draw:style-name="gr3" draw:text-style-name="P1" draw:layer="layout" svg:x1="4.889cm" svg:y1="20.832cm" svg:x2="4.889cm" svg:y2="20.9cm">
            <text:p/>
          </draw:line>
          <draw:line draw:style-name="gr3" draw:text-style-name="P1" draw:layer="layout" svg:x1="4.957cm" svg:y1="20.832cm" svg:x2="4.957cm" svg:y2="20.9cm">
            <text:p/>
          </draw:line>
          <draw:line draw:style-name="gr3" draw:text-style-name="P1" draw:layer="layout" svg:x1="5.027cm" svg:y1="20.832cm" svg:x2="5.027cm" svg:y2="20.9cm">
            <text:p/>
          </draw:line>
          <draw:line draw:style-name="gr3" draw:text-style-name="P1" draw:layer="layout" svg:x1="4.485cm" svg:y1="20.085cm" svg:x2="4.485cm" svg:y2="20.153cm">
            <text:p/>
          </draw:line>
          <draw:line draw:style-name="gr3" draw:text-style-name="P1" draw:layer="layout" svg:x1="4.552cm" svg:y1="20.085cm" svg:x2="4.552cm" svg:y2="20.153cm">
            <text:p/>
          </draw:line>
          <draw:line draw:style-name="gr3" draw:text-style-name="P1" draw:layer="layout" svg:x1="4.618cm" svg:y1="20.085cm" svg:x2="4.618cm" svg:y2="20.153cm">
            <text:p/>
          </draw:line>
          <draw:line draw:style-name="gr3" draw:text-style-name="P1" draw:layer="layout" svg:x1="4.686cm" svg:y1="20.085cm" svg:x2="4.686cm" svg:y2="20.153cm">
            <text:p/>
          </draw:line>
          <draw:line draw:style-name="gr3" draw:text-style-name="P1" draw:layer="layout" svg:x1="4.756cm" svg:y1="20.085cm" svg:x2="4.756cm" svg:y2="20.153cm">
            <text:p/>
          </draw:line>
          <draw:line draw:style-name="gr3" draw:text-style-name="P1" draw:layer="layout" svg:x1="4.823cm" svg:y1="20.085cm" svg:x2="4.823cm" svg:y2="20.153cm">
            <text:p/>
          </draw:line>
          <draw:line draw:style-name="gr3" draw:text-style-name="P1" draw:layer="layout" svg:x1="4.889cm" svg:y1="20.085cm" svg:x2="4.889cm" svg:y2="20.153cm">
            <text:p/>
          </draw:line>
          <draw:line draw:style-name="gr3" draw:text-style-name="P1" draw:layer="layout" svg:x1="4.957cm" svg:y1="20.085cm" svg:x2="4.957cm" svg:y2="20.153cm">
            <text:p/>
          </draw:line>
          <draw:line draw:style-name="gr3" draw:text-style-name="P1" draw:layer="layout" svg:x1="5.027cm" svg:y1="20.085cm" svg:x2="5.027cm" svg:y2="20.153cm">
            <text:p/>
          </draw:line>
          <draw:g>
            <draw:line draw:style-name="gr3" draw:text-style-name="P1" draw:layer="layout" svg:x1="5.095cm" svg:y1="20.764cm" svg:x2="5.163cm" svg:y2="20.764cm">
              <text:p/>
            </draw:line>
            <draw:line draw:style-name="gr3" draw:text-style-name="P1" draw:layer="layout" svg:x1="5.095cm" svg:y1="20.696cm" svg:x2="5.163cm" svg:y2="20.696cm">
              <text:p/>
            </draw:line>
            <draw:line draw:style-name="gr3" draw:text-style-name="P1" draw:layer="layout" svg:x1="5.095cm" svg:y1="20.631cm" svg:x2="5.163cm" svg:y2="20.631cm">
              <text:p/>
            </draw:line>
            <draw:line draw:style-name="gr3" draw:text-style-name="P1" draw:layer="layout" svg:x1="5.095cm" svg:y1="20.563cm" svg:x2="5.163cm" svg:y2="20.563cm">
              <text:p/>
            </draw:line>
            <draw:line draw:style-name="gr3" draw:text-style-name="P1" draw:layer="layout" svg:x1="5.095cm" svg:y1="20.493cm" svg:x2="5.163cm" svg:y2="20.493cm">
              <text:p/>
            </draw:line>
            <draw:line draw:style-name="gr3" draw:text-style-name="P1" draw:layer="layout" svg:x1="5.095cm" svg:y1="20.425cm" svg:x2="5.163cm" svg:y2="20.425cm">
              <text:p/>
            </draw:line>
            <draw:line draw:style-name="gr3" draw:text-style-name="P1" draw:layer="layout" svg:x1="5.095cm" svg:y1="20.359cm" svg:x2="5.163cm" svg:y2="20.359cm">
              <text:p/>
            </draw:line>
            <draw:line draw:style-name="gr3" draw:text-style-name="P1" draw:layer="layout" svg:x1="5.095cm" svg:y1="20.292cm" svg:x2="5.163cm" svg:y2="20.292cm">
              <text:p/>
            </draw:line>
            <draw:line draw:style-name="gr3" draw:text-style-name="P1" draw:layer="layout" svg:x1="5.095cm" svg:y1="20.222cm" svg:x2="5.163cm" svg:y2="20.222cm">
              <text:p/>
            </draw:line>
          </draw:g>
          <draw:g>
            <draw:line draw:style-name="gr3" draw:text-style-name="P1" draw:layer="layout" svg:x1="4.349cm" svg:y1="20.764cm" svg:x2="4.417cm" svg:y2="20.764cm">
              <text:p/>
            </draw:line>
            <draw:line draw:style-name="gr3" draw:text-style-name="P1" draw:layer="layout" svg:x1="4.349cm" svg:y1="20.696cm" svg:x2="4.417cm" svg:y2="20.696cm">
              <text:p/>
            </draw:line>
            <draw:line draw:style-name="gr3" draw:text-style-name="P1" draw:layer="layout" svg:x1="4.349cm" svg:y1="20.631cm" svg:x2="4.417cm" svg:y2="20.631cm">
              <text:p/>
            </draw:line>
            <draw:line draw:style-name="gr3" draw:text-style-name="P1" draw:layer="layout" svg:x1="4.349cm" svg:y1="20.563cm" svg:x2="4.417cm" svg:y2="20.563cm">
              <text:p/>
            </draw:line>
            <draw:line draw:style-name="gr3" draw:text-style-name="P1" draw:layer="layout" svg:x1="4.349cm" svg:y1="20.493cm" svg:x2="4.417cm" svg:y2="20.493cm">
              <text:p/>
            </draw:line>
            <draw:line draw:style-name="gr3" draw:text-style-name="P1" draw:layer="layout" svg:x1="4.349cm" svg:y1="20.425cm" svg:x2="4.417cm" svg:y2="20.425cm">
              <text:p/>
            </draw:line>
            <draw:line draw:style-name="gr3" draw:text-style-name="P1" draw:layer="layout" svg:x1="4.349cm" svg:y1="20.359cm" svg:x2="4.417cm" svg:y2="20.359cm">
              <text:p/>
            </draw:line>
            <draw:line draw:style-name="gr3" draw:text-style-name="P1" draw:layer="layout" svg:x1="4.349cm" svg:y1="20.292cm" svg:x2="4.417cm" svg:y2="20.292cm">
              <text:p/>
            </draw:line>
            <draw:line draw:style-name="gr3" draw:text-style-name="P1" draw:layer="layout" svg:x1="4.349cm" svg:y1="20.222cm" svg:x2="4.417cm" svg:y2="20.222cm">
              <text:p/>
            </draw:line>
          </draw:g>
        </draw:g>
        <draw:g>
          <draw:custom-shape draw:style-name="gr1" draw:text-style-name="P1" draw:layer="layout" svg:width="0.678cm" svg:height="0.677cm" svg:x="5.366cm" svg:y="20.1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8cm" svg:height="0.338cm" svg:x="5.536cm" svg:y="20.32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5.433cm" svg:y1="20.832cm" svg:x2="5.433cm" svg:y2="20.9cm">
            <text:p/>
          </draw:line>
          <draw:line draw:style-name="gr3" draw:text-style-name="P1" draw:layer="layout" svg:x1="5.501cm" svg:y1="20.832cm" svg:x2="5.501cm" svg:y2="20.9cm">
            <text:p/>
          </draw:line>
          <draw:line draw:style-name="gr3" draw:text-style-name="P1" draw:layer="layout" svg:x1="5.567cm" svg:y1="20.832cm" svg:x2="5.567cm" svg:y2="20.9cm">
            <text:p/>
          </draw:line>
          <draw:line draw:style-name="gr3" draw:text-style-name="P1" draw:layer="layout" svg:x1="5.635cm" svg:y1="20.832cm" svg:x2="5.635cm" svg:y2="20.9cm">
            <text:p/>
          </draw:line>
          <draw:line draw:style-name="gr3" draw:text-style-name="P1" draw:layer="layout" svg:x1="5.704cm" svg:y1="20.832cm" svg:x2="5.704cm" svg:y2="20.9cm">
            <text:p/>
          </draw:line>
          <draw:line draw:style-name="gr3" draw:text-style-name="P1" draw:layer="layout" svg:x1="5.772cm" svg:y1="20.832cm" svg:x2="5.772cm" svg:y2="20.9cm">
            <text:p/>
          </draw:line>
          <draw:line draw:style-name="gr3" draw:text-style-name="P1" draw:layer="layout" svg:x1="5.838cm" svg:y1="20.832cm" svg:x2="5.838cm" svg:y2="20.9cm">
            <text:p/>
          </draw:line>
          <draw:line draw:style-name="gr3" draw:text-style-name="P1" draw:layer="layout" svg:x1="5.906cm" svg:y1="20.832cm" svg:x2="5.906cm" svg:y2="20.9cm">
            <text:p/>
          </draw:line>
          <draw:line draw:style-name="gr3" draw:text-style-name="P1" draw:layer="layout" svg:x1="5.976cm" svg:y1="20.832cm" svg:x2="5.976cm" svg:y2="20.9cm">
            <text:p/>
          </draw:line>
          <draw:line draw:style-name="gr3" draw:text-style-name="P1" draw:layer="layout" svg:x1="5.433cm" svg:y1="20.085cm" svg:x2="5.433cm" svg:y2="20.153cm">
            <text:p/>
          </draw:line>
          <draw:line draw:style-name="gr3" draw:text-style-name="P1" draw:layer="layout" svg:x1="5.501cm" svg:y1="20.085cm" svg:x2="5.501cm" svg:y2="20.153cm">
            <text:p/>
          </draw:line>
          <draw:line draw:style-name="gr3" draw:text-style-name="P1" draw:layer="layout" svg:x1="5.567cm" svg:y1="20.085cm" svg:x2="5.567cm" svg:y2="20.153cm">
            <text:p/>
          </draw:line>
          <draw:line draw:style-name="gr3" draw:text-style-name="P1" draw:layer="layout" svg:x1="5.635cm" svg:y1="20.085cm" svg:x2="5.635cm" svg:y2="20.153cm">
            <text:p/>
          </draw:line>
          <draw:line draw:style-name="gr3" draw:text-style-name="P1" draw:layer="layout" svg:x1="5.704cm" svg:y1="20.085cm" svg:x2="5.704cm" svg:y2="20.153cm">
            <text:p/>
          </draw:line>
          <draw:line draw:style-name="gr3" draw:text-style-name="P1" draw:layer="layout" svg:x1="5.772cm" svg:y1="20.085cm" svg:x2="5.772cm" svg:y2="20.153cm">
            <text:p/>
          </draw:line>
          <draw:line draw:style-name="gr3" draw:text-style-name="P1" draw:layer="layout" svg:x1="5.838cm" svg:y1="20.085cm" svg:x2="5.838cm" svg:y2="20.153cm">
            <text:p/>
          </draw:line>
          <draw:line draw:style-name="gr3" draw:text-style-name="P1" draw:layer="layout" svg:x1="5.906cm" svg:y1="20.085cm" svg:x2="5.906cm" svg:y2="20.153cm">
            <text:p/>
          </draw:line>
          <draw:line draw:style-name="gr3" draw:text-style-name="P1" draw:layer="layout" svg:x1="5.976cm" svg:y1="20.085cm" svg:x2="5.976cm" svg:y2="20.153cm">
            <text:p/>
          </draw:line>
          <draw:g>
            <draw:line draw:style-name="gr3" draw:text-style-name="P1" draw:layer="layout" svg:x1="6.043cm" svg:y1="20.764cm" svg:x2="6.111cm" svg:y2="20.764cm">
              <text:p/>
            </draw:line>
            <draw:line draw:style-name="gr3" draw:text-style-name="P1" draw:layer="layout" svg:x1="6.043cm" svg:y1="20.696cm" svg:x2="6.111cm" svg:y2="20.696cm">
              <text:p/>
            </draw:line>
            <draw:line draw:style-name="gr3" draw:text-style-name="P1" draw:layer="layout" svg:x1="6.043cm" svg:y1="20.631cm" svg:x2="6.111cm" svg:y2="20.631cm">
              <text:p/>
            </draw:line>
            <draw:line draw:style-name="gr3" draw:text-style-name="P1" draw:layer="layout" svg:x1="6.043cm" svg:y1="20.563cm" svg:x2="6.111cm" svg:y2="20.563cm">
              <text:p/>
            </draw:line>
            <draw:line draw:style-name="gr3" draw:text-style-name="P1" draw:layer="layout" svg:x1="6.043cm" svg:y1="20.493cm" svg:x2="6.111cm" svg:y2="20.493cm">
              <text:p/>
            </draw:line>
            <draw:line draw:style-name="gr3" draw:text-style-name="P1" draw:layer="layout" svg:x1="6.043cm" svg:y1="20.425cm" svg:x2="6.111cm" svg:y2="20.425cm">
              <text:p/>
            </draw:line>
            <draw:line draw:style-name="gr3" draw:text-style-name="P1" draw:layer="layout" svg:x1="6.043cm" svg:y1="20.359cm" svg:x2="6.111cm" svg:y2="20.359cm">
              <text:p/>
            </draw:line>
            <draw:line draw:style-name="gr3" draw:text-style-name="P1" draw:layer="layout" svg:x1="6.043cm" svg:y1="20.292cm" svg:x2="6.111cm" svg:y2="20.292cm">
              <text:p/>
            </draw:line>
            <draw:line draw:style-name="gr3" draw:text-style-name="P1" draw:layer="layout" svg:x1="6.043cm" svg:y1="20.222cm" svg:x2="6.111cm" svg:y2="20.222cm">
              <text:p/>
            </draw:line>
          </draw:g>
          <draw:g>
            <draw:line draw:style-name="gr3" draw:text-style-name="P1" draw:layer="layout" svg:x1="5.298cm" svg:y1="20.764cm" svg:x2="5.366cm" svg:y2="20.764cm">
              <text:p/>
            </draw:line>
            <draw:line draw:style-name="gr3" draw:text-style-name="P1" draw:layer="layout" svg:x1="5.298cm" svg:y1="20.696cm" svg:x2="5.366cm" svg:y2="20.696cm">
              <text:p/>
            </draw:line>
            <draw:line draw:style-name="gr3" draw:text-style-name="P1" draw:layer="layout" svg:x1="5.298cm" svg:y1="20.631cm" svg:x2="5.366cm" svg:y2="20.631cm">
              <text:p/>
            </draw:line>
            <draw:line draw:style-name="gr3" draw:text-style-name="P1" draw:layer="layout" svg:x1="5.298cm" svg:y1="20.563cm" svg:x2="5.366cm" svg:y2="20.563cm">
              <text:p/>
            </draw:line>
            <draw:line draw:style-name="gr3" draw:text-style-name="P1" draw:layer="layout" svg:x1="5.298cm" svg:y1="20.493cm" svg:x2="5.366cm" svg:y2="20.493cm">
              <text:p/>
            </draw:line>
            <draw:line draw:style-name="gr3" draw:text-style-name="P1" draw:layer="layout" svg:x1="5.298cm" svg:y1="20.425cm" svg:x2="5.366cm" svg:y2="20.425cm">
              <text:p/>
            </draw:line>
            <draw:line draw:style-name="gr3" draw:text-style-name="P1" draw:layer="layout" svg:x1="5.298cm" svg:y1="20.359cm" svg:x2="5.366cm" svg:y2="20.359cm">
              <text:p/>
            </draw:line>
            <draw:line draw:style-name="gr3" draw:text-style-name="P1" draw:layer="layout" svg:x1="5.298cm" svg:y1="20.292cm" svg:x2="5.366cm" svg:y2="20.292cm">
              <text:p/>
            </draw:line>
            <draw:line draw:style-name="gr3" draw:text-style-name="P1" draw:layer="layout" svg:x1="5.298cm" svg:y1="20.222cm" svg:x2="5.366cm" svg:y2="20.222cm">
              <text:p/>
            </draw:line>
          </draw:g>
        </draw:g>
        <draw:g>
          <draw:custom-shape draw:style-name="gr4" draw:text-style-name="P1" draw:layer="layout" svg:width="1.152cm" svg:height="0.949cm" svg:x="3.702cm" svg:y="21.6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01cm" svg:height="0.678cm" svg:x="3.875cm" svg:y="21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3.942cm" svg:y1="22.507cm" svg:x2="3.942cm" svg:y2="22.575cm">
            <text:p/>
          </draw:line>
          <draw:line draw:style-name="gr3" draw:text-style-name="P1" draw:layer="layout" svg:x1="4.01cm" svg:y1="22.507cm" svg:x2="4.01cm" svg:y2="22.575cm">
            <text:p/>
          </draw:line>
          <draw:line draw:style-name="gr3" draw:text-style-name="P1" draw:layer="layout" svg:x1="4.076cm" svg:y1="22.507cm" svg:x2="4.076cm" svg:y2="22.575cm">
            <text:p/>
          </draw:line>
          <draw:line draw:style-name="gr3" draw:text-style-name="P1" draw:layer="layout" svg:x1="4.144cm" svg:y1="22.507cm" svg:x2="4.144cm" svg:y2="22.575cm">
            <text:p/>
          </draw:line>
          <draw:line draw:style-name="gr3" draw:text-style-name="P1" draw:layer="layout" svg:x1="3.942cm" svg:y1="21.76cm" svg:x2="3.942cm" svg:y2="21.828cm">
            <text:p/>
          </draw:line>
          <draw:line draw:style-name="gr3" draw:text-style-name="P1" draw:layer="layout" svg:x1="4.01cm" svg:y1="21.76cm" svg:x2="4.01cm" svg:y2="21.828cm">
            <text:p/>
          </draw:line>
          <draw:line draw:style-name="gr3" draw:text-style-name="P1" draw:layer="layout" svg:x1="4.076cm" svg:y1="21.76cm" svg:x2="4.076cm" svg:y2="21.828cm">
            <text:p/>
          </draw:line>
          <draw:line draw:style-name="gr3" draw:text-style-name="P1" draw:layer="layout" svg:x1="4.144cm" svg:y1="21.76cm" svg:x2="4.144cm" svg:y2="21.828cm">
            <text:p/>
          </draw:line>
          <draw:g>
            <draw:line draw:style-name="gr3" draw:text-style-name="P1" draw:layer="layout" svg:x1="3.807cm" svg:y1="22.439cm" svg:x2="3.875cm" svg:y2="22.439cm">
              <text:p/>
            </draw:line>
            <draw:line draw:style-name="gr3" draw:text-style-name="P1" draw:layer="layout" svg:x1="3.807cm" svg:y1="22.371cm" svg:x2="3.875cm" svg:y2="22.371cm">
              <text:p/>
            </draw:line>
            <draw:line draw:style-name="gr3" draw:text-style-name="P1" draw:layer="layout" svg:x1="3.807cm" svg:y1="22.306cm" svg:x2="3.875cm" svg:y2="22.306cm">
              <text:p/>
            </draw:line>
            <draw:line draw:style-name="gr3" draw:text-style-name="P1" draw:layer="layout" svg:x1="3.807cm" svg:y1="22.238cm" svg:x2="3.875cm" svg:y2="22.238cm">
              <text:p/>
            </draw:line>
            <draw:line draw:style-name="gr3" draw:text-style-name="P1" draw:layer="layout" svg:x1="3.807cm" svg:y1="22.168cm" svg:x2="3.875cm" svg:y2="22.168cm">
              <text:p/>
            </draw:line>
            <draw:line draw:style-name="gr3" draw:text-style-name="P1" draw:layer="layout" svg:x1="3.807cm" svg:y1="22.1cm" svg:x2="3.875cm" svg:y2="22.1cm">
              <text:p/>
            </draw:line>
            <draw:line draw:style-name="gr3" draw:text-style-name="P1" draw:layer="layout" svg:x1="3.807cm" svg:y1="22.034cm" svg:x2="3.875cm" svg:y2="22.034cm">
              <text:p/>
            </draw:line>
            <draw:line draw:style-name="gr3" draw:text-style-name="P1" draw:layer="layout" svg:x1="3.807cm" svg:y1="21.967cm" svg:x2="3.875cm" svg:y2="21.967cm">
              <text:p/>
            </draw:line>
            <draw:line draw:style-name="gr3" draw:text-style-name="P1" draw:layer="layout" svg:x1="3.807cm" svg:y1="21.897cm" svg:x2="3.875cm" svg:y2="21.897cm">
              <text:p/>
            </draw:line>
          </draw:g>
          <draw:g>
            <draw:line draw:style-name="gr3" draw:text-style-name="P1" draw:layer="layout" svg:x1="4.678cm" svg:y1="22.437cm" svg:x2="4.746cm" svg:y2="22.437cm">
              <text:p/>
            </draw:line>
            <draw:line draw:style-name="gr3" draw:text-style-name="P1" draw:layer="layout" svg:x1="4.678cm" svg:y1="22.37cm" svg:x2="4.746cm" svg:y2="22.37cm">
              <text:p/>
            </draw:line>
            <draw:line draw:style-name="gr3" draw:text-style-name="P1" draw:layer="layout" svg:x1="4.678cm" svg:y1="22.304cm" svg:x2="4.746cm" svg:y2="22.304cm">
              <text:p/>
            </draw:line>
            <draw:line draw:style-name="gr3" draw:text-style-name="P1" draw:layer="layout" svg:x1="4.678cm" svg:y1="22.236cm" svg:x2="4.746cm" svg:y2="22.236cm">
              <text:p/>
            </draw:line>
            <draw:line draw:style-name="gr3" draw:text-style-name="P1" draw:layer="layout" svg:x1="4.678cm" svg:y1="22.166cm" svg:x2="4.746cm" svg:y2="22.166cm">
              <text:p/>
            </draw:line>
            <draw:line draw:style-name="gr3" draw:text-style-name="P1" draw:layer="layout" svg:x1="4.678cm" svg:y1="22.099cm" svg:x2="4.746cm" svg:y2="22.099cm">
              <text:p/>
            </draw:line>
            <draw:line draw:style-name="gr3" draw:text-style-name="P1" draw:layer="layout" svg:x1="4.678cm" svg:y1="22.033cm" svg:x2="4.746cm" svg:y2="22.033cm">
              <text:p/>
            </draw:line>
            <draw:line draw:style-name="gr3" draw:text-style-name="P1" draw:layer="layout" svg:x1="4.678cm" svg:y1="21.965cm" svg:x2="4.746cm" svg:y2="21.965cm">
              <text:p/>
            </draw:line>
            <draw:line draw:style-name="gr3" draw:text-style-name="P1" draw:layer="layout" svg:x1="4.678cm" svg:y1="21.895cm" svg:x2="4.746cm" svg:y2="21.895cm">
              <text:p/>
            </draw:line>
          </draw:g>
          <draw:custom-shape draw:style-name="gr1" draw:text-style-name="P1" draw:layer="layout" svg:width="0.301cm" svg:height="0.677cm" svg:x="4.38cm" svg:y="21.8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4.447cm" svg:y1="22.505cm" svg:x2="4.447cm" svg:y2="22.573cm">
            <text:p/>
          </draw:line>
          <draw:line draw:style-name="gr3" draw:text-style-name="P1" draw:layer="layout" svg:x1="4.515cm" svg:y1="22.505cm" svg:x2="4.515cm" svg:y2="22.573cm">
            <text:p/>
          </draw:line>
          <draw:line draw:style-name="gr3" draw:text-style-name="P1" draw:layer="layout" svg:x1="4.581cm" svg:y1="22.505cm" svg:x2="4.581cm" svg:y2="22.573cm">
            <text:p/>
          </draw:line>
          <draw:line draw:style-name="gr3" draw:text-style-name="P1" draw:layer="layout" svg:x1="4.648cm" svg:y1="22.505cm" svg:x2="4.648cm" svg:y2="22.573cm">
            <text:p/>
          </draw:line>
          <draw:line draw:style-name="gr3" draw:text-style-name="P1" draw:layer="layout" svg:x1="4.447cm" svg:y1="21.758cm" svg:x2="4.447cm" svg:y2="21.826cm">
            <text:p/>
          </draw:line>
          <draw:line draw:style-name="gr3" draw:text-style-name="P1" draw:layer="layout" svg:x1="4.515cm" svg:y1="21.758cm" svg:x2="4.515cm" svg:y2="21.826cm">
            <text:p/>
          </draw:line>
          <draw:line draw:style-name="gr3" draw:text-style-name="P1" draw:layer="layout" svg:x1="4.581cm" svg:y1="21.758cm" svg:x2="4.581cm" svg:y2="21.826cm">
            <text:p/>
          </draw:line>
          <draw:line draw:style-name="gr3" draw:text-style-name="P1" draw:layer="layout" svg:x1="4.648cm" svg:y1="21.758cm" svg:x2="4.648cm" svg:y2="21.826cm">
            <text:p/>
          </draw:line>
          <draw:g>
            <draw:line draw:style-name="gr3" draw:text-style-name="P1" draw:layer="layout" svg:x1="4.312cm" svg:y1="22.437cm" svg:x2="4.38cm" svg:y2="22.437cm">
              <text:p/>
            </draw:line>
            <draw:line draw:style-name="gr3" draw:text-style-name="P1" draw:layer="layout" svg:x1="4.312cm" svg:y1="22.37cm" svg:x2="4.38cm" svg:y2="22.37cm">
              <text:p/>
            </draw:line>
            <draw:line draw:style-name="gr3" draw:text-style-name="P1" draw:layer="layout" svg:x1="4.312cm" svg:y1="22.304cm" svg:x2="4.38cm" svg:y2="22.304cm">
              <text:p/>
            </draw:line>
            <draw:line draw:style-name="gr3" draw:text-style-name="P1" draw:layer="layout" svg:x1="4.312cm" svg:y1="22.236cm" svg:x2="4.38cm" svg:y2="22.236cm">
              <text:p/>
            </draw:line>
            <draw:line draw:style-name="gr3" draw:text-style-name="P1" draw:layer="layout" svg:x1="4.312cm" svg:y1="22.166cm" svg:x2="4.38cm" svg:y2="22.166cm">
              <text:p/>
            </draw:line>
            <draw:line draw:style-name="gr3" draw:text-style-name="P1" draw:layer="layout" svg:x1="4.312cm" svg:y1="22.099cm" svg:x2="4.38cm" svg:y2="22.099cm">
              <text:p/>
            </draw:line>
            <draw:line draw:style-name="gr3" draw:text-style-name="P1" draw:layer="layout" svg:x1="4.312cm" svg:y1="22.033cm" svg:x2="4.38cm" svg:y2="22.033cm">
              <text:p/>
            </draw:line>
            <draw:line draw:style-name="gr3" draw:text-style-name="P1" draw:layer="layout" svg:x1="4.312cm" svg:y1="21.965cm" svg:x2="4.38cm" svg:y2="21.965cm">
              <text:p/>
            </draw:line>
            <draw:line draw:style-name="gr3" draw:text-style-name="P1" draw:layer="layout" svg:x1="4.312cm" svg:y1="21.895cm" svg:x2="4.38cm" svg:y2="21.895cm">
              <text:p/>
            </draw:line>
          </draw:g>
          <draw:custom-shape draw:style-name="gr4" draw:text-style-name="P1" draw:layer="layout" svg:width="1.017cm" svg:height="0.203cm" svg:x="3.769cm" svg:y="22.641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1" draw:layer="layout" svg:x1="4.176cm" svg:y1="22.437cm" svg:x2="4.244cm" svg:y2="22.437cm">
              <text:p/>
            </draw:line>
            <draw:line draw:style-name="gr3" draw:text-style-name="P1" draw:layer="layout" svg:x1="4.176cm" svg:y1="22.37cm" svg:x2="4.244cm" svg:y2="22.37cm">
              <text:p/>
            </draw:line>
            <draw:line draw:style-name="gr3" draw:text-style-name="P1" draw:layer="layout" svg:x1="4.176cm" svg:y1="22.304cm" svg:x2="4.244cm" svg:y2="22.304cm">
              <text:p/>
            </draw:line>
            <draw:line draw:style-name="gr3" draw:text-style-name="P1" draw:layer="layout" svg:x1="4.176cm" svg:y1="22.236cm" svg:x2="4.244cm" svg:y2="22.236cm">
              <text:p/>
            </draw:line>
            <draw:line draw:style-name="gr3" draw:text-style-name="P1" draw:layer="layout" svg:x1="4.176cm" svg:y1="22.166cm" svg:x2="4.244cm" svg:y2="22.166cm">
              <text:p/>
            </draw:line>
            <draw:line draw:style-name="gr3" draw:text-style-name="P1" draw:layer="layout" svg:x1="4.176cm" svg:y1="22.099cm" svg:x2="4.244cm" svg:y2="22.099cm">
              <text:p/>
            </draw:line>
            <draw:line draw:style-name="gr3" draw:text-style-name="P1" draw:layer="layout" svg:x1="4.176cm" svg:y1="22.033cm" svg:x2="4.244cm" svg:y2="22.033cm">
              <text:p/>
            </draw:line>
            <draw:line draw:style-name="gr3" draw:text-style-name="P1" draw:layer="layout" svg:x1="4.176cm" svg:y1="21.965cm" svg:x2="4.244cm" svg:y2="21.965cm">
              <text:p/>
            </draw:line>
            <draw:line draw:style-name="gr3" draw:text-style-name="P1" draw:layer="layout" svg:x1="4.176cm" svg:y1="21.895cm" svg:x2="4.244cm" svg:y2="21.895cm">
              <text:p/>
            </draw:line>
          </draw:g>
          <draw:line draw:style-name="gr5" draw:text-style-name="P1" draw:layer="layout" svg:x1="3.837cm" svg:y1="22.844cm" svg:x2="3.837cm" svg:y2="22.641cm">
            <text:p/>
          </draw:line>
          <draw:line draw:style-name="gr5" draw:text-style-name="P1" draw:layer="layout" svg:x1="3.973cm" svg:y1="22.844cm" svg:x2="3.973cm" svg:y2="22.641cm">
            <text:p/>
          </draw:line>
          <draw:line draw:style-name="gr5" draw:text-style-name="P1" draw:layer="layout" svg:x1="4.108cm" svg:y1="22.844cm" svg:x2="4.108cm" svg:y2="22.641cm">
            <text:p/>
          </draw:line>
          <draw:line draw:style-name="gr5" draw:text-style-name="P1" draw:layer="layout" svg:x1="4.244cm" svg:y1="22.844cm" svg:x2="4.244cm" svg:y2="22.641cm">
            <text:p/>
          </draw:line>
          <draw:line draw:style-name="gr5" draw:text-style-name="P1" draw:layer="layout" svg:x1="4.379cm" svg:y1="22.844cm" svg:x2="4.379cm" svg:y2="22.641cm">
            <text:p/>
          </draw:line>
          <draw:line draw:style-name="gr5" draw:text-style-name="P1" draw:layer="layout" svg:x1="4.515cm" svg:y1="22.844cm" svg:x2="4.515cm" svg:y2="22.641cm">
            <text:p/>
          </draw:line>
          <draw:line draw:style-name="gr5" draw:text-style-name="P1" draw:layer="layout" svg:x1="4.651cm" svg:y1="22.844cm" svg:x2="4.651cm" svg:y2="22.641cm">
            <text:p/>
          </draw:line>
          <draw:line draw:style-name="gr6" draw:text-style-name="P1" draw:layer="layout" svg:x1="3.905cm" svg:y1="22.844cm" svg:x2="3.905cm" svg:y2="22.641cm">
            <text:p/>
          </draw:line>
          <draw:line draw:style-name="gr6" draw:text-style-name="P1" draw:layer="layout" svg:x1="4.041cm" svg:y1="22.844cm" svg:x2="4.041cm" svg:y2="22.641cm">
            <text:p/>
          </draw:line>
          <draw:line draw:style-name="gr6" draw:text-style-name="P1" draw:layer="layout" svg:x1="4.176cm" svg:y1="22.844cm" svg:x2="4.176cm" svg:y2="22.641cm">
            <text:p/>
          </draw:line>
          <draw:line draw:style-name="gr6" draw:text-style-name="P1" draw:layer="layout" svg:x1="4.312cm" svg:y1="22.844cm" svg:x2="4.312cm" svg:y2="22.641cm">
            <text:p/>
          </draw:line>
          <draw:line draw:style-name="gr6" draw:text-style-name="P1" draw:layer="layout" svg:x1="4.447cm" svg:y1="22.844cm" svg:x2="4.447cm" svg:y2="22.641cm">
            <text:p/>
          </draw:line>
          <draw:line draw:style-name="gr6" draw:text-style-name="P1" draw:layer="layout" svg:x1="4.583cm" svg:y1="22.844cm" svg:x2="4.583cm" svg:y2="22.641cm">
            <text:p/>
          </draw:line>
          <draw:line draw:style-name="gr6" draw:text-style-name="P1" draw:layer="layout" svg:x1="4.718cm" svg:y1="22.844cm" svg:x2="4.718cm" svg:y2="22.641cm">
            <text:p/>
          </draw:line>
        </draw:g>
        <draw:frame draw:style-name="gr7" draw:layer="layout" svg:width="11.471cm" svg:height="0.89cm" svg:x="1cm" svg:y="18.653cm">
          <draw:text-box>
            <text:p><text:span text:style-name="T1">Modern Multiprocessor/Multinode Model</text:span></text:p>
          </draw:text-box>
        </draw:frame>
        <draw:custom-shape draw:style-name="gr8" draw:text-style-name="P2" draw:layer="layout" svg:width="4.201cm" svg:height="0.271cm" svg:x="2.143cm" svg:y="21.15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9" draw:text-style-name="P1" draw:layer="layout" svg:width="0.136cm" svg:height="0.135cm" svg:x="3.214cm" svg:y="20.8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35cm" svg:height="0.135cm" svg:x="4.163cm" svg:y="20.8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36cm" svg:height="0.135cm" svg:x="5.107cm" svg:y="20.8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135cm" svg:height="0.135cm" svg:x="6.061cm" svg:y="20.838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.888cm" svg:y1="20.879cm" svg:x2="2.888cm" svg:y2="21.218cm">
          <text:p/>
        </draw:line>
        <draw:line draw:style-name="gr14" draw:text-style-name="P1" draw:layer="layout" svg:x1="3.824cm" svg:y1="20.879cm" svg:x2="3.824cm" svg:y2="21.218cm">
          <text:p/>
        </draw:line>
        <draw:line draw:style-name="gr15" draw:text-style-name="P1" draw:layer="layout" svg:x1="4.756cm" svg:y1="20.872cm" svg:x2="4.756cm" svg:y2="21.149cm">
          <text:p/>
        </draw:line>
        <draw:line draw:style-name="gr16" draw:text-style-name="P1" draw:layer="layout" svg:x1="5.717cm" svg:y1="20.865cm" svg:x2="5.717cm" svg:y2="21.149cm">
          <text:p/>
        </draw:line>
        <draw:line draw:style-name="gr17" draw:text-style-name="P1" draw:layer="layout" svg:x1="4.312cm" svg:y1="21.353cm" svg:x2="4.312cm" svg:y2="21.692cm">
          <text:p/>
        </draw:line>
        <draw:g>
          <draw:custom-shape draw:style-name="gr1" draw:text-style-name="P1" draw:layer="layout" svg:width="0.678cm" svg:height="0.677cm" svg:x="2.519cm" svg:y="23.5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9cm" svg:height="0.339cm" svg:x="2.689cm" svg:y="23.75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87cm" svg:y1="24.259cm" svg:x2="2.587cm" svg:y2="24.327cm">
            <text:p/>
          </draw:line>
          <draw:line draw:style-name="gr3" draw:text-style-name="P1" draw:layer="layout" svg:x1="2.655cm" svg:y1="24.259cm" svg:x2="2.655cm" svg:y2="24.327cm">
            <text:p/>
          </draw:line>
          <draw:line draw:style-name="gr3" draw:text-style-name="P1" draw:layer="layout" svg:x1="2.72cm" svg:y1="24.259cm" svg:x2="2.72cm" svg:y2="24.327cm">
            <text:p/>
          </draw:line>
          <draw:line draw:style-name="gr3" draw:text-style-name="P1" draw:layer="layout" svg:x1="2.788cm" svg:y1="24.259cm" svg:x2="2.788cm" svg:y2="24.327cm">
            <text:p/>
          </draw:line>
          <draw:line draw:style-name="gr3" draw:text-style-name="P1" draw:layer="layout" svg:x1="2.858cm" svg:y1="24.259cm" svg:x2="2.858cm" svg:y2="24.327cm">
            <text:p/>
          </draw:line>
          <draw:line draw:style-name="gr3" draw:text-style-name="P1" draw:layer="layout" svg:x1="2.926cm" svg:y1="24.259cm" svg:x2="2.926cm" svg:y2="24.327cm">
            <text:p/>
          </draw:line>
          <draw:line draw:style-name="gr3" draw:text-style-name="P1" draw:layer="layout" svg:x1="2.991cm" svg:y1="24.259cm" svg:x2="2.991cm" svg:y2="24.327cm">
            <text:p/>
          </draw:line>
          <draw:line draw:style-name="gr3" draw:text-style-name="P1" draw:layer="layout" svg:x1="3.059cm" svg:y1="24.259cm" svg:x2="3.059cm" svg:y2="24.327cm">
            <text:p/>
          </draw:line>
          <draw:line draw:style-name="gr3" draw:text-style-name="P1" draw:layer="layout" svg:x1="3.129cm" svg:y1="24.259cm" svg:x2="3.129cm" svg:y2="24.327cm">
            <text:p/>
          </draw:line>
          <draw:line draw:style-name="gr3" draw:text-style-name="P1" draw:layer="layout" svg:x1="2.587cm" svg:y1="23.512cm" svg:x2="2.587cm" svg:y2="23.58cm">
            <text:p/>
          </draw:line>
          <draw:line draw:style-name="gr3" draw:text-style-name="P1" draw:layer="layout" svg:x1="2.655cm" svg:y1="23.512cm" svg:x2="2.655cm" svg:y2="23.58cm">
            <text:p/>
          </draw:line>
          <draw:line draw:style-name="gr3" draw:text-style-name="P1" draw:layer="layout" svg:x1="2.72cm" svg:y1="23.512cm" svg:x2="2.72cm" svg:y2="23.58cm">
            <text:p/>
          </draw:line>
          <draw:line draw:style-name="gr3" draw:text-style-name="P1" draw:layer="layout" svg:x1="2.788cm" svg:y1="23.512cm" svg:x2="2.788cm" svg:y2="23.58cm">
            <text:p/>
          </draw:line>
          <draw:line draw:style-name="gr3" draw:text-style-name="P1" draw:layer="layout" svg:x1="2.858cm" svg:y1="23.512cm" svg:x2="2.858cm" svg:y2="23.58cm">
            <text:p/>
          </draw:line>
          <draw:line draw:style-name="gr3" draw:text-style-name="P1" draw:layer="layout" svg:x1="2.926cm" svg:y1="23.512cm" svg:x2="2.926cm" svg:y2="23.58cm">
            <text:p/>
          </draw:line>
          <draw:line draw:style-name="gr3" draw:text-style-name="P1" draw:layer="layout" svg:x1="2.991cm" svg:y1="23.512cm" svg:x2="2.991cm" svg:y2="23.58cm">
            <text:p/>
          </draw:line>
          <draw:line draw:style-name="gr3" draw:text-style-name="P1" draw:layer="layout" svg:x1="3.059cm" svg:y1="23.512cm" svg:x2="3.059cm" svg:y2="23.58cm">
            <text:p/>
          </draw:line>
          <draw:line draw:style-name="gr3" draw:text-style-name="P1" draw:layer="layout" svg:x1="3.129cm" svg:y1="23.512cm" svg:x2="3.129cm" svg:y2="23.58cm">
            <text:p/>
          </draw:line>
          <draw:g>
            <draw:line draw:style-name="gr3" draw:text-style-name="P1" draw:layer="layout" svg:x1="3.197cm" svg:y1="24.191cm" svg:x2="3.265cm" svg:y2="24.191cm">
              <text:p/>
            </draw:line>
            <draw:line draw:style-name="gr3" draw:text-style-name="P1" draw:layer="layout" svg:x1="3.197cm" svg:y1="24.124cm" svg:x2="3.265cm" svg:y2="24.124cm">
              <text:p/>
            </draw:line>
            <draw:line draw:style-name="gr3" draw:text-style-name="P1" draw:layer="layout" svg:x1="3.197cm" svg:y1="24.058cm" svg:x2="3.265cm" svg:y2="24.058cm">
              <text:p/>
            </draw:line>
            <draw:line draw:style-name="gr3" draw:text-style-name="P1" draw:layer="layout" svg:x1="3.197cm" svg:y1="23.99cm" svg:x2="3.265cm" svg:y2="23.99cm">
              <text:p/>
            </draw:line>
            <draw:line draw:style-name="gr3" draw:text-style-name="P1" draw:layer="layout" svg:x1="3.197cm" svg:y1="23.92cm" svg:x2="3.265cm" svg:y2="23.92cm">
              <text:p/>
            </draw:line>
            <draw:line draw:style-name="gr3" draw:text-style-name="P1" draw:layer="layout" svg:x1="3.197cm" svg:y1="23.852cm" svg:x2="3.265cm" svg:y2="23.852cm">
              <text:p/>
            </draw:line>
            <draw:line draw:style-name="gr3" draw:text-style-name="P1" draw:layer="layout" svg:x1="3.197cm" svg:y1="23.787cm" svg:x2="3.265cm" svg:y2="23.787cm">
              <text:p/>
            </draw:line>
            <draw:line draw:style-name="gr3" draw:text-style-name="P1" draw:layer="layout" svg:x1="3.197cm" svg:y1="23.719cm" svg:x2="3.265cm" svg:y2="23.719cm">
              <text:p/>
            </draw:line>
            <draw:line draw:style-name="gr3" draw:text-style-name="P1" draw:layer="layout" svg:x1="3.197cm" svg:y1="23.649cm" svg:x2="3.265cm" svg:y2="23.649cm">
              <text:p/>
            </draw:line>
          </draw:g>
          <draw:g>
            <draw:line draw:style-name="gr3" draw:text-style-name="P1" draw:layer="layout" svg:x1="2.451cm" svg:y1="24.191cm" svg:x2="2.519cm" svg:y2="24.191cm">
              <text:p/>
            </draw:line>
            <draw:line draw:style-name="gr3" draw:text-style-name="P1" draw:layer="layout" svg:x1="2.451cm" svg:y1="24.124cm" svg:x2="2.519cm" svg:y2="24.124cm">
              <text:p/>
            </draw:line>
            <draw:line draw:style-name="gr3" draw:text-style-name="P1" draw:layer="layout" svg:x1="2.451cm" svg:y1="24.058cm" svg:x2="2.519cm" svg:y2="24.058cm">
              <text:p/>
            </draw:line>
            <draw:line draw:style-name="gr3" draw:text-style-name="P1" draw:layer="layout" svg:x1="2.451cm" svg:y1="23.99cm" svg:x2="2.519cm" svg:y2="23.99cm">
              <text:p/>
            </draw:line>
            <draw:line draw:style-name="gr3" draw:text-style-name="P1" draw:layer="layout" svg:x1="2.451cm" svg:y1="23.92cm" svg:x2="2.519cm" svg:y2="23.92cm">
              <text:p/>
            </draw:line>
            <draw:line draw:style-name="gr3" draw:text-style-name="P1" draw:layer="layout" svg:x1="2.451cm" svg:y1="23.852cm" svg:x2="2.519cm" svg:y2="23.852cm">
              <text:p/>
            </draw:line>
            <draw:line draw:style-name="gr3" draw:text-style-name="P1" draw:layer="layout" svg:x1="2.451cm" svg:y1="23.787cm" svg:x2="2.519cm" svg:y2="23.787cm">
              <text:p/>
            </draw:line>
            <draw:line draw:style-name="gr3" draw:text-style-name="P1" draw:layer="layout" svg:x1="2.451cm" svg:y1="23.719cm" svg:x2="2.519cm" svg:y2="23.719cm">
              <text:p/>
            </draw:line>
            <draw:line draw:style-name="gr3" draw:text-style-name="P1" draw:layer="layout" svg:x1="2.451cm" svg:y1="23.649cm" svg:x2="2.519cm" svg:y2="23.649cm">
              <text:p/>
            </draw:line>
          </draw:g>
        </draw:g>
        <draw:g>
          <draw:custom-shape draw:style-name="gr1" draw:text-style-name="P1" draw:layer="layout" svg:width="0.677cm" svg:height="0.677cm" svg:x="3.468cm" svg:y="23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9cm" svg:height="0.338cm" svg:x="3.638cm" svg:y="23.75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3.536cm" svg:y1="24.261cm" svg:x2="3.536cm" svg:y2="24.329cm">
            <text:p/>
          </draw:line>
          <draw:line draw:style-name="gr3" draw:text-style-name="P1" draw:layer="layout" svg:x1="3.604cm" svg:y1="24.261cm" svg:x2="3.604cm" svg:y2="24.329cm">
            <text:p/>
          </draw:line>
          <draw:line draw:style-name="gr3" draw:text-style-name="P1" draw:layer="layout" svg:x1="3.669cm" svg:y1="24.261cm" svg:x2="3.669cm" svg:y2="24.329cm">
            <text:p/>
          </draw:line>
          <draw:line draw:style-name="gr3" draw:text-style-name="P1" draw:layer="layout" svg:x1="3.737cm" svg:y1="24.261cm" svg:x2="3.737cm" svg:y2="24.329cm">
            <text:p/>
          </draw:line>
          <draw:line draw:style-name="gr3" draw:text-style-name="P1" draw:layer="layout" svg:x1="3.807cm" svg:y1="24.261cm" svg:x2="3.807cm" svg:y2="24.329cm">
            <text:p/>
          </draw:line>
          <draw:line draw:style-name="gr3" draw:text-style-name="P1" draw:layer="layout" svg:x1="3.875cm" svg:y1="24.261cm" svg:x2="3.875cm" svg:y2="24.329cm">
            <text:p/>
          </draw:line>
          <draw:line draw:style-name="gr3" draw:text-style-name="P1" draw:layer="layout" svg:x1="3.94cm" svg:y1="24.261cm" svg:x2="3.94cm" svg:y2="24.329cm">
            <text:p/>
          </draw:line>
          <draw:line draw:style-name="gr3" draw:text-style-name="P1" draw:layer="layout" svg:x1="4.008cm" svg:y1="24.261cm" svg:x2="4.008cm" svg:y2="24.329cm">
            <text:p/>
          </draw:line>
          <draw:line draw:style-name="gr3" draw:text-style-name="P1" draw:layer="layout" svg:x1="4.078cm" svg:y1="24.261cm" svg:x2="4.078cm" svg:y2="24.329cm">
            <text:p/>
          </draw:line>
          <draw:line draw:style-name="gr3" draw:text-style-name="P1" draw:layer="layout" svg:x1="3.536cm" svg:y1="23.514cm" svg:x2="3.536cm" svg:y2="23.582cm">
            <text:p/>
          </draw:line>
          <draw:line draw:style-name="gr3" draw:text-style-name="P1" draw:layer="layout" svg:x1="3.604cm" svg:y1="23.514cm" svg:x2="3.604cm" svg:y2="23.582cm">
            <text:p/>
          </draw:line>
          <draw:line draw:style-name="gr3" draw:text-style-name="P1" draw:layer="layout" svg:x1="3.669cm" svg:y1="23.514cm" svg:x2="3.669cm" svg:y2="23.582cm">
            <text:p/>
          </draw:line>
          <draw:line draw:style-name="gr3" draw:text-style-name="P1" draw:layer="layout" svg:x1="3.737cm" svg:y1="23.514cm" svg:x2="3.737cm" svg:y2="23.582cm">
            <text:p/>
          </draw:line>
          <draw:line draw:style-name="gr3" draw:text-style-name="P1" draw:layer="layout" svg:x1="3.807cm" svg:y1="23.514cm" svg:x2="3.807cm" svg:y2="23.582cm">
            <text:p/>
          </draw:line>
          <draw:line draw:style-name="gr3" draw:text-style-name="P1" draw:layer="layout" svg:x1="3.875cm" svg:y1="23.514cm" svg:x2="3.875cm" svg:y2="23.582cm">
            <text:p/>
          </draw:line>
          <draw:line draw:style-name="gr3" draw:text-style-name="P1" draw:layer="layout" svg:x1="3.94cm" svg:y1="23.514cm" svg:x2="3.94cm" svg:y2="23.582cm">
            <text:p/>
          </draw:line>
          <draw:line draw:style-name="gr3" draw:text-style-name="P1" draw:layer="layout" svg:x1="4.008cm" svg:y1="23.514cm" svg:x2="4.008cm" svg:y2="23.582cm">
            <text:p/>
          </draw:line>
          <draw:line draw:style-name="gr3" draw:text-style-name="P1" draw:layer="layout" svg:x1="4.078cm" svg:y1="23.514cm" svg:x2="4.078cm" svg:y2="23.582cm">
            <text:p/>
          </draw:line>
          <draw:g>
            <draw:line draw:style-name="gr3" draw:text-style-name="P1" draw:layer="layout" svg:x1="4.146cm" svg:y1="24.193cm" svg:x2="4.214cm" svg:y2="24.193cm">
              <text:p/>
            </draw:line>
            <draw:line draw:style-name="gr3" draw:text-style-name="P1" draw:layer="layout" svg:x1="4.146cm" svg:y1="24.125cm" svg:x2="4.214cm" svg:y2="24.125cm">
              <text:p/>
            </draw:line>
            <draw:line draw:style-name="gr3" draw:text-style-name="P1" draw:layer="layout" svg:x1="4.146cm" svg:y1="24.06cm" svg:x2="4.214cm" svg:y2="24.06cm">
              <text:p/>
            </draw:line>
            <draw:line draw:style-name="gr3" draw:text-style-name="P1" draw:layer="layout" svg:x1="4.146cm" svg:y1="23.992cm" svg:x2="4.214cm" svg:y2="23.992cm">
              <text:p/>
            </draw:line>
            <draw:line draw:style-name="gr3" draw:text-style-name="P1" draw:layer="layout" svg:x1="4.146cm" svg:y1="23.922cm" svg:x2="4.214cm" svg:y2="23.922cm">
              <text:p/>
            </draw:line>
            <draw:line draw:style-name="gr3" draw:text-style-name="P1" draw:layer="layout" svg:x1="4.146cm" svg:y1="23.854cm" svg:x2="4.214cm" svg:y2="23.854cm">
              <text:p/>
            </draw:line>
            <draw:line draw:style-name="gr3" draw:text-style-name="P1" draw:layer="layout" svg:x1="4.146cm" svg:y1="23.788cm" svg:x2="4.214cm" svg:y2="23.788cm">
              <text:p/>
            </draw:line>
            <draw:line draw:style-name="gr3" draw:text-style-name="P1" draw:layer="layout" svg:x1="4.146cm" svg:y1="23.721cm" svg:x2="4.214cm" svg:y2="23.721cm">
              <text:p/>
            </draw:line>
            <draw:line draw:style-name="gr3" draw:text-style-name="P1" draw:layer="layout" svg:x1="4.146cm" svg:y1="23.651cm" svg:x2="4.214cm" svg:y2="23.651cm">
              <text:p/>
            </draw:line>
          </draw:g>
          <draw:g>
            <draw:line draw:style-name="gr3" draw:text-style-name="P1" draw:layer="layout" svg:x1="3.4cm" svg:y1="24.193cm" svg:x2="3.468cm" svg:y2="24.193cm">
              <text:p/>
            </draw:line>
            <draw:line draw:style-name="gr3" draw:text-style-name="P1" draw:layer="layout" svg:x1="3.4cm" svg:y1="24.125cm" svg:x2="3.468cm" svg:y2="24.125cm">
              <text:p/>
            </draw:line>
            <draw:line draw:style-name="gr3" draw:text-style-name="P1" draw:layer="layout" svg:x1="3.4cm" svg:y1="24.06cm" svg:x2="3.468cm" svg:y2="24.06cm">
              <text:p/>
            </draw:line>
            <draw:line draw:style-name="gr3" draw:text-style-name="P1" draw:layer="layout" svg:x1="3.4cm" svg:y1="23.992cm" svg:x2="3.468cm" svg:y2="23.992cm">
              <text:p/>
            </draw:line>
            <draw:line draw:style-name="gr3" draw:text-style-name="P1" draw:layer="layout" svg:x1="3.4cm" svg:y1="23.922cm" svg:x2="3.468cm" svg:y2="23.922cm">
              <text:p/>
            </draw:line>
            <draw:line draw:style-name="gr3" draw:text-style-name="P1" draw:layer="layout" svg:x1="3.4cm" svg:y1="23.854cm" svg:x2="3.468cm" svg:y2="23.854cm">
              <text:p/>
            </draw:line>
            <draw:line draw:style-name="gr3" draw:text-style-name="P1" draw:layer="layout" svg:x1="3.4cm" svg:y1="23.788cm" svg:x2="3.468cm" svg:y2="23.788cm">
              <text:p/>
            </draw:line>
            <draw:line draw:style-name="gr3" draw:text-style-name="P1" draw:layer="layout" svg:x1="3.4cm" svg:y1="23.721cm" svg:x2="3.468cm" svg:y2="23.721cm">
              <text:p/>
            </draw:line>
            <draw:line draw:style-name="gr3" draw:text-style-name="P1" draw:layer="layout" svg:x1="3.4cm" svg:y1="23.651cm" svg:x2="3.468cm" svg:y2="23.651cm">
              <text:p/>
            </draw:line>
          </draw:g>
        </draw:g>
        <draw:g>
          <draw:custom-shape draw:style-name="gr1" draw:text-style-name="P1" draw:layer="layout" svg:width="0.677cm" svg:height="0.677cm" svg:x="4.417cm" svg:y="23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8cm" svg:height="0.338cm" svg:x="4.587cm" svg:y="23.75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4.485cm" svg:y1="24.261cm" svg:x2="4.485cm" svg:y2="24.329cm">
            <text:p/>
          </draw:line>
          <draw:line draw:style-name="gr3" draw:text-style-name="P1" draw:layer="layout" svg:x1="4.552cm" svg:y1="24.261cm" svg:x2="4.552cm" svg:y2="24.329cm">
            <text:p/>
          </draw:line>
          <draw:line draw:style-name="gr3" draw:text-style-name="P1" draw:layer="layout" svg:x1="4.618cm" svg:y1="24.261cm" svg:x2="4.618cm" svg:y2="24.329cm">
            <text:p/>
          </draw:line>
          <draw:line draw:style-name="gr3" draw:text-style-name="P1" draw:layer="layout" svg:x1="4.686cm" svg:y1="24.261cm" svg:x2="4.686cm" svg:y2="24.329cm">
            <text:p/>
          </draw:line>
          <draw:line draw:style-name="gr3" draw:text-style-name="P1" draw:layer="layout" svg:x1="4.756cm" svg:y1="24.261cm" svg:x2="4.756cm" svg:y2="24.329cm">
            <text:p/>
          </draw:line>
          <draw:line draw:style-name="gr3" draw:text-style-name="P1" draw:layer="layout" svg:x1="4.823cm" svg:y1="24.261cm" svg:x2="4.823cm" svg:y2="24.329cm">
            <text:p/>
          </draw:line>
          <draw:line draw:style-name="gr3" draw:text-style-name="P1" draw:layer="layout" svg:x1="4.889cm" svg:y1="24.261cm" svg:x2="4.889cm" svg:y2="24.329cm">
            <text:p/>
          </draw:line>
          <draw:line draw:style-name="gr3" draw:text-style-name="P1" draw:layer="layout" svg:x1="4.957cm" svg:y1="24.261cm" svg:x2="4.957cm" svg:y2="24.329cm">
            <text:p/>
          </draw:line>
          <draw:line draw:style-name="gr3" draw:text-style-name="P1" draw:layer="layout" svg:x1="5.027cm" svg:y1="24.261cm" svg:x2="5.027cm" svg:y2="24.329cm">
            <text:p/>
          </draw:line>
          <draw:line draw:style-name="gr3" draw:text-style-name="P1" draw:layer="layout" svg:x1="4.485cm" svg:y1="23.514cm" svg:x2="4.485cm" svg:y2="23.582cm">
            <text:p/>
          </draw:line>
          <draw:line draw:style-name="gr3" draw:text-style-name="P1" draw:layer="layout" svg:x1="4.552cm" svg:y1="23.514cm" svg:x2="4.552cm" svg:y2="23.582cm">
            <text:p/>
          </draw:line>
          <draw:line draw:style-name="gr3" draw:text-style-name="P1" draw:layer="layout" svg:x1="4.618cm" svg:y1="23.514cm" svg:x2="4.618cm" svg:y2="23.582cm">
            <text:p/>
          </draw:line>
          <draw:line draw:style-name="gr3" draw:text-style-name="P1" draw:layer="layout" svg:x1="4.686cm" svg:y1="23.514cm" svg:x2="4.686cm" svg:y2="23.582cm">
            <text:p/>
          </draw:line>
          <draw:line draw:style-name="gr3" draw:text-style-name="P1" draw:layer="layout" svg:x1="4.756cm" svg:y1="23.514cm" svg:x2="4.756cm" svg:y2="23.582cm">
            <text:p/>
          </draw:line>
          <draw:line draw:style-name="gr3" draw:text-style-name="P1" draw:layer="layout" svg:x1="4.823cm" svg:y1="23.514cm" svg:x2="4.823cm" svg:y2="23.582cm">
            <text:p/>
          </draw:line>
          <draw:line draw:style-name="gr3" draw:text-style-name="P1" draw:layer="layout" svg:x1="4.889cm" svg:y1="23.514cm" svg:x2="4.889cm" svg:y2="23.582cm">
            <text:p/>
          </draw:line>
          <draw:line draw:style-name="gr3" draw:text-style-name="P1" draw:layer="layout" svg:x1="4.957cm" svg:y1="23.514cm" svg:x2="4.957cm" svg:y2="23.582cm">
            <text:p/>
          </draw:line>
          <draw:line draw:style-name="gr3" draw:text-style-name="P1" draw:layer="layout" svg:x1="5.027cm" svg:y1="23.514cm" svg:x2="5.027cm" svg:y2="23.582cm">
            <text:p/>
          </draw:line>
          <draw:g>
            <draw:line draw:style-name="gr3" draw:text-style-name="P1" draw:layer="layout" svg:x1="5.095cm" svg:y1="24.193cm" svg:x2="5.163cm" svg:y2="24.193cm">
              <text:p/>
            </draw:line>
            <draw:line draw:style-name="gr3" draw:text-style-name="P1" draw:layer="layout" svg:x1="5.095cm" svg:y1="24.125cm" svg:x2="5.163cm" svg:y2="24.125cm">
              <text:p/>
            </draw:line>
            <draw:line draw:style-name="gr3" draw:text-style-name="P1" draw:layer="layout" svg:x1="5.095cm" svg:y1="24.06cm" svg:x2="5.163cm" svg:y2="24.06cm">
              <text:p/>
            </draw:line>
            <draw:line draw:style-name="gr3" draw:text-style-name="P1" draw:layer="layout" svg:x1="5.095cm" svg:y1="23.992cm" svg:x2="5.163cm" svg:y2="23.992cm">
              <text:p/>
            </draw:line>
            <draw:line draw:style-name="gr3" draw:text-style-name="P1" draw:layer="layout" svg:x1="5.095cm" svg:y1="23.922cm" svg:x2="5.163cm" svg:y2="23.922cm">
              <text:p/>
            </draw:line>
            <draw:line draw:style-name="gr3" draw:text-style-name="P1" draw:layer="layout" svg:x1="5.095cm" svg:y1="23.854cm" svg:x2="5.163cm" svg:y2="23.854cm">
              <text:p/>
            </draw:line>
            <draw:line draw:style-name="gr3" draw:text-style-name="P1" draw:layer="layout" svg:x1="5.095cm" svg:y1="23.788cm" svg:x2="5.163cm" svg:y2="23.788cm">
              <text:p/>
            </draw:line>
            <draw:line draw:style-name="gr3" draw:text-style-name="P1" draw:layer="layout" svg:x1="5.095cm" svg:y1="23.721cm" svg:x2="5.163cm" svg:y2="23.721cm">
              <text:p/>
            </draw:line>
            <draw:line draw:style-name="gr3" draw:text-style-name="P1" draw:layer="layout" svg:x1="5.095cm" svg:y1="23.651cm" svg:x2="5.163cm" svg:y2="23.651cm">
              <text:p/>
            </draw:line>
          </draw:g>
          <draw:g>
            <draw:line draw:style-name="gr3" draw:text-style-name="P1" draw:layer="layout" svg:x1="4.349cm" svg:y1="24.193cm" svg:x2="4.417cm" svg:y2="24.193cm">
              <text:p/>
            </draw:line>
            <draw:line draw:style-name="gr3" draw:text-style-name="P1" draw:layer="layout" svg:x1="4.349cm" svg:y1="24.125cm" svg:x2="4.417cm" svg:y2="24.125cm">
              <text:p/>
            </draw:line>
            <draw:line draw:style-name="gr3" draw:text-style-name="P1" draw:layer="layout" svg:x1="4.349cm" svg:y1="24.06cm" svg:x2="4.417cm" svg:y2="24.06cm">
              <text:p/>
            </draw:line>
            <draw:line draw:style-name="gr3" draw:text-style-name="P1" draw:layer="layout" svg:x1="4.349cm" svg:y1="23.992cm" svg:x2="4.417cm" svg:y2="23.992cm">
              <text:p/>
            </draw:line>
            <draw:line draw:style-name="gr3" draw:text-style-name="P1" draw:layer="layout" svg:x1="4.349cm" svg:y1="23.922cm" svg:x2="4.417cm" svg:y2="23.922cm">
              <text:p/>
            </draw:line>
            <draw:line draw:style-name="gr3" draw:text-style-name="P1" draw:layer="layout" svg:x1="4.349cm" svg:y1="23.854cm" svg:x2="4.417cm" svg:y2="23.854cm">
              <text:p/>
            </draw:line>
            <draw:line draw:style-name="gr3" draw:text-style-name="P1" draw:layer="layout" svg:x1="4.349cm" svg:y1="23.788cm" svg:x2="4.417cm" svg:y2="23.788cm">
              <text:p/>
            </draw:line>
            <draw:line draw:style-name="gr3" draw:text-style-name="P1" draw:layer="layout" svg:x1="4.349cm" svg:y1="23.721cm" svg:x2="4.417cm" svg:y2="23.721cm">
              <text:p/>
            </draw:line>
            <draw:line draw:style-name="gr3" draw:text-style-name="P1" draw:layer="layout" svg:x1="4.349cm" svg:y1="23.651cm" svg:x2="4.417cm" svg:y2="23.651cm">
              <text:p/>
            </draw:line>
          </draw:g>
        </draw:g>
        <draw:g>
          <draw:custom-shape draw:style-name="gr1" draw:text-style-name="P1" draw:layer="layout" svg:width="0.678cm" svg:height="0.677cm" svg:x="5.366cm" svg:y="23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8cm" svg:height="0.338cm" svg:x="5.536cm" svg:y="23.75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5.433cm" svg:y1="24.261cm" svg:x2="5.433cm" svg:y2="24.329cm">
            <text:p/>
          </draw:line>
          <draw:line draw:style-name="gr3" draw:text-style-name="P1" draw:layer="layout" svg:x1="5.501cm" svg:y1="24.261cm" svg:x2="5.501cm" svg:y2="24.329cm">
            <text:p/>
          </draw:line>
          <draw:line draw:style-name="gr3" draw:text-style-name="P1" draw:layer="layout" svg:x1="5.567cm" svg:y1="24.261cm" svg:x2="5.567cm" svg:y2="24.329cm">
            <text:p/>
          </draw:line>
          <draw:line draw:style-name="gr3" draw:text-style-name="P1" draw:layer="layout" svg:x1="5.635cm" svg:y1="24.261cm" svg:x2="5.635cm" svg:y2="24.329cm">
            <text:p/>
          </draw:line>
          <draw:line draw:style-name="gr3" draw:text-style-name="P1" draw:layer="layout" svg:x1="5.704cm" svg:y1="24.261cm" svg:x2="5.704cm" svg:y2="24.329cm">
            <text:p/>
          </draw:line>
          <draw:line draw:style-name="gr3" draw:text-style-name="P1" draw:layer="layout" svg:x1="5.772cm" svg:y1="24.261cm" svg:x2="5.772cm" svg:y2="24.329cm">
            <text:p/>
          </draw:line>
          <draw:line draw:style-name="gr3" draw:text-style-name="P1" draw:layer="layout" svg:x1="5.838cm" svg:y1="24.261cm" svg:x2="5.838cm" svg:y2="24.329cm">
            <text:p/>
          </draw:line>
          <draw:line draw:style-name="gr3" draw:text-style-name="P1" draw:layer="layout" svg:x1="5.906cm" svg:y1="24.261cm" svg:x2="5.906cm" svg:y2="24.329cm">
            <text:p/>
          </draw:line>
          <draw:line draw:style-name="gr3" draw:text-style-name="P1" draw:layer="layout" svg:x1="5.976cm" svg:y1="24.261cm" svg:x2="5.976cm" svg:y2="24.329cm">
            <text:p/>
          </draw:line>
          <draw:line draw:style-name="gr3" draw:text-style-name="P1" draw:layer="layout" svg:x1="5.433cm" svg:y1="23.514cm" svg:x2="5.433cm" svg:y2="23.582cm">
            <text:p/>
          </draw:line>
          <draw:line draw:style-name="gr3" draw:text-style-name="P1" draw:layer="layout" svg:x1="5.501cm" svg:y1="23.514cm" svg:x2="5.501cm" svg:y2="23.582cm">
            <text:p/>
          </draw:line>
          <draw:line draw:style-name="gr3" draw:text-style-name="P1" draw:layer="layout" svg:x1="5.567cm" svg:y1="23.514cm" svg:x2="5.567cm" svg:y2="23.582cm">
            <text:p/>
          </draw:line>
          <draw:line draw:style-name="gr3" draw:text-style-name="P1" draw:layer="layout" svg:x1="5.635cm" svg:y1="23.514cm" svg:x2="5.635cm" svg:y2="23.582cm">
            <text:p/>
          </draw:line>
          <draw:line draw:style-name="gr3" draw:text-style-name="P1" draw:layer="layout" svg:x1="5.704cm" svg:y1="23.514cm" svg:x2="5.704cm" svg:y2="23.582cm">
            <text:p/>
          </draw:line>
          <draw:line draw:style-name="gr3" draw:text-style-name="P1" draw:layer="layout" svg:x1="5.772cm" svg:y1="23.514cm" svg:x2="5.772cm" svg:y2="23.582cm">
            <text:p/>
          </draw:line>
          <draw:line draw:style-name="gr3" draw:text-style-name="P1" draw:layer="layout" svg:x1="5.838cm" svg:y1="23.514cm" svg:x2="5.838cm" svg:y2="23.582cm">
            <text:p/>
          </draw:line>
          <draw:line draw:style-name="gr3" draw:text-style-name="P1" draw:layer="layout" svg:x1="5.906cm" svg:y1="23.514cm" svg:x2="5.906cm" svg:y2="23.582cm">
            <text:p/>
          </draw:line>
          <draw:line draw:style-name="gr3" draw:text-style-name="P1" draw:layer="layout" svg:x1="5.976cm" svg:y1="23.514cm" svg:x2="5.976cm" svg:y2="23.582cm">
            <text:p/>
          </draw:line>
          <draw:g>
            <draw:line draw:style-name="gr3" draw:text-style-name="P1" draw:layer="layout" svg:x1="6.043cm" svg:y1="24.193cm" svg:x2="6.111cm" svg:y2="24.193cm">
              <text:p/>
            </draw:line>
            <draw:line draw:style-name="gr3" draw:text-style-name="P1" draw:layer="layout" svg:x1="6.043cm" svg:y1="24.125cm" svg:x2="6.111cm" svg:y2="24.125cm">
              <text:p/>
            </draw:line>
            <draw:line draw:style-name="gr3" draw:text-style-name="P1" draw:layer="layout" svg:x1="6.043cm" svg:y1="24.06cm" svg:x2="6.111cm" svg:y2="24.06cm">
              <text:p/>
            </draw:line>
            <draw:line draw:style-name="gr3" draw:text-style-name="P1" draw:layer="layout" svg:x1="6.043cm" svg:y1="23.992cm" svg:x2="6.111cm" svg:y2="23.992cm">
              <text:p/>
            </draw:line>
            <draw:line draw:style-name="gr3" draw:text-style-name="P1" draw:layer="layout" svg:x1="6.043cm" svg:y1="23.922cm" svg:x2="6.111cm" svg:y2="23.922cm">
              <text:p/>
            </draw:line>
            <draw:line draw:style-name="gr3" draw:text-style-name="P1" draw:layer="layout" svg:x1="6.043cm" svg:y1="23.854cm" svg:x2="6.111cm" svg:y2="23.854cm">
              <text:p/>
            </draw:line>
            <draw:line draw:style-name="gr3" draw:text-style-name="P1" draw:layer="layout" svg:x1="6.043cm" svg:y1="23.788cm" svg:x2="6.111cm" svg:y2="23.788cm">
              <text:p/>
            </draw:line>
            <draw:line draw:style-name="gr3" draw:text-style-name="P1" draw:layer="layout" svg:x1="6.043cm" svg:y1="23.721cm" svg:x2="6.111cm" svg:y2="23.721cm">
              <text:p/>
            </draw:line>
            <draw:line draw:style-name="gr3" draw:text-style-name="P1" draw:layer="layout" svg:x1="6.043cm" svg:y1="23.651cm" svg:x2="6.111cm" svg:y2="23.651cm">
              <text:p/>
            </draw:line>
          </draw:g>
          <draw:g>
            <draw:line draw:style-name="gr3" draw:text-style-name="P1" draw:layer="layout" svg:x1="5.298cm" svg:y1="24.193cm" svg:x2="5.366cm" svg:y2="24.193cm">
              <text:p/>
            </draw:line>
            <draw:line draw:style-name="gr3" draw:text-style-name="P1" draw:layer="layout" svg:x1="5.298cm" svg:y1="24.125cm" svg:x2="5.366cm" svg:y2="24.125cm">
              <text:p/>
            </draw:line>
            <draw:line draw:style-name="gr3" draw:text-style-name="P1" draw:layer="layout" svg:x1="5.298cm" svg:y1="24.06cm" svg:x2="5.366cm" svg:y2="24.06cm">
              <text:p/>
            </draw:line>
            <draw:line draw:style-name="gr3" draw:text-style-name="P1" draw:layer="layout" svg:x1="5.298cm" svg:y1="23.992cm" svg:x2="5.366cm" svg:y2="23.992cm">
              <text:p/>
            </draw:line>
            <draw:line draw:style-name="gr3" draw:text-style-name="P1" draw:layer="layout" svg:x1="5.298cm" svg:y1="23.922cm" svg:x2="5.366cm" svg:y2="23.922cm">
              <text:p/>
            </draw:line>
            <draw:line draw:style-name="gr3" draw:text-style-name="P1" draw:layer="layout" svg:x1="5.298cm" svg:y1="23.854cm" svg:x2="5.366cm" svg:y2="23.854cm">
              <text:p/>
            </draw:line>
            <draw:line draw:style-name="gr3" draw:text-style-name="P1" draw:layer="layout" svg:x1="5.298cm" svg:y1="23.788cm" svg:x2="5.366cm" svg:y2="23.788cm">
              <text:p/>
            </draw:line>
            <draw:line draw:style-name="gr3" draw:text-style-name="P1" draw:layer="layout" svg:x1="5.298cm" svg:y1="23.721cm" svg:x2="5.366cm" svg:y2="23.721cm">
              <text:p/>
            </draw:line>
            <draw:line draw:style-name="gr3" draw:text-style-name="P1" draw:layer="layout" svg:x1="5.298cm" svg:y1="23.651cm" svg:x2="5.366cm" svg:y2="23.651cm">
              <text:p/>
            </draw:line>
          </draw:g>
        </draw:g>
        <draw:g>
          <draw:custom-shape draw:style-name="gr4" draw:text-style-name="P1" draw:layer="layout" svg:width="1.152cm" svg:height="0.949cm" svg:x="3.702cm" svg:y="25.1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01cm" svg:height="0.678cm" svg:x="3.875cm" svg:y="2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3.942cm" svg:y1="25.936cm" svg:x2="3.942cm" svg:y2="26.004cm">
            <text:p/>
          </draw:line>
          <draw:line draw:style-name="gr3" draw:text-style-name="P1" draw:layer="layout" svg:x1="4.01cm" svg:y1="25.936cm" svg:x2="4.01cm" svg:y2="26.004cm">
            <text:p/>
          </draw:line>
          <draw:line draw:style-name="gr3" draw:text-style-name="P1" draw:layer="layout" svg:x1="4.076cm" svg:y1="25.936cm" svg:x2="4.076cm" svg:y2="26.004cm">
            <text:p/>
          </draw:line>
          <draw:line draw:style-name="gr3" draw:text-style-name="P1" draw:layer="layout" svg:x1="4.144cm" svg:y1="25.936cm" svg:x2="4.144cm" svg:y2="26.004cm">
            <text:p/>
          </draw:line>
          <draw:line draw:style-name="gr3" draw:text-style-name="P1" draw:layer="layout" svg:x1="3.942cm" svg:y1="25.189cm" svg:x2="3.942cm" svg:y2="25.257cm">
            <text:p/>
          </draw:line>
          <draw:line draw:style-name="gr3" draw:text-style-name="P1" draw:layer="layout" svg:x1="4.01cm" svg:y1="25.189cm" svg:x2="4.01cm" svg:y2="25.257cm">
            <text:p/>
          </draw:line>
          <draw:line draw:style-name="gr3" draw:text-style-name="P1" draw:layer="layout" svg:x1="4.076cm" svg:y1="25.189cm" svg:x2="4.076cm" svg:y2="25.257cm">
            <text:p/>
          </draw:line>
          <draw:line draw:style-name="gr3" draw:text-style-name="P1" draw:layer="layout" svg:x1="4.144cm" svg:y1="25.189cm" svg:x2="4.144cm" svg:y2="25.257cm">
            <text:p/>
          </draw:line>
          <draw:g>
            <draw:line draw:style-name="gr3" draw:text-style-name="P1" draw:layer="layout" svg:x1="3.807cm" svg:y1="25.868cm" svg:x2="3.875cm" svg:y2="25.868cm">
              <text:p/>
            </draw:line>
            <draw:line draw:style-name="gr3" draw:text-style-name="P1" draw:layer="layout" svg:x1="3.807cm" svg:y1="25.8cm" svg:x2="3.875cm" svg:y2="25.8cm">
              <text:p/>
            </draw:line>
            <draw:line draw:style-name="gr3" draw:text-style-name="P1" draw:layer="layout" svg:x1="3.807cm" svg:y1="25.735cm" svg:x2="3.875cm" svg:y2="25.735cm">
              <text:p/>
            </draw:line>
            <draw:line draw:style-name="gr3" draw:text-style-name="P1" draw:layer="layout" svg:x1="3.807cm" svg:y1="25.667cm" svg:x2="3.875cm" svg:y2="25.667cm">
              <text:p/>
            </draw:line>
            <draw:line draw:style-name="gr3" draw:text-style-name="P1" draw:layer="layout" svg:x1="3.807cm" svg:y1="25.597cm" svg:x2="3.875cm" svg:y2="25.597cm">
              <text:p/>
            </draw:line>
            <draw:line draw:style-name="gr3" draw:text-style-name="P1" draw:layer="layout" svg:x1="3.807cm" svg:y1="25.529cm" svg:x2="3.875cm" svg:y2="25.529cm">
              <text:p/>
            </draw:line>
            <draw:line draw:style-name="gr3" draw:text-style-name="P1" draw:layer="layout" svg:x1="3.807cm" svg:y1="25.463cm" svg:x2="3.875cm" svg:y2="25.463cm">
              <text:p/>
            </draw:line>
            <draw:line draw:style-name="gr3" draw:text-style-name="P1" draw:layer="layout" svg:x1="3.807cm" svg:y1="25.396cm" svg:x2="3.875cm" svg:y2="25.396cm">
              <text:p/>
            </draw:line>
            <draw:line draw:style-name="gr3" draw:text-style-name="P1" draw:layer="layout" svg:x1="3.807cm" svg:y1="25.326cm" svg:x2="3.875cm" svg:y2="25.326cm">
              <text:p/>
            </draw:line>
          </draw:g>
          <draw:g>
            <draw:line draw:style-name="gr3" draw:text-style-name="P1" draw:layer="layout" svg:x1="4.678cm" svg:y1="25.866cm" svg:x2="4.746cm" svg:y2="25.866cm">
              <text:p/>
            </draw:line>
            <draw:line draw:style-name="gr3" draw:text-style-name="P1" draw:layer="layout" svg:x1="4.678cm" svg:y1="25.799cm" svg:x2="4.746cm" svg:y2="25.799cm">
              <text:p/>
            </draw:line>
            <draw:line draw:style-name="gr3" draw:text-style-name="P1" draw:layer="layout" svg:x1="4.678cm" svg:y1="25.733cm" svg:x2="4.746cm" svg:y2="25.733cm">
              <text:p/>
            </draw:line>
            <draw:line draw:style-name="gr3" draw:text-style-name="P1" draw:layer="layout" svg:x1="4.678cm" svg:y1="25.665cm" svg:x2="4.746cm" svg:y2="25.665cm">
              <text:p/>
            </draw:line>
            <draw:line draw:style-name="gr3" draw:text-style-name="P1" draw:layer="layout" svg:x1="4.678cm" svg:y1="25.595cm" svg:x2="4.746cm" svg:y2="25.595cm">
              <text:p/>
            </draw:line>
            <draw:line draw:style-name="gr3" draw:text-style-name="P1" draw:layer="layout" svg:x1="4.678cm" svg:y1="25.528cm" svg:x2="4.746cm" svg:y2="25.528cm">
              <text:p/>
            </draw:line>
            <draw:line draw:style-name="gr3" draw:text-style-name="P1" draw:layer="layout" svg:x1="4.678cm" svg:y1="25.462cm" svg:x2="4.746cm" svg:y2="25.462cm">
              <text:p/>
            </draw:line>
            <draw:line draw:style-name="gr3" draw:text-style-name="P1" draw:layer="layout" svg:x1="4.678cm" svg:y1="25.394cm" svg:x2="4.746cm" svg:y2="25.394cm">
              <text:p/>
            </draw:line>
            <draw:line draw:style-name="gr3" draw:text-style-name="P1" draw:layer="layout" svg:x1="4.678cm" svg:y1="25.324cm" svg:x2="4.746cm" svg:y2="25.324cm">
              <text:p/>
            </draw:line>
          </draw:g>
          <draw:custom-shape draw:style-name="gr1" draw:text-style-name="P1" draw:layer="layout" svg:width="0.301cm" svg:height="0.677cm" svg:x="4.38cm" svg:y="2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4.447cm" svg:y1="25.934cm" svg:x2="4.447cm" svg:y2="26.002cm">
            <text:p/>
          </draw:line>
          <draw:line draw:style-name="gr3" draw:text-style-name="P1" draw:layer="layout" svg:x1="4.515cm" svg:y1="25.934cm" svg:x2="4.515cm" svg:y2="26.002cm">
            <text:p/>
          </draw:line>
          <draw:line draw:style-name="gr3" draw:text-style-name="P1" draw:layer="layout" svg:x1="4.581cm" svg:y1="25.934cm" svg:x2="4.581cm" svg:y2="26.002cm">
            <text:p/>
          </draw:line>
          <draw:line draw:style-name="gr3" draw:text-style-name="P1" draw:layer="layout" svg:x1="4.648cm" svg:y1="25.934cm" svg:x2="4.648cm" svg:y2="26.002cm">
            <text:p/>
          </draw:line>
          <draw:line draw:style-name="gr3" draw:text-style-name="P1" draw:layer="layout" svg:x1="4.447cm" svg:y1="25.187cm" svg:x2="4.447cm" svg:y2="25.255cm">
            <text:p/>
          </draw:line>
          <draw:line draw:style-name="gr3" draw:text-style-name="P1" draw:layer="layout" svg:x1="4.515cm" svg:y1="25.187cm" svg:x2="4.515cm" svg:y2="25.255cm">
            <text:p/>
          </draw:line>
          <draw:line draw:style-name="gr3" draw:text-style-name="P1" draw:layer="layout" svg:x1="4.581cm" svg:y1="25.187cm" svg:x2="4.581cm" svg:y2="25.255cm">
            <text:p/>
          </draw:line>
          <draw:line draw:style-name="gr3" draw:text-style-name="P1" draw:layer="layout" svg:x1="4.648cm" svg:y1="25.187cm" svg:x2="4.648cm" svg:y2="25.255cm">
            <text:p/>
          </draw:line>
          <draw:g>
            <draw:line draw:style-name="gr3" draw:text-style-name="P1" draw:layer="layout" svg:x1="4.312cm" svg:y1="25.866cm" svg:x2="4.38cm" svg:y2="25.866cm">
              <text:p/>
            </draw:line>
            <draw:line draw:style-name="gr3" draw:text-style-name="P1" draw:layer="layout" svg:x1="4.312cm" svg:y1="25.799cm" svg:x2="4.38cm" svg:y2="25.799cm">
              <text:p/>
            </draw:line>
            <draw:line draw:style-name="gr3" draw:text-style-name="P1" draw:layer="layout" svg:x1="4.312cm" svg:y1="25.733cm" svg:x2="4.38cm" svg:y2="25.733cm">
              <text:p/>
            </draw:line>
            <draw:line draw:style-name="gr3" draw:text-style-name="P1" draw:layer="layout" svg:x1="4.312cm" svg:y1="25.665cm" svg:x2="4.38cm" svg:y2="25.665cm">
              <text:p/>
            </draw:line>
            <draw:line draw:style-name="gr3" draw:text-style-name="P1" draw:layer="layout" svg:x1="4.312cm" svg:y1="25.595cm" svg:x2="4.38cm" svg:y2="25.595cm">
              <text:p/>
            </draw:line>
            <draw:line draw:style-name="gr3" draw:text-style-name="P1" draw:layer="layout" svg:x1="4.312cm" svg:y1="25.528cm" svg:x2="4.38cm" svg:y2="25.528cm">
              <text:p/>
            </draw:line>
            <draw:line draw:style-name="gr3" draw:text-style-name="P1" draw:layer="layout" svg:x1="4.312cm" svg:y1="25.462cm" svg:x2="4.38cm" svg:y2="25.462cm">
              <text:p/>
            </draw:line>
            <draw:line draw:style-name="gr3" draw:text-style-name="P1" draw:layer="layout" svg:x1="4.312cm" svg:y1="25.394cm" svg:x2="4.38cm" svg:y2="25.394cm">
              <text:p/>
            </draw:line>
            <draw:line draw:style-name="gr3" draw:text-style-name="P1" draw:layer="layout" svg:x1="4.312cm" svg:y1="25.324cm" svg:x2="4.38cm" svg:y2="25.324cm">
              <text:p/>
            </draw:line>
          </draw:g>
          <draw:custom-shape draw:style-name="gr4" draw:text-style-name="P1" draw:layer="layout" svg:width="1.017cm" svg:height="0.203cm" svg:x="3.769cm" svg:y="26.07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1" draw:layer="layout" svg:x1="4.176cm" svg:y1="25.866cm" svg:x2="4.244cm" svg:y2="25.866cm">
              <text:p/>
            </draw:line>
            <draw:line draw:style-name="gr3" draw:text-style-name="P1" draw:layer="layout" svg:x1="4.176cm" svg:y1="25.799cm" svg:x2="4.244cm" svg:y2="25.799cm">
              <text:p/>
            </draw:line>
            <draw:line draw:style-name="gr3" draw:text-style-name="P1" draw:layer="layout" svg:x1="4.176cm" svg:y1="25.733cm" svg:x2="4.244cm" svg:y2="25.733cm">
              <text:p/>
            </draw:line>
            <draw:line draw:style-name="gr3" draw:text-style-name="P1" draw:layer="layout" svg:x1="4.176cm" svg:y1="25.665cm" svg:x2="4.244cm" svg:y2="25.665cm">
              <text:p/>
            </draw:line>
            <draw:line draw:style-name="gr3" draw:text-style-name="P1" draw:layer="layout" svg:x1="4.176cm" svg:y1="25.595cm" svg:x2="4.244cm" svg:y2="25.595cm">
              <text:p/>
            </draw:line>
            <draw:line draw:style-name="gr3" draw:text-style-name="P1" draw:layer="layout" svg:x1="4.176cm" svg:y1="25.528cm" svg:x2="4.244cm" svg:y2="25.528cm">
              <text:p/>
            </draw:line>
            <draw:line draw:style-name="gr3" draw:text-style-name="P1" draw:layer="layout" svg:x1="4.176cm" svg:y1="25.462cm" svg:x2="4.244cm" svg:y2="25.462cm">
              <text:p/>
            </draw:line>
            <draw:line draw:style-name="gr3" draw:text-style-name="P1" draw:layer="layout" svg:x1="4.176cm" svg:y1="25.394cm" svg:x2="4.244cm" svg:y2="25.394cm">
              <text:p/>
            </draw:line>
            <draw:line draw:style-name="gr3" draw:text-style-name="P1" draw:layer="layout" svg:x1="4.176cm" svg:y1="25.324cm" svg:x2="4.244cm" svg:y2="25.324cm">
              <text:p/>
            </draw:line>
          </draw:g>
          <draw:line draw:style-name="gr5" draw:text-style-name="P1" draw:layer="layout" svg:x1="3.837cm" svg:y1="26.273cm" svg:x2="3.837cm" svg:y2="26.07cm">
            <text:p/>
          </draw:line>
          <draw:line draw:style-name="gr5" draw:text-style-name="P1" draw:layer="layout" svg:x1="3.973cm" svg:y1="26.273cm" svg:x2="3.973cm" svg:y2="26.07cm">
            <text:p/>
          </draw:line>
          <draw:line draw:style-name="gr5" draw:text-style-name="P1" draw:layer="layout" svg:x1="4.108cm" svg:y1="26.273cm" svg:x2="4.108cm" svg:y2="26.07cm">
            <text:p/>
          </draw:line>
          <draw:line draw:style-name="gr5" draw:text-style-name="P1" draw:layer="layout" svg:x1="4.244cm" svg:y1="26.273cm" svg:x2="4.244cm" svg:y2="26.07cm">
            <text:p/>
          </draw:line>
          <draw:line draw:style-name="gr5" draw:text-style-name="P1" draw:layer="layout" svg:x1="4.379cm" svg:y1="26.273cm" svg:x2="4.379cm" svg:y2="26.07cm">
            <text:p/>
          </draw:line>
          <draw:line draw:style-name="gr5" draw:text-style-name="P1" draw:layer="layout" svg:x1="4.515cm" svg:y1="26.273cm" svg:x2="4.515cm" svg:y2="26.07cm">
            <text:p/>
          </draw:line>
          <draw:line draw:style-name="gr5" draw:text-style-name="P1" draw:layer="layout" svg:x1="4.651cm" svg:y1="26.273cm" svg:x2="4.651cm" svg:y2="26.07cm">
            <text:p/>
          </draw:line>
          <draw:line draw:style-name="gr6" draw:text-style-name="P1" draw:layer="layout" svg:x1="3.905cm" svg:y1="26.273cm" svg:x2="3.905cm" svg:y2="26.07cm">
            <text:p/>
          </draw:line>
          <draw:line draw:style-name="gr6" draw:text-style-name="P1" draw:layer="layout" svg:x1="4.041cm" svg:y1="26.273cm" svg:x2="4.041cm" svg:y2="26.07cm">
            <text:p/>
          </draw:line>
          <draw:line draw:style-name="gr6" draw:text-style-name="P1" draw:layer="layout" svg:x1="4.176cm" svg:y1="26.273cm" svg:x2="4.176cm" svg:y2="26.07cm">
            <text:p/>
          </draw:line>
          <draw:line draw:style-name="gr6" draw:text-style-name="P1" draw:layer="layout" svg:x1="4.312cm" svg:y1="26.273cm" svg:x2="4.312cm" svg:y2="26.07cm">
            <text:p/>
          </draw:line>
          <draw:line draw:style-name="gr6" draw:text-style-name="P1" draw:layer="layout" svg:x1="4.447cm" svg:y1="26.273cm" svg:x2="4.447cm" svg:y2="26.07cm">
            <text:p/>
          </draw:line>
          <draw:line draw:style-name="gr6" draw:text-style-name="P1" draw:layer="layout" svg:x1="4.583cm" svg:y1="26.273cm" svg:x2="4.583cm" svg:y2="26.07cm">
            <text:p/>
          </draw:line>
          <draw:line draw:style-name="gr6" draw:text-style-name="P1" draw:layer="layout" svg:x1="4.718cm" svg:y1="26.273cm" svg:x2="4.718cm" svg:y2="26.07cm">
            <text:p/>
          </draw:line>
        </draw:g>
        <draw:custom-shape draw:style-name="gr8" draw:text-style-name="P2" draw:layer="layout" svg:width="4.201cm" svg:height="0.271cm" svg:x="2.143cm" svg:y="24.579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9" draw:text-style-name="P1" draw:layer="layout" svg:width="0.136cm" svg:height="0.135cm" svg:x="3.214cm" svg:y="24.2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35cm" svg:height="0.135cm" svg:x="4.163cm" svg:y="24.2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36cm" svg:height="0.135cm" svg:x="5.107cm" svg:y="24.2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135cm" svg:height="0.135cm" svg:x="6.061cm" svg:y="24.267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.888cm" svg:y1="24.308cm" svg:x2="2.888cm" svg:y2="24.647cm">
          <text:p/>
        </draw:line>
        <draw:line draw:style-name="gr14" draw:text-style-name="P1" draw:layer="layout" svg:x1="3.824cm" svg:y1="24.308cm" svg:x2="3.824cm" svg:y2="24.647cm">
          <text:p/>
        </draw:line>
        <draw:line draw:style-name="gr15" draw:text-style-name="P1" draw:layer="layout" svg:x1="4.756cm" svg:y1="24.301cm" svg:x2="4.756cm" svg:y2="24.578cm">
          <text:p/>
        </draw:line>
        <draw:line draw:style-name="gr16" draw:text-style-name="P1" draw:layer="layout" svg:x1="5.717cm" svg:y1="24.294cm" svg:x2="5.717cm" svg:y2="24.578cm">
          <text:p/>
        </draw:line>
        <draw:line draw:style-name="gr17" draw:text-style-name="P1" draw:layer="layout" svg:x1="4.312cm" svg:y1="24.782cm" svg:x2="4.312cm" svg:y2="25.121cm">
          <text:p/>
        </draw:line>
        <draw:g>
          <draw:custom-shape draw:style-name="gr1" draw:text-style-name="P1" draw:layer="layout" svg:width="0.678cm" svg:height="0.677cm" svg:x="8.463cm" svg:y="20.15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9cm" svg:height="0.339cm" svg:x="8.633cm" svg:y="20.32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531cm" svg:y1="20.83cm" svg:x2="8.531cm" svg:y2="20.898cm">
            <text:p/>
          </draw:line>
          <draw:line draw:style-name="gr3" draw:text-style-name="P1" draw:layer="layout" svg:x1="8.599cm" svg:y1="20.83cm" svg:x2="8.599cm" svg:y2="20.898cm">
            <text:p/>
          </draw:line>
          <draw:line draw:style-name="gr3" draw:text-style-name="P1" draw:layer="layout" svg:x1="8.664cm" svg:y1="20.83cm" svg:x2="8.664cm" svg:y2="20.898cm">
            <text:p/>
          </draw:line>
          <draw:line draw:style-name="gr3" draw:text-style-name="P1" draw:layer="layout" svg:x1="8.732cm" svg:y1="20.83cm" svg:x2="8.732cm" svg:y2="20.898cm">
            <text:p/>
          </draw:line>
          <draw:line draw:style-name="gr3" draw:text-style-name="P1" draw:layer="layout" svg:x1="8.802cm" svg:y1="20.83cm" svg:x2="8.802cm" svg:y2="20.898cm">
            <text:p/>
          </draw:line>
          <draw:line draw:style-name="gr3" draw:text-style-name="P1" draw:layer="layout" svg:x1="8.87cm" svg:y1="20.83cm" svg:x2="8.87cm" svg:y2="20.898cm">
            <text:p/>
          </draw:line>
          <draw:line draw:style-name="gr3" draw:text-style-name="P1" draw:layer="layout" svg:x1="8.935cm" svg:y1="20.83cm" svg:x2="8.935cm" svg:y2="20.898cm">
            <text:p/>
          </draw:line>
          <draw:line draw:style-name="gr3" draw:text-style-name="P1" draw:layer="layout" svg:x1="9.003cm" svg:y1="20.83cm" svg:x2="9.003cm" svg:y2="20.898cm">
            <text:p/>
          </draw:line>
          <draw:line draw:style-name="gr3" draw:text-style-name="P1" draw:layer="layout" svg:x1="9.073cm" svg:y1="20.83cm" svg:x2="9.073cm" svg:y2="20.898cm">
            <text:p/>
          </draw:line>
          <draw:line draw:style-name="gr3" draw:text-style-name="P1" draw:layer="layout" svg:x1="8.531cm" svg:y1="20.083cm" svg:x2="8.531cm" svg:y2="20.151cm">
            <text:p/>
          </draw:line>
          <draw:line draw:style-name="gr3" draw:text-style-name="P1" draw:layer="layout" svg:x1="8.599cm" svg:y1="20.083cm" svg:x2="8.599cm" svg:y2="20.151cm">
            <text:p/>
          </draw:line>
          <draw:line draw:style-name="gr3" draw:text-style-name="P1" draw:layer="layout" svg:x1="8.664cm" svg:y1="20.083cm" svg:x2="8.664cm" svg:y2="20.151cm">
            <text:p/>
          </draw:line>
          <draw:line draw:style-name="gr3" draw:text-style-name="P1" draw:layer="layout" svg:x1="8.732cm" svg:y1="20.083cm" svg:x2="8.732cm" svg:y2="20.151cm">
            <text:p/>
          </draw:line>
          <draw:line draw:style-name="gr3" draw:text-style-name="P1" draw:layer="layout" svg:x1="8.802cm" svg:y1="20.083cm" svg:x2="8.802cm" svg:y2="20.151cm">
            <text:p/>
          </draw:line>
          <draw:line draw:style-name="gr3" draw:text-style-name="P1" draw:layer="layout" svg:x1="8.87cm" svg:y1="20.083cm" svg:x2="8.87cm" svg:y2="20.151cm">
            <text:p/>
          </draw:line>
          <draw:line draw:style-name="gr3" draw:text-style-name="P1" draw:layer="layout" svg:x1="8.935cm" svg:y1="20.083cm" svg:x2="8.935cm" svg:y2="20.151cm">
            <text:p/>
          </draw:line>
          <draw:line draw:style-name="gr3" draw:text-style-name="P1" draw:layer="layout" svg:x1="9.003cm" svg:y1="20.083cm" svg:x2="9.003cm" svg:y2="20.151cm">
            <text:p/>
          </draw:line>
          <draw:line draw:style-name="gr3" draw:text-style-name="P1" draw:layer="layout" svg:x1="9.073cm" svg:y1="20.083cm" svg:x2="9.073cm" svg:y2="20.151cm">
            <text:p/>
          </draw:line>
          <draw:g>
            <draw:line draw:style-name="gr3" draw:text-style-name="P1" draw:layer="layout" svg:x1="9.141cm" svg:y1="20.762cm" svg:x2="9.209cm" svg:y2="20.762cm">
              <text:p/>
            </draw:line>
            <draw:line draw:style-name="gr3" draw:text-style-name="P1" draw:layer="layout" svg:x1="9.141cm" svg:y1="20.695cm" svg:x2="9.209cm" svg:y2="20.695cm">
              <text:p/>
            </draw:line>
            <draw:line draw:style-name="gr3" draw:text-style-name="P1" draw:layer="layout" svg:x1="9.141cm" svg:y1="20.629cm" svg:x2="9.209cm" svg:y2="20.629cm">
              <text:p/>
            </draw:line>
            <draw:line draw:style-name="gr3" draw:text-style-name="P1" draw:layer="layout" svg:x1="9.141cm" svg:y1="20.561cm" svg:x2="9.209cm" svg:y2="20.561cm">
              <text:p/>
            </draw:line>
            <draw:line draw:style-name="gr3" draw:text-style-name="P1" draw:layer="layout" svg:x1="9.141cm" svg:y1="20.491cm" svg:x2="9.209cm" svg:y2="20.491cm">
              <text:p/>
            </draw:line>
            <draw:line draw:style-name="gr3" draw:text-style-name="P1" draw:layer="layout" svg:x1="9.141cm" svg:y1="20.423cm" svg:x2="9.209cm" svg:y2="20.423cm">
              <text:p/>
            </draw:line>
            <draw:line draw:style-name="gr3" draw:text-style-name="P1" draw:layer="layout" svg:x1="9.141cm" svg:y1="20.358cm" svg:x2="9.209cm" svg:y2="20.358cm">
              <text:p/>
            </draw:line>
            <draw:line draw:style-name="gr3" draw:text-style-name="P1" draw:layer="layout" svg:x1="9.141cm" svg:y1="20.29cm" svg:x2="9.209cm" svg:y2="20.29cm">
              <text:p/>
            </draw:line>
            <draw:line draw:style-name="gr3" draw:text-style-name="P1" draw:layer="layout" svg:x1="9.141cm" svg:y1="20.22cm" svg:x2="9.209cm" svg:y2="20.22cm">
              <text:p/>
            </draw:line>
          </draw:g>
          <draw:g>
            <draw:line draw:style-name="gr3" draw:text-style-name="P1" draw:layer="layout" svg:x1="8.395cm" svg:y1="20.762cm" svg:x2="8.463cm" svg:y2="20.762cm">
              <text:p/>
            </draw:line>
            <draw:line draw:style-name="gr3" draw:text-style-name="P1" draw:layer="layout" svg:x1="8.395cm" svg:y1="20.695cm" svg:x2="8.463cm" svg:y2="20.695cm">
              <text:p/>
            </draw:line>
            <draw:line draw:style-name="gr3" draw:text-style-name="P1" draw:layer="layout" svg:x1="8.395cm" svg:y1="20.629cm" svg:x2="8.463cm" svg:y2="20.629cm">
              <text:p/>
            </draw:line>
            <draw:line draw:style-name="gr3" draw:text-style-name="P1" draw:layer="layout" svg:x1="8.395cm" svg:y1="20.561cm" svg:x2="8.463cm" svg:y2="20.561cm">
              <text:p/>
            </draw:line>
            <draw:line draw:style-name="gr3" draw:text-style-name="P1" draw:layer="layout" svg:x1="8.395cm" svg:y1="20.491cm" svg:x2="8.463cm" svg:y2="20.491cm">
              <text:p/>
            </draw:line>
            <draw:line draw:style-name="gr3" draw:text-style-name="P1" draw:layer="layout" svg:x1="8.395cm" svg:y1="20.423cm" svg:x2="8.463cm" svg:y2="20.423cm">
              <text:p/>
            </draw:line>
            <draw:line draw:style-name="gr3" draw:text-style-name="P1" draw:layer="layout" svg:x1="8.395cm" svg:y1="20.358cm" svg:x2="8.463cm" svg:y2="20.358cm">
              <text:p/>
            </draw:line>
            <draw:line draw:style-name="gr3" draw:text-style-name="P1" draw:layer="layout" svg:x1="8.395cm" svg:y1="20.29cm" svg:x2="8.463cm" svg:y2="20.29cm">
              <text:p/>
            </draw:line>
            <draw:line draw:style-name="gr3" draw:text-style-name="P1" draw:layer="layout" svg:x1="8.395cm" svg:y1="20.22cm" svg:x2="8.463cm" svg:y2="20.22cm">
              <text:p/>
            </draw:line>
          </draw:g>
        </draw:g>
        <draw:g>
          <draw:custom-shape draw:style-name="gr1" draw:text-style-name="P1" draw:layer="layout" svg:width="0.677cm" svg:height="0.677cm" svg:x="9.412cm" svg:y="20.1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9cm" svg:height="0.338cm" svg:x="9.582cm" svg:y="20.32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9.48cm" svg:y1="20.832cm" svg:x2="9.48cm" svg:y2="20.9cm">
            <text:p/>
          </draw:line>
          <draw:line draw:style-name="gr3" draw:text-style-name="P1" draw:layer="layout" svg:x1="9.548cm" svg:y1="20.832cm" svg:x2="9.548cm" svg:y2="20.9cm">
            <text:p/>
          </draw:line>
          <draw:line draw:style-name="gr3" draw:text-style-name="P1" draw:layer="layout" svg:x1="9.613cm" svg:y1="20.832cm" svg:x2="9.613cm" svg:y2="20.9cm">
            <text:p/>
          </draw:line>
          <draw:line draw:style-name="gr3" draw:text-style-name="P1" draw:layer="layout" svg:x1="9.681cm" svg:y1="20.832cm" svg:x2="9.681cm" svg:y2="20.9cm">
            <text:p/>
          </draw:line>
          <draw:line draw:style-name="gr3" draw:text-style-name="P1" draw:layer="layout" svg:x1="9.751cm" svg:y1="20.832cm" svg:x2="9.751cm" svg:y2="20.9cm">
            <text:p/>
          </draw:line>
          <draw:line draw:style-name="gr3" draw:text-style-name="P1" draw:layer="layout" svg:x1="9.819cm" svg:y1="20.832cm" svg:x2="9.819cm" svg:y2="20.9cm">
            <text:p/>
          </draw:line>
          <draw:line draw:style-name="gr3" draw:text-style-name="P1" draw:layer="layout" svg:x1="9.884cm" svg:y1="20.832cm" svg:x2="9.884cm" svg:y2="20.9cm">
            <text:p/>
          </draw:line>
          <draw:line draw:style-name="gr3" draw:text-style-name="P1" draw:layer="layout" svg:x1="9.952cm" svg:y1="20.832cm" svg:x2="9.952cm" svg:y2="20.9cm">
            <text:p/>
          </draw:line>
          <draw:line draw:style-name="gr3" draw:text-style-name="P1" draw:layer="layout" svg:x1="10.022cm" svg:y1="20.832cm" svg:x2="10.022cm" svg:y2="20.9cm">
            <text:p/>
          </draw:line>
          <draw:line draw:style-name="gr3" draw:text-style-name="P1" draw:layer="layout" svg:x1="9.48cm" svg:y1="20.085cm" svg:x2="9.48cm" svg:y2="20.153cm">
            <text:p/>
          </draw:line>
          <draw:line draw:style-name="gr3" draw:text-style-name="P1" draw:layer="layout" svg:x1="9.548cm" svg:y1="20.085cm" svg:x2="9.548cm" svg:y2="20.153cm">
            <text:p/>
          </draw:line>
          <draw:line draw:style-name="gr3" draw:text-style-name="P1" draw:layer="layout" svg:x1="9.613cm" svg:y1="20.085cm" svg:x2="9.613cm" svg:y2="20.153cm">
            <text:p/>
          </draw:line>
          <draw:line draw:style-name="gr3" draw:text-style-name="P1" draw:layer="layout" svg:x1="9.681cm" svg:y1="20.085cm" svg:x2="9.681cm" svg:y2="20.153cm">
            <text:p/>
          </draw:line>
          <draw:line draw:style-name="gr3" draw:text-style-name="P1" draw:layer="layout" svg:x1="9.751cm" svg:y1="20.085cm" svg:x2="9.751cm" svg:y2="20.153cm">
            <text:p/>
          </draw:line>
          <draw:line draw:style-name="gr3" draw:text-style-name="P1" draw:layer="layout" svg:x1="9.819cm" svg:y1="20.085cm" svg:x2="9.819cm" svg:y2="20.153cm">
            <text:p/>
          </draw:line>
          <draw:line draw:style-name="gr3" draw:text-style-name="P1" draw:layer="layout" svg:x1="9.884cm" svg:y1="20.085cm" svg:x2="9.884cm" svg:y2="20.153cm">
            <text:p/>
          </draw:line>
          <draw:line draw:style-name="gr3" draw:text-style-name="P1" draw:layer="layout" svg:x1="9.952cm" svg:y1="20.085cm" svg:x2="9.952cm" svg:y2="20.153cm">
            <text:p/>
          </draw:line>
          <draw:line draw:style-name="gr3" draw:text-style-name="P1" draw:layer="layout" svg:x1="10.022cm" svg:y1="20.085cm" svg:x2="10.022cm" svg:y2="20.153cm">
            <text:p/>
          </draw:line>
          <draw:g>
            <draw:line draw:style-name="gr3" draw:text-style-name="P1" draw:layer="layout" svg:x1="10.09cm" svg:y1="20.764cm" svg:x2="10.158cm" svg:y2="20.764cm">
              <text:p/>
            </draw:line>
            <draw:line draw:style-name="gr3" draw:text-style-name="P1" draw:layer="layout" svg:x1="10.09cm" svg:y1="20.696cm" svg:x2="10.158cm" svg:y2="20.696cm">
              <text:p/>
            </draw:line>
            <draw:line draw:style-name="gr3" draw:text-style-name="P1" draw:layer="layout" svg:x1="10.09cm" svg:y1="20.631cm" svg:x2="10.158cm" svg:y2="20.631cm">
              <text:p/>
            </draw:line>
            <draw:line draw:style-name="gr3" draw:text-style-name="P1" draw:layer="layout" svg:x1="10.09cm" svg:y1="20.563cm" svg:x2="10.158cm" svg:y2="20.563cm">
              <text:p/>
            </draw:line>
            <draw:line draw:style-name="gr3" draw:text-style-name="P1" draw:layer="layout" svg:x1="10.09cm" svg:y1="20.493cm" svg:x2="10.158cm" svg:y2="20.493cm">
              <text:p/>
            </draw:line>
            <draw:line draw:style-name="gr3" draw:text-style-name="P1" draw:layer="layout" svg:x1="10.09cm" svg:y1="20.425cm" svg:x2="10.158cm" svg:y2="20.425cm">
              <text:p/>
            </draw:line>
            <draw:line draw:style-name="gr3" draw:text-style-name="P1" draw:layer="layout" svg:x1="10.09cm" svg:y1="20.359cm" svg:x2="10.158cm" svg:y2="20.359cm">
              <text:p/>
            </draw:line>
            <draw:line draw:style-name="gr3" draw:text-style-name="P1" draw:layer="layout" svg:x1="10.09cm" svg:y1="20.292cm" svg:x2="10.158cm" svg:y2="20.292cm">
              <text:p/>
            </draw:line>
            <draw:line draw:style-name="gr3" draw:text-style-name="P1" draw:layer="layout" svg:x1="10.09cm" svg:y1="20.222cm" svg:x2="10.158cm" svg:y2="20.222cm">
              <text:p/>
            </draw:line>
          </draw:g>
          <draw:g>
            <draw:line draw:style-name="gr3" draw:text-style-name="P1" draw:layer="layout" svg:x1="9.344cm" svg:y1="20.764cm" svg:x2="9.412cm" svg:y2="20.764cm">
              <text:p/>
            </draw:line>
            <draw:line draw:style-name="gr3" draw:text-style-name="P1" draw:layer="layout" svg:x1="9.344cm" svg:y1="20.696cm" svg:x2="9.412cm" svg:y2="20.696cm">
              <text:p/>
            </draw:line>
            <draw:line draw:style-name="gr3" draw:text-style-name="P1" draw:layer="layout" svg:x1="9.344cm" svg:y1="20.631cm" svg:x2="9.412cm" svg:y2="20.631cm">
              <text:p/>
            </draw:line>
            <draw:line draw:style-name="gr3" draw:text-style-name="P1" draw:layer="layout" svg:x1="9.344cm" svg:y1="20.563cm" svg:x2="9.412cm" svg:y2="20.563cm">
              <text:p/>
            </draw:line>
            <draw:line draw:style-name="gr3" draw:text-style-name="P1" draw:layer="layout" svg:x1="9.344cm" svg:y1="20.493cm" svg:x2="9.412cm" svg:y2="20.493cm">
              <text:p/>
            </draw:line>
            <draw:line draw:style-name="gr3" draw:text-style-name="P1" draw:layer="layout" svg:x1="9.344cm" svg:y1="20.425cm" svg:x2="9.412cm" svg:y2="20.425cm">
              <text:p/>
            </draw:line>
            <draw:line draw:style-name="gr3" draw:text-style-name="P1" draw:layer="layout" svg:x1="9.344cm" svg:y1="20.359cm" svg:x2="9.412cm" svg:y2="20.359cm">
              <text:p/>
            </draw:line>
            <draw:line draw:style-name="gr3" draw:text-style-name="P1" draw:layer="layout" svg:x1="9.344cm" svg:y1="20.292cm" svg:x2="9.412cm" svg:y2="20.292cm">
              <text:p/>
            </draw:line>
            <draw:line draw:style-name="gr3" draw:text-style-name="P1" draw:layer="layout" svg:x1="9.344cm" svg:y1="20.222cm" svg:x2="9.412cm" svg:y2="20.222cm">
              <text:p/>
            </draw:line>
          </draw:g>
        </draw:g>
        <draw:g>
          <draw:custom-shape draw:style-name="gr1" draw:text-style-name="P1" draw:layer="layout" svg:width="0.677cm" svg:height="0.677cm" svg:x="10.361cm" svg:y="20.1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8cm" svg:height="0.338cm" svg:x="10.531cm" svg:y="20.32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0.429cm" svg:y1="20.832cm" svg:x2="10.429cm" svg:y2="20.9cm">
            <text:p/>
          </draw:line>
          <draw:line draw:style-name="gr3" draw:text-style-name="P1" draw:layer="layout" svg:x1="10.496cm" svg:y1="20.832cm" svg:x2="10.496cm" svg:y2="20.9cm">
            <text:p/>
          </draw:line>
          <draw:line draw:style-name="gr3" draw:text-style-name="P1" draw:layer="layout" svg:x1="10.562cm" svg:y1="20.832cm" svg:x2="10.562cm" svg:y2="20.9cm">
            <text:p/>
          </draw:line>
          <draw:line draw:style-name="gr3" draw:text-style-name="P1" draw:layer="layout" svg:x1="10.63cm" svg:y1="20.832cm" svg:x2="10.63cm" svg:y2="20.9cm">
            <text:p/>
          </draw:line>
          <draw:line draw:style-name="gr3" draw:text-style-name="P1" draw:layer="layout" svg:x1="10.7cm" svg:y1="20.832cm" svg:x2="10.7cm" svg:y2="20.9cm">
            <text:p/>
          </draw:line>
          <draw:line draw:style-name="gr3" draw:text-style-name="P1" draw:layer="layout" svg:x1="10.767cm" svg:y1="20.832cm" svg:x2="10.767cm" svg:y2="20.9cm">
            <text:p/>
          </draw:line>
          <draw:line draw:style-name="gr3" draw:text-style-name="P1" draw:layer="layout" svg:x1="10.833cm" svg:y1="20.832cm" svg:x2="10.833cm" svg:y2="20.9cm">
            <text:p/>
          </draw:line>
          <draw:line draw:style-name="gr3" draw:text-style-name="P1" draw:layer="layout" svg:x1="10.901cm" svg:y1="20.832cm" svg:x2="10.901cm" svg:y2="20.9cm">
            <text:p/>
          </draw:line>
          <draw:line draw:style-name="gr3" draw:text-style-name="P1" draw:layer="layout" svg:x1="10.971cm" svg:y1="20.832cm" svg:x2="10.971cm" svg:y2="20.9cm">
            <text:p/>
          </draw:line>
          <draw:line draw:style-name="gr3" draw:text-style-name="P1" draw:layer="layout" svg:x1="10.429cm" svg:y1="20.085cm" svg:x2="10.429cm" svg:y2="20.153cm">
            <text:p/>
          </draw:line>
          <draw:line draw:style-name="gr3" draw:text-style-name="P1" draw:layer="layout" svg:x1="10.496cm" svg:y1="20.085cm" svg:x2="10.496cm" svg:y2="20.153cm">
            <text:p/>
          </draw:line>
          <draw:line draw:style-name="gr3" draw:text-style-name="P1" draw:layer="layout" svg:x1="10.562cm" svg:y1="20.085cm" svg:x2="10.562cm" svg:y2="20.153cm">
            <text:p/>
          </draw:line>
          <draw:line draw:style-name="gr3" draw:text-style-name="P1" draw:layer="layout" svg:x1="10.63cm" svg:y1="20.085cm" svg:x2="10.63cm" svg:y2="20.153cm">
            <text:p/>
          </draw:line>
          <draw:line draw:style-name="gr3" draw:text-style-name="P1" draw:layer="layout" svg:x1="10.7cm" svg:y1="20.085cm" svg:x2="10.7cm" svg:y2="20.153cm">
            <text:p/>
          </draw:line>
          <draw:line draw:style-name="gr3" draw:text-style-name="P1" draw:layer="layout" svg:x1="10.767cm" svg:y1="20.085cm" svg:x2="10.767cm" svg:y2="20.153cm">
            <text:p/>
          </draw:line>
          <draw:line draw:style-name="gr3" draw:text-style-name="P1" draw:layer="layout" svg:x1="10.833cm" svg:y1="20.085cm" svg:x2="10.833cm" svg:y2="20.153cm">
            <text:p/>
          </draw:line>
          <draw:line draw:style-name="gr3" draw:text-style-name="P1" draw:layer="layout" svg:x1="10.901cm" svg:y1="20.085cm" svg:x2="10.901cm" svg:y2="20.153cm">
            <text:p/>
          </draw:line>
          <draw:line draw:style-name="gr3" draw:text-style-name="P1" draw:layer="layout" svg:x1="10.971cm" svg:y1="20.085cm" svg:x2="10.971cm" svg:y2="20.153cm">
            <text:p/>
          </draw:line>
          <draw:g>
            <draw:line draw:style-name="gr3" draw:text-style-name="P1" draw:layer="layout" svg:x1="11.039cm" svg:y1="20.764cm" svg:x2="11.107cm" svg:y2="20.764cm">
              <text:p/>
            </draw:line>
            <draw:line draw:style-name="gr3" draw:text-style-name="P1" draw:layer="layout" svg:x1="11.039cm" svg:y1="20.696cm" svg:x2="11.107cm" svg:y2="20.696cm">
              <text:p/>
            </draw:line>
            <draw:line draw:style-name="gr3" draw:text-style-name="P1" draw:layer="layout" svg:x1="11.039cm" svg:y1="20.631cm" svg:x2="11.107cm" svg:y2="20.631cm">
              <text:p/>
            </draw:line>
            <draw:line draw:style-name="gr3" draw:text-style-name="P1" draw:layer="layout" svg:x1="11.039cm" svg:y1="20.563cm" svg:x2="11.107cm" svg:y2="20.563cm">
              <text:p/>
            </draw:line>
            <draw:line draw:style-name="gr3" draw:text-style-name="P1" draw:layer="layout" svg:x1="11.039cm" svg:y1="20.493cm" svg:x2="11.107cm" svg:y2="20.493cm">
              <text:p/>
            </draw:line>
            <draw:line draw:style-name="gr3" draw:text-style-name="P1" draw:layer="layout" svg:x1="11.039cm" svg:y1="20.425cm" svg:x2="11.107cm" svg:y2="20.425cm">
              <text:p/>
            </draw:line>
            <draw:line draw:style-name="gr3" draw:text-style-name="P1" draw:layer="layout" svg:x1="11.039cm" svg:y1="20.359cm" svg:x2="11.107cm" svg:y2="20.359cm">
              <text:p/>
            </draw:line>
            <draw:line draw:style-name="gr3" draw:text-style-name="P1" draw:layer="layout" svg:x1="11.039cm" svg:y1="20.292cm" svg:x2="11.107cm" svg:y2="20.292cm">
              <text:p/>
            </draw:line>
            <draw:line draw:style-name="gr3" draw:text-style-name="P1" draw:layer="layout" svg:x1="11.039cm" svg:y1="20.222cm" svg:x2="11.107cm" svg:y2="20.222cm">
              <text:p/>
            </draw:line>
          </draw:g>
          <draw:g>
            <draw:line draw:style-name="gr3" draw:text-style-name="P1" draw:layer="layout" svg:x1="10.293cm" svg:y1="20.764cm" svg:x2="10.361cm" svg:y2="20.764cm">
              <text:p/>
            </draw:line>
            <draw:line draw:style-name="gr3" draw:text-style-name="P1" draw:layer="layout" svg:x1="10.293cm" svg:y1="20.696cm" svg:x2="10.361cm" svg:y2="20.696cm">
              <text:p/>
            </draw:line>
            <draw:line draw:style-name="gr3" draw:text-style-name="P1" draw:layer="layout" svg:x1="10.293cm" svg:y1="20.631cm" svg:x2="10.361cm" svg:y2="20.631cm">
              <text:p/>
            </draw:line>
            <draw:line draw:style-name="gr3" draw:text-style-name="P1" draw:layer="layout" svg:x1="10.293cm" svg:y1="20.563cm" svg:x2="10.361cm" svg:y2="20.563cm">
              <text:p/>
            </draw:line>
            <draw:line draw:style-name="gr3" draw:text-style-name="P1" draw:layer="layout" svg:x1="10.293cm" svg:y1="20.493cm" svg:x2="10.361cm" svg:y2="20.493cm">
              <text:p/>
            </draw:line>
            <draw:line draw:style-name="gr3" draw:text-style-name="P1" draw:layer="layout" svg:x1="10.293cm" svg:y1="20.425cm" svg:x2="10.361cm" svg:y2="20.425cm">
              <text:p/>
            </draw:line>
            <draw:line draw:style-name="gr3" draw:text-style-name="P1" draw:layer="layout" svg:x1="10.293cm" svg:y1="20.359cm" svg:x2="10.361cm" svg:y2="20.359cm">
              <text:p/>
            </draw:line>
            <draw:line draw:style-name="gr3" draw:text-style-name="P1" draw:layer="layout" svg:x1="10.293cm" svg:y1="20.292cm" svg:x2="10.361cm" svg:y2="20.292cm">
              <text:p/>
            </draw:line>
            <draw:line draw:style-name="gr3" draw:text-style-name="P1" draw:layer="layout" svg:x1="10.293cm" svg:y1="20.222cm" svg:x2="10.361cm" svg:y2="20.222cm">
              <text:p/>
            </draw:line>
          </draw:g>
        </draw:g>
        <draw:g>
          <draw:custom-shape draw:style-name="gr1" draw:text-style-name="P1" draw:layer="layout" svg:width="0.678cm" svg:height="0.677cm" svg:x="11.31cm" svg:y="20.1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8cm" svg:height="0.338cm" svg:x="11.48cm" svg:y="20.32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1.377cm" svg:y1="20.832cm" svg:x2="11.377cm" svg:y2="20.9cm">
            <text:p/>
          </draw:line>
          <draw:line draw:style-name="gr3" draw:text-style-name="P1" draw:layer="layout" svg:x1="11.445cm" svg:y1="20.832cm" svg:x2="11.445cm" svg:y2="20.9cm">
            <text:p/>
          </draw:line>
          <draw:line draw:style-name="gr3" draw:text-style-name="P1" draw:layer="layout" svg:x1="11.511cm" svg:y1="20.832cm" svg:x2="11.511cm" svg:y2="20.9cm">
            <text:p/>
          </draw:line>
          <draw:line draw:style-name="gr3" draw:text-style-name="P1" draw:layer="layout" svg:x1="11.579cm" svg:y1="20.832cm" svg:x2="11.579cm" svg:y2="20.9cm">
            <text:p/>
          </draw:line>
          <draw:line draw:style-name="gr3" draw:text-style-name="P1" draw:layer="layout" svg:x1="11.648cm" svg:y1="20.832cm" svg:x2="11.648cm" svg:y2="20.9cm">
            <text:p/>
          </draw:line>
          <draw:line draw:style-name="gr3" draw:text-style-name="P1" draw:layer="layout" svg:x1="11.716cm" svg:y1="20.832cm" svg:x2="11.716cm" svg:y2="20.9cm">
            <text:p/>
          </draw:line>
          <draw:line draw:style-name="gr3" draw:text-style-name="P1" draw:layer="layout" svg:x1="11.782cm" svg:y1="20.832cm" svg:x2="11.782cm" svg:y2="20.9cm">
            <text:p/>
          </draw:line>
          <draw:line draw:style-name="gr3" draw:text-style-name="P1" draw:layer="layout" svg:x1="11.85cm" svg:y1="20.832cm" svg:x2="11.85cm" svg:y2="20.9cm">
            <text:p/>
          </draw:line>
          <draw:line draw:style-name="gr3" draw:text-style-name="P1" draw:layer="layout" svg:x1="11.92cm" svg:y1="20.832cm" svg:x2="11.92cm" svg:y2="20.9cm">
            <text:p/>
          </draw:line>
          <draw:line draw:style-name="gr3" draw:text-style-name="P1" draw:layer="layout" svg:x1="11.377cm" svg:y1="20.085cm" svg:x2="11.377cm" svg:y2="20.153cm">
            <text:p/>
          </draw:line>
          <draw:line draw:style-name="gr3" draw:text-style-name="P1" draw:layer="layout" svg:x1="11.445cm" svg:y1="20.085cm" svg:x2="11.445cm" svg:y2="20.153cm">
            <text:p/>
          </draw:line>
          <draw:line draw:style-name="gr3" draw:text-style-name="P1" draw:layer="layout" svg:x1="11.511cm" svg:y1="20.085cm" svg:x2="11.511cm" svg:y2="20.153cm">
            <text:p/>
          </draw:line>
          <draw:line draw:style-name="gr3" draw:text-style-name="P1" draw:layer="layout" svg:x1="11.579cm" svg:y1="20.085cm" svg:x2="11.579cm" svg:y2="20.153cm">
            <text:p/>
          </draw:line>
          <draw:line draw:style-name="gr3" draw:text-style-name="P1" draw:layer="layout" svg:x1="11.648cm" svg:y1="20.085cm" svg:x2="11.648cm" svg:y2="20.153cm">
            <text:p/>
          </draw:line>
          <draw:line draw:style-name="gr3" draw:text-style-name="P1" draw:layer="layout" svg:x1="11.716cm" svg:y1="20.085cm" svg:x2="11.716cm" svg:y2="20.153cm">
            <text:p/>
          </draw:line>
          <draw:line draw:style-name="gr3" draw:text-style-name="P1" draw:layer="layout" svg:x1="11.782cm" svg:y1="20.085cm" svg:x2="11.782cm" svg:y2="20.153cm">
            <text:p/>
          </draw:line>
          <draw:line draw:style-name="gr3" draw:text-style-name="P1" draw:layer="layout" svg:x1="11.85cm" svg:y1="20.085cm" svg:x2="11.85cm" svg:y2="20.153cm">
            <text:p/>
          </draw:line>
          <draw:line draw:style-name="gr3" draw:text-style-name="P1" draw:layer="layout" svg:x1="11.92cm" svg:y1="20.085cm" svg:x2="11.92cm" svg:y2="20.153cm">
            <text:p/>
          </draw:line>
          <draw:g>
            <draw:line draw:style-name="gr3" draw:text-style-name="P1" draw:layer="layout" svg:x1="11.987cm" svg:y1="20.764cm" svg:x2="12.055cm" svg:y2="20.764cm">
              <text:p/>
            </draw:line>
            <draw:line draw:style-name="gr3" draw:text-style-name="P1" draw:layer="layout" svg:x1="11.987cm" svg:y1="20.696cm" svg:x2="12.055cm" svg:y2="20.696cm">
              <text:p/>
            </draw:line>
            <draw:line draw:style-name="gr3" draw:text-style-name="P1" draw:layer="layout" svg:x1="11.987cm" svg:y1="20.631cm" svg:x2="12.055cm" svg:y2="20.631cm">
              <text:p/>
            </draw:line>
            <draw:line draw:style-name="gr3" draw:text-style-name="P1" draw:layer="layout" svg:x1="11.987cm" svg:y1="20.563cm" svg:x2="12.055cm" svg:y2="20.563cm">
              <text:p/>
            </draw:line>
            <draw:line draw:style-name="gr3" draw:text-style-name="P1" draw:layer="layout" svg:x1="11.987cm" svg:y1="20.493cm" svg:x2="12.055cm" svg:y2="20.493cm">
              <text:p/>
            </draw:line>
            <draw:line draw:style-name="gr3" draw:text-style-name="P1" draw:layer="layout" svg:x1="11.987cm" svg:y1="20.425cm" svg:x2="12.055cm" svg:y2="20.425cm">
              <text:p/>
            </draw:line>
            <draw:line draw:style-name="gr3" draw:text-style-name="P1" draw:layer="layout" svg:x1="11.987cm" svg:y1="20.359cm" svg:x2="12.055cm" svg:y2="20.359cm">
              <text:p/>
            </draw:line>
            <draw:line draw:style-name="gr3" draw:text-style-name="P1" draw:layer="layout" svg:x1="11.987cm" svg:y1="20.292cm" svg:x2="12.055cm" svg:y2="20.292cm">
              <text:p/>
            </draw:line>
            <draw:line draw:style-name="gr3" draw:text-style-name="P1" draw:layer="layout" svg:x1="11.987cm" svg:y1="20.222cm" svg:x2="12.055cm" svg:y2="20.222cm">
              <text:p/>
            </draw:line>
          </draw:g>
          <draw:g>
            <draw:line draw:style-name="gr3" draw:text-style-name="P1" draw:layer="layout" svg:x1="11.242cm" svg:y1="20.764cm" svg:x2="11.31cm" svg:y2="20.764cm">
              <text:p/>
            </draw:line>
            <draw:line draw:style-name="gr3" draw:text-style-name="P1" draw:layer="layout" svg:x1="11.242cm" svg:y1="20.696cm" svg:x2="11.31cm" svg:y2="20.696cm">
              <text:p/>
            </draw:line>
            <draw:line draw:style-name="gr3" draw:text-style-name="P1" draw:layer="layout" svg:x1="11.242cm" svg:y1="20.631cm" svg:x2="11.31cm" svg:y2="20.631cm">
              <text:p/>
            </draw:line>
            <draw:line draw:style-name="gr3" draw:text-style-name="P1" draw:layer="layout" svg:x1="11.242cm" svg:y1="20.563cm" svg:x2="11.31cm" svg:y2="20.563cm">
              <text:p/>
            </draw:line>
            <draw:line draw:style-name="gr3" draw:text-style-name="P1" draw:layer="layout" svg:x1="11.242cm" svg:y1="20.493cm" svg:x2="11.31cm" svg:y2="20.493cm">
              <text:p/>
            </draw:line>
            <draw:line draw:style-name="gr3" draw:text-style-name="P1" draw:layer="layout" svg:x1="11.242cm" svg:y1="20.425cm" svg:x2="11.31cm" svg:y2="20.425cm">
              <text:p/>
            </draw:line>
            <draw:line draw:style-name="gr3" draw:text-style-name="P1" draw:layer="layout" svg:x1="11.242cm" svg:y1="20.359cm" svg:x2="11.31cm" svg:y2="20.359cm">
              <text:p/>
            </draw:line>
            <draw:line draw:style-name="gr3" draw:text-style-name="P1" draw:layer="layout" svg:x1="11.242cm" svg:y1="20.292cm" svg:x2="11.31cm" svg:y2="20.292cm">
              <text:p/>
            </draw:line>
            <draw:line draw:style-name="gr3" draw:text-style-name="P1" draw:layer="layout" svg:x1="11.242cm" svg:y1="20.222cm" svg:x2="11.31cm" svg:y2="20.222cm">
              <text:p/>
            </draw:line>
          </draw:g>
        </draw:g>
        <draw:g>
          <draw:custom-shape draw:style-name="gr4" draw:text-style-name="P1" draw:layer="layout" svg:width="1.152cm" svg:height="0.949cm" svg:x="9.646cm" svg:y="21.69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01cm" svg:height="0.678cm" svg:x="9.819cm" svg:y="21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9.886cm" svg:y1="22.507cm" svg:x2="9.886cm" svg:y2="22.575cm">
            <text:p/>
          </draw:line>
          <draw:line draw:style-name="gr3" draw:text-style-name="P1" draw:layer="layout" svg:x1="9.954cm" svg:y1="22.507cm" svg:x2="9.954cm" svg:y2="22.575cm">
            <text:p/>
          </draw:line>
          <draw:line draw:style-name="gr3" draw:text-style-name="P1" draw:layer="layout" svg:x1="10.02cm" svg:y1="22.507cm" svg:x2="10.02cm" svg:y2="22.575cm">
            <text:p/>
          </draw:line>
          <draw:line draw:style-name="gr3" draw:text-style-name="P1" draw:layer="layout" svg:x1="10.088cm" svg:y1="22.507cm" svg:x2="10.088cm" svg:y2="22.575cm">
            <text:p/>
          </draw:line>
          <draw:line draw:style-name="gr3" draw:text-style-name="P1" draw:layer="layout" svg:x1="9.886cm" svg:y1="21.76cm" svg:x2="9.886cm" svg:y2="21.828cm">
            <text:p/>
          </draw:line>
          <draw:line draw:style-name="gr3" draw:text-style-name="P1" draw:layer="layout" svg:x1="9.954cm" svg:y1="21.76cm" svg:x2="9.954cm" svg:y2="21.828cm">
            <text:p/>
          </draw:line>
          <draw:line draw:style-name="gr3" draw:text-style-name="P1" draw:layer="layout" svg:x1="10.02cm" svg:y1="21.76cm" svg:x2="10.02cm" svg:y2="21.828cm">
            <text:p/>
          </draw:line>
          <draw:line draw:style-name="gr3" draw:text-style-name="P1" draw:layer="layout" svg:x1="10.088cm" svg:y1="21.76cm" svg:x2="10.088cm" svg:y2="21.828cm">
            <text:p/>
          </draw:line>
          <draw:g>
            <draw:line draw:style-name="gr3" draw:text-style-name="P1" draw:layer="layout" svg:x1="9.751cm" svg:y1="22.439cm" svg:x2="9.819cm" svg:y2="22.439cm">
              <text:p/>
            </draw:line>
            <draw:line draw:style-name="gr3" draw:text-style-name="P1" draw:layer="layout" svg:x1="9.751cm" svg:y1="22.371cm" svg:x2="9.819cm" svg:y2="22.371cm">
              <text:p/>
            </draw:line>
            <draw:line draw:style-name="gr3" draw:text-style-name="P1" draw:layer="layout" svg:x1="9.751cm" svg:y1="22.306cm" svg:x2="9.819cm" svg:y2="22.306cm">
              <text:p/>
            </draw:line>
            <draw:line draw:style-name="gr3" draw:text-style-name="P1" draw:layer="layout" svg:x1="9.751cm" svg:y1="22.238cm" svg:x2="9.819cm" svg:y2="22.238cm">
              <text:p/>
            </draw:line>
            <draw:line draw:style-name="gr3" draw:text-style-name="P1" draw:layer="layout" svg:x1="9.751cm" svg:y1="22.168cm" svg:x2="9.819cm" svg:y2="22.168cm">
              <text:p/>
            </draw:line>
            <draw:line draw:style-name="gr3" draw:text-style-name="P1" draw:layer="layout" svg:x1="9.751cm" svg:y1="22.1cm" svg:x2="9.819cm" svg:y2="22.1cm">
              <text:p/>
            </draw:line>
            <draw:line draw:style-name="gr3" draw:text-style-name="P1" draw:layer="layout" svg:x1="9.751cm" svg:y1="22.034cm" svg:x2="9.819cm" svg:y2="22.034cm">
              <text:p/>
            </draw:line>
            <draw:line draw:style-name="gr3" draw:text-style-name="P1" draw:layer="layout" svg:x1="9.751cm" svg:y1="21.967cm" svg:x2="9.819cm" svg:y2="21.967cm">
              <text:p/>
            </draw:line>
            <draw:line draw:style-name="gr3" draw:text-style-name="P1" draw:layer="layout" svg:x1="9.751cm" svg:y1="21.897cm" svg:x2="9.819cm" svg:y2="21.897cm">
              <text:p/>
            </draw:line>
          </draw:g>
          <draw:g>
            <draw:line draw:style-name="gr3" draw:text-style-name="P1" draw:layer="layout" svg:x1="10.622cm" svg:y1="22.437cm" svg:x2="10.69cm" svg:y2="22.437cm">
              <text:p/>
            </draw:line>
            <draw:line draw:style-name="gr3" draw:text-style-name="P1" draw:layer="layout" svg:x1="10.622cm" svg:y1="22.37cm" svg:x2="10.69cm" svg:y2="22.37cm">
              <text:p/>
            </draw:line>
            <draw:line draw:style-name="gr3" draw:text-style-name="P1" draw:layer="layout" svg:x1="10.622cm" svg:y1="22.304cm" svg:x2="10.69cm" svg:y2="22.304cm">
              <text:p/>
            </draw:line>
            <draw:line draw:style-name="gr3" draw:text-style-name="P1" draw:layer="layout" svg:x1="10.622cm" svg:y1="22.236cm" svg:x2="10.69cm" svg:y2="22.236cm">
              <text:p/>
            </draw:line>
            <draw:line draw:style-name="gr3" draw:text-style-name="P1" draw:layer="layout" svg:x1="10.622cm" svg:y1="22.166cm" svg:x2="10.69cm" svg:y2="22.166cm">
              <text:p/>
            </draw:line>
            <draw:line draw:style-name="gr3" draw:text-style-name="P1" draw:layer="layout" svg:x1="10.622cm" svg:y1="22.099cm" svg:x2="10.69cm" svg:y2="22.099cm">
              <text:p/>
            </draw:line>
            <draw:line draw:style-name="gr3" draw:text-style-name="P1" draw:layer="layout" svg:x1="10.622cm" svg:y1="22.033cm" svg:x2="10.69cm" svg:y2="22.033cm">
              <text:p/>
            </draw:line>
            <draw:line draw:style-name="gr3" draw:text-style-name="P1" draw:layer="layout" svg:x1="10.622cm" svg:y1="21.965cm" svg:x2="10.69cm" svg:y2="21.965cm">
              <text:p/>
            </draw:line>
            <draw:line draw:style-name="gr3" draw:text-style-name="P1" draw:layer="layout" svg:x1="10.622cm" svg:y1="21.895cm" svg:x2="10.69cm" svg:y2="21.895cm">
              <text:p/>
            </draw:line>
          </draw:g>
          <draw:custom-shape draw:style-name="gr1" draw:text-style-name="P1" draw:layer="layout" svg:width="0.301cm" svg:height="0.677cm" svg:x="10.324cm" svg:y="21.8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0.391cm" svg:y1="22.505cm" svg:x2="10.391cm" svg:y2="22.573cm">
            <text:p/>
          </draw:line>
          <draw:line draw:style-name="gr3" draw:text-style-name="P1" draw:layer="layout" svg:x1="10.459cm" svg:y1="22.505cm" svg:x2="10.459cm" svg:y2="22.573cm">
            <text:p/>
          </draw:line>
          <draw:line draw:style-name="gr3" draw:text-style-name="P1" draw:layer="layout" svg:x1="10.525cm" svg:y1="22.505cm" svg:x2="10.525cm" svg:y2="22.573cm">
            <text:p/>
          </draw:line>
          <draw:line draw:style-name="gr3" draw:text-style-name="P1" draw:layer="layout" svg:x1="10.592cm" svg:y1="22.505cm" svg:x2="10.592cm" svg:y2="22.573cm">
            <text:p/>
          </draw:line>
          <draw:line draw:style-name="gr3" draw:text-style-name="P1" draw:layer="layout" svg:x1="10.391cm" svg:y1="21.758cm" svg:x2="10.391cm" svg:y2="21.826cm">
            <text:p/>
          </draw:line>
          <draw:line draw:style-name="gr3" draw:text-style-name="P1" draw:layer="layout" svg:x1="10.459cm" svg:y1="21.758cm" svg:x2="10.459cm" svg:y2="21.826cm">
            <text:p/>
          </draw:line>
          <draw:line draw:style-name="gr3" draw:text-style-name="P1" draw:layer="layout" svg:x1="10.525cm" svg:y1="21.758cm" svg:x2="10.525cm" svg:y2="21.826cm">
            <text:p/>
          </draw:line>
          <draw:line draw:style-name="gr3" draw:text-style-name="P1" draw:layer="layout" svg:x1="10.592cm" svg:y1="21.758cm" svg:x2="10.592cm" svg:y2="21.826cm">
            <text:p/>
          </draw:line>
          <draw:g>
            <draw:line draw:style-name="gr3" draw:text-style-name="P1" draw:layer="layout" svg:x1="10.256cm" svg:y1="22.437cm" svg:x2="10.324cm" svg:y2="22.437cm">
              <text:p/>
            </draw:line>
            <draw:line draw:style-name="gr3" draw:text-style-name="P1" draw:layer="layout" svg:x1="10.256cm" svg:y1="22.37cm" svg:x2="10.324cm" svg:y2="22.37cm">
              <text:p/>
            </draw:line>
            <draw:line draw:style-name="gr3" draw:text-style-name="P1" draw:layer="layout" svg:x1="10.256cm" svg:y1="22.304cm" svg:x2="10.324cm" svg:y2="22.304cm">
              <text:p/>
            </draw:line>
            <draw:line draw:style-name="gr3" draw:text-style-name="P1" draw:layer="layout" svg:x1="10.256cm" svg:y1="22.236cm" svg:x2="10.324cm" svg:y2="22.236cm">
              <text:p/>
            </draw:line>
            <draw:line draw:style-name="gr3" draw:text-style-name="P1" draw:layer="layout" svg:x1="10.256cm" svg:y1="22.166cm" svg:x2="10.324cm" svg:y2="22.166cm">
              <text:p/>
            </draw:line>
            <draw:line draw:style-name="gr3" draw:text-style-name="P1" draw:layer="layout" svg:x1="10.256cm" svg:y1="22.099cm" svg:x2="10.324cm" svg:y2="22.099cm">
              <text:p/>
            </draw:line>
            <draw:line draw:style-name="gr3" draw:text-style-name="P1" draw:layer="layout" svg:x1="10.256cm" svg:y1="22.033cm" svg:x2="10.324cm" svg:y2="22.033cm">
              <text:p/>
            </draw:line>
            <draw:line draw:style-name="gr3" draw:text-style-name="P1" draw:layer="layout" svg:x1="10.256cm" svg:y1="21.965cm" svg:x2="10.324cm" svg:y2="21.965cm">
              <text:p/>
            </draw:line>
            <draw:line draw:style-name="gr3" draw:text-style-name="P1" draw:layer="layout" svg:x1="10.256cm" svg:y1="21.895cm" svg:x2="10.324cm" svg:y2="21.895cm">
              <text:p/>
            </draw:line>
          </draw:g>
          <draw:custom-shape draw:style-name="gr4" draw:text-style-name="P1" draw:layer="layout" svg:width="1.017cm" svg:height="0.203cm" svg:x="9.713cm" svg:y="22.641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1" draw:layer="layout" svg:x1="10.12cm" svg:y1="22.437cm" svg:x2="10.188cm" svg:y2="22.437cm">
              <text:p/>
            </draw:line>
            <draw:line draw:style-name="gr3" draw:text-style-name="P1" draw:layer="layout" svg:x1="10.12cm" svg:y1="22.37cm" svg:x2="10.188cm" svg:y2="22.37cm">
              <text:p/>
            </draw:line>
            <draw:line draw:style-name="gr3" draw:text-style-name="P1" draw:layer="layout" svg:x1="10.12cm" svg:y1="22.304cm" svg:x2="10.188cm" svg:y2="22.304cm">
              <text:p/>
            </draw:line>
            <draw:line draw:style-name="gr3" draw:text-style-name="P1" draw:layer="layout" svg:x1="10.12cm" svg:y1="22.236cm" svg:x2="10.188cm" svg:y2="22.236cm">
              <text:p/>
            </draw:line>
            <draw:line draw:style-name="gr3" draw:text-style-name="P1" draw:layer="layout" svg:x1="10.12cm" svg:y1="22.166cm" svg:x2="10.188cm" svg:y2="22.166cm">
              <text:p/>
            </draw:line>
            <draw:line draw:style-name="gr3" draw:text-style-name="P1" draw:layer="layout" svg:x1="10.12cm" svg:y1="22.099cm" svg:x2="10.188cm" svg:y2="22.099cm">
              <text:p/>
            </draw:line>
            <draw:line draw:style-name="gr3" draw:text-style-name="P1" draw:layer="layout" svg:x1="10.12cm" svg:y1="22.033cm" svg:x2="10.188cm" svg:y2="22.033cm">
              <text:p/>
            </draw:line>
            <draw:line draw:style-name="gr3" draw:text-style-name="P1" draw:layer="layout" svg:x1="10.12cm" svg:y1="21.965cm" svg:x2="10.188cm" svg:y2="21.965cm">
              <text:p/>
            </draw:line>
            <draw:line draw:style-name="gr3" draw:text-style-name="P1" draw:layer="layout" svg:x1="10.12cm" svg:y1="21.895cm" svg:x2="10.188cm" svg:y2="21.895cm">
              <text:p/>
            </draw:line>
          </draw:g>
          <draw:line draw:style-name="gr5" draw:text-style-name="P1" draw:layer="layout" svg:x1="9.781cm" svg:y1="22.844cm" svg:x2="9.781cm" svg:y2="22.641cm">
            <text:p/>
          </draw:line>
          <draw:line draw:style-name="gr5" draw:text-style-name="P1" draw:layer="layout" svg:x1="9.917cm" svg:y1="22.844cm" svg:x2="9.917cm" svg:y2="22.641cm">
            <text:p/>
          </draw:line>
          <draw:line draw:style-name="gr5" draw:text-style-name="P1" draw:layer="layout" svg:x1="10.052cm" svg:y1="22.844cm" svg:x2="10.052cm" svg:y2="22.641cm">
            <text:p/>
          </draw:line>
          <draw:line draw:style-name="gr5" draw:text-style-name="P1" draw:layer="layout" svg:x1="10.188cm" svg:y1="22.844cm" svg:x2="10.188cm" svg:y2="22.641cm">
            <text:p/>
          </draw:line>
          <draw:line draw:style-name="gr5" draw:text-style-name="P1" draw:layer="layout" svg:x1="10.323cm" svg:y1="22.844cm" svg:x2="10.323cm" svg:y2="22.641cm">
            <text:p/>
          </draw:line>
          <draw:line draw:style-name="gr5" draw:text-style-name="P1" draw:layer="layout" svg:x1="10.459cm" svg:y1="22.844cm" svg:x2="10.459cm" svg:y2="22.641cm">
            <text:p/>
          </draw:line>
          <draw:line draw:style-name="gr5" draw:text-style-name="P1" draw:layer="layout" svg:x1="10.595cm" svg:y1="22.844cm" svg:x2="10.595cm" svg:y2="22.641cm">
            <text:p/>
          </draw:line>
          <draw:line draw:style-name="gr6" draw:text-style-name="P1" draw:layer="layout" svg:x1="9.849cm" svg:y1="22.844cm" svg:x2="9.849cm" svg:y2="22.641cm">
            <text:p/>
          </draw:line>
          <draw:line draw:style-name="gr6" draw:text-style-name="P1" draw:layer="layout" svg:x1="9.985cm" svg:y1="22.844cm" svg:x2="9.985cm" svg:y2="22.641cm">
            <text:p/>
          </draw:line>
          <draw:line draw:style-name="gr6" draw:text-style-name="P1" draw:layer="layout" svg:x1="10.12cm" svg:y1="22.844cm" svg:x2="10.12cm" svg:y2="22.641cm">
            <text:p/>
          </draw:line>
          <draw:line draw:style-name="gr6" draw:text-style-name="P1" draw:layer="layout" svg:x1="10.256cm" svg:y1="22.844cm" svg:x2="10.256cm" svg:y2="22.641cm">
            <text:p/>
          </draw:line>
          <draw:line draw:style-name="gr6" draw:text-style-name="P1" draw:layer="layout" svg:x1="10.391cm" svg:y1="22.844cm" svg:x2="10.391cm" svg:y2="22.641cm">
            <text:p/>
          </draw:line>
          <draw:line draw:style-name="gr6" draw:text-style-name="P1" draw:layer="layout" svg:x1="10.527cm" svg:y1="22.844cm" svg:x2="10.527cm" svg:y2="22.641cm">
            <text:p/>
          </draw:line>
          <draw:line draw:style-name="gr6" draw:text-style-name="P1" draw:layer="layout" svg:x1="10.662cm" svg:y1="22.844cm" svg:x2="10.662cm" svg:y2="22.641cm">
            <text:p/>
          </draw:line>
        </draw:g>
        <draw:custom-shape draw:style-name="gr8" draw:text-style-name="P2" draw:layer="layout" svg:width="4.201cm" svg:height="0.271cm" svg:x="8.087cm" svg:y="21.15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9" draw:text-style-name="P1" draw:layer="layout" svg:width="0.136cm" svg:height="0.135cm" svg:x="9.158cm" svg:y="20.8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35cm" svg:height="0.135cm" svg:x="10.107cm" svg:y="20.8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36cm" svg:height="0.135cm" svg:x="11.051cm" svg:y="20.8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135cm" svg:height="0.135cm" svg:x="12.005cm" svg:y="20.838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832cm" svg:y1="20.879cm" svg:x2="8.832cm" svg:y2="21.218cm">
          <text:p/>
        </draw:line>
        <draw:line draw:style-name="gr14" draw:text-style-name="P1" draw:layer="layout" svg:x1="9.768cm" svg:y1="20.879cm" svg:x2="9.768cm" svg:y2="21.218cm">
          <text:p/>
        </draw:line>
        <draw:line draw:style-name="gr15" draw:text-style-name="P1" draw:layer="layout" svg:x1="10.7cm" svg:y1="20.872cm" svg:x2="10.7cm" svg:y2="21.149cm">
          <text:p/>
        </draw:line>
        <draw:line draw:style-name="gr16" draw:text-style-name="P1" draw:layer="layout" svg:x1="11.661cm" svg:y1="20.865cm" svg:x2="11.661cm" svg:y2="21.149cm">
          <text:p/>
        </draw:line>
        <draw:line draw:style-name="gr17" draw:text-style-name="P1" draw:layer="layout" svg:x1="10.256cm" svg:y1="21.353cm" svg:x2="10.256cm" svg:y2="21.692cm">
          <text:p/>
        </draw:line>
        <draw:g>
          <draw:custom-shape draw:style-name="gr1" draw:text-style-name="P1" draw:layer="layout" svg:width="0.678cm" svg:height="0.677cm" svg:x="8.463cm" svg:y="23.5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9cm" svg:height="0.339cm" svg:x="8.633cm" svg:y="23.75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531cm" svg:y1="24.259cm" svg:x2="8.531cm" svg:y2="24.327cm">
            <text:p/>
          </draw:line>
          <draw:line draw:style-name="gr3" draw:text-style-name="P1" draw:layer="layout" svg:x1="8.599cm" svg:y1="24.259cm" svg:x2="8.599cm" svg:y2="24.327cm">
            <text:p/>
          </draw:line>
          <draw:line draw:style-name="gr3" draw:text-style-name="P1" draw:layer="layout" svg:x1="8.664cm" svg:y1="24.259cm" svg:x2="8.664cm" svg:y2="24.327cm">
            <text:p/>
          </draw:line>
          <draw:line draw:style-name="gr3" draw:text-style-name="P1" draw:layer="layout" svg:x1="8.732cm" svg:y1="24.259cm" svg:x2="8.732cm" svg:y2="24.327cm">
            <text:p/>
          </draw:line>
          <draw:line draw:style-name="gr3" draw:text-style-name="P1" draw:layer="layout" svg:x1="8.802cm" svg:y1="24.259cm" svg:x2="8.802cm" svg:y2="24.327cm">
            <text:p/>
          </draw:line>
          <draw:line draw:style-name="gr3" draw:text-style-name="P1" draw:layer="layout" svg:x1="8.87cm" svg:y1="24.259cm" svg:x2="8.87cm" svg:y2="24.327cm">
            <text:p/>
          </draw:line>
          <draw:line draw:style-name="gr3" draw:text-style-name="P1" draw:layer="layout" svg:x1="8.935cm" svg:y1="24.259cm" svg:x2="8.935cm" svg:y2="24.327cm">
            <text:p/>
          </draw:line>
          <draw:line draw:style-name="gr3" draw:text-style-name="P1" draw:layer="layout" svg:x1="9.003cm" svg:y1="24.259cm" svg:x2="9.003cm" svg:y2="24.327cm">
            <text:p/>
          </draw:line>
          <draw:line draw:style-name="gr3" draw:text-style-name="P1" draw:layer="layout" svg:x1="9.073cm" svg:y1="24.259cm" svg:x2="9.073cm" svg:y2="24.327cm">
            <text:p/>
          </draw:line>
          <draw:line draw:style-name="gr3" draw:text-style-name="P1" draw:layer="layout" svg:x1="8.531cm" svg:y1="23.512cm" svg:x2="8.531cm" svg:y2="23.58cm">
            <text:p/>
          </draw:line>
          <draw:line draw:style-name="gr3" draw:text-style-name="P1" draw:layer="layout" svg:x1="8.599cm" svg:y1="23.512cm" svg:x2="8.599cm" svg:y2="23.58cm">
            <text:p/>
          </draw:line>
          <draw:line draw:style-name="gr3" draw:text-style-name="P1" draw:layer="layout" svg:x1="8.664cm" svg:y1="23.512cm" svg:x2="8.664cm" svg:y2="23.58cm">
            <text:p/>
          </draw:line>
          <draw:line draw:style-name="gr3" draw:text-style-name="P1" draw:layer="layout" svg:x1="8.732cm" svg:y1="23.512cm" svg:x2="8.732cm" svg:y2="23.58cm">
            <text:p/>
          </draw:line>
          <draw:line draw:style-name="gr3" draw:text-style-name="P1" draw:layer="layout" svg:x1="8.802cm" svg:y1="23.512cm" svg:x2="8.802cm" svg:y2="23.58cm">
            <text:p/>
          </draw:line>
          <draw:line draw:style-name="gr3" draw:text-style-name="P1" draw:layer="layout" svg:x1="8.87cm" svg:y1="23.512cm" svg:x2="8.87cm" svg:y2="23.58cm">
            <text:p/>
          </draw:line>
          <draw:line draw:style-name="gr3" draw:text-style-name="P1" draw:layer="layout" svg:x1="8.935cm" svg:y1="23.512cm" svg:x2="8.935cm" svg:y2="23.58cm">
            <text:p/>
          </draw:line>
          <draw:line draw:style-name="gr3" draw:text-style-name="P1" draw:layer="layout" svg:x1="9.003cm" svg:y1="23.512cm" svg:x2="9.003cm" svg:y2="23.58cm">
            <text:p/>
          </draw:line>
          <draw:line draw:style-name="gr3" draw:text-style-name="P1" draw:layer="layout" svg:x1="9.073cm" svg:y1="23.512cm" svg:x2="9.073cm" svg:y2="23.58cm">
            <text:p/>
          </draw:line>
          <draw:g>
            <draw:line draw:style-name="gr3" draw:text-style-name="P1" draw:layer="layout" svg:x1="9.141cm" svg:y1="24.191cm" svg:x2="9.209cm" svg:y2="24.191cm">
              <text:p/>
            </draw:line>
            <draw:line draw:style-name="gr3" draw:text-style-name="P1" draw:layer="layout" svg:x1="9.141cm" svg:y1="24.124cm" svg:x2="9.209cm" svg:y2="24.124cm">
              <text:p/>
            </draw:line>
            <draw:line draw:style-name="gr3" draw:text-style-name="P1" draw:layer="layout" svg:x1="9.141cm" svg:y1="24.058cm" svg:x2="9.209cm" svg:y2="24.058cm">
              <text:p/>
            </draw:line>
            <draw:line draw:style-name="gr3" draw:text-style-name="P1" draw:layer="layout" svg:x1="9.141cm" svg:y1="23.99cm" svg:x2="9.209cm" svg:y2="23.99cm">
              <text:p/>
            </draw:line>
            <draw:line draw:style-name="gr3" draw:text-style-name="P1" draw:layer="layout" svg:x1="9.141cm" svg:y1="23.92cm" svg:x2="9.209cm" svg:y2="23.92cm">
              <text:p/>
            </draw:line>
            <draw:line draw:style-name="gr3" draw:text-style-name="P1" draw:layer="layout" svg:x1="9.141cm" svg:y1="23.852cm" svg:x2="9.209cm" svg:y2="23.852cm">
              <text:p/>
            </draw:line>
            <draw:line draw:style-name="gr3" draw:text-style-name="P1" draw:layer="layout" svg:x1="9.141cm" svg:y1="23.787cm" svg:x2="9.209cm" svg:y2="23.787cm">
              <text:p/>
            </draw:line>
            <draw:line draw:style-name="gr3" draw:text-style-name="P1" draw:layer="layout" svg:x1="9.141cm" svg:y1="23.719cm" svg:x2="9.209cm" svg:y2="23.719cm">
              <text:p/>
            </draw:line>
            <draw:line draw:style-name="gr3" draw:text-style-name="P1" draw:layer="layout" svg:x1="9.141cm" svg:y1="23.649cm" svg:x2="9.209cm" svg:y2="23.649cm">
              <text:p/>
            </draw:line>
          </draw:g>
          <draw:g>
            <draw:line draw:style-name="gr3" draw:text-style-name="P1" draw:layer="layout" svg:x1="8.395cm" svg:y1="24.191cm" svg:x2="8.463cm" svg:y2="24.191cm">
              <text:p/>
            </draw:line>
            <draw:line draw:style-name="gr3" draw:text-style-name="P1" draw:layer="layout" svg:x1="8.395cm" svg:y1="24.124cm" svg:x2="8.463cm" svg:y2="24.124cm">
              <text:p/>
            </draw:line>
            <draw:line draw:style-name="gr3" draw:text-style-name="P1" draw:layer="layout" svg:x1="8.395cm" svg:y1="24.058cm" svg:x2="8.463cm" svg:y2="24.058cm">
              <text:p/>
            </draw:line>
            <draw:line draw:style-name="gr3" draw:text-style-name="P1" draw:layer="layout" svg:x1="8.395cm" svg:y1="23.99cm" svg:x2="8.463cm" svg:y2="23.99cm">
              <text:p/>
            </draw:line>
            <draw:line draw:style-name="gr3" draw:text-style-name="P1" draw:layer="layout" svg:x1="8.395cm" svg:y1="23.92cm" svg:x2="8.463cm" svg:y2="23.92cm">
              <text:p/>
            </draw:line>
            <draw:line draw:style-name="gr3" draw:text-style-name="P1" draw:layer="layout" svg:x1="8.395cm" svg:y1="23.852cm" svg:x2="8.463cm" svg:y2="23.852cm">
              <text:p/>
            </draw:line>
            <draw:line draw:style-name="gr3" draw:text-style-name="P1" draw:layer="layout" svg:x1="8.395cm" svg:y1="23.787cm" svg:x2="8.463cm" svg:y2="23.787cm">
              <text:p/>
            </draw:line>
            <draw:line draw:style-name="gr3" draw:text-style-name="P1" draw:layer="layout" svg:x1="8.395cm" svg:y1="23.719cm" svg:x2="8.463cm" svg:y2="23.719cm">
              <text:p/>
            </draw:line>
            <draw:line draw:style-name="gr3" draw:text-style-name="P1" draw:layer="layout" svg:x1="8.395cm" svg:y1="23.649cm" svg:x2="8.463cm" svg:y2="23.649cm">
              <text:p/>
            </draw:line>
          </draw:g>
        </draw:g>
        <draw:g>
          <draw:custom-shape draw:style-name="gr1" draw:text-style-name="P1" draw:layer="layout" svg:width="0.677cm" svg:height="0.677cm" svg:x="9.412cm" svg:y="23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9cm" svg:height="0.338cm" svg:x="9.582cm" svg:y="23.75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9.48cm" svg:y1="24.261cm" svg:x2="9.48cm" svg:y2="24.329cm">
            <text:p/>
          </draw:line>
          <draw:line draw:style-name="gr3" draw:text-style-name="P1" draw:layer="layout" svg:x1="9.548cm" svg:y1="24.261cm" svg:x2="9.548cm" svg:y2="24.329cm">
            <text:p/>
          </draw:line>
          <draw:line draw:style-name="gr3" draw:text-style-name="P1" draw:layer="layout" svg:x1="9.613cm" svg:y1="24.261cm" svg:x2="9.613cm" svg:y2="24.329cm">
            <text:p/>
          </draw:line>
          <draw:line draw:style-name="gr3" draw:text-style-name="P1" draw:layer="layout" svg:x1="9.681cm" svg:y1="24.261cm" svg:x2="9.681cm" svg:y2="24.329cm">
            <text:p/>
          </draw:line>
          <draw:line draw:style-name="gr3" draw:text-style-name="P1" draw:layer="layout" svg:x1="9.751cm" svg:y1="24.261cm" svg:x2="9.751cm" svg:y2="24.329cm">
            <text:p/>
          </draw:line>
          <draw:line draw:style-name="gr3" draw:text-style-name="P1" draw:layer="layout" svg:x1="9.819cm" svg:y1="24.261cm" svg:x2="9.819cm" svg:y2="24.329cm">
            <text:p/>
          </draw:line>
          <draw:line draw:style-name="gr3" draw:text-style-name="P1" draw:layer="layout" svg:x1="9.884cm" svg:y1="24.261cm" svg:x2="9.884cm" svg:y2="24.329cm">
            <text:p/>
          </draw:line>
          <draw:line draw:style-name="gr3" draw:text-style-name="P1" draw:layer="layout" svg:x1="9.952cm" svg:y1="24.261cm" svg:x2="9.952cm" svg:y2="24.329cm">
            <text:p/>
          </draw:line>
          <draw:line draw:style-name="gr3" draw:text-style-name="P1" draw:layer="layout" svg:x1="10.022cm" svg:y1="24.261cm" svg:x2="10.022cm" svg:y2="24.329cm">
            <text:p/>
          </draw:line>
          <draw:line draw:style-name="gr3" draw:text-style-name="P1" draw:layer="layout" svg:x1="9.48cm" svg:y1="23.514cm" svg:x2="9.48cm" svg:y2="23.582cm">
            <text:p/>
          </draw:line>
          <draw:line draw:style-name="gr3" draw:text-style-name="P1" draw:layer="layout" svg:x1="9.548cm" svg:y1="23.514cm" svg:x2="9.548cm" svg:y2="23.582cm">
            <text:p/>
          </draw:line>
          <draw:line draw:style-name="gr3" draw:text-style-name="P1" draw:layer="layout" svg:x1="9.613cm" svg:y1="23.514cm" svg:x2="9.613cm" svg:y2="23.582cm">
            <text:p/>
          </draw:line>
          <draw:line draw:style-name="gr3" draw:text-style-name="P1" draw:layer="layout" svg:x1="9.681cm" svg:y1="23.514cm" svg:x2="9.681cm" svg:y2="23.582cm">
            <text:p/>
          </draw:line>
          <draw:line draw:style-name="gr3" draw:text-style-name="P1" draw:layer="layout" svg:x1="9.751cm" svg:y1="23.514cm" svg:x2="9.751cm" svg:y2="23.582cm">
            <text:p/>
          </draw:line>
          <draw:line draw:style-name="gr3" draw:text-style-name="P1" draw:layer="layout" svg:x1="9.819cm" svg:y1="23.514cm" svg:x2="9.819cm" svg:y2="23.582cm">
            <text:p/>
          </draw:line>
          <draw:line draw:style-name="gr3" draw:text-style-name="P1" draw:layer="layout" svg:x1="9.884cm" svg:y1="23.514cm" svg:x2="9.884cm" svg:y2="23.582cm">
            <text:p/>
          </draw:line>
          <draw:line draw:style-name="gr3" draw:text-style-name="P1" draw:layer="layout" svg:x1="9.952cm" svg:y1="23.514cm" svg:x2="9.952cm" svg:y2="23.582cm">
            <text:p/>
          </draw:line>
          <draw:line draw:style-name="gr3" draw:text-style-name="P1" draw:layer="layout" svg:x1="10.022cm" svg:y1="23.514cm" svg:x2="10.022cm" svg:y2="23.582cm">
            <text:p/>
          </draw:line>
          <draw:g>
            <draw:line draw:style-name="gr3" draw:text-style-name="P1" draw:layer="layout" svg:x1="10.09cm" svg:y1="24.193cm" svg:x2="10.158cm" svg:y2="24.193cm">
              <text:p/>
            </draw:line>
            <draw:line draw:style-name="gr3" draw:text-style-name="P1" draw:layer="layout" svg:x1="10.09cm" svg:y1="24.125cm" svg:x2="10.158cm" svg:y2="24.125cm">
              <text:p/>
            </draw:line>
            <draw:line draw:style-name="gr3" draw:text-style-name="P1" draw:layer="layout" svg:x1="10.09cm" svg:y1="24.06cm" svg:x2="10.158cm" svg:y2="24.06cm">
              <text:p/>
            </draw:line>
            <draw:line draw:style-name="gr3" draw:text-style-name="P1" draw:layer="layout" svg:x1="10.09cm" svg:y1="23.992cm" svg:x2="10.158cm" svg:y2="23.992cm">
              <text:p/>
            </draw:line>
            <draw:line draw:style-name="gr3" draw:text-style-name="P1" draw:layer="layout" svg:x1="10.09cm" svg:y1="23.922cm" svg:x2="10.158cm" svg:y2="23.922cm">
              <text:p/>
            </draw:line>
            <draw:line draw:style-name="gr3" draw:text-style-name="P1" draw:layer="layout" svg:x1="10.09cm" svg:y1="23.854cm" svg:x2="10.158cm" svg:y2="23.854cm">
              <text:p/>
            </draw:line>
            <draw:line draw:style-name="gr3" draw:text-style-name="P1" draw:layer="layout" svg:x1="10.09cm" svg:y1="23.788cm" svg:x2="10.158cm" svg:y2="23.788cm">
              <text:p/>
            </draw:line>
            <draw:line draw:style-name="gr3" draw:text-style-name="P1" draw:layer="layout" svg:x1="10.09cm" svg:y1="23.721cm" svg:x2="10.158cm" svg:y2="23.721cm">
              <text:p/>
            </draw:line>
            <draw:line draw:style-name="gr3" draw:text-style-name="P1" draw:layer="layout" svg:x1="10.09cm" svg:y1="23.651cm" svg:x2="10.158cm" svg:y2="23.651cm">
              <text:p/>
            </draw:line>
          </draw:g>
          <draw:g>
            <draw:line draw:style-name="gr3" draw:text-style-name="P1" draw:layer="layout" svg:x1="9.344cm" svg:y1="24.193cm" svg:x2="9.412cm" svg:y2="24.193cm">
              <text:p/>
            </draw:line>
            <draw:line draw:style-name="gr3" draw:text-style-name="P1" draw:layer="layout" svg:x1="9.344cm" svg:y1="24.125cm" svg:x2="9.412cm" svg:y2="24.125cm">
              <text:p/>
            </draw:line>
            <draw:line draw:style-name="gr3" draw:text-style-name="P1" draw:layer="layout" svg:x1="9.344cm" svg:y1="24.06cm" svg:x2="9.412cm" svg:y2="24.06cm">
              <text:p/>
            </draw:line>
            <draw:line draw:style-name="gr3" draw:text-style-name="P1" draw:layer="layout" svg:x1="9.344cm" svg:y1="23.992cm" svg:x2="9.412cm" svg:y2="23.992cm">
              <text:p/>
            </draw:line>
            <draw:line draw:style-name="gr3" draw:text-style-name="P1" draw:layer="layout" svg:x1="9.344cm" svg:y1="23.922cm" svg:x2="9.412cm" svg:y2="23.922cm">
              <text:p/>
            </draw:line>
            <draw:line draw:style-name="gr3" draw:text-style-name="P1" draw:layer="layout" svg:x1="9.344cm" svg:y1="23.854cm" svg:x2="9.412cm" svg:y2="23.854cm">
              <text:p/>
            </draw:line>
            <draw:line draw:style-name="gr3" draw:text-style-name="P1" draw:layer="layout" svg:x1="9.344cm" svg:y1="23.788cm" svg:x2="9.412cm" svg:y2="23.788cm">
              <text:p/>
            </draw:line>
            <draw:line draw:style-name="gr3" draw:text-style-name="P1" draw:layer="layout" svg:x1="9.344cm" svg:y1="23.721cm" svg:x2="9.412cm" svg:y2="23.721cm">
              <text:p/>
            </draw:line>
            <draw:line draw:style-name="gr3" draw:text-style-name="P1" draw:layer="layout" svg:x1="9.344cm" svg:y1="23.651cm" svg:x2="9.412cm" svg:y2="23.651cm">
              <text:p/>
            </draw:line>
          </draw:g>
        </draw:g>
        <draw:g>
          <draw:custom-shape draw:style-name="gr1" draw:text-style-name="P1" draw:layer="layout" svg:width="0.677cm" svg:height="0.677cm" svg:x="10.361cm" svg:y="23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8cm" svg:height="0.338cm" svg:x="10.531cm" svg:y="23.75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0.429cm" svg:y1="24.261cm" svg:x2="10.429cm" svg:y2="24.329cm">
            <text:p/>
          </draw:line>
          <draw:line draw:style-name="gr3" draw:text-style-name="P1" draw:layer="layout" svg:x1="10.496cm" svg:y1="24.261cm" svg:x2="10.496cm" svg:y2="24.329cm">
            <text:p/>
          </draw:line>
          <draw:line draw:style-name="gr3" draw:text-style-name="P1" draw:layer="layout" svg:x1="10.562cm" svg:y1="24.261cm" svg:x2="10.562cm" svg:y2="24.329cm">
            <text:p/>
          </draw:line>
          <draw:line draw:style-name="gr3" draw:text-style-name="P1" draw:layer="layout" svg:x1="10.63cm" svg:y1="24.261cm" svg:x2="10.63cm" svg:y2="24.329cm">
            <text:p/>
          </draw:line>
          <draw:line draw:style-name="gr3" draw:text-style-name="P1" draw:layer="layout" svg:x1="10.7cm" svg:y1="24.261cm" svg:x2="10.7cm" svg:y2="24.329cm">
            <text:p/>
          </draw:line>
          <draw:line draw:style-name="gr3" draw:text-style-name="P1" draw:layer="layout" svg:x1="10.767cm" svg:y1="24.261cm" svg:x2="10.767cm" svg:y2="24.329cm">
            <text:p/>
          </draw:line>
          <draw:line draw:style-name="gr3" draw:text-style-name="P1" draw:layer="layout" svg:x1="10.833cm" svg:y1="24.261cm" svg:x2="10.833cm" svg:y2="24.329cm">
            <text:p/>
          </draw:line>
          <draw:line draw:style-name="gr3" draw:text-style-name="P1" draw:layer="layout" svg:x1="10.901cm" svg:y1="24.261cm" svg:x2="10.901cm" svg:y2="24.329cm">
            <text:p/>
          </draw:line>
          <draw:line draw:style-name="gr3" draw:text-style-name="P1" draw:layer="layout" svg:x1="10.971cm" svg:y1="24.261cm" svg:x2="10.971cm" svg:y2="24.329cm">
            <text:p/>
          </draw:line>
          <draw:line draw:style-name="gr3" draw:text-style-name="P1" draw:layer="layout" svg:x1="10.429cm" svg:y1="23.514cm" svg:x2="10.429cm" svg:y2="23.582cm">
            <text:p/>
          </draw:line>
          <draw:line draw:style-name="gr3" draw:text-style-name="P1" draw:layer="layout" svg:x1="10.496cm" svg:y1="23.514cm" svg:x2="10.496cm" svg:y2="23.582cm">
            <text:p/>
          </draw:line>
          <draw:line draw:style-name="gr3" draw:text-style-name="P1" draw:layer="layout" svg:x1="10.562cm" svg:y1="23.514cm" svg:x2="10.562cm" svg:y2="23.582cm">
            <text:p/>
          </draw:line>
          <draw:line draw:style-name="gr3" draw:text-style-name="P1" draw:layer="layout" svg:x1="10.63cm" svg:y1="23.514cm" svg:x2="10.63cm" svg:y2="23.582cm">
            <text:p/>
          </draw:line>
          <draw:line draw:style-name="gr3" draw:text-style-name="P1" draw:layer="layout" svg:x1="10.7cm" svg:y1="23.514cm" svg:x2="10.7cm" svg:y2="23.582cm">
            <text:p/>
          </draw:line>
          <draw:line draw:style-name="gr3" draw:text-style-name="P1" draw:layer="layout" svg:x1="10.767cm" svg:y1="23.514cm" svg:x2="10.767cm" svg:y2="23.582cm">
            <text:p/>
          </draw:line>
          <draw:line draw:style-name="gr3" draw:text-style-name="P1" draw:layer="layout" svg:x1="10.833cm" svg:y1="23.514cm" svg:x2="10.833cm" svg:y2="23.582cm">
            <text:p/>
          </draw:line>
          <draw:line draw:style-name="gr3" draw:text-style-name="P1" draw:layer="layout" svg:x1="10.901cm" svg:y1="23.514cm" svg:x2="10.901cm" svg:y2="23.582cm">
            <text:p/>
          </draw:line>
          <draw:line draw:style-name="gr3" draw:text-style-name="P1" draw:layer="layout" svg:x1="10.971cm" svg:y1="23.514cm" svg:x2="10.971cm" svg:y2="23.582cm">
            <text:p/>
          </draw:line>
          <draw:g>
            <draw:line draw:style-name="gr3" draw:text-style-name="P1" draw:layer="layout" svg:x1="11.039cm" svg:y1="24.193cm" svg:x2="11.107cm" svg:y2="24.193cm">
              <text:p/>
            </draw:line>
            <draw:line draw:style-name="gr3" draw:text-style-name="P1" draw:layer="layout" svg:x1="11.039cm" svg:y1="24.125cm" svg:x2="11.107cm" svg:y2="24.125cm">
              <text:p/>
            </draw:line>
            <draw:line draw:style-name="gr3" draw:text-style-name="P1" draw:layer="layout" svg:x1="11.039cm" svg:y1="24.06cm" svg:x2="11.107cm" svg:y2="24.06cm">
              <text:p/>
            </draw:line>
            <draw:line draw:style-name="gr3" draw:text-style-name="P1" draw:layer="layout" svg:x1="11.039cm" svg:y1="23.992cm" svg:x2="11.107cm" svg:y2="23.992cm">
              <text:p/>
            </draw:line>
            <draw:line draw:style-name="gr3" draw:text-style-name="P1" draw:layer="layout" svg:x1="11.039cm" svg:y1="23.922cm" svg:x2="11.107cm" svg:y2="23.922cm">
              <text:p/>
            </draw:line>
            <draw:line draw:style-name="gr3" draw:text-style-name="P1" draw:layer="layout" svg:x1="11.039cm" svg:y1="23.854cm" svg:x2="11.107cm" svg:y2="23.854cm">
              <text:p/>
            </draw:line>
            <draw:line draw:style-name="gr3" draw:text-style-name="P1" draw:layer="layout" svg:x1="11.039cm" svg:y1="23.788cm" svg:x2="11.107cm" svg:y2="23.788cm">
              <text:p/>
            </draw:line>
            <draw:line draw:style-name="gr3" draw:text-style-name="P1" draw:layer="layout" svg:x1="11.039cm" svg:y1="23.721cm" svg:x2="11.107cm" svg:y2="23.721cm">
              <text:p/>
            </draw:line>
            <draw:line draw:style-name="gr3" draw:text-style-name="P1" draw:layer="layout" svg:x1="11.039cm" svg:y1="23.651cm" svg:x2="11.107cm" svg:y2="23.651cm">
              <text:p/>
            </draw:line>
          </draw:g>
          <draw:g>
            <draw:line draw:style-name="gr3" draw:text-style-name="P1" draw:layer="layout" svg:x1="10.293cm" svg:y1="24.193cm" svg:x2="10.361cm" svg:y2="24.193cm">
              <text:p/>
            </draw:line>
            <draw:line draw:style-name="gr3" draw:text-style-name="P1" draw:layer="layout" svg:x1="10.293cm" svg:y1="24.125cm" svg:x2="10.361cm" svg:y2="24.125cm">
              <text:p/>
            </draw:line>
            <draw:line draw:style-name="gr3" draw:text-style-name="P1" draw:layer="layout" svg:x1="10.293cm" svg:y1="24.06cm" svg:x2="10.361cm" svg:y2="24.06cm">
              <text:p/>
            </draw:line>
            <draw:line draw:style-name="gr3" draw:text-style-name="P1" draw:layer="layout" svg:x1="10.293cm" svg:y1="23.992cm" svg:x2="10.361cm" svg:y2="23.992cm">
              <text:p/>
            </draw:line>
            <draw:line draw:style-name="gr3" draw:text-style-name="P1" draw:layer="layout" svg:x1="10.293cm" svg:y1="23.922cm" svg:x2="10.361cm" svg:y2="23.922cm">
              <text:p/>
            </draw:line>
            <draw:line draw:style-name="gr3" draw:text-style-name="P1" draw:layer="layout" svg:x1="10.293cm" svg:y1="23.854cm" svg:x2="10.361cm" svg:y2="23.854cm">
              <text:p/>
            </draw:line>
            <draw:line draw:style-name="gr3" draw:text-style-name="P1" draw:layer="layout" svg:x1="10.293cm" svg:y1="23.788cm" svg:x2="10.361cm" svg:y2="23.788cm">
              <text:p/>
            </draw:line>
            <draw:line draw:style-name="gr3" draw:text-style-name="P1" draw:layer="layout" svg:x1="10.293cm" svg:y1="23.721cm" svg:x2="10.361cm" svg:y2="23.721cm">
              <text:p/>
            </draw:line>
            <draw:line draw:style-name="gr3" draw:text-style-name="P1" draw:layer="layout" svg:x1="10.293cm" svg:y1="23.651cm" svg:x2="10.361cm" svg:y2="23.651cm">
              <text:p/>
            </draw:line>
          </draw:g>
        </draw:g>
        <draw:g>
          <draw:custom-shape draw:style-name="gr1" draw:text-style-name="P1" draw:layer="layout" svg:width="0.678cm" svg:height="0.677cm" svg:x="11.31cm" svg:y="23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38cm" svg:height="0.338cm" svg:x="11.48cm" svg:y="23.75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1.377cm" svg:y1="24.261cm" svg:x2="11.377cm" svg:y2="24.329cm">
            <text:p/>
          </draw:line>
          <draw:line draw:style-name="gr3" draw:text-style-name="P1" draw:layer="layout" svg:x1="11.445cm" svg:y1="24.261cm" svg:x2="11.445cm" svg:y2="24.329cm">
            <text:p/>
          </draw:line>
          <draw:line draw:style-name="gr3" draw:text-style-name="P1" draw:layer="layout" svg:x1="11.511cm" svg:y1="24.261cm" svg:x2="11.511cm" svg:y2="24.329cm">
            <text:p/>
          </draw:line>
          <draw:line draw:style-name="gr3" draw:text-style-name="P1" draw:layer="layout" svg:x1="11.579cm" svg:y1="24.261cm" svg:x2="11.579cm" svg:y2="24.329cm">
            <text:p/>
          </draw:line>
          <draw:line draw:style-name="gr3" draw:text-style-name="P1" draw:layer="layout" svg:x1="11.648cm" svg:y1="24.261cm" svg:x2="11.648cm" svg:y2="24.329cm">
            <text:p/>
          </draw:line>
          <draw:line draw:style-name="gr3" draw:text-style-name="P1" draw:layer="layout" svg:x1="11.716cm" svg:y1="24.261cm" svg:x2="11.716cm" svg:y2="24.329cm">
            <text:p/>
          </draw:line>
          <draw:line draw:style-name="gr3" draw:text-style-name="P1" draw:layer="layout" svg:x1="11.782cm" svg:y1="24.261cm" svg:x2="11.782cm" svg:y2="24.329cm">
            <text:p/>
          </draw:line>
          <draw:line draw:style-name="gr3" draw:text-style-name="P1" draw:layer="layout" svg:x1="11.85cm" svg:y1="24.261cm" svg:x2="11.85cm" svg:y2="24.329cm">
            <text:p/>
          </draw:line>
          <draw:line draw:style-name="gr3" draw:text-style-name="P1" draw:layer="layout" svg:x1="11.92cm" svg:y1="24.261cm" svg:x2="11.92cm" svg:y2="24.329cm">
            <text:p/>
          </draw:line>
          <draw:line draw:style-name="gr3" draw:text-style-name="P1" draw:layer="layout" svg:x1="11.377cm" svg:y1="23.514cm" svg:x2="11.377cm" svg:y2="23.582cm">
            <text:p/>
          </draw:line>
          <draw:line draw:style-name="gr3" draw:text-style-name="P1" draw:layer="layout" svg:x1="11.445cm" svg:y1="23.514cm" svg:x2="11.445cm" svg:y2="23.582cm">
            <text:p/>
          </draw:line>
          <draw:line draw:style-name="gr3" draw:text-style-name="P1" draw:layer="layout" svg:x1="11.511cm" svg:y1="23.514cm" svg:x2="11.511cm" svg:y2="23.582cm">
            <text:p/>
          </draw:line>
          <draw:line draw:style-name="gr3" draw:text-style-name="P1" draw:layer="layout" svg:x1="11.579cm" svg:y1="23.514cm" svg:x2="11.579cm" svg:y2="23.582cm">
            <text:p/>
          </draw:line>
          <draw:line draw:style-name="gr3" draw:text-style-name="P1" draw:layer="layout" svg:x1="11.648cm" svg:y1="23.514cm" svg:x2="11.648cm" svg:y2="23.582cm">
            <text:p/>
          </draw:line>
          <draw:line draw:style-name="gr3" draw:text-style-name="P1" draw:layer="layout" svg:x1="11.716cm" svg:y1="23.514cm" svg:x2="11.716cm" svg:y2="23.582cm">
            <text:p/>
          </draw:line>
          <draw:line draw:style-name="gr3" draw:text-style-name="P1" draw:layer="layout" svg:x1="11.782cm" svg:y1="23.514cm" svg:x2="11.782cm" svg:y2="23.582cm">
            <text:p/>
          </draw:line>
          <draw:line draw:style-name="gr3" draw:text-style-name="P1" draw:layer="layout" svg:x1="11.85cm" svg:y1="23.514cm" svg:x2="11.85cm" svg:y2="23.582cm">
            <text:p/>
          </draw:line>
          <draw:line draw:style-name="gr3" draw:text-style-name="P1" draw:layer="layout" svg:x1="11.92cm" svg:y1="23.514cm" svg:x2="11.92cm" svg:y2="23.582cm">
            <text:p/>
          </draw:line>
          <draw:g>
            <draw:line draw:style-name="gr3" draw:text-style-name="P1" draw:layer="layout" svg:x1="11.987cm" svg:y1="24.193cm" svg:x2="12.055cm" svg:y2="24.193cm">
              <text:p/>
            </draw:line>
            <draw:line draw:style-name="gr3" draw:text-style-name="P1" draw:layer="layout" svg:x1="11.987cm" svg:y1="24.125cm" svg:x2="12.055cm" svg:y2="24.125cm">
              <text:p/>
            </draw:line>
            <draw:line draw:style-name="gr3" draw:text-style-name="P1" draw:layer="layout" svg:x1="11.987cm" svg:y1="24.06cm" svg:x2="12.055cm" svg:y2="24.06cm">
              <text:p/>
            </draw:line>
            <draw:line draw:style-name="gr3" draw:text-style-name="P1" draw:layer="layout" svg:x1="11.987cm" svg:y1="23.992cm" svg:x2="12.055cm" svg:y2="23.992cm">
              <text:p/>
            </draw:line>
            <draw:line draw:style-name="gr3" draw:text-style-name="P1" draw:layer="layout" svg:x1="11.987cm" svg:y1="23.922cm" svg:x2="12.055cm" svg:y2="23.922cm">
              <text:p/>
            </draw:line>
            <draw:line draw:style-name="gr3" draw:text-style-name="P1" draw:layer="layout" svg:x1="11.987cm" svg:y1="23.854cm" svg:x2="12.055cm" svg:y2="23.854cm">
              <text:p/>
            </draw:line>
            <draw:line draw:style-name="gr3" draw:text-style-name="P1" draw:layer="layout" svg:x1="11.987cm" svg:y1="23.788cm" svg:x2="12.055cm" svg:y2="23.788cm">
              <text:p/>
            </draw:line>
            <draw:line draw:style-name="gr3" draw:text-style-name="P1" draw:layer="layout" svg:x1="11.987cm" svg:y1="23.721cm" svg:x2="12.055cm" svg:y2="23.721cm">
              <text:p/>
            </draw:line>
            <draw:line draw:style-name="gr3" draw:text-style-name="P1" draw:layer="layout" svg:x1="11.987cm" svg:y1="23.651cm" svg:x2="12.055cm" svg:y2="23.651cm">
              <text:p/>
            </draw:line>
          </draw:g>
          <draw:g>
            <draw:line draw:style-name="gr3" draw:text-style-name="P1" draw:layer="layout" svg:x1="11.242cm" svg:y1="24.193cm" svg:x2="11.31cm" svg:y2="24.193cm">
              <text:p/>
            </draw:line>
            <draw:line draw:style-name="gr3" draw:text-style-name="P1" draw:layer="layout" svg:x1="11.242cm" svg:y1="24.125cm" svg:x2="11.31cm" svg:y2="24.125cm">
              <text:p/>
            </draw:line>
            <draw:line draw:style-name="gr3" draw:text-style-name="P1" draw:layer="layout" svg:x1="11.242cm" svg:y1="24.06cm" svg:x2="11.31cm" svg:y2="24.06cm">
              <text:p/>
            </draw:line>
            <draw:line draw:style-name="gr3" draw:text-style-name="P1" draw:layer="layout" svg:x1="11.242cm" svg:y1="23.992cm" svg:x2="11.31cm" svg:y2="23.992cm">
              <text:p/>
            </draw:line>
            <draw:line draw:style-name="gr3" draw:text-style-name="P1" draw:layer="layout" svg:x1="11.242cm" svg:y1="23.922cm" svg:x2="11.31cm" svg:y2="23.922cm">
              <text:p/>
            </draw:line>
            <draw:line draw:style-name="gr3" draw:text-style-name="P1" draw:layer="layout" svg:x1="11.242cm" svg:y1="23.854cm" svg:x2="11.31cm" svg:y2="23.854cm">
              <text:p/>
            </draw:line>
            <draw:line draw:style-name="gr3" draw:text-style-name="P1" draw:layer="layout" svg:x1="11.242cm" svg:y1="23.788cm" svg:x2="11.31cm" svg:y2="23.788cm">
              <text:p/>
            </draw:line>
            <draw:line draw:style-name="gr3" draw:text-style-name="P1" draw:layer="layout" svg:x1="11.242cm" svg:y1="23.721cm" svg:x2="11.31cm" svg:y2="23.721cm">
              <text:p/>
            </draw:line>
            <draw:line draw:style-name="gr3" draw:text-style-name="P1" draw:layer="layout" svg:x1="11.242cm" svg:y1="23.651cm" svg:x2="11.31cm" svg:y2="23.651cm">
              <text:p/>
            </draw:line>
          </draw:g>
        </draw:g>
        <draw:g>
          <draw:custom-shape draw:style-name="gr4" draw:text-style-name="P1" draw:layer="layout" svg:width="1.152cm" svg:height="0.949cm" svg:x="9.646cm" svg:y="25.1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01cm" svg:height="0.678cm" svg:x="9.819cm" svg:y="2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9.886cm" svg:y1="25.936cm" svg:x2="9.886cm" svg:y2="26.004cm">
            <text:p/>
          </draw:line>
          <draw:line draw:style-name="gr3" draw:text-style-name="P1" draw:layer="layout" svg:x1="9.954cm" svg:y1="25.936cm" svg:x2="9.954cm" svg:y2="26.004cm">
            <text:p/>
          </draw:line>
          <draw:line draw:style-name="gr3" draw:text-style-name="P1" draw:layer="layout" svg:x1="10.02cm" svg:y1="25.936cm" svg:x2="10.02cm" svg:y2="26.004cm">
            <text:p/>
          </draw:line>
          <draw:line draw:style-name="gr3" draw:text-style-name="P1" draw:layer="layout" svg:x1="10.088cm" svg:y1="25.936cm" svg:x2="10.088cm" svg:y2="26.004cm">
            <text:p/>
          </draw:line>
          <draw:line draw:style-name="gr3" draw:text-style-name="P1" draw:layer="layout" svg:x1="9.886cm" svg:y1="25.189cm" svg:x2="9.886cm" svg:y2="25.257cm">
            <text:p/>
          </draw:line>
          <draw:line draw:style-name="gr3" draw:text-style-name="P1" draw:layer="layout" svg:x1="9.954cm" svg:y1="25.189cm" svg:x2="9.954cm" svg:y2="25.257cm">
            <text:p/>
          </draw:line>
          <draw:line draw:style-name="gr3" draw:text-style-name="P1" draw:layer="layout" svg:x1="10.02cm" svg:y1="25.189cm" svg:x2="10.02cm" svg:y2="25.257cm">
            <text:p/>
          </draw:line>
          <draw:line draw:style-name="gr3" draw:text-style-name="P1" draw:layer="layout" svg:x1="10.088cm" svg:y1="25.189cm" svg:x2="10.088cm" svg:y2="25.257cm">
            <text:p/>
          </draw:line>
          <draw:g>
            <draw:line draw:style-name="gr3" draw:text-style-name="P1" draw:layer="layout" svg:x1="9.751cm" svg:y1="25.868cm" svg:x2="9.819cm" svg:y2="25.868cm">
              <text:p/>
            </draw:line>
            <draw:line draw:style-name="gr3" draw:text-style-name="P1" draw:layer="layout" svg:x1="9.751cm" svg:y1="25.8cm" svg:x2="9.819cm" svg:y2="25.8cm">
              <text:p/>
            </draw:line>
            <draw:line draw:style-name="gr3" draw:text-style-name="P1" draw:layer="layout" svg:x1="9.751cm" svg:y1="25.735cm" svg:x2="9.819cm" svg:y2="25.735cm">
              <text:p/>
            </draw:line>
            <draw:line draw:style-name="gr3" draw:text-style-name="P1" draw:layer="layout" svg:x1="9.751cm" svg:y1="25.667cm" svg:x2="9.819cm" svg:y2="25.667cm">
              <text:p/>
            </draw:line>
            <draw:line draw:style-name="gr3" draw:text-style-name="P1" draw:layer="layout" svg:x1="9.751cm" svg:y1="25.597cm" svg:x2="9.819cm" svg:y2="25.597cm">
              <text:p/>
            </draw:line>
            <draw:line draw:style-name="gr3" draw:text-style-name="P1" draw:layer="layout" svg:x1="9.751cm" svg:y1="25.529cm" svg:x2="9.819cm" svg:y2="25.529cm">
              <text:p/>
            </draw:line>
            <draw:line draw:style-name="gr3" draw:text-style-name="P1" draw:layer="layout" svg:x1="9.751cm" svg:y1="25.463cm" svg:x2="9.819cm" svg:y2="25.463cm">
              <text:p/>
            </draw:line>
            <draw:line draw:style-name="gr3" draw:text-style-name="P1" draw:layer="layout" svg:x1="9.751cm" svg:y1="25.396cm" svg:x2="9.819cm" svg:y2="25.396cm">
              <text:p/>
            </draw:line>
            <draw:line draw:style-name="gr3" draw:text-style-name="P1" draw:layer="layout" svg:x1="9.751cm" svg:y1="25.326cm" svg:x2="9.819cm" svg:y2="25.326cm">
              <text:p/>
            </draw:line>
          </draw:g>
          <draw:g>
            <draw:line draw:style-name="gr3" draw:text-style-name="P1" draw:layer="layout" svg:x1="10.622cm" svg:y1="25.866cm" svg:x2="10.69cm" svg:y2="25.866cm">
              <text:p/>
            </draw:line>
            <draw:line draw:style-name="gr3" draw:text-style-name="P1" draw:layer="layout" svg:x1="10.622cm" svg:y1="25.799cm" svg:x2="10.69cm" svg:y2="25.799cm">
              <text:p/>
            </draw:line>
            <draw:line draw:style-name="gr3" draw:text-style-name="P1" draw:layer="layout" svg:x1="10.622cm" svg:y1="25.733cm" svg:x2="10.69cm" svg:y2="25.733cm">
              <text:p/>
            </draw:line>
            <draw:line draw:style-name="gr3" draw:text-style-name="P1" draw:layer="layout" svg:x1="10.622cm" svg:y1="25.665cm" svg:x2="10.69cm" svg:y2="25.665cm">
              <text:p/>
            </draw:line>
            <draw:line draw:style-name="gr3" draw:text-style-name="P1" draw:layer="layout" svg:x1="10.622cm" svg:y1="25.595cm" svg:x2="10.69cm" svg:y2="25.595cm">
              <text:p/>
            </draw:line>
            <draw:line draw:style-name="gr3" draw:text-style-name="P1" draw:layer="layout" svg:x1="10.622cm" svg:y1="25.528cm" svg:x2="10.69cm" svg:y2="25.528cm">
              <text:p/>
            </draw:line>
            <draw:line draw:style-name="gr3" draw:text-style-name="P1" draw:layer="layout" svg:x1="10.622cm" svg:y1="25.462cm" svg:x2="10.69cm" svg:y2="25.462cm">
              <text:p/>
            </draw:line>
            <draw:line draw:style-name="gr3" draw:text-style-name="P1" draw:layer="layout" svg:x1="10.622cm" svg:y1="25.394cm" svg:x2="10.69cm" svg:y2="25.394cm">
              <text:p/>
            </draw:line>
            <draw:line draw:style-name="gr3" draw:text-style-name="P1" draw:layer="layout" svg:x1="10.622cm" svg:y1="25.324cm" svg:x2="10.69cm" svg:y2="25.324cm">
              <text:p/>
            </draw:line>
          </draw:g>
          <draw:custom-shape draw:style-name="gr1" draw:text-style-name="P1" draw:layer="layout" svg:width="0.301cm" svg:height="0.677cm" svg:x="10.324cm" svg:y="2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0.391cm" svg:y1="25.934cm" svg:x2="10.391cm" svg:y2="26.002cm">
            <text:p/>
          </draw:line>
          <draw:line draw:style-name="gr3" draw:text-style-name="P1" draw:layer="layout" svg:x1="10.459cm" svg:y1="25.934cm" svg:x2="10.459cm" svg:y2="26.002cm">
            <text:p/>
          </draw:line>
          <draw:line draw:style-name="gr3" draw:text-style-name="P1" draw:layer="layout" svg:x1="10.525cm" svg:y1="25.934cm" svg:x2="10.525cm" svg:y2="26.002cm">
            <text:p/>
          </draw:line>
          <draw:line draw:style-name="gr3" draw:text-style-name="P1" draw:layer="layout" svg:x1="10.592cm" svg:y1="25.934cm" svg:x2="10.592cm" svg:y2="26.002cm">
            <text:p/>
          </draw:line>
          <draw:line draw:style-name="gr3" draw:text-style-name="P1" draw:layer="layout" svg:x1="10.391cm" svg:y1="25.187cm" svg:x2="10.391cm" svg:y2="25.255cm">
            <text:p/>
          </draw:line>
          <draw:line draw:style-name="gr3" draw:text-style-name="P1" draw:layer="layout" svg:x1="10.459cm" svg:y1="25.187cm" svg:x2="10.459cm" svg:y2="25.255cm">
            <text:p/>
          </draw:line>
          <draw:line draw:style-name="gr3" draw:text-style-name="P1" draw:layer="layout" svg:x1="10.525cm" svg:y1="25.187cm" svg:x2="10.525cm" svg:y2="25.255cm">
            <text:p/>
          </draw:line>
          <draw:line draw:style-name="gr3" draw:text-style-name="P1" draw:layer="layout" svg:x1="10.592cm" svg:y1="25.187cm" svg:x2="10.592cm" svg:y2="25.255cm">
            <text:p/>
          </draw:line>
          <draw:g>
            <draw:line draw:style-name="gr3" draw:text-style-name="P1" draw:layer="layout" svg:x1="10.256cm" svg:y1="25.866cm" svg:x2="10.324cm" svg:y2="25.866cm">
              <text:p/>
            </draw:line>
            <draw:line draw:style-name="gr3" draw:text-style-name="P1" draw:layer="layout" svg:x1="10.256cm" svg:y1="25.799cm" svg:x2="10.324cm" svg:y2="25.799cm">
              <text:p/>
            </draw:line>
            <draw:line draw:style-name="gr3" draw:text-style-name="P1" draw:layer="layout" svg:x1="10.256cm" svg:y1="25.733cm" svg:x2="10.324cm" svg:y2="25.733cm">
              <text:p/>
            </draw:line>
            <draw:line draw:style-name="gr3" draw:text-style-name="P1" draw:layer="layout" svg:x1="10.256cm" svg:y1="25.665cm" svg:x2="10.324cm" svg:y2="25.665cm">
              <text:p/>
            </draw:line>
            <draw:line draw:style-name="gr3" draw:text-style-name="P1" draw:layer="layout" svg:x1="10.256cm" svg:y1="25.595cm" svg:x2="10.324cm" svg:y2="25.595cm">
              <text:p/>
            </draw:line>
            <draw:line draw:style-name="gr3" draw:text-style-name="P1" draw:layer="layout" svg:x1="10.256cm" svg:y1="25.528cm" svg:x2="10.324cm" svg:y2="25.528cm">
              <text:p/>
            </draw:line>
            <draw:line draw:style-name="gr3" draw:text-style-name="P1" draw:layer="layout" svg:x1="10.256cm" svg:y1="25.462cm" svg:x2="10.324cm" svg:y2="25.462cm">
              <text:p/>
            </draw:line>
            <draw:line draw:style-name="gr3" draw:text-style-name="P1" draw:layer="layout" svg:x1="10.256cm" svg:y1="25.394cm" svg:x2="10.324cm" svg:y2="25.394cm">
              <text:p/>
            </draw:line>
            <draw:line draw:style-name="gr3" draw:text-style-name="P1" draw:layer="layout" svg:x1="10.256cm" svg:y1="25.324cm" svg:x2="10.324cm" svg:y2="25.324cm">
              <text:p/>
            </draw:line>
          </draw:g>
          <draw:custom-shape draw:style-name="gr4" draw:text-style-name="P1" draw:layer="layout" svg:width="1.017cm" svg:height="0.203cm" svg:x="9.713cm" svg:y="26.07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1" draw:layer="layout" svg:x1="10.12cm" svg:y1="25.866cm" svg:x2="10.188cm" svg:y2="25.866cm">
              <text:p/>
            </draw:line>
            <draw:line draw:style-name="gr3" draw:text-style-name="P1" draw:layer="layout" svg:x1="10.12cm" svg:y1="25.799cm" svg:x2="10.188cm" svg:y2="25.799cm">
              <text:p/>
            </draw:line>
            <draw:line draw:style-name="gr3" draw:text-style-name="P1" draw:layer="layout" svg:x1="10.12cm" svg:y1="25.733cm" svg:x2="10.188cm" svg:y2="25.733cm">
              <text:p/>
            </draw:line>
            <draw:line draw:style-name="gr3" draw:text-style-name="P1" draw:layer="layout" svg:x1="10.12cm" svg:y1="25.665cm" svg:x2="10.188cm" svg:y2="25.665cm">
              <text:p/>
            </draw:line>
            <draw:line draw:style-name="gr3" draw:text-style-name="P1" draw:layer="layout" svg:x1="10.12cm" svg:y1="25.595cm" svg:x2="10.188cm" svg:y2="25.595cm">
              <text:p/>
            </draw:line>
            <draw:line draw:style-name="gr3" draw:text-style-name="P1" draw:layer="layout" svg:x1="10.12cm" svg:y1="25.528cm" svg:x2="10.188cm" svg:y2="25.528cm">
              <text:p/>
            </draw:line>
            <draw:line draw:style-name="gr3" draw:text-style-name="P1" draw:layer="layout" svg:x1="10.12cm" svg:y1="25.462cm" svg:x2="10.188cm" svg:y2="25.462cm">
              <text:p/>
            </draw:line>
            <draw:line draw:style-name="gr3" draw:text-style-name="P1" draw:layer="layout" svg:x1="10.12cm" svg:y1="25.394cm" svg:x2="10.188cm" svg:y2="25.394cm">
              <text:p/>
            </draw:line>
            <draw:line draw:style-name="gr3" draw:text-style-name="P1" draw:layer="layout" svg:x1="10.12cm" svg:y1="25.324cm" svg:x2="10.188cm" svg:y2="25.324cm">
              <text:p/>
            </draw:line>
          </draw:g>
          <draw:line draw:style-name="gr5" draw:text-style-name="P1" draw:layer="layout" svg:x1="9.781cm" svg:y1="26.273cm" svg:x2="9.781cm" svg:y2="26.07cm">
            <text:p/>
          </draw:line>
          <draw:line draw:style-name="gr5" draw:text-style-name="P1" draw:layer="layout" svg:x1="9.917cm" svg:y1="26.273cm" svg:x2="9.917cm" svg:y2="26.07cm">
            <text:p/>
          </draw:line>
          <draw:line draw:style-name="gr5" draw:text-style-name="P1" draw:layer="layout" svg:x1="10.052cm" svg:y1="26.273cm" svg:x2="10.052cm" svg:y2="26.07cm">
            <text:p/>
          </draw:line>
          <draw:line draw:style-name="gr5" draw:text-style-name="P1" draw:layer="layout" svg:x1="10.188cm" svg:y1="26.273cm" svg:x2="10.188cm" svg:y2="26.07cm">
            <text:p/>
          </draw:line>
          <draw:line draw:style-name="gr5" draw:text-style-name="P1" draw:layer="layout" svg:x1="10.323cm" svg:y1="26.273cm" svg:x2="10.323cm" svg:y2="26.07cm">
            <text:p/>
          </draw:line>
          <draw:line draw:style-name="gr5" draw:text-style-name="P1" draw:layer="layout" svg:x1="10.459cm" svg:y1="26.273cm" svg:x2="10.459cm" svg:y2="26.07cm">
            <text:p/>
          </draw:line>
          <draw:line draw:style-name="gr5" draw:text-style-name="P1" draw:layer="layout" svg:x1="10.595cm" svg:y1="26.273cm" svg:x2="10.595cm" svg:y2="26.07cm">
            <text:p/>
          </draw:line>
          <draw:line draw:style-name="gr6" draw:text-style-name="P1" draw:layer="layout" svg:x1="9.849cm" svg:y1="26.273cm" svg:x2="9.849cm" svg:y2="26.07cm">
            <text:p/>
          </draw:line>
          <draw:line draw:style-name="gr6" draw:text-style-name="P1" draw:layer="layout" svg:x1="9.985cm" svg:y1="26.273cm" svg:x2="9.985cm" svg:y2="26.07cm">
            <text:p/>
          </draw:line>
          <draw:line draw:style-name="gr6" draw:text-style-name="P1" draw:layer="layout" svg:x1="10.12cm" svg:y1="26.273cm" svg:x2="10.12cm" svg:y2="26.07cm">
            <text:p/>
          </draw:line>
          <draw:line draw:style-name="gr6" draw:text-style-name="P1" draw:layer="layout" svg:x1="10.256cm" svg:y1="26.273cm" svg:x2="10.256cm" svg:y2="26.07cm">
            <text:p/>
          </draw:line>
          <draw:line draw:style-name="gr6" draw:text-style-name="P1" draw:layer="layout" svg:x1="10.391cm" svg:y1="26.273cm" svg:x2="10.391cm" svg:y2="26.07cm">
            <text:p/>
          </draw:line>
          <draw:line draw:style-name="gr6" draw:text-style-name="P1" draw:layer="layout" svg:x1="10.527cm" svg:y1="26.273cm" svg:x2="10.527cm" svg:y2="26.07cm">
            <text:p/>
          </draw:line>
          <draw:line draw:style-name="gr6" draw:text-style-name="P1" draw:layer="layout" svg:x1="10.662cm" svg:y1="26.273cm" svg:x2="10.662cm" svg:y2="26.07cm">
            <text:p/>
          </draw:line>
        </draw:g>
        <draw:custom-shape draw:style-name="gr8" draw:text-style-name="P2" draw:layer="layout" svg:width="4.201cm" svg:height="0.271cm" svg:x="8.087cm" svg:y="24.579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9" draw:text-style-name="P1" draw:layer="layout" svg:width="0.136cm" svg:height="0.135cm" svg:x="9.158cm" svg:y="24.2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35cm" svg:height="0.135cm" svg:x="10.107cm" svg:y="24.2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36cm" svg:height="0.135cm" svg:x="11.051cm" svg:y="24.2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135cm" svg:height="0.135cm" svg:x="12.005cm" svg:y="24.267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832cm" svg:y1="24.308cm" svg:x2="8.832cm" svg:y2="24.647cm">
          <text:p/>
        </draw:line>
        <draw:line draw:style-name="gr14" draw:text-style-name="P1" draw:layer="layout" svg:x1="9.768cm" svg:y1="24.308cm" svg:x2="9.768cm" svg:y2="24.647cm">
          <text:p/>
        </draw:line>
        <draw:line draw:style-name="gr15" draw:text-style-name="P1" draw:layer="layout" svg:x1="10.7cm" svg:y1="24.301cm" svg:x2="10.7cm" svg:y2="24.578cm">
          <text:p/>
        </draw:line>
        <draw:line draw:style-name="gr16" draw:text-style-name="P1" draw:layer="layout" svg:x1="11.661cm" svg:y1="24.294cm" svg:x2="11.661cm" svg:y2="24.578cm">
          <text:p/>
        </draw:line>
        <draw:line draw:style-name="gr17" draw:text-style-name="P1" draw:layer="layout" svg:x1="10.256cm" svg:y1="24.782cm" svg:x2="10.256cm" svg:y2="25.121cm">
          <text:p/>
        </draw:line>
        <draw:custom-shape draw:style-name="gr19" draw:text-style-name="P2" draw:layer="layout" svg:width="6.217cm" svg:height="0.507cm" draw:transform="rotate (1.5707963267949) translate (7.016cm 26.267cm)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line draw:style-name="gr20" draw:text-style-name="P1" draw:layer="layout" svg:x1="6.334cm" svg:y1="21.32cm" svg:x2="7.096cm" svg:y2="21.32cm">
          <text:p/>
        </draw:line>
        <draw:line draw:style-name="gr23" draw:text-style-name="P1" draw:layer="layout" svg:x1="7.35cm" svg:y1="21.32cm" svg:x2="8.112cm" svg:y2="21.32cm">
          <text:p/>
        </draw:line>
        <draw:line draw:style-name="gr24" draw:text-style-name="P1" draw:layer="layout" svg:x1="6.334cm" svg:y1="24.749cm" svg:x2="7.223cm" svg:y2="24.749cm">
          <text:p/>
        </draw:line>
        <draw:line draw:style-name="gr25" draw:text-style-name="P1" draw:layer="layout" svg:x1="7.477cm" svg:y1="24.749cm" svg:x2="8.112cm" svg:y2="24.749cm">
          <text:p/>
        </draw:line>
        <draw:g>
          <draw:custom-shape draw:style-name="gr1" draw:text-style-name="P1" draw:layer="layout" svg:width="1.27cm" svg:height="1.27cm" svg:x="5.54cm" svg:y="2.5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5.858cm" svg:y="2.84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5.667cm" svg:y1="3.797cm" svg:x2="5.667cm" svg:y2="3.924cm">
            <text:p/>
          </draw:line>
          <draw:line draw:style-name="gr3" draw:text-style-name="P1" draw:layer="layout" svg:x1="5.794cm" svg:y1="3.797cm" svg:x2="5.794cm" svg:y2="3.924cm">
            <text:p/>
          </draw:line>
          <draw:line draw:style-name="gr3" draw:text-style-name="P1" draw:layer="layout" svg:x1="5.917cm" svg:y1="3.797cm" svg:x2="5.917cm" svg:y2="3.924cm">
            <text:p/>
          </draw:line>
          <draw:line draw:style-name="gr3" draw:text-style-name="P1" draw:layer="layout" svg:x1="6.044cm" svg:y1="3.797cm" svg:x2="6.044cm" svg:y2="3.924cm">
            <text:p/>
          </draw:line>
          <draw:line draw:style-name="gr3" draw:text-style-name="P1" draw:layer="layout" svg:x1="6.175cm" svg:y1="3.797cm" svg:x2="6.175cm" svg:y2="3.924cm">
            <text:p/>
          </draw:line>
          <draw:line draw:style-name="gr3" draw:text-style-name="P1" draw:layer="layout" svg:x1="6.302cm" svg:y1="3.797cm" svg:x2="6.302cm" svg:y2="3.924cm">
            <text:p/>
          </draw:line>
          <draw:line draw:style-name="gr3" draw:text-style-name="P1" draw:layer="layout" svg:x1="6.425cm" svg:y1="3.797cm" svg:x2="6.425cm" svg:y2="3.924cm">
            <text:p/>
          </draw:line>
          <draw:line draw:style-name="gr3" draw:text-style-name="P1" draw:layer="layout" svg:x1="6.552cm" svg:y1="3.797cm" svg:x2="6.552cm" svg:y2="3.924cm">
            <text:p/>
          </draw:line>
          <draw:line draw:style-name="gr3" draw:text-style-name="P1" draw:layer="layout" svg:x1="6.683cm" svg:y1="3.797cm" svg:x2="6.683cm" svg:y2="3.924cm">
            <text:p/>
          </draw:line>
          <draw:line draw:style-name="gr3" draw:text-style-name="P1" draw:layer="layout" svg:x1="5.667cm" svg:y1="2.397cm" svg:x2="5.667cm" svg:y2="2.524cm">
            <text:p/>
          </draw:line>
          <draw:line draw:style-name="gr3" draw:text-style-name="P1" draw:layer="layout" svg:x1="5.794cm" svg:y1="2.397cm" svg:x2="5.794cm" svg:y2="2.524cm">
            <text:p/>
          </draw:line>
          <draw:line draw:style-name="gr3" draw:text-style-name="P1" draw:layer="layout" svg:x1="5.917cm" svg:y1="2.397cm" svg:x2="5.917cm" svg:y2="2.524cm">
            <text:p/>
          </draw:line>
          <draw:line draw:style-name="gr3" draw:text-style-name="P1" draw:layer="layout" svg:x1="6.044cm" svg:y1="2.397cm" svg:x2="6.044cm" svg:y2="2.524cm">
            <text:p/>
          </draw:line>
          <draw:line draw:style-name="gr3" draw:text-style-name="P1" draw:layer="layout" svg:x1="6.175cm" svg:y1="2.397cm" svg:x2="6.175cm" svg:y2="2.524cm">
            <text:p/>
          </draw:line>
          <draw:line draw:style-name="gr3" draw:text-style-name="P1" draw:layer="layout" svg:x1="6.302cm" svg:y1="2.397cm" svg:x2="6.302cm" svg:y2="2.524cm">
            <text:p/>
          </draw:line>
          <draw:line draw:style-name="gr3" draw:text-style-name="P1" draw:layer="layout" svg:x1="6.425cm" svg:y1="2.397cm" svg:x2="6.425cm" svg:y2="2.524cm">
            <text:p/>
          </draw:line>
          <draw:line draw:style-name="gr3" draw:text-style-name="P1" draw:layer="layout" svg:x1="6.552cm" svg:y1="2.397cm" svg:x2="6.552cm" svg:y2="2.524cm">
            <text:p/>
          </draw:line>
          <draw:line draw:style-name="gr3" draw:text-style-name="P1" draw:layer="layout" svg:x1="6.683cm" svg:y1="2.397cm" svg:x2="6.683cm" svg:y2="2.524cm">
            <text:p/>
          </draw:line>
          <draw:g>
            <draw:line draw:style-name="gr3" draw:text-style-name="P1" draw:layer="layout" svg:x1="6.81cm" svg:y1="3.67cm" svg:x2="6.937cm" svg:y2="3.67cm">
              <text:p/>
            </draw:line>
            <draw:line draw:style-name="gr3" draw:text-style-name="P1" draw:layer="layout" svg:x1="6.81cm" svg:y1="3.543cm" svg:x2="6.937cm" svg:y2="3.543cm">
              <text:p/>
            </draw:line>
            <draw:line draw:style-name="gr3" draw:text-style-name="P1" draw:layer="layout" svg:x1="6.81cm" svg:y1="3.42cm" svg:x2="6.937cm" svg:y2="3.42cm">
              <text:p/>
            </draw:line>
            <draw:line draw:style-name="gr3" draw:text-style-name="P1" draw:layer="layout" svg:x1="6.81cm" svg:y1="3.293cm" svg:x2="6.937cm" svg:y2="3.293cm">
              <text:p/>
            </draw:line>
            <draw:line draw:style-name="gr3" draw:text-style-name="P1" draw:layer="layout" svg:x1="6.81cm" svg:y1="3.162cm" svg:x2="6.937cm" svg:y2="3.162cm">
              <text:p/>
            </draw:line>
            <draw:line draw:style-name="gr3" draw:text-style-name="P1" draw:layer="layout" svg:x1="6.81cm" svg:y1="3.035cm" svg:x2="6.937cm" svg:y2="3.035cm">
              <text:p/>
            </draw:line>
            <draw:line draw:style-name="gr3" draw:text-style-name="P1" draw:layer="layout" svg:x1="6.81cm" svg:y1="2.912cm" svg:x2="6.937cm" svg:y2="2.912cm">
              <text:p/>
            </draw:line>
            <draw:line draw:style-name="gr3" draw:text-style-name="P1" draw:layer="layout" svg:x1="6.81cm" svg:y1="2.785cm" svg:x2="6.937cm" svg:y2="2.785cm">
              <text:p/>
            </draw:line>
            <draw:line draw:style-name="gr3" draw:text-style-name="P1" draw:layer="layout" svg:x1="6.81cm" svg:y1="2.654cm" svg:x2="6.937cm" svg:y2="2.654cm">
              <text:p/>
            </draw:line>
          </draw:g>
          <draw:g>
            <draw:line draw:style-name="gr3" draw:text-style-name="P1" draw:layer="layout" svg:x1="5.413cm" svg:y1="3.67cm" svg:x2="5.54cm" svg:y2="3.67cm">
              <text:p/>
            </draw:line>
            <draw:line draw:style-name="gr3" draw:text-style-name="P1" draw:layer="layout" svg:x1="5.413cm" svg:y1="3.543cm" svg:x2="5.54cm" svg:y2="3.543cm">
              <text:p/>
            </draw:line>
            <draw:line draw:style-name="gr3" draw:text-style-name="P1" draw:layer="layout" svg:x1="5.413cm" svg:y1="3.42cm" svg:x2="5.54cm" svg:y2="3.42cm">
              <text:p/>
            </draw:line>
            <draw:line draw:style-name="gr3" draw:text-style-name="P1" draw:layer="layout" svg:x1="5.413cm" svg:y1="3.293cm" svg:x2="5.54cm" svg:y2="3.293cm">
              <text:p/>
            </draw:line>
            <draw:line draw:style-name="gr3" draw:text-style-name="P1" draw:layer="layout" svg:x1="5.413cm" svg:y1="3.162cm" svg:x2="5.54cm" svg:y2="3.162cm">
              <text:p/>
            </draw:line>
            <draw:line draw:style-name="gr3" draw:text-style-name="P1" draw:layer="layout" svg:x1="5.413cm" svg:y1="3.035cm" svg:x2="5.54cm" svg:y2="3.035cm">
              <text:p/>
            </draw:line>
            <draw:line draw:style-name="gr3" draw:text-style-name="P1" draw:layer="layout" svg:x1="5.413cm" svg:y1="2.912cm" svg:x2="5.54cm" svg:y2="2.912cm">
              <text:p/>
            </draw:line>
            <draw:line draw:style-name="gr3" draw:text-style-name="P1" draw:layer="layout" svg:x1="5.413cm" svg:y1="2.785cm" svg:x2="5.54cm" svg:y2="2.785cm">
              <text:p/>
            </draw:line>
            <draw:line draw:style-name="gr3" draw:text-style-name="P1" draw:layer="layout" svg:x1="5.413cm" svg:y1="2.654cm" svg:x2="5.54cm" svg:y2="2.654cm">
              <text:p/>
            </draw:line>
          </draw:g>
        </draw:g>
        <draw:g>
          <draw:custom-shape draw:style-name="gr4" draw:text-style-name="P1" draw:layer="layout" svg:width="2.159cm" svg:height="1.778cm" svg:x="5.064cm" svg:y="5.4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65cm" svg:height="1.27cm" svg:x="5.388cm" svg:y="5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5.515cm" svg:y1="6.972cm" svg:x2="5.515cm" svg:y2="7.099cm">
            <text:p/>
          </draw:line>
          <draw:line draw:style-name="gr3" draw:text-style-name="P1" draw:layer="layout" svg:x1="5.642cm" svg:y1="6.972cm" svg:x2="5.642cm" svg:y2="7.099cm">
            <text:p/>
          </draw:line>
          <draw:line draw:style-name="gr3" draw:text-style-name="P1" draw:layer="layout" svg:x1="5.765cm" svg:y1="6.972cm" svg:x2="5.765cm" svg:y2="7.099cm">
            <text:p/>
          </draw:line>
          <draw:line draw:style-name="gr3" draw:text-style-name="P1" draw:layer="layout" svg:x1="5.892cm" svg:y1="6.972cm" svg:x2="5.892cm" svg:y2="7.099cm">
            <text:p/>
          </draw:line>
          <draw:line draw:style-name="gr3" draw:text-style-name="P1" draw:layer="layout" svg:x1="5.515cm" svg:y1="5.572cm" svg:x2="5.515cm" svg:y2="5.699cm">
            <text:p/>
          </draw:line>
          <draw:line draw:style-name="gr3" draw:text-style-name="P1" draw:layer="layout" svg:x1="5.642cm" svg:y1="5.572cm" svg:x2="5.642cm" svg:y2="5.699cm">
            <text:p/>
          </draw:line>
          <draw:line draw:style-name="gr3" draw:text-style-name="P1" draw:layer="layout" svg:x1="5.765cm" svg:y1="5.572cm" svg:x2="5.765cm" svg:y2="5.699cm">
            <text:p/>
          </draw:line>
          <draw:line draw:style-name="gr3" draw:text-style-name="P1" draw:layer="layout" svg:x1="5.892cm" svg:y1="5.572cm" svg:x2="5.892cm" svg:y2="5.699cm">
            <text:p/>
          </draw:line>
          <draw:g>
            <draw:line draw:style-name="gr3" draw:text-style-name="P1" draw:layer="layout" svg:x1="5.261cm" svg:y1="6.845cm" svg:x2="5.388cm" svg:y2="6.845cm">
              <text:p/>
            </draw:line>
            <draw:line draw:style-name="gr3" draw:text-style-name="P1" draw:layer="layout" svg:x1="5.261cm" svg:y1="6.718cm" svg:x2="5.388cm" svg:y2="6.718cm">
              <text:p/>
            </draw:line>
            <draw:line draw:style-name="gr3" draw:text-style-name="P1" draw:layer="layout" svg:x1="5.261cm" svg:y1="6.595cm" svg:x2="5.388cm" svg:y2="6.595cm">
              <text:p/>
            </draw:line>
            <draw:line draw:style-name="gr3" draw:text-style-name="P1" draw:layer="layout" svg:x1="5.261cm" svg:y1="6.468cm" svg:x2="5.388cm" svg:y2="6.468cm">
              <text:p/>
            </draw:line>
            <draw:line draw:style-name="gr3" draw:text-style-name="P1" draw:layer="layout" svg:x1="5.261cm" svg:y1="6.337cm" svg:x2="5.388cm" svg:y2="6.337cm">
              <text:p/>
            </draw:line>
            <draw:line draw:style-name="gr3" draw:text-style-name="P1" draw:layer="layout" svg:x1="5.261cm" svg:y1="6.21cm" svg:x2="5.388cm" svg:y2="6.21cm">
              <text:p/>
            </draw:line>
            <draw:line draw:style-name="gr3" draw:text-style-name="P1" draw:layer="layout" svg:x1="5.261cm" svg:y1="6.087cm" svg:x2="5.388cm" svg:y2="6.087cm">
              <text:p/>
            </draw:line>
            <draw:line draw:style-name="gr3" draw:text-style-name="P1" draw:layer="layout" svg:x1="5.261cm" svg:y1="5.96cm" svg:x2="5.388cm" svg:y2="5.96cm">
              <text:p/>
            </draw:line>
            <draw:line draw:style-name="gr3" draw:text-style-name="P1" draw:layer="layout" svg:x1="5.261cm" svg:y1="5.829cm" svg:x2="5.388cm" svg:y2="5.829cm">
              <text:p/>
            </draw:line>
          </draw:g>
          <draw:g>
            <draw:line draw:style-name="gr3" draw:text-style-name="P1" draw:layer="layout" svg:x1="6.893cm" svg:y1="6.842cm" svg:x2="7.02cm" svg:y2="6.842cm">
              <text:p/>
            </draw:line>
            <draw:line draw:style-name="gr3" draw:text-style-name="P1" draw:layer="layout" svg:x1="6.893cm" svg:y1="6.715cm" svg:x2="7.02cm" svg:y2="6.715cm">
              <text:p/>
            </draw:line>
            <draw:line draw:style-name="gr3" draw:text-style-name="P1" draw:layer="layout" svg:x1="6.893cm" svg:y1="6.592cm" svg:x2="7.02cm" svg:y2="6.592cm">
              <text:p/>
            </draw:line>
            <draw:line draw:style-name="gr3" draw:text-style-name="P1" draw:layer="layout" svg:x1="6.893cm" svg:y1="6.465cm" svg:x2="7.02cm" svg:y2="6.465cm">
              <text:p/>
            </draw:line>
            <draw:line draw:style-name="gr3" draw:text-style-name="P1" draw:layer="layout" svg:x1="6.893cm" svg:y1="6.334cm" svg:x2="7.02cm" svg:y2="6.334cm">
              <text:p/>
            </draw:line>
            <draw:line draw:style-name="gr3" draw:text-style-name="P1" draw:layer="layout" svg:x1="6.893cm" svg:y1="6.207cm" svg:x2="7.02cm" svg:y2="6.207cm">
              <text:p/>
            </draw:line>
            <draw:line draw:style-name="gr3" draw:text-style-name="P1" draw:layer="layout" svg:x1="6.893cm" svg:y1="6.084cm" svg:x2="7.02cm" svg:y2="6.084cm">
              <text:p/>
            </draw:line>
            <draw:line draw:style-name="gr3" draw:text-style-name="P1" draw:layer="layout" svg:x1="6.893cm" svg:y1="5.957cm" svg:x2="7.02cm" svg:y2="5.957cm">
              <text:p/>
            </draw:line>
            <draw:line draw:style-name="gr3" draw:text-style-name="P1" draw:layer="layout" svg:x1="6.893cm" svg:y1="5.826cm" svg:x2="7.02cm" svg:y2="5.826cm">
              <text:p/>
            </draw:line>
          </draw:g>
          <draw:custom-shape draw:style-name="gr1" draw:text-style-name="P1" draw:layer="layout" svg:width="0.565cm" svg:height="1.27cm" svg:x="6.334cm" svg:y="5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6.461cm" svg:y1="6.969cm" svg:x2="6.461cm" svg:y2="7.096cm">
            <text:p/>
          </draw:line>
          <draw:line draw:style-name="gr3" draw:text-style-name="P1" draw:layer="layout" svg:x1="6.588cm" svg:y1="6.969cm" svg:x2="6.588cm" svg:y2="7.096cm">
            <text:p/>
          </draw:line>
          <draw:line draw:style-name="gr3" draw:text-style-name="P1" draw:layer="layout" svg:x1="6.711cm" svg:y1="6.969cm" svg:x2="6.711cm" svg:y2="7.096cm">
            <text:p/>
          </draw:line>
          <draw:line draw:style-name="gr3" draw:text-style-name="P1" draw:layer="layout" svg:x1="6.838cm" svg:y1="6.969cm" svg:x2="6.838cm" svg:y2="7.096cm">
            <text:p/>
          </draw:line>
          <draw:line draw:style-name="gr3" draw:text-style-name="P1" draw:layer="layout" svg:x1="6.461cm" svg:y1="5.569cm" svg:x2="6.461cm" svg:y2="5.696cm">
            <text:p/>
          </draw:line>
          <draw:line draw:style-name="gr3" draw:text-style-name="P1" draw:layer="layout" svg:x1="6.588cm" svg:y1="5.569cm" svg:x2="6.588cm" svg:y2="5.696cm">
            <text:p/>
          </draw:line>
          <draw:line draw:style-name="gr3" draw:text-style-name="P1" draw:layer="layout" svg:x1="6.711cm" svg:y1="5.569cm" svg:x2="6.711cm" svg:y2="5.696cm">
            <text:p/>
          </draw:line>
          <draw:line draw:style-name="gr3" draw:text-style-name="P1" draw:layer="layout" svg:x1="6.838cm" svg:y1="5.569cm" svg:x2="6.838cm" svg:y2="5.696cm">
            <text:p/>
          </draw:line>
          <draw:g>
            <draw:line draw:style-name="gr3" draw:text-style-name="P1" draw:layer="layout" svg:x1="6.207cm" svg:y1="6.842cm" svg:x2="6.334cm" svg:y2="6.842cm">
              <text:p/>
            </draw:line>
            <draw:line draw:style-name="gr3" draw:text-style-name="P1" draw:layer="layout" svg:x1="6.207cm" svg:y1="6.715cm" svg:x2="6.334cm" svg:y2="6.715cm">
              <text:p/>
            </draw:line>
            <draw:line draw:style-name="gr3" draw:text-style-name="P1" draw:layer="layout" svg:x1="6.207cm" svg:y1="6.592cm" svg:x2="6.334cm" svg:y2="6.592cm">
              <text:p/>
            </draw:line>
            <draw:line draw:style-name="gr3" draw:text-style-name="P1" draw:layer="layout" svg:x1="6.207cm" svg:y1="6.465cm" svg:x2="6.334cm" svg:y2="6.465cm">
              <text:p/>
            </draw:line>
            <draw:line draw:style-name="gr3" draw:text-style-name="P1" draw:layer="layout" svg:x1="6.207cm" svg:y1="6.334cm" svg:x2="6.334cm" svg:y2="6.334cm">
              <text:p/>
            </draw:line>
            <draw:line draw:style-name="gr3" draw:text-style-name="P1" draw:layer="layout" svg:x1="6.207cm" svg:y1="6.207cm" svg:x2="6.334cm" svg:y2="6.207cm">
              <text:p/>
            </draw:line>
            <draw:line draw:style-name="gr3" draw:text-style-name="P1" draw:layer="layout" svg:x1="6.207cm" svg:y1="6.084cm" svg:x2="6.334cm" svg:y2="6.084cm">
              <text:p/>
            </draw:line>
            <draw:line draw:style-name="gr3" draw:text-style-name="P1" draw:layer="layout" svg:x1="6.207cm" svg:y1="5.957cm" svg:x2="6.334cm" svg:y2="5.957cm">
              <text:p/>
            </draw:line>
            <draw:line draw:style-name="gr3" draw:text-style-name="P1" draw:layer="layout" svg:x1="6.207cm" svg:y1="5.826cm" svg:x2="6.334cm" svg:y2="5.826cm">
              <text:p/>
            </draw:line>
          </draw:g>
          <draw:custom-shape draw:style-name="gr4" draw:text-style-name="P1" draw:layer="layout" svg:width="1.905cm" svg:height="0.381cm" svg:x="5.191cm" svg:y="7.223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1" draw:layer="layout" svg:x1="5.953cm" svg:y1="6.842cm" svg:x2="6.08cm" svg:y2="6.842cm">
              <text:p/>
            </draw:line>
            <draw:line draw:style-name="gr3" draw:text-style-name="P1" draw:layer="layout" svg:x1="5.953cm" svg:y1="6.715cm" svg:x2="6.08cm" svg:y2="6.715cm">
              <text:p/>
            </draw:line>
            <draw:line draw:style-name="gr3" draw:text-style-name="P1" draw:layer="layout" svg:x1="5.953cm" svg:y1="6.592cm" svg:x2="6.08cm" svg:y2="6.592cm">
              <text:p/>
            </draw:line>
            <draw:line draw:style-name="gr3" draw:text-style-name="P1" draw:layer="layout" svg:x1="5.953cm" svg:y1="6.465cm" svg:x2="6.08cm" svg:y2="6.465cm">
              <text:p/>
            </draw:line>
            <draw:line draw:style-name="gr3" draw:text-style-name="P1" draw:layer="layout" svg:x1="5.953cm" svg:y1="6.334cm" svg:x2="6.08cm" svg:y2="6.334cm">
              <text:p/>
            </draw:line>
            <draw:line draw:style-name="gr3" draw:text-style-name="P1" draw:layer="layout" svg:x1="5.953cm" svg:y1="6.207cm" svg:x2="6.08cm" svg:y2="6.207cm">
              <text:p/>
            </draw:line>
            <draw:line draw:style-name="gr3" draw:text-style-name="P1" draw:layer="layout" svg:x1="5.953cm" svg:y1="6.084cm" svg:x2="6.08cm" svg:y2="6.084cm">
              <text:p/>
            </draw:line>
            <draw:line draw:style-name="gr3" draw:text-style-name="P1" draw:layer="layout" svg:x1="5.953cm" svg:y1="5.957cm" svg:x2="6.08cm" svg:y2="5.957cm">
              <text:p/>
            </draw:line>
            <draw:line draw:style-name="gr3" draw:text-style-name="P1" draw:layer="layout" svg:x1="5.953cm" svg:y1="5.826cm" svg:x2="6.08cm" svg:y2="5.826cm">
              <text:p/>
            </draw:line>
          </draw:g>
          <draw:line draw:style-name="gr5" draw:text-style-name="P1" draw:layer="layout" svg:x1="5.318cm" svg:y1="7.604cm" svg:x2="5.318cm" svg:y2="7.223cm">
            <text:p/>
          </draw:line>
          <draw:line draw:style-name="gr5" draw:text-style-name="P1" draw:layer="layout" svg:x1="5.572cm" svg:y1="7.604cm" svg:x2="5.572cm" svg:y2="7.223cm">
            <text:p/>
          </draw:line>
          <draw:line draw:style-name="gr5" draw:text-style-name="P1" draw:layer="layout" svg:x1="5.826cm" svg:y1="7.604cm" svg:x2="5.826cm" svg:y2="7.223cm">
            <text:p/>
          </draw:line>
          <draw:line draw:style-name="gr5" draw:text-style-name="P1" draw:layer="layout" svg:x1="6.08cm" svg:y1="7.604cm" svg:x2="6.08cm" svg:y2="7.223cm">
            <text:p/>
          </draw:line>
          <draw:line draw:style-name="gr5" draw:text-style-name="P1" draw:layer="layout" svg:x1="6.334cm" svg:y1="7.604cm" svg:x2="6.334cm" svg:y2="7.223cm">
            <text:p/>
          </draw:line>
          <draw:line draw:style-name="gr5" draw:text-style-name="P1" draw:layer="layout" svg:x1="6.588cm" svg:y1="7.604cm" svg:x2="6.588cm" svg:y2="7.223cm">
            <text:p/>
          </draw:line>
          <draw:line draw:style-name="gr5" draw:text-style-name="P1" draw:layer="layout" svg:x1="6.842cm" svg:y1="7.604cm" svg:x2="6.842cm" svg:y2="7.223cm">
            <text:p/>
          </draw:line>
          <draw:line draw:style-name="gr6" draw:text-style-name="P1" draw:layer="layout" svg:x1="5.445cm" svg:y1="7.604cm" svg:x2="5.445cm" svg:y2="7.223cm">
            <text:p/>
          </draw:line>
          <draw:line draw:style-name="gr6" draw:text-style-name="P1" draw:layer="layout" svg:x1="5.699cm" svg:y1="7.604cm" svg:x2="5.699cm" svg:y2="7.223cm">
            <text:p/>
          </draw:line>
          <draw:line draw:style-name="gr6" draw:text-style-name="P1" draw:layer="layout" svg:x1="5.953cm" svg:y1="7.604cm" svg:x2="5.953cm" svg:y2="7.223cm">
            <text:p/>
          </draw:line>
          <draw:line draw:style-name="gr6" draw:text-style-name="P1" draw:layer="layout" svg:x1="6.207cm" svg:y1="7.604cm" svg:x2="6.207cm" svg:y2="7.223cm">
            <text:p/>
          </draw:line>
          <draw:line draw:style-name="gr6" draw:text-style-name="P1" draw:layer="layout" svg:x1="6.461cm" svg:y1="7.604cm" svg:x2="6.461cm" svg:y2="7.223cm">
            <text:p/>
          </draw:line>
          <draw:line draw:style-name="gr6" draw:text-style-name="P1" draw:layer="layout" svg:x1="6.715cm" svg:y1="7.604cm" svg:x2="6.715cm" svg:y2="7.223cm">
            <text:p/>
          </draw:line>
          <draw:line draw:style-name="gr6" draw:text-style-name="P1" draw:layer="layout" svg:x1="6.969cm" svg:y1="7.604cm" svg:x2="6.969cm" svg:y2="7.223cm">
            <text:p/>
          </draw:line>
        </draw:g>
        <draw:frame draw:style-name="gr7" draw:layer="layout" svg:width="3.525cm" svg:height="0.89cm" svg:x="1cm" svg:y="1cm">
          <draw:text-box>
            <text:p><text:span text:style-name="T1">SISD Model</text:span></text:p>
          </draw:text-box>
        </draw:frame>
        <draw:custom-shape draw:style-name="gr8" draw:text-style-name="P2" draw:layer="layout" svg:width="2.413cm" svg:height="0.508cm" svg:x="4.937cm" svg:y="4.429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9" draw:text-style-name="P1" draw:layer="layout" svg:width="0.254cm" svg:height="0.254cm" svg:x="6.842cm" svg:y="3.812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6.232cm" svg:y1="3.888cm" svg:x2="6.232cm" svg:y2="4.523cm">
          <text:p/>
        </draw:line>
        <draw:line draw:style-name="gr17" draw:text-style-name="P1" draw:layer="layout" svg:x1="6.207cm" svg:y1="4.81cm" svg:x2="6.207cm" svg:y2="5.445cm">
          <text:p/>
        </draw:line>
      </draw:page>
      <draw:page draw:name="page2" draw:style-name="dp1" draw:master-page-name="Default">
        <draw:custom-shape draw:style-name="gr26" draw:text-style-name="P1" draw:layer="layout" svg:width="5.08cm" svg:height="5.08cm" svg:x="3.54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" draw:id="id1" draw:layer="layout" svg:width="0.762cm" svg:height="0.762cm" svg:x="2.27cm" svg:y="2.2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5" draw:id="id5" draw:layer="layout" svg:width="0.762cm" svg:height="0.762cm" svg:x="3.159cm" svg:y="2.2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21" draw:id="id21" draw:layer="layout" svg:width="0.762cm" svg:height="0.762cm" svg:x="4.048cm" svg:y="2.2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22" draw:id="id22" draw:layer="layout" svg:width="0.762cm" svg:height="0.762cm" svg:x="4.937cm" svg:y="2.2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23" draw:id="id23" draw:layer="layout" svg:width="0.762cm" svg:height="0.762cm" svg:x="5.826cm" svg:y="2.2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24" draw:id="id24" draw:layer="layout" svg:width="0.762cm" svg:height="0.762cm" svg:x="6.715cm" svg:y="2.2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25" draw:id="id25" draw:layer="layout" svg:width="0.762cm" svg:height="0.762cm" svg:x="7.604cm" svg:y="2.2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26" draw:id="id26" draw:layer="layout" svg:width="0.762cm" svg:height="0.762cm" svg:x="8.493cm" svg:y="2.2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" draw:id="id3" draw:layer="layout" svg:width="0.762cm" svg:height="0.762cm" svg:x="10.525cm" svg:y="2.2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7" draw:id="id7" draw:layer="layout" svg:width="0.762cm" svg:height="0.762cm" svg:x="11.414cm" svg:y="2.2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27" draw:id="id27" draw:layer="layout" svg:width="0.762cm" svg:height="0.762cm" svg:x="12.303cm" svg:y="2.2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28" draw:id="id28" draw:layer="layout" svg:width="0.762cm" svg:height="0.762cm" svg:x="13.192cm" svg:y="2.2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29" draw:id="id29" draw:layer="layout" svg:width="0.762cm" svg:height="0.762cm" svg:x="14.081cm" svg:y="2.2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0" draw:id="id30" draw:layer="layout" svg:width="0.762cm" svg:height="0.762cm" svg:x="14.97cm" svg:y="2.2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1" draw:id="id31" draw:layer="layout" svg:width="0.762cm" svg:height="0.762cm" svg:x="15.859cm" svg:y="2.2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2" draw:id="id32" draw:layer="layout" svg:width="0.762cm" svg:height="0.762cm" svg:x="16.748cm" svg:y="2.2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4" draw:id="id4" draw:layer="layout" svg:width="0.762cm" svg:height="0.762cm" svg:x="6.334cm" svg:y="6.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8" draw:id="id8" draw:layer="layout" svg:width="0.762cm" svg:height="0.762cm" svg:x="7.223cm" svg:y="6.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10" draw:id="id10" draw:layer="layout" svg:width="0.762cm" svg:height="0.762cm" svg:x="8.112cm" svg:y="6.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12" draw:id="id12" draw:layer="layout" svg:width="0.762cm" svg:height="0.762cm" svg:x="9.001cm" svg:y="6.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14" draw:id="id14" draw:layer="layout" svg:width="0.762cm" svg:height="0.762cm" svg:x="9.89cm" svg:y="6.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16" draw:id="id16" draw:layer="layout" svg:width="0.762cm" svg:height="0.762cm" svg:x="10.779cm" svg:y="6.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18" draw:id="id18" draw:layer="layout" svg:width="0.762cm" svg:height="0.762cm" svg:x="11.668cm" svg:y="6.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20" draw:id="id20" draw:layer="layout" svg:width="0.762cm" svg:height="0.762cm" svg:x="12.557cm" svg:y="6.82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2.651cm" svg:y1="3.051cm" svg:x2="5.381cm" svg:y2="4.429cm" draw:start-shape="id1" draw:start-glue-point="2" draw:end-shape="id2" draw:end-glue-point="0" svg:d="M2651 3051c0 1014 2730 325 2730 1378" svg:viewBox="0 0 2731 1379">
          <text:p/>
        </draw:connector>
        <draw:connector draw:style-name="gr16" draw:text-style-name="P1" draw:layer="layout" draw:type="curve" svg:x1="10.906cm" svg:y1="3.051cm" svg:x2="5.381cm" svg:y2="4.429cm" draw:start-shape="id3" draw:start-glue-point="2" draw:end-shape="id2" draw:end-glue-point="0" svg:d="M10906 3051c0 1014-5525 325-5525 1378" svg:viewBox="0 0 5526 1379">
          <text:p/>
        </draw:connector>
        <draw:connector draw:style-name="gr15" draw:text-style-name="P1" draw:layer="layout" draw:type="curve" svg:x1="5.381cm" svg:y1="5.574cm" svg:x2="6.715cm" svg:y2="6.82cm" draw:start-shape="id2" draw:start-glue-point="2" draw:end-shape="id4" draw:end-glue-point="0" svg:d="M5381 5574c0 954 1334 331 1334 1246" svg:viewBox="0 0 1335 1247">
          <text:p/>
        </draw:connector>
        <draw:connector draw:style-name="gr13" draw:text-style-name="P1" draw:layer="layout" draw:type="curve" svg:x1="3.54cm" svg:y1="3.051cm" svg:x2="6.651cm" svg:y2="4.427cm" draw:start-shape="id5" draw:start-glue-point="2" draw:end-shape="id6" draw:end-glue-point="0" svg:d="M3540 3051c0 1012 3111 325 3111 1376" svg:viewBox="0 0 3112 1377">
          <text:p/>
        </draw:connector>
        <draw:connector draw:style-name="gr16" draw:text-style-name="P1" draw:layer="layout" draw:type="curve" svg:x1="11.795cm" svg:y1="3.051cm" svg:x2="6.651cm" svg:y2="4.427cm" draw:start-shape="id7" draw:start-glue-point="2" draw:end-shape="id6" draw:end-glue-point="0" svg:d="M11795 3051c0 1012-5144 325-5144 1376" svg:viewBox="0 0 5145 1377">
          <text:p/>
        </draw:connector>
        <draw:connector draw:style-name="gr15" draw:text-style-name="P1" draw:layer="layout" draw:type="curve" svg:x1="6.651cm" svg:y1="5.572cm" svg:x2="7.604cm" svg:y2="6.82cm" draw:start-shape="id6" draw:start-glue-point="2" draw:end-shape="id8" draw:end-glue-point="0" svg:d="M6651 5572c0 955 953 332 953 1248" svg:viewBox="0 0 954 1249">
          <text:p/>
        </draw:connector>
        <draw:connector draw:style-name="gr15" draw:text-style-name="P1" draw:layer="layout" draw:type="curve" svg:x1="7.921cm" svg:y1="5.572cm" svg:x2="8.493cm" svg:y2="6.82cm" draw:start-shape="id9" draw:start-glue-point="2" draw:end-shape="id10" draw:end-glue-point="0" svg:d="M7921 5572c0 955 572 332 572 1248" svg:viewBox="0 0 573 1249">
          <text:p/>
        </draw:connector>
        <draw:connector draw:style-name="gr15" draw:text-style-name="P1" draw:layer="layout" draw:type="curve" svg:x1="9.191cm" svg:y1="5.57cm" svg:x2="9.382cm" svg:y2="6.82cm" draw:start-shape="id11" draw:start-glue-point="2" draw:end-shape="id12" draw:end-glue-point="0" svg:d="M9191 5570c0 957 191 332 191 1250" svg:viewBox="0 0 192 1251">
          <text:p/>
        </draw:connector>
        <draw:connector draw:style-name="gr15" draw:text-style-name="P1" draw:layer="layout" draw:type="curve" svg:x1="10.461cm" svg:y1="5.572cm" svg:x2="10.271cm" svg:y2="6.82cm" draw:start-shape="id13" draw:start-glue-point="2" draw:end-shape="id14" draw:end-glue-point="0" svg:d="M10461 5572c0 955-190 332-190 1248" svg:viewBox="0 0 191 1249">
          <text:p/>
        </draw:connector>
        <draw:connector draw:style-name="gr15" draw:text-style-name="P1" draw:layer="layout" draw:type="curve" svg:x1="11.731cm" svg:y1="5.57cm" svg:x2="11.16cm" svg:y2="6.82cm" draw:start-shape="id15" draw:start-glue-point="2" draw:end-shape="id16" svg:d="M11731 5570c0 957-571 332-571 1250" svg:viewBox="0 0 572 1251">
          <text:p/>
        </draw:connector>
        <draw:connector draw:style-name="gr15" draw:text-style-name="P1" draw:layer="layout" draw:type="curve" svg:x1="13.001cm" svg:y1="5.57cm" svg:x2="12.049cm" svg:y2="6.82cm" draw:start-shape="id17" draw:start-glue-point="2" draw:end-shape="id18" draw:end-glue-point="0" svg:d="M13001 5570c0 957-952 332-952 1250" svg:viewBox="0 0 953 1251">
          <text:p/>
        </draw:connector>
        <draw:connector draw:style-name="gr15" draw:text-style-name="P1" draw:layer="layout" draw:type="curve" svg:x1="14.271cm" svg:y1="5.568cm" svg:x2="12.938cm" svg:y2="6.82cm" draw:start-shape="id19" draw:start-glue-point="2" draw:end-shape="id20" draw:end-glue-point="0" svg:d="M14271 5568c0 958-1333 333-1333 1252" svg:viewBox="0 0 1334 1253">
          <text:p/>
        </draw:connector>
        <draw:connector draw:style-name="gr13" draw:text-style-name="P1" draw:layer="layout" draw:type="curve" svg:x1="4.429cm" svg:y1="3.051cm" svg:x2="7.921cm" svg:y2="4.427cm" draw:start-shape="id21" draw:start-glue-point="2" draw:end-shape="id9" draw:end-glue-point="0" svg:d="M4429 3051c0 1012 3492 325 3492 1376" svg:viewBox="0 0 3493 1377">
          <text:p/>
        </draw:connector>
        <draw:connector draw:style-name="gr13" draw:text-style-name="P1" draw:layer="layout" draw:type="curve" svg:x1="5.318cm" svg:y1="3.051cm" svg:x2="9.191cm" svg:y2="4.425cm" draw:start-shape="id22" draw:start-glue-point="2" draw:end-shape="id11" draw:end-glue-point="0" svg:d="M5318 3051c0 1011 3873 324 3873 1374" svg:viewBox="0 0 3874 1375">
          <text:p/>
        </draw:connector>
        <draw:connector draw:style-name="gr13" draw:text-style-name="P1" draw:layer="layout" draw:type="curve" svg:x1="6.207cm" svg:y1="3.051cm" svg:x2="10.461cm" svg:y2="4.427cm" draw:start-shape="id23" draw:start-glue-point="2" draw:end-shape="id13" draw:end-glue-point="0" svg:d="M6207 3051c0 1012 4254 325 4254 1376" svg:viewBox="0 0 4255 1377">
          <text:p/>
        </draw:connector>
        <draw:connector draw:style-name="gr13" draw:text-style-name="P1" draw:layer="layout" draw:type="curve" svg:x1="7.096cm" svg:y1="3.051cm" svg:x2="11.731cm" svg:y2="4.425cm" draw:start-shape="id24" draw:start-glue-point="2" draw:end-shape="id15" draw:end-glue-point="0" svg:d="M7096 3051c0 1011 4635 324 4635 1374" svg:viewBox="0 0 4636 1375">
          <text:p/>
        </draw:connector>
        <draw:connector draw:style-name="gr13" draw:text-style-name="P1" draw:layer="layout" draw:type="curve" svg:x1="7.985cm" svg:y1="3.051cm" svg:x2="13.001cm" svg:y2="4.425cm" draw:start-shape="id25" draw:start-glue-point="2" draw:end-shape="id17" svg:d="M7985 3051c0 1011 5016 324 5016 1374" svg:viewBox="0 0 5017 1375">
          <text:p/>
        </draw:connector>
        <draw:connector draw:style-name="gr13" draw:text-style-name="P1" draw:layer="layout" draw:type="curve" svg:x1="8.874cm" svg:y1="3.051cm" svg:x2="14.271cm" svg:y2="4.423cm" draw:start-shape="id26" draw:start-glue-point="2" draw:end-shape="id19" svg:d="M8874 3051c0 1009 5397 324 5397 1372" svg:viewBox="0 0 5398 1373">
          <text:p/>
        </draw:connector>
        <draw:connector draw:style-name="gr16" draw:text-style-name="P1" draw:layer="layout" draw:type="curve" svg:x1="12.684cm" svg:y1="3.051cm" svg:x2="7.921cm" svg:y2="4.427cm" draw:start-shape="id27" draw:start-glue-point="2" draw:end-shape="id9" draw:end-glue-point="0" svg:d="M12684 3051c0 1012-4763 325-4763 1376" svg:viewBox="0 0 4764 1377">
          <text:p/>
        </draw:connector>
        <draw:connector draw:style-name="gr16" draw:text-style-name="P1" draw:layer="layout" draw:type="curve" svg:x1="13.573cm" svg:y1="3.051cm" svg:x2="9.191cm" svg:y2="4.425cm" draw:start-shape="id28" draw:start-glue-point="2" draw:end-shape="id11" draw:end-glue-point="0" svg:d="M13573 3051c0 1011-4382 324-4382 1374" svg:viewBox="0 0 4383 1375">
          <text:p/>
        </draw:connector>
        <draw:connector draw:style-name="gr16" draw:text-style-name="P1" draw:layer="layout" draw:type="curve" svg:x1="14.462cm" svg:y1="3.051cm" svg:x2="10.461cm" svg:y2="4.427cm" draw:start-shape="id29" draw:start-glue-point="2" draw:end-shape="id13" draw:end-glue-point="0" svg:d="M14462 3051c0 1012-4001 325-4001 1376" svg:viewBox="0 0 4002 1377">
          <text:p/>
        </draw:connector>
        <draw:connector draw:style-name="gr16" draw:text-style-name="P1" draw:layer="layout" draw:type="curve" svg:x1="15.351cm" svg:y1="3.051cm" svg:x2="11.731cm" svg:y2="4.425cm" draw:start-shape="id30" draw:start-glue-point="2" draw:end-shape="id15" draw:end-glue-point="0" svg:d="M15351 3051c0 1011-3620 324-3620 1374" svg:viewBox="0 0 3621 1375">
          <text:p/>
        </draw:connector>
        <draw:connector draw:style-name="gr16" draw:text-style-name="P1" draw:layer="layout" draw:type="curve" svg:x1="16.24cm" svg:y1="3.051cm" svg:x2="13.001cm" svg:y2="4.425cm" draw:start-shape="id31" draw:start-glue-point="2" draw:end-shape="id17" draw:end-glue-point="0" svg:d="M16240 3051c0 1011-3239 324-3239 1374" svg:viewBox="0 0 3240 1375">
          <text:p/>
        </draw:connector>
        <draw:connector draw:style-name="gr16" draw:text-style-name="P1" draw:layer="layout" draw:type="curve" svg:x1="17.129cm" svg:y1="3.051cm" svg:x2="14.271cm" svg:y2="4.423cm" draw:start-shape="id32" draw:start-glue-point="2" draw:end-shape="id19" draw:end-glue-point="0" svg:d="M17129 3051c0 1009-2858 324-2858 1372" svg:viewBox="0 0 2859 1373">
          <text:p/>
        </draw:connector>
        <draw:frame draw:style-name="gr7" draw:layer="layout" svg:width="8.74cm" svg:height="0.89cm" svg:x="1.001cm" svg:y="1cm">
          <draw:text-box>
            <text:p><text:span text:style-name="T1">SIMD (Vectorization) Operation</text:span></text:p>
          </draw:text-box>
        </draw:frame>
        <draw:g xml:id="id2" draw:id="id2">
          <draw:custom-shape draw:style-name="gr1" draw:text-style-name="P1" draw:layer="layout" svg:width="0.951cm" svg:height="0.952cm" svg:x="4.906cm" svg:y="4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75cm" svg:height="0.476cm" svg:x="5.144cm" svg:y="4.76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5cm" svg:y1="5.479cm" svg:x2="5cm" svg:y2="5.574cm">
            <text:p/>
          </draw:line>
          <draw:line draw:style-name="gr3" draw:text-style-name="P1" draw:layer="layout" svg:x1="5.096cm" svg:y1="5.479cm" svg:x2="5.096cm" svg:y2="5.574cm">
            <text:p/>
          </draw:line>
          <draw:line draw:style-name="gr3" draw:text-style-name="P1" draw:layer="layout" svg:x1="5.188cm" svg:y1="5.479cm" svg:x2="5.188cm" svg:y2="5.574cm">
            <text:p/>
          </draw:line>
          <draw:line draw:style-name="gr3" draw:text-style-name="P1" draw:layer="layout" svg:x1="5.283cm" svg:y1="5.479cm" svg:x2="5.283cm" svg:y2="5.574cm">
            <text:p/>
          </draw:line>
          <draw:line draw:style-name="gr3" draw:text-style-name="P1" draw:layer="layout" svg:x1="5.381cm" svg:y1="5.479cm" svg:x2="5.381cm" svg:y2="5.574cm">
            <text:p/>
          </draw:line>
          <draw:line draw:style-name="gr3" draw:text-style-name="P1" draw:layer="layout" svg:x1="5.476cm" svg:y1="5.479cm" svg:x2="5.476cm" svg:y2="5.574cm">
            <text:p/>
          </draw:line>
          <draw:line draw:style-name="gr3" draw:text-style-name="P1" draw:layer="layout" svg:x1="5.569cm" svg:y1="5.479cm" svg:x2="5.569cm" svg:y2="5.574cm">
            <text:p/>
          </draw:line>
          <draw:line draw:style-name="gr3" draw:text-style-name="P1" draw:layer="layout" svg:x1="5.664cm" svg:y1="5.479cm" svg:x2="5.664cm" svg:y2="5.574cm">
            <text:p/>
          </draw:line>
          <draw:line draw:style-name="gr3" draw:text-style-name="P1" draw:layer="layout" svg:x1="5.762cm" svg:y1="5.479cm" svg:x2="5.762cm" svg:y2="5.574cm">
            <text:p/>
          </draw:line>
          <draw:line draw:style-name="gr3" draw:text-style-name="P1" draw:layer="layout" svg:x1="5cm" svg:y1="4.429cm" svg:x2="5cm" svg:y2="4.524cm">
            <text:p/>
          </draw:line>
          <draw:line draw:style-name="gr3" draw:text-style-name="P1" draw:layer="layout" svg:x1="5.096cm" svg:y1="4.429cm" svg:x2="5.096cm" svg:y2="4.524cm">
            <text:p/>
          </draw:line>
          <draw:line draw:style-name="gr3" draw:text-style-name="P1" draw:layer="layout" svg:x1="5.188cm" svg:y1="4.429cm" svg:x2="5.188cm" svg:y2="4.524cm">
            <text:p/>
          </draw:line>
          <draw:line draw:style-name="gr3" draw:text-style-name="P1" draw:layer="layout" svg:x1="5.283cm" svg:y1="4.429cm" svg:x2="5.283cm" svg:y2="4.524cm">
            <text:p/>
          </draw:line>
          <draw:line draw:style-name="gr3" draw:text-style-name="P1" draw:layer="layout" svg:x1="5.381cm" svg:y1="4.429cm" svg:x2="5.381cm" svg:y2="4.524cm">
            <text:p/>
          </draw:line>
          <draw:line draw:style-name="gr3" draw:text-style-name="P1" draw:layer="layout" svg:x1="5.476cm" svg:y1="4.429cm" svg:x2="5.476cm" svg:y2="4.524cm">
            <text:p/>
          </draw:line>
          <draw:line draw:style-name="gr3" draw:text-style-name="P1" draw:layer="layout" svg:x1="5.569cm" svg:y1="4.429cm" svg:x2="5.569cm" svg:y2="4.524cm">
            <text:p/>
          </draw:line>
          <draw:line draw:style-name="gr3" draw:text-style-name="P1" draw:layer="layout" svg:x1="5.664cm" svg:y1="4.429cm" svg:x2="5.664cm" svg:y2="4.524cm">
            <text:p/>
          </draw:line>
          <draw:line draw:style-name="gr3" draw:text-style-name="P1" draw:layer="layout" svg:x1="5.762cm" svg:y1="4.429cm" svg:x2="5.762cm" svg:y2="4.524cm">
            <text:p/>
          </draw:line>
          <draw:g>
            <draw:line draw:style-name="gr3" draw:text-style-name="P1" draw:layer="layout" svg:x1="5.857cm" svg:y1="5.383cm" svg:x2="5.952cm" svg:y2="5.383cm">
              <text:p/>
            </draw:line>
            <draw:line draw:style-name="gr3" draw:text-style-name="P1" draw:layer="layout" svg:x1="5.857cm" svg:y1="5.288cm" svg:x2="5.952cm" svg:y2="5.288cm">
              <text:p/>
            </draw:line>
            <draw:line draw:style-name="gr3" draw:text-style-name="P1" draw:layer="layout" svg:x1="5.857cm" svg:y1="5.196cm" svg:x2="5.952cm" svg:y2="5.196cm">
              <text:p/>
            </draw:line>
            <draw:line draw:style-name="gr3" draw:text-style-name="P1" draw:layer="layout" svg:x1="5.857cm" svg:y1="5.101cm" svg:x2="5.952cm" svg:y2="5.101cm">
              <text:p/>
            </draw:line>
            <draw:line draw:style-name="gr3" draw:text-style-name="P1" draw:layer="layout" svg:x1="5.857cm" svg:y1="5.003cm" svg:x2="5.952cm" svg:y2="5.003cm">
              <text:p/>
            </draw:line>
            <draw:line draw:style-name="gr3" draw:text-style-name="P1" draw:layer="layout" svg:x1="5.857cm" svg:y1="4.907cm" svg:x2="5.952cm" svg:y2="4.907cm">
              <text:p/>
            </draw:line>
            <draw:line draw:style-name="gr3" draw:text-style-name="P1" draw:layer="layout" svg:x1="5.857cm" svg:y1="4.815cm" svg:x2="5.952cm" svg:y2="4.815cm">
              <text:p/>
            </draw:line>
            <draw:line draw:style-name="gr3" draw:text-style-name="P1" draw:layer="layout" svg:x1="5.857cm" svg:y1="4.72cm" svg:x2="5.952cm" svg:y2="4.72cm">
              <text:p/>
            </draw:line>
            <draw:line draw:style-name="gr3" draw:text-style-name="P1" draw:layer="layout" svg:x1="5.857cm" svg:y1="4.622cm" svg:x2="5.952cm" svg:y2="4.622cm">
              <text:p/>
            </draw:line>
          </draw:g>
          <draw:g>
            <draw:line draw:style-name="gr3" draw:text-style-name="P1" draw:layer="layout" svg:x1="4.81cm" svg:y1="5.383cm" svg:x2="4.905cm" svg:y2="5.383cm">
              <text:p/>
            </draw:line>
            <draw:line draw:style-name="gr3" draw:text-style-name="P1" draw:layer="layout" svg:x1="4.81cm" svg:y1="5.288cm" svg:x2="4.905cm" svg:y2="5.288cm">
              <text:p/>
            </draw:line>
            <draw:line draw:style-name="gr3" draw:text-style-name="P1" draw:layer="layout" svg:x1="4.81cm" svg:y1="5.196cm" svg:x2="4.905cm" svg:y2="5.196cm">
              <text:p/>
            </draw:line>
            <draw:line draw:style-name="gr3" draw:text-style-name="P1" draw:layer="layout" svg:x1="4.81cm" svg:y1="5.101cm" svg:x2="4.905cm" svg:y2="5.101cm">
              <text:p/>
            </draw:line>
            <draw:line draw:style-name="gr3" draw:text-style-name="P1" draw:layer="layout" svg:x1="4.81cm" svg:y1="5.003cm" svg:x2="4.905cm" svg:y2="5.003cm">
              <text:p/>
            </draw:line>
            <draw:line draw:style-name="gr3" draw:text-style-name="P1" draw:layer="layout" svg:x1="4.81cm" svg:y1="4.907cm" svg:x2="4.905cm" svg:y2="4.907cm">
              <text:p/>
            </draw:line>
            <draw:line draw:style-name="gr3" draw:text-style-name="P1" draw:layer="layout" svg:x1="4.81cm" svg:y1="4.815cm" svg:x2="4.905cm" svg:y2="4.815cm">
              <text:p/>
            </draw:line>
            <draw:line draw:style-name="gr3" draw:text-style-name="P1" draw:layer="layout" svg:x1="4.81cm" svg:y1="4.72cm" svg:x2="4.905cm" svg:y2="4.72cm">
              <text:p/>
            </draw:line>
            <draw:line draw:style-name="gr3" draw:text-style-name="P1" draw:layer="layout" svg:x1="4.81cm" svg:y1="4.622cm" svg:x2="4.905cm" svg:y2="4.622cm">
              <text:p/>
            </draw:line>
          </draw:g>
        </draw:g>
        <draw:g xml:id="id6" draw:id="id6">
          <draw:custom-shape draw:style-name="gr1" draw:text-style-name="P1" draw:layer="layout" svg:width="0.951cm" svg:height="0.952cm" svg:x="6.176cm" svg:y="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75cm" svg:height="0.476cm" svg:x="6.414cm" svg:y="4.76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6.27cm" svg:y1="5.477cm" svg:x2="6.27cm" svg:y2="5.572cm">
            <text:p/>
          </draw:line>
          <draw:line draw:style-name="gr3" draw:text-style-name="P1" draw:layer="layout" svg:x1="6.366cm" svg:y1="5.477cm" svg:x2="6.366cm" svg:y2="5.572cm">
            <text:p/>
          </draw:line>
          <draw:line draw:style-name="gr3" draw:text-style-name="P1" draw:layer="layout" svg:x1="6.458cm" svg:y1="5.477cm" svg:x2="6.458cm" svg:y2="5.572cm">
            <text:p/>
          </draw:line>
          <draw:line draw:style-name="gr3" draw:text-style-name="P1" draw:layer="layout" svg:x1="6.553cm" svg:y1="5.477cm" svg:x2="6.553cm" svg:y2="5.572cm">
            <text:p/>
          </draw:line>
          <draw:line draw:style-name="gr3" draw:text-style-name="P1" draw:layer="layout" svg:x1="6.651cm" svg:y1="5.477cm" svg:x2="6.651cm" svg:y2="5.572cm">
            <text:p/>
          </draw:line>
          <draw:line draw:style-name="gr3" draw:text-style-name="P1" draw:layer="layout" svg:x1="6.746cm" svg:y1="5.477cm" svg:x2="6.746cm" svg:y2="5.572cm">
            <text:p/>
          </draw:line>
          <draw:line draw:style-name="gr3" draw:text-style-name="P1" draw:layer="layout" svg:x1="6.839cm" svg:y1="5.477cm" svg:x2="6.839cm" svg:y2="5.572cm">
            <text:p/>
          </draw:line>
          <draw:line draw:style-name="gr3" draw:text-style-name="P1" draw:layer="layout" svg:x1="6.934cm" svg:y1="5.477cm" svg:x2="6.934cm" svg:y2="5.572cm">
            <text:p/>
          </draw:line>
          <draw:line draw:style-name="gr3" draw:text-style-name="P1" draw:layer="layout" svg:x1="7.032cm" svg:y1="5.477cm" svg:x2="7.032cm" svg:y2="5.572cm">
            <text:p/>
          </draw:line>
          <draw:line draw:style-name="gr3" draw:text-style-name="P1" draw:layer="layout" svg:x1="6.27cm" svg:y1="4.427cm" svg:x2="6.27cm" svg:y2="4.522cm">
            <text:p/>
          </draw:line>
          <draw:line draw:style-name="gr3" draw:text-style-name="P1" draw:layer="layout" svg:x1="6.366cm" svg:y1="4.427cm" svg:x2="6.366cm" svg:y2="4.522cm">
            <text:p/>
          </draw:line>
          <draw:line draw:style-name="gr3" draw:text-style-name="P1" draw:layer="layout" svg:x1="6.458cm" svg:y1="4.427cm" svg:x2="6.458cm" svg:y2="4.522cm">
            <text:p/>
          </draw:line>
          <draw:line draw:style-name="gr3" draw:text-style-name="P1" draw:layer="layout" svg:x1="6.553cm" svg:y1="4.427cm" svg:x2="6.553cm" svg:y2="4.522cm">
            <text:p/>
          </draw:line>
          <draw:line draw:style-name="gr3" draw:text-style-name="P1" draw:layer="layout" svg:x1="6.651cm" svg:y1="4.427cm" svg:x2="6.651cm" svg:y2="4.522cm">
            <text:p/>
          </draw:line>
          <draw:line draw:style-name="gr3" draw:text-style-name="P1" draw:layer="layout" svg:x1="6.746cm" svg:y1="4.427cm" svg:x2="6.746cm" svg:y2="4.522cm">
            <text:p/>
          </draw:line>
          <draw:line draw:style-name="gr3" draw:text-style-name="P1" draw:layer="layout" svg:x1="6.839cm" svg:y1="4.427cm" svg:x2="6.839cm" svg:y2="4.522cm">
            <text:p/>
          </draw:line>
          <draw:line draw:style-name="gr3" draw:text-style-name="P1" draw:layer="layout" svg:x1="6.934cm" svg:y1="4.427cm" svg:x2="6.934cm" svg:y2="4.522cm">
            <text:p/>
          </draw:line>
          <draw:line draw:style-name="gr3" draw:text-style-name="P1" draw:layer="layout" svg:x1="7.032cm" svg:y1="4.427cm" svg:x2="7.032cm" svg:y2="4.522cm">
            <text:p/>
          </draw:line>
          <draw:g>
            <draw:line draw:style-name="gr3" draw:text-style-name="P1" draw:layer="layout" svg:x1="7.127cm" svg:y1="5.381cm" svg:x2="7.222cm" svg:y2="5.381cm">
              <text:p/>
            </draw:line>
            <draw:line draw:style-name="gr3" draw:text-style-name="P1" draw:layer="layout" svg:x1="7.127cm" svg:y1="5.286cm" svg:x2="7.222cm" svg:y2="5.286cm">
              <text:p/>
            </draw:line>
            <draw:line draw:style-name="gr3" draw:text-style-name="P1" draw:layer="layout" svg:x1="7.127cm" svg:y1="5.194cm" svg:x2="7.222cm" svg:y2="5.194cm">
              <text:p/>
            </draw:line>
            <draw:line draw:style-name="gr3" draw:text-style-name="P1" draw:layer="layout" svg:x1="7.127cm" svg:y1="5.099cm" svg:x2="7.222cm" svg:y2="5.099cm">
              <text:p/>
            </draw:line>
            <draw:line draw:style-name="gr3" draw:text-style-name="P1" draw:layer="layout" svg:x1="7.127cm" svg:y1="5.001cm" svg:x2="7.222cm" svg:y2="5.001cm">
              <text:p/>
            </draw:line>
            <draw:line draw:style-name="gr3" draw:text-style-name="P1" draw:layer="layout" svg:x1="7.127cm" svg:y1="4.905cm" svg:x2="7.222cm" svg:y2="4.905cm">
              <text:p/>
            </draw:line>
            <draw:line draw:style-name="gr3" draw:text-style-name="P1" draw:layer="layout" svg:x1="7.127cm" svg:y1="4.813cm" svg:x2="7.222cm" svg:y2="4.813cm">
              <text:p/>
            </draw:line>
            <draw:line draw:style-name="gr3" draw:text-style-name="P1" draw:layer="layout" svg:x1="7.127cm" svg:y1="4.718cm" svg:x2="7.222cm" svg:y2="4.718cm">
              <text:p/>
            </draw:line>
            <draw:line draw:style-name="gr3" draw:text-style-name="P1" draw:layer="layout" svg:x1="7.127cm" svg:y1="4.62cm" svg:x2="7.222cm" svg:y2="4.62cm">
              <text:p/>
            </draw:line>
          </draw:g>
          <draw:g>
            <draw:line draw:style-name="gr3" draw:text-style-name="P1" draw:layer="layout" svg:x1="6.08cm" svg:y1="5.381cm" svg:x2="6.175cm" svg:y2="5.381cm">
              <text:p/>
            </draw:line>
            <draw:line draw:style-name="gr3" draw:text-style-name="P1" draw:layer="layout" svg:x1="6.08cm" svg:y1="5.286cm" svg:x2="6.175cm" svg:y2="5.286cm">
              <text:p/>
            </draw:line>
            <draw:line draw:style-name="gr3" draw:text-style-name="P1" draw:layer="layout" svg:x1="6.08cm" svg:y1="5.194cm" svg:x2="6.175cm" svg:y2="5.194cm">
              <text:p/>
            </draw:line>
            <draw:line draw:style-name="gr3" draw:text-style-name="P1" draw:layer="layout" svg:x1="6.08cm" svg:y1="5.099cm" svg:x2="6.175cm" svg:y2="5.099cm">
              <text:p/>
            </draw:line>
            <draw:line draw:style-name="gr3" draw:text-style-name="P1" draw:layer="layout" svg:x1="6.08cm" svg:y1="5.001cm" svg:x2="6.175cm" svg:y2="5.001cm">
              <text:p/>
            </draw:line>
            <draw:line draw:style-name="gr3" draw:text-style-name="P1" draw:layer="layout" svg:x1="6.08cm" svg:y1="4.905cm" svg:x2="6.175cm" svg:y2="4.905cm">
              <text:p/>
            </draw:line>
            <draw:line draw:style-name="gr3" draw:text-style-name="P1" draw:layer="layout" svg:x1="6.08cm" svg:y1="4.813cm" svg:x2="6.175cm" svg:y2="4.813cm">
              <text:p/>
            </draw:line>
            <draw:line draw:style-name="gr3" draw:text-style-name="P1" draw:layer="layout" svg:x1="6.08cm" svg:y1="4.718cm" svg:x2="6.175cm" svg:y2="4.718cm">
              <text:p/>
            </draw:line>
            <draw:line draw:style-name="gr3" draw:text-style-name="P1" draw:layer="layout" svg:x1="6.08cm" svg:y1="4.62cm" svg:x2="6.175cm" svg:y2="4.62cm">
              <text:p/>
            </draw:line>
          </draw:g>
        </draw:g>
        <draw:g xml:id="id9" draw:id="id9">
          <draw:custom-shape draw:style-name="gr1" draw:text-style-name="P1" draw:layer="layout" svg:width="0.951cm" svg:height="0.952cm" svg:x="7.446cm" svg:y="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75cm" svg:height="0.476cm" svg:x="7.684cm" svg:y="4.76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4cm" svg:y1="5.477cm" svg:x2="7.54cm" svg:y2="5.572cm">
            <text:p/>
          </draw:line>
          <draw:line draw:style-name="gr3" draw:text-style-name="P1" draw:layer="layout" svg:x1="7.636cm" svg:y1="5.477cm" svg:x2="7.636cm" svg:y2="5.572cm">
            <text:p/>
          </draw:line>
          <draw:line draw:style-name="gr3" draw:text-style-name="P1" draw:layer="layout" svg:x1="7.728cm" svg:y1="5.477cm" svg:x2="7.728cm" svg:y2="5.572cm">
            <text:p/>
          </draw:line>
          <draw:line draw:style-name="gr3" draw:text-style-name="P1" draw:layer="layout" svg:x1="7.823cm" svg:y1="5.477cm" svg:x2="7.823cm" svg:y2="5.572cm">
            <text:p/>
          </draw:line>
          <draw:line draw:style-name="gr3" draw:text-style-name="P1" draw:layer="layout" svg:x1="7.921cm" svg:y1="5.477cm" svg:x2="7.921cm" svg:y2="5.572cm">
            <text:p/>
          </draw:line>
          <draw:line draw:style-name="gr3" draw:text-style-name="P1" draw:layer="layout" svg:x1="8.016cm" svg:y1="5.477cm" svg:x2="8.016cm" svg:y2="5.572cm">
            <text:p/>
          </draw:line>
          <draw:line draw:style-name="gr3" draw:text-style-name="P1" draw:layer="layout" svg:x1="8.109cm" svg:y1="5.477cm" svg:x2="8.109cm" svg:y2="5.572cm">
            <text:p/>
          </draw:line>
          <draw:line draw:style-name="gr3" draw:text-style-name="P1" draw:layer="layout" svg:x1="8.204cm" svg:y1="5.477cm" svg:x2="8.204cm" svg:y2="5.572cm">
            <text:p/>
          </draw:line>
          <draw:line draw:style-name="gr3" draw:text-style-name="P1" draw:layer="layout" svg:x1="8.302cm" svg:y1="5.477cm" svg:x2="8.302cm" svg:y2="5.572cm">
            <text:p/>
          </draw:line>
          <draw:line draw:style-name="gr3" draw:text-style-name="P1" draw:layer="layout" svg:x1="7.54cm" svg:y1="4.427cm" svg:x2="7.54cm" svg:y2="4.522cm">
            <text:p/>
          </draw:line>
          <draw:line draw:style-name="gr3" draw:text-style-name="P1" draw:layer="layout" svg:x1="7.636cm" svg:y1="4.427cm" svg:x2="7.636cm" svg:y2="4.522cm">
            <text:p/>
          </draw:line>
          <draw:line draw:style-name="gr3" draw:text-style-name="P1" draw:layer="layout" svg:x1="7.728cm" svg:y1="4.427cm" svg:x2="7.728cm" svg:y2="4.522cm">
            <text:p/>
          </draw:line>
          <draw:line draw:style-name="gr3" draw:text-style-name="P1" draw:layer="layout" svg:x1="7.823cm" svg:y1="4.427cm" svg:x2="7.823cm" svg:y2="4.522cm">
            <text:p/>
          </draw:line>
          <draw:line draw:style-name="gr3" draw:text-style-name="P1" draw:layer="layout" svg:x1="7.921cm" svg:y1="4.427cm" svg:x2="7.921cm" svg:y2="4.522cm">
            <text:p/>
          </draw:line>
          <draw:line draw:style-name="gr3" draw:text-style-name="P1" draw:layer="layout" svg:x1="8.016cm" svg:y1="4.427cm" svg:x2="8.016cm" svg:y2="4.522cm">
            <text:p/>
          </draw:line>
          <draw:line draw:style-name="gr3" draw:text-style-name="P1" draw:layer="layout" svg:x1="8.109cm" svg:y1="4.427cm" svg:x2="8.109cm" svg:y2="4.522cm">
            <text:p/>
          </draw:line>
          <draw:line draw:style-name="gr3" draw:text-style-name="P1" draw:layer="layout" svg:x1="8.204cm" svg:y1="4.427cm" svg:x2="8.204cm" svg:y2="4.522cm">
            <text:p/>
          </draw:line>
          <draw:line draw:style-name="gr3" draw:text-style-name="P1" draw:layer="layout" svg:x1="8.302cm" svg:y1="4.427cm" svg:x2="8.302cm" svg:y2="4.522cm">
            <text:p/>
          </draw:line>
          <draw:g>
            <draw:line draw:style-name="gr3" draw:text-style-name="P1" draw:layer="layout" svg:x1="8.397cm" svg:y1="5.381cm" svg:x2="8.492cm" svg:y2="5.381cm">
              <text:p/>
            </draw:line>
            <draw:line draw:style-name="gr3" draw:text-style-name="P1" draw:layer="layout" svg:x1="8.397cm" svg:y1="5.286cm" svg:x2="8.492cm" svg:y2="5.286cm">
              <text:p/>
            </draw:line>
            <draw:line draw:style-name="gr3" draw:text-style-name="P1" draw:layer="layout" svg:x1="8.397cm" svg:y1="5.194cm" svg:x2="8.492cm" svg:y2="5.194cm">
              <text:p/>
            </draw:line>
            <draw:line draw:style-name="gr3" draw:text-style-name="P1" draw:layer="layout" svg:x1="8.397cm" svg:y1="5.099cm" svg:x2="8.492cm" svg:y2="5.099cm">
              <text:p/>
            </draw:line>
            <draw:line draw:style-name="gr3" draw:text-style-name="P1" draw:layer="layout" svg:x1="8.397cm" svg:y1="5.001cm" svg:x2="8.492cm" svg:y2="5.001cm">
              <text:p/>
            </draw:line>
            <draw:line draw:style-name="gr3" draw:text-style-name="P1" draw:layer="layout" svg:x1="8.397cm" svg:y1="4.905cm" svg:x2="8.492cm" svg:y2="4.905cm">
              <text:p/>
            </draw:line>
            <draw:line draw:style-name="gr3" draw:text-style-name="P1" draw:layer="layout" svg:x1="8.397cm" svg:y1="4.813cm" svg:x2="8.492cm" svg:y2="4.813cm">
              <text:p/>
            </draw:line>
            <draw:line draw:style-name="gr3" draw:text-style-name="P1" draw:layer="layout" svg:x1="8.397cm" svg:y1="4.718cm" svg:x2="8.492cm" svg:y2="4.718cm">
              <text:p/>
            </draw:line>
            <draw:line draw:style-name="gr3" draw:text-style-name="P1" draw:layer="layout" svg:x1="8.397cm" svg:y1="4.62cm" svg:x2="8.492cm" svg:y2="4.62cm">
              <text:p/>
            </draw:line>
          </draw:g>
          <draw:g>
            <draw:line draw:style-name="gr3" draw:text-style-name="P1" draw:layer="layout" svg:x1="7.35cm" svg:y1="5.381cm" svg:x2="7.445cm" svg:y2="5.381cm">
              <text:p/>
            </draw:line>
            <draw:line draw:style-name="gr3" draw:text-style-name="P1" draw:layer="layout" svg:x1="7.35cm" svg:y1="5.286cm" svg:x2="7.445cm" svg:y2="5.286cm">
              <text:p/>
            </draw:line>
            <draw:line draw:style-name="gr3" draw:text-style-name="P1" draw:layer="layout" svg:x1="7.35cm" svg:y1="5.194cm" svg:x2="7.445cm" svg:y2="5.194cm">
              <text:p/>
            </draw:line>
            <draw:line draw:style-name="gr3" draw:text-style-name="P1" draw:layer="layout" svg:x1="7.35cm" svg:y1="5.099cm" svg:x2="7.445cm" svg:y2="5.099cm">
              <text:p/>
            </draw:line>
            <draw:line draw:style-name="gr3" draw:text-style-name="P1" draw:layer="layout" svg:x1="7.35cm" svg:y1="5.001cm" svg:x2="7.445cm" svg:y2="5.001cm">
              <text:p/>
            </draw:line>
            <draw:line draw:style-name="gr3" draw:text-style-name="P1" draw:layer="layout" svg:x1="7.35cm" svg:y1="4.905cm" svg:x2="7.445cm" svg:y2="4.905cm">
              <text:p/>
            </draw:line>
            <draw:line draw:style-name="gr3" draw:text-style-name="P1" draw:layer="layout" svg:x1="7.35cm" svg:y1="4.813cm" svg:x2="7.445cm" svg:y2="4.813cm">
              <text:p/>
            </draw:line>
            <draw:line draw:style-name="gr3" draw:text-style-name="P1" draw:layer="layout" svg:x1="7.35cm" svg:y1="4.718cm" svg:x2="7.445cm" svg:y2="4.718cm">
              <text:p/>
            </draw:line>
            <draw:line draw:style-name="gr3" draw:text-style-name="P1" draw:layer="layout" svg:x1="7.35cm" svg:y1="4.62cm" svg:x2="7.445cm" svg:y2="4.62cm">
              <text:p/>
            </draw:line>
          </draw:g>
        </draw:g>
        <draw:g xml:id="id11" draw:id="id11">
          <draw:custom-shape draw:style-name="gr1" draw:text-style-name="P1" draw:layer="layout" svg:width="0.951cm" svg:height="0.952cm" svg:x="8.716cm" svg:y="4.5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75cm" svg:height="0.476cm" svg:x="8.954cm" svg:y="4.76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81cm" svg:y1="5.475cm" svg:x2="8.81cm" svg:y2="5.57cm">
            <text:p/>
          </draw:line>
          <draw:line draw:style-name="gr3" draw:text-style-name="P1" draw:layer="layout" svg:x1="8.906cm" svg:y1="5.475cm" svg:x2="8.906cm" svg:y2="5.57cm">
            <text:p/>
          </draw:line>
          <draw:line draw:style-name="gr3" draw:text-style-name="P1" draw:layer="layout" svg:x1="8.998cm" svg:y1="5.475cm" svg:x2="8.998cm" svg:y2="5.57cm">
            <text:p/>
          </draw:line>
          <draw:line draw:style-name="gr3" draw:text-style-name="P1" draw:layer="layout" svg:x1="9.093cm" svg:y1="5.475cm" svg:x2="9.093cm" svg:y2="5.57cm">
            <text:p/>
          </draw:line>
          <draw:line draw:style-name="gr3" draw:text-style-name="P1" draw:layer="layout" svg:x1="9.191cm" svg:y1="5.475cm" svg:x2="9.191cm" svg:y2="5.57cm">
            <text:p/>
          </draw:line>
          <draw:line draw:style-name="gr3" draw:text-style-name="P1" draw:layer="layout" svg:x1="9.286cm" svg:y1="5.475cm" svg:x2="9.286cm" svg:y2="5.57cm">
            <text:p/>
          </draw:line>
          <draw:line draw:style-name="gr3" draw:text-style-name="P1" draw:layer="layout" svg:x1="9.379cm" svg:y1="5.475cm" svg:x2="9.379cm" svg:y2="5.57cm">
            <text:p/>
          </draw:line>
          <draw:line draw:style-name="gr3" draw:text-style-name="P1" draw:layer="layout" svg:x1="9.474cm" svg:y1="5.475cm" svg:x2="9.474cm" svg:y2="5.57cm">
            <text:p/>
          </draw:line>
          <draw:line draw:style-name="gr3" draw:text-style-name="P1" draw:layer="layout" svg:x1="9.572cm" svg:y1="5.475cm" svg:x2="9.572cm" svg:y2="5.57cm">
            <text:p/>
          </draw:line>
          <draw:line draw:style-name="gr3" draw:text-style-name="P1" draw:layer="layout" svg:x1="8.81cm" svg:y1="4.425cm" svg:x2="8.81cm" svg:y2="4.52cm">
            <text:p/>
          </draw:line>
          <draw:line draw:style-name="gr3" draw:text-style-name="P1" draw:layer="layout" svg:x1="8.906cm" svg:y1="4.425cm" svg:x2="8.906cm" svg:y2="4.52cm">
            <text:p/>
          </draw:line>
          <draw:line draw:style-name="gr3" draw:text-style-name="P1" draw:layer="layout" svg:x1="8.998cm" svg:y1="4.425cm" svg:x2="8.998cm" svg:y2="4.52cm">
            <text:p/>
          </draw:line>
          <draw:line draw:style-name="gr3" draw:text-style-name="P1" draw:layer="layout" svg:x1="9.093cm" svg:y1="4.425cm" svg:x2="9.093cm" svg:y2="4.52cm">
            <text:p/>
          </draw:line>
          <draw:line draw:style-name="gr3" draw:text-style-name="P1" draw:layer="layout" svg:x1="9.191cm" svg:y1="4.425cm" svg:x2="9.191cm" svg:y2="4.52cm">
            <text:p/>
          </draw:line>
          <draw:line draw:style-name="gr3" draw:text-style-name="P1" draw:layer="layout" svg:x1="9.286cm" svg:y1="4.425cm" svg:x2="9.286cm" svg:y2="4.52cm">
            <text:p/>
          </draw:line>
          <draw:line draw:style-name="gr3" draw:text-style-name="P1" draw:layer="layout" svg:x1="9.379cm" svg:y1="4.425cm" svg:x2="9.379cm" svg:y2="4.52cm">
            <text:p/>
          </draw:line>
          <draw:line draw:style-name="gr3" draw:text-style-name="P1" draw:layer="layout" svg:x1="9.474cm" svg:y1="4.425cm" svg:x2="9.474cm" svg:y2="4.52cm">
            <text:p/>
          </draw:line>
          <draw:line draw:style-name="gr3" draw:text-style-name="P1" draw:layer="layout" svg:x1="9.572cm" svg:y1="4.425cm" svg:x2="9.572cm" svg:y2="4.52cm">
            <text:p/>
          </draw:line>
          <draw:g>
            <draw:line draw:style-name="gr3" draw:text-style-name="P1" draw:layer="layout" svg:x1="9.667cm" svg:y1="5.379cm" svg:x2="9.762cm" svg:y2="5.379cm">
              <text:p/>
            </draw:line>
            <draw:line draw:style-name="gr3" draw:text-style-name="P1" draw:layer="layout" svg:x1="9.667cm" svg:y1="5.284cm" svg:x2="9.762cm" svg:y2="5.284cm">
              <text:p/>
            </draw:line>
            <draw:line draw:style-name="gr3" draw:text-style-name="P1" draw:layer="layout" svg:x1="9.667cm" svg:y1="5.192cm" svg:x2="9.762cm" svg:y2="5.192cm">
              <text:p/>
            </draw:line>
            <draw:line draw:style-name="gr3" draw:text-style-name="P1" draw:layer="layout" svg:x1="9.667cm" svg:y1="5.097cm" svg:x2="9.762cm" svg:y2="5.097cm">
              <text:p/>
            </draw:line>
            <draw:line draw:style-name="gr3" draw:text-style-name="P1" draw:layer="layout" svg:x1="9.667cm" svg:y1="4.999cm" svg:x2="9.762cm" svg:y2="4.999cm">
              <text:p/>
            </draw:line>
            <draw:line draw:style-name="gr3" draw:text-style-name="P1" draw:layer="layout" svg:x1="9.667cm" svg:y1="4.903cm" svg:x2="9.762cm" svg:y2="4.903cm">
              <text:p/>
            </draw:line>
            <draw:line draw:style-name="gr3" draw:text-style-name="P1" draw:layer="layout" svg:x1="9.667cm" svg:y1="4.811cm" svg:x2="9.762cm" svg:y2="4.811cm">
              <text:p/>
            </draw:line>
            <draw:line draw:style-name="gr3" draw:text-style-name="P1" draw:layer="layout" svg:x1="9.667cm" svg:y1="4.716cm" svg:x2="9.762cm" svg:y2="4.716cm">
              <text:p/>
            </draw:line>
            <draw:line draw:style-name="gr3" draw:text-style-name="P1" draw:layer="layout" svg:x1="9.667cm" svg:y1="4.618cm" svg:x2="9.762cm" svg:y2="4.618cm">
              <text:p/>
            </draw:line>
          </draw:g>
          <draw:g>
            <draw:line draw:style-name="gr3" draw:text-style-name="P1" draw:layer="layout" svg:x1="8.62cm" svg:y1="5.379cm" svg:x2="8.715cm" svg:y2="5.379cm">
              <text:p/>
            </draw:line>
            <draw:line draw:style-name="gr3" draw:text-style-name="P1" draw:layer="layout" svg:x1="8.62cm" svg:y1="5.284cm" svg:x2="8.715cm" svg:y2="5.284cm">
              <text:p/>
            </draw:line>
            <draw:line draw:style-name="gr3" draw:text-style-name="P1" draw:layer="layout" svg:x1="8.62cm" svg:y1="5.192cm" svg:x2="8.715cm" svg:y2="5.192cm">
              <text:p/>
            </draw:line>
            <draw:line draw:style-name="gr3" draw:text-style-name="P1" draw:layer="layout" svg:x1="8.62cm" svg:y1="5.097cm" svg:x2="8.715cm" svg:y2="5.097cm">
              <text:p/>
            </draw:line>
            <draw:line draw:style-name="gr3" draw:text-style-name="P1" draw:layer="layout" svg:x1="8.62cm" svg:y1="4.999cm" svg:x2="8.715cm" svg:y2="4.999cm">
              <text:p/>
            </draw:line>
            <draw:line draw:style-name="gr3" draw:text-style-name="P1" draw:layer="layout" svg:x1="8.62cm" svg:y1="4.903cm" svg:x2="8.715cm" svg:y2="4.903cm">
              <text:p/>
            </draw:line>
            <draw:line draw:style-name="gr3" draw:text-style-name="P1" draw:layer="layout" svg:x1="8.62cm" svg:y1="4.811cm" svg:x2="8.715cm" svg:y2="4.811cm">
              <text:p/>
            </draw:line>
            <draw:line draw:style-name="gr3" draw:text-style-name="P1" draw:layer="layout" svg:x1="8.62cm" svg:y1="4.716cm" svg:x2="8.715cm" svg:y2="4.716cm">
              <text:p/>
            </draw:line>
            <draw:line draw:style-name="gr3" draw:text-style-name="P1" draw:layer="layout" svg:x1="8.62cm" svg:y1="4.618cm" svg:x2="8.715cm" svg:y2="4.618cm">
              <text:p/>
            </draw:line>
          </draw:g>
        </draw:g>
        <draw:g xml:id="id13" draw:id="id13">
          <draw:custom-shape draw:style-name="gr1" draw:text-style-name="P1" draw:layer="layout" svg:width="0.951cm" svg:height="0.952cm" svg:x="9.986cm" svg:y="4.5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75cm" svg:height="0.476cm" svg:x="10.224cm" svg:y="4.76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0.08cm" svg:y1="5.477cm" svg:x2="10.08cm" svg:y2="5.572cm">
            <text:p/>
          </draw:line>
          <draw:line draw:style-name="gr3" draw:text-style-name="P1" draw:layer="layout" svg:x1="10.176cm" svg:y1="5.477cm" svg:x2="10.176cm" svg:y2="5.572cm">
            <text:p/>
          </draw:line>
          <draw:line draw:style-name="gr3" draw:text-style-name="P1" draw:layer="layout" svg:x1="10.268cm" svg:y1="5.477cm" svg:x2="10.268cm" svg:y2="5.572cm">
            <text:p/>
          </draw:line>
          <draw:line draw:style-name="gr3" draw:text-style-name="P1" draw:layer="layout" svg:x1="10.363cm" svg:y1="5.477cm" svg:x2="10.363cm" svg:y2="5.572cm">
            <text:p/>
          </draw:line>
          <draw:line draw:style-name="gr3" draw:text-style-name="P1" draw:layer="layout" svg:x1="10.461cm" svg:y1="5.477cm" svg:x2="10.461cm" svg:y2="5.572cm">
            <text:p/>
          </draw:line>
          <draw:line draw:style-name="gr3" draw:text-style-name="P1" draw:layer="layout" svg:x1="10.556cm" svg:y1="5.477cm" svg:x2="10.556cm" svg:y2="5.572cm">
            <text:p/>
          </draw:line>
          <draw:line draw:style-name="gr3" draw:text-style-name="P1" draw:layer="layout" svg:x1="10.649cm" svg:y1="5.477cm" svg:x2="10.649cm" svg:y2="5.572cm">
            <text:p/>
          </draw:line>
          <draw:line draw:style-name="gr3" draw:text-style-name="P1" draw:layer="layout" svg:x1="10.744cm" svg:y1="5.477cm" svg:x2="10.744cm" svg:y2="5.572cm">
            <text:p/>
          </draw:line>
          <draw:line draw:style-name="gr3" draw:text-style-name="P1" draw:layer="layout" svg:x1="10.842cm" svg:y1="5.477cm" svg:x2="10.842cm" svg:y2="5.572cm">
            <text:p/>
          </draw:line>
          <draw:line draw:style-name="gr3" draw:text-style-name="P1" draw:layer="layout" svg:x1="10.08cm" svg:y1="4.427cm" svg:x2="10.08cm" svg:y2="4.522cm">
            <text:p/>
          </draw:line>
          <draw:line draw:style-name="gr3" draw:text-style-name="P1" draw:layer="layout" svg:x1="10.176cm" svg:y1="4.427cm" svg:x2="10.176cm" svg:y2="4.522cm">
            <text:p/>
          </draw:line>
          <draw:line draw:style-name="gr3" draw:text-style-name="P1" draw:layer="layout" svg:x1="10.268cm" svg:y1="4.427cm" svg:x2="10.268cm" svg:y2="4.522cm">
            <text:p/>
          </draw:line>
          <draw:line draw:style-name="gr3" draw:text-style-name="P1" draw:layer="layout" svg:x1="10.363cm" svg:y1="4.427cm" svg:x2="10.363cm" svg:y2="4.522cm">
            <text:p/>
          </draw:line>
          <draw:line draw:style-name="gr3" draw:text-style-name="P1" draw:layer="layout" svg:x1="10.461cm" svg:y1="4.427cm" svg:x2="10.461cm" svg:y2="4.522cm">
            <text:p/>
          </draw:line>
          <draw:line draw:style-name="gr3" draw:text-style-name="P1" draw:layer="layout" svg:x1="10.556cm" svg:y1="4.427cm" svg:x2="10.556cm" svg:y2="4.522cm">
            <text:p/>
          </draw:line>
          <draw:line draw:style-name="gr3" draw:text-style-name="P1" draw:layer="layout" svg:x1="10.649cm" svg:y1="4.427cm" svg:x2="10.649cm" svg:y2="4.522cm">
            <text:p/>
          </draw:line>
          <draw:line draw:style-name="gr3" draw:text-style-name="P1" draw:layer="layout" svg:x1="10.744cm" svg:y1="4.427cm" svg:x2="10.744cm" svg:y2="4.522cm">
            <text:p/>
          </draw:line>
          <draw:line draw:style-name="gr3" draw:text-style-name="P1" draw:layer="layout" svg:x1="10.842cm" svg:y1="4.427cm" svg:x2="10.842cm" svg:y2="4.522cm">
            <text:p/>
          </draw:line>
          <draw:g>
            <draw:line draw:style-name="gr3" draw:text-style-name="P1" draw:layer="layout" svg:x1="10.937cm" svg:y1="5.381cm" svg:x2="11.032cm" svg:y2="5.381cm">
              <text:p/>
            </draw:line>
            <draw:line draw:style-name="gr3" draw:text-style-name="P1" draw:layer="layout" svg:x1="10.937cm" svg:y1="5.286cm" svg:x2="11.032cm" svg:y2="5.286cm">
              <text:p/>
            </draw:line>
            <draw:line draw:style-name="gr3" draw:text-style-name="P1" draw:layer="layout" svg:x1="10.937cm" svg:y1="5.194cm" svg:x2="11.032cm" svg:y2="5.194cm">
              <text:p/>
            </draw:line>
            <draw:line draw:style-name="gr3" draw:text-style-name="P1" draw:layer="layout" svg:x1="10.937cm" svg:y1="5.099cm" svg:x2="11.032cm" svg:y2="5.099cm">
              <text:p/>
            </draw:line>
            <draw:line draw:style-name="gr3" draw:text-style-name="P1" draw:layer="layout" svg:x1="10.937cm" svg:y1="5.001cm" svg:x2="11.032cm" svg:y2="5.001cm">
              <text:p/>
            </draw:line>
            <draw:line draw:style-name="gr3" draw:text-style-name="P1" draw:layer="layout" svg:x1="10.937cm" svg:y1="4.905cm" svg:x2="11.032cm" svg:y2="4.905cm">
              <text:p/>
            </draw:line>
            <draw:line draw:style-name="gr3" draw:text-style-name="P1" draw:layer="layout" svg:x1="10.937cm" svg:y1="4.813cm" svg:x2="11.032cm" svg:y2="4.813cm">
              <text:p/>
            </draw:line>
            <draw:line draw:style-name="gr3" draw:text-style-name="P1" draw:layer="layout" svg:x1="10.937cm" svg:y1="4.718cm" svg:x2="11.032cm" svg:y2="4.718cm">
              <text:p/>
            </draw:line>
            <draw:line draw:style-name="gr3" draw:text-style-name="P1" draw:layer="layout" svg:x1="10.937cm" svg:y1="4.62cm" svg:x2="11.032cm" svg:y2="4.62cm">
              <text:p/>
            </draw:line>
          </draw:g>
          <draw:g>
            <draw:line draw:style-name="gr3" draw:text-style-name="P1" draw:layer="layout" svg:x1="9.89cm" svg:y1="5.381cm" svg:x2="9.985cm" svg:y2="5.381cm">
              <text:p/>
            </draw:line>
            <draw:line draw:style-name="gr3" draw:text-style-name="P1" draw:layer="layout" svg:x1="9.89cm" svg:y1="5.286cm" svg:x2="9.985cm" svg:y2="5.286cm">
              <text:p/>
            </draw:line>
            <draw:line draw:style-name="gr3" draw:text-style-name="P1" draw:layer="layout" svg:x1="9.89cm" svg:y1="5.194cm" svg:x2="9.985cm" svg:y2="5.194cm">
              <text:p/>
            </draw:line>
            <draw:line draw:style-name="gr3" draw:text-style-name="P1" draw:layer="layout" svg:x1="9.89cm" svg:y1="5.099cm" svg:x2="9.985cm" svg:y2="5.099cm">
              <text:p/>
            </draw:line>
            <draw:line draw:style-name="gr3" draw:text-style-name="P1" draw:layer="layout" svg:x1="9.89cm" svg:y1="5.001cm" svg:x2="9.985cm" svg:y2="5.001cm">
              <text:p/>
            </draw:line>
            <draw:line draw:style-name="gr3" draw:text-style-name="P1" draw:layer="layout" svg:x1="9.89cm" svg:y1="4.905cm" svg:x2="9.985cm" svg:y2="4.905cm">
              <text:p/>
            </draw:line>
            <draw:line draw:style-name="gr3" draw:text-style-name="P1" draw:layer="layout" svg:x1="9.89cm" svg:y1="4.813cm" svg:x2="9.985cm" svg:y2="4.813cm">
              <text:p/>
            </draw:line>
            <draw:line draw:style-name="gr3" draw:text-style-name="P1" draw:layer="layout" svg:x1="9.89cm" svg:y1="4.718cm" svg:x2="9.985cm" svg:y2="4.718cm">
              <text:p/>
            </draw:line>
            <draw:line draw:style-name="gr3" draw:text-style-name="P1" draw:layer="layout" svg:x1="9.89cm" svg:y1="4.62cm" svg:x2="9.985cm" svg:y2="4.62cm">
              <text:p/>
            </draw:line>
          </draw:g>
        </draw:g>
        <draw:g xml:id="id15" draw:id="id15">
          <draw:custom-shape draw:style-name="gr1" draw:text-style-name="P1" draw:layer="layout" svg:width="0.951cm" svg:height="0.952cm" svg:x="11.256cm" svg:y="4.5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75cm" svg:height="0.476cm" svg:x="11.494cm" svg:y="4.76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1.35cm" svg:y1="5.475cm" svg:x2="11.35cm" svg:y2="5.57cm">
            <text:p/>
          </draw:line>
          <draw:line draw:style-name="gr3" draw:text-style-name="P1" draw:layer="layout" svg:x1="11.446cm" svg:y1="5.475cm" svg:x2="11.446cm" svg:y2="5.57cm">
            <text:p/>
          </draw:line>
          <draw:line draw:style-name="gr3" draw:text-style-name="P1" draw:layer="layout" svg:x1="11.538cm" svg:y1="5.475cm" svg:x2="11.538cm" svg:y2="5.57cm">
            <text:p/>
          </draw:line>
          <draw:line draw:style-name="gr3" draw:text-style-name="P1" draw:layer="layout" svg:x1="11.633cm" svg:y1="5.475cm" svg:x2="11.633cm" svg:y2="5.57cm">
            <text:p/>
          </draw:line>
          <draw:line draw:style-name="gr3" draw:text-style-name="P1" draw:layer="layout" svg:x1="11.731cm" svg:y1="5.475cm" svg:x2="11.731cm" svg:y2="5.57cm">
            <text:p/>
          </draw:line>
          <draw:line draw:style-name="gr3" draw:text-style-name="P1" draw:layer="layout" svg:x1="11.826cm" svg:y1="5.475cm" svg:x2="11.826cm" svg:y2="5.57cm">
            <text:p/>
          </draw:line>
          <draw:line draw:style-name="gr3" draw:text-style-name="P1" draw:layer="layout" svg:x1="11.919cm" svg:y1="5.475cm" svg:x2="11.919cm" svg:y2="5.57cm">
            <text:p/>
          </draw:line>
          <draw:line draw:style-name="gr3" draw:text-style-name="P1" draw:layer="layout" svg:x1="12.014cm" svg:y1="5.475cm" svg:x2="12.014cm" svg:y2="5.57cm">
            <text:p/>
          </draw:line>
          <draw:line draw:style-name="gr3" draw:text-style-name="P1" draw:layer="layout" svg:x1="12.112cm" svg:y1="5.475cm" svg:x2="12.112cm" svg:y2="5.57cm">
            <text:p/>
          </draw:line>
          <draw:line draw:style-name="gr3" draw:text-style-name="P1" draw:layer="layout" svg:x1="11.35cm" svg:y1="4.425cm" svg:x2="11.35cm" svg:y2="4.52cm">
            <text:p/>
          </draw:line>
          <draw:line draw:style-name="gr3" draw:text-style-name="P1" draw:layer="layout" svg:x1="11.446cm" svg:y1="4.425cm" svg:x2="11.446cm" svg:y2="4.52cm">
            <text:p/>
          </draw:line>
          <draw:line draw:style-name="gr3" draw:text-style-name="P1" draw:layer="layout" svg:x1="11.538cm" svg:y1="4.425cm" svg:x2="11.538cm" svg:y2="4.52cm">
            <text:p/>
          </draw:line>
          <draw:line draw:style-name="gr3" draw:text-style-name="P1" draw:layer="layout" svg:x1="11.633cm" svg:y1="4.425cm" svg:x2="11.633cm" svg:y2="4.52cm">
            <text:p/>
          </draw:line>
          <draw:line draw:style-name="gr3" draw:text-style-name="P1" draw:layer="layout" svg:x1="11.731cm" svg:y1="4.425cm" svg:x2="11.731cm" svg:y2="4.52cm">
            <text:p/>
          </draw:line>
          <draw:line draw:style-name="gr3" draw:text-style-name="P1" draw:layer="layout" svg:x1="11.826cm" svg:y1="4.425cm" svg:x2="11.826cm" svg:y2="4.52cm">
            <text:p/>
          </draw:line>
          <draw:line draw:style-name="gr3" draw:text-style-name="P1" draw:layer="layout" svg:x1="11.919cm" svg:y1="4.425cm" svg:x2="11.919cm" svg:y2="4.52cm">
            <text:p/>
          </draw:line>
          <draw:line draw:style-name="gr3" draw:text-style-name="P1" draw:layer="layout" svg:x1="12.014cm" svg:y1="4.425cm" svg:x2="12.014cm" svg:y2="4.52cm">
            <text:p/>
          </draw:line>
          <draw:line draw:style-name="gr3" draw:text-style-name="P1" draw:layer="layout" svg:x1="12.112cm" svg:y1="4.425cm" svg:x2="12.112cm" svg:y2="4.52cm">
            <text:p/>
          </draw:line>
          <draw:g>
            <draw:line draw:style-name="gr3" draw:text-style-name="P1" draw:layer="layout" svg:x1="12.207cm" svg:y1="5.379cm" svg:x2="12.302cm" svg:y2="5.379cm">
              <text:p/>
            </draw:line>
            <draw:line draw:style-name="gr3" draw:text-style-name="P1" draw:layer="layout" svg:x1="12.207cm" svg:y1="5.284cm" svg:x2="12.302cm" svg:y2="5.284cm">
              <text:p/>
            </draw:line>
            <draw:line draw:style-name="gr3" draw:text-style-name="P1" draw:layer="layout" svg:x1="12.207cm" svg:y1="5.192cm" svg:x2="12.302cm" svg:y2="5.192cm">
              <text:p/>
            </draw:line>
            <draw:line draw:style-name="gr3" draw:text-style-name="P1" draw:layer="layout" svg:x1="12.207cm" svg:y1="5.097cm" svg:x2="12.302cm" svg:y2="5.097cm">
              <text:p/>
            </draw:line>
            <draw:line draw:style-name="gr3" draw:text-style-name="P1" draw:layer="layout" svg:x1="12.207cm" svg:y1="4.999cm" svg:x2="12.302cm" svg:y2="4.999cm">
              <text:p/>
            </draw:line>
            <draw:line draw:style-name="gr3" draw:text-style-name="P1" draw:layer="layout" svg:x1="12.207cm" svg:y1="4.903cm" svg:x2="12.302cm" svg:y2="4.903cm">
              <text:p/>
            </draw:line>
            <draw:line draw:style-name="gr3" draw:text-style-name="P1" draw:layer="layout" svg:x1="12.207cm" svg:y1="4.811cm" svg:x2="12.302cm" svg:y2="4.811cm">
              <text:p/>
            </draw:line>
            <draw:line draw:style-name="gr3" draw:text-style-name="P1" draw:layer="layout" svg:x1="12.207cm" svg:y1="4.716cm" svg:x2="12.302cm" svg:y2="4.716cm">
              <text:p/>
            </draw:line>
            <draw:line draw:style-name="gr3" draw:text-style-name="P1" draw:layer="layout" svg:x1="12.207cm" svg:y1="4.618cm" svg:x2="12.302cm" svg:y2="4.618cm">
              <text:p/>
            </draw:line>
          </draw:g>
          <draw:g>
            <draw:line draw:style-name="gr3" draw:text-style-name="P1" draw:layer="layout" svg:x1="11.16cm" svg:y1="5.379cm" svg:x2="11.255cm" svg:y2="5.379cm">
              <text:p/>
            </draw:line>
            <draw:line draw:style-name="gr3" draw:text-style-name="P1" draw:layer="layout" svg:x1="11.16cm" svg:y1="5.284cm" svg:x2="11.255cm" svg:y2="5.284cm">
              <text:p/>
            </draw:line>
            <draw:line draw:style-name="gr3" draw:text-style-name="P1" draw:layer="layout" svg:x1="11.16cm" svg:y1="5.192cm" svg:x2="11.255cm" svg:y2="5.192cm">
              <text:p/>
            </draw:line>
            <draw:line draw:style-name="gr3" draw:text-style-name="P1" draw:layer="layout" svg:x1="11.16cm" svg:y1="5.097cm" svg:x2="11.255cm" svg:y2="5.097cm">
              <text:p/>
            </draw:line>
            <draw:line draw:style-name="gr3" draw:text-style-name="P1" draw:layer="layout" svg:x1="11.16cm" svg:y1="4.999cm" svg:x2="11.255cm" svg:y2="4.999cm">
              <text:p/>
            </draw:line>
            <draw:line draw:style-name="gr3" draw:text-style-name="P1" draw:layer="layout" svg:x1="11.16cm" svg:y1="4.903cm" svg:x2="11.255cm" svg:y2="4.903cm">
              <text:p/>
            </draw:line>
            <draw:line draw:style-name="gr3" draw:text-style-name="P1" draw:layer="layout" svg:x1="11.16cm" svg:y1="4.811cm" svg:x2="11.255cm" svg:y2="4.811cm">
              <text:p/>
            </draw:line>
            <draw:line draw:style-name="gr3" draw:text-style-name="P1" draw:layer="layout" svg:x1="11.16cm" svg:y1="4.716cm" svg:x2="11.255cm" svg:y2="4.716cm">
              <text:p/>
            </draw:line>
            <draw:line draw:style-name="gr3" draw:text-style-name="P1" draw:layer="layout" svg:x1="11.16cm" svg:y1="4.618cm" svg:x2="11.255cm" svg:y2="4.618cm">
              <text:p/>
            </draw:line>
          </draw:g>
        </draw:g>
        <draw:g xml:id="id17" draw:id="id17">
          <draw:custom-shape draw:style-name="gr1" draw:text-style-name="P1" draw:layer="layout" svg:width="0.951cm" svg:height="0.952cm" svg:x="12.526cm" svg:y="4.5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75cm" svg:height="0.476cm" svg:x="12.764cm" svg:y="4.76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62cm" svg:y1="5.475cm" svg:x2="12.62cm" svg:y2="5.57cm">
            <text:p/>
          </draw:line>
          <draw:line draw:style-name="gr3" draw:text-style-name="P1" draw:layer="layout" svg:x1="12.716cm" svg:y1="5.475cm" svg:x2="12.716cm" svg:y2="5.57cm">
            <text:p/>
          </draw:line>
          <draw:line draw:style-name="gr3" draw:text-style-name="P1" draw:layer="layout" svg:x1="12.808cm" svg:y1="5.475cm" svg:x2="12.808cm" svg:y2="5.57cm">
            <text:p/>
          </draw:line>
          <draw:line draw:style-name="gr3" draw:text-style-name="P1" draw:layer="layout" svg:x1="12.903cm" svg:y1="5.475cm" svg:x2="12.903cm" svg:y2="5.57cm">
            <text:p/>
          </draw:line>
          <draw:line draw:style-name="gr3" draw:text-style-name="P1" draw:layer="layout" svg:x1="13.001cm" svg:y1="5.475cm" svg:x2="13.001cm" svg:y2="5.57cm">
            <text:p/>
          </draw:line>
          <draw:line draw:style-name="gr3" draw:text-style-name="P1" draw:layer="layout" svg:x1="13.096cm" svg:y1="5.475cm" svg:x2="13.096cm" svg:y2="5.57cm">
            <text:p/>
          </draw:line>
          <draw:line draw:style-name="gr3" draw:text-style-name="P1" draw:layer="layout" svg:x1="13.189cm" svg:y1="5.475cm" svg:x2="13.189cm" svg:y2="5.57cm">
            <text:p/>
          </draw:line>
          <draw:line draw:style-name="gr3" draw:text-style-name="P1" draw:layer="layout" svg:x1="13.284cm" svg:y1="5.475cm" svg:x2="13.284cm" svg:y2="5.57cm">
            <text:p/>
          </draw:line>
          <draw:line draw:style-name="gr3" draw:text-style-name="P1" draw:layer="layout" svg:x1="13.382cm" svg:y1="5.475cm" svg:x2="13.382cm" svg:y2="5.57cm">
            <text:p/>
          </draw:line>
          <draw:line draw:style-name="gr3" draw:text-style-name="P1" draw:layer="layout" svg:x1="12.62cm" svg:y1="4.425cm" svg:x2="12.62cm" svg:y2="4.52cm">
            <text:p/>
          </draw:line>
          <draw:line draw:style-name="gr3" draw:text-style-name="P1" draw:layer="layout" svg:x1="12.716cm" svg:y1="4.425cm" svg:x2="12.716cm" svg:y2="4.52cm">
            <text:p/>
          </draw:line>
          <draw:line draw:style-name="gr3" draw:text-style-name="P1" draw:layer="layout" svg:x1="12.808cm" svg:y1="4.425cm" svg:x2="12.808cm" svg:y2="4.52cm">
            <text:p/>
          </draw:line>
          <draw:line draw:style-name="gr3" draw:text-style-name="P1" draw:layer="layout" svg:x1="12.903cm" svg:y1="4.425cm" svg:x2="12.903cm" svg:y2="4.52cm">
            <text:p/>
          </draw:line>
          <draw:line draw:style-name="gr3" draw:text-style-name="P1" draw:layer="layout" svg:x1="13.001cm" svg:y1="4.425cm" svg:x2="13.001cm" svg:y2="4.52cm">
            <text:p/>
          </draw:line>
          <draw:line draw:style-name="gr3" draw:text-style-name="P1" draw:layer="layout" svg:x1="13.096cm" svg:y1="4.425cm" svg:x2="13.096cm" svg:y2="4.52cm">
            <text:p/>
          </draw:line>
          <draw:line draw:style-name="gr3" draw:text-style-name="P1" draw:layer="layout" svg:x1="13.189cm" svg:y1="4.425cm" svg:x2="13.189cm" svg:y2="4.52cm">
            <text:p/>
          </draw:line>
          <draw:line draw:style-name="gr3" draw:text-style-name="P1" draw:layer="layout" svg:x1="13.284cm" svg:y1="4.425cm" svg:x2="13.284cm" svg:y2="4.52cm">
            <text:p/>
          </draw:line>
          <draw:line draw:style-name="gr3" draw:text-style-name="P1" draw:layer="layout" svg:x1="13.382cm" svg:y1="4.425cm" svg:x2="13.382cm" svg:y2="4.52cm">
            <text:p/>
          </draw:line>
          <draw:g>
            <draw:line draw:style-name="gr3" draw:text-style-name="P1" draw:layer="layout" svg:x1="13.477cm" svg:y1="5.379cm" svg:x2="13.572cm" svg:y2="5.379cm">
              <text:p/>
            </draw:line>
            <draw:line draw:style-name="gr3" draw:text-style-name="P1" draw:layer="layout" svg:x1="13.477cm" svg:y1="5.284cm" svg:x2="13.572cm" svg:y2="5.284cm">
              <text:p/>
            </draw:line>
            <draw:line draw:style-name="gr3" draw:text-style-name="P1" draw:layer="layout" svg:x1="13.477cm" svg:y1="5.192cm" svg:x2="13.572cm" svg:y2="5.192cm">
              <text:p/>
            </draw:line>
            <draw:line draw:style-name="gr3" draw:text-style-name="P1" draw:layer="layout" svg:x1="13.477cm" svg:y1="5.097cm" svg:x2="13.572cm" svg:y2="5.097cm">
              <text:p/>
            </draw:line>
            <draw:line draw:style-name="gr3" draw:text-style-name="P1" draw:layer="layout" svg:x1="13.477cm" svg:y1="4.999cm" svg:x2="13.572cm" svg:y2="4.999cm">
              <text:p/>
            </draw:line>
            <draw:line draw:style-name="gr3" draw:text-style-name="P1" draw:layer="layout" svg:x1="13.477cm" svg:y1="4.903cm" svg:x2="13.572cm" svg:y2="4.903cm">
              <text:p/>
            </draw:line>
            <draw:line draw:style-name="gr3" draw:text-style-name="P1" draw:layer="layout" svg:x1="13.477cm" svg:y1="4.811cm" svg:x2="13.572cm" svg:y2="4.811cm">
              <text:p/>
            </draw:line>
            <draw:line draw:style-name="gr3" draw:text-style-name="P1" draw:layer="layout" svg:x1="13.477cm" svg:y1="4.716cm" svg:x2="13.572cm" svg:y2="4.716cm">
              <text:p/>
            </draw:line>
            <draw:line draw:style-name="gr3" draw:text-style-name="P1" draw:layer="layout" svg:x1="13.477cm" svg:y1="4.618cm" svg:x2="13.572cm" svg:y2="4.618cm">
              <text:p/>
            </draw:line>
          </draw:g>
          <draw:g>
            <draw:line draw:style-name="gr3" draw:text-style-name="P1" draw:layer="layout" svg:x1="12.43cm" svg:y1="5.379cm" svg:x2="12.525cm" svg:y2="5.379cm">
              <text:p/>
            </draw:line>
            <draw:line draw:style-name="gr3" draw:text-style-name="P1" draw:layer="layout" svg:x1="12.43cm" svg:y1="5.284cm" svg:x2="12.525cm" svg:y2="5.284cm">
              <text:p/>
            </draw:line>
            <draw:line draw:style-name="gr3" draw:text-style-name="P1" draw:layer="layout" svg:x1="12.43cm" svg:y1="5.192cm" svg:x2="12.525cm" svg:y2="5.192cm">
              <text:p/>
            </draw:line>
            <draw:line draw:style-name="gr3" draw:text-style-name="P1" draw:layer="layout" svg:x1="12.43cm" svg:y1="5.097cm" svg:x2="12.525cm" svg:y2="5.097cm">
              <text:p/>
            </draw:line>
            <draw:line draw:style-name="gr3" draw:text-style-name="P1" draw:layer="layout" svg:x1="12.43cm" svg:y1="4.999cm" svg:x2="12.525cm" svg:y2="4.999cm">
              <text:p/>
            </draw:line>
            <draw:line draw:style-name="gr3" draw:text-style-name="P1" draw:layer="layout" svg:x1="12.43cm" svg:y1="4.903cm" svg:x2="12.525cm" svg:y2="4.903cm">
              <text:p/>
            </draw:line>
            <draw:line draw:style-name="gr3" draw:text-style-name="P1" draw:layer="layout" svg:x1="12.43cm" svg:y1="4.811cm" svg:x2="12.525cm" svg:y2="4.811cm">
              <text:p/>
            </draw:line>
            <draw:line draw:style-name="gr3" draw:text-style-name="P1" draw:layer="layout" svg:x1="12.43cm" svg:y1="4.716cm" svg:x2="12.525cm" svg:y2="4.716cm">
              <text:p/>
            </draw:line>
            <draw:line draw:style-name="gr3" draw:text-style-name="P1" draw:layer="layout" svg:x1="12.43cm" svg:y1="4.618cm" svg:x2="12.525cm" svg:y2="4.618cm">
              <text:p/>
            </draw:line>
          </draw:g>
        </draw:g>
        <draw:g xml:id="id19" draw:id="id19">
          <draw:custom-shape draw:style-name="gr1" draw:text-style-name="P1" draw:layer="layout" svg:width="0.951cm" svg:height="0.952cm" svg:x="13.796cm" svg:y="4.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75cm" svg:height="0.476cm" svg:x="14.034cm" svg:y="4.75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3.89cm" svg:y1="5.473cm" svg:x2="13.89cm" svg:y2="5.568cm">
            <text:p/>
          </draw:line>
          <draw:line draw:style-name="gr3" draw:text-style-name="P1" draw:layer="layout" svg:x1="13.986cm" svg:y1="5.473cm" svg:x2="13.986cm" svg:y2="5.568cm">
            <text:p/>
          </draw:line>
          <draw:line draw:style-name="gr3" draw:text-style-name="P1" draw:layer="layout" svg:x1="14.078cm" svg:y1="5.473cm" svg:x2="14.078cm" svg:y2="5.568cm">
            <text:p/>
          </draw:line>
          <draw:line draw:style-name="gr3" draw:text-style-name="P1" draw:layer="layout" svg:x1="14.173cm" svg:y1="5.473cm" svg:x2="14.173cm" svg:y2="5.568cm">
            <text:p/>
          </draw:line>
          <draw:line draw:style-name="gr3" draw:text-style-name="P1" draw:layer="layout" svg:x1="14.271cm" svg:y1="5.473cm" svg:x2="14.271cm" svg:y2="5.568cm">
            <text:p/>
          </draw:line>
          <draw:line draw:style-name="gr3" draw:text-style-name="P1" draw:layer="layout" svg:x1="14.366cm" svg:y1="5.473cm" svg:x2="14.366cm" svg:y2="5.568cm">
            <text:p/>
          </draw:line>
          <draw:line draw:style-name="gr3" draw:text-style-name="P1" draw:layer="layout" svg:x1="14.459cm" svg:y1="5.473cm" svg:x2="14.459cm" svg:y2="5.568cm">
            <text:p/>
          </draw:line>
          <draw:line draw:style-name="gr3" draw:text-style-name="P1" draw:layer="layout" svg:x1="14.554cm" svg:y1="5.473cm" svg:x2="14.554cm" svg:y2="5.568cm">
            <text:p/>
          </draw:line>
          <draw:line draw:style-name="gr3" draw:text-style-name="P1" draw:layer="layout" svg:x1="14.652cm" svg:y1="5.473cm" svg:x2="14.652cm" svg:y2="5.568cm">
            <text:p/>
          </draw:line>
          <draw:line draw:style-name="gr3" draw:text-style-name="P1" draw:layer="layout" svg:x1="13.89cm" svg:y1="4.423cm" svg:x2="13.89cm" svg:y2="4.518cm">
            <text:p/>
          </draw:line>
          <draw:line draw:style-name="gr3" draw:text-style-name="P1" draw:layer="layout" svg:x1="13.986cm" svg:y1="4.423cm" svg:x2="13.986cm" svg:y2="4.518cm">
            <text:p/>
          </draw:line>
          <draw:line draw:style-name="gr3" draw:text-style-name="P1" draw:layer="layout" svg:x1="14.078cm" svg:y1="4.423cm" svg:x2="14.078cm" svg:y2="4.518cm">
            <text:p/>
          </draw:line>
          <draw:line draw:style-name="gr3" draw:text-style-name="P1" draw:layer="layout" svg:x1="14.173cm" svg:y1="4.423cm" svg:x2="14.173cm" svg:y2="4.518cm">
            <text:p/>
          </draw:line>
          <draw:line draw:style-name="gr3" draw:text-style-name="P1" draw:layer="layout" svg:x1="14.271cm" svg:y1="4.423cm" svg:x2="14.271cm" svg:y2="4.518cm">
            <text:p/>
          </draw:line>
          <draw:line draw:style-name="gr3" draw:text-style-name="P1" draw:layer="layout" svg:x1="14.366cm" svg:y1="4.423cm" svg:x2="14.366cm" svg:y2="4.518cm">
            <text:p/>
          </draw:line>
          <draw:line draw:style-name="gr3" draw:text-style-name="P1" draw:layer="layout" svg:x1="14.459cm" svg:y1="4.423cm" svg:x2="14.459cm" svg:y2="4.518cm">
            <text:p/>
          </draw:line>
          <draw:line draw:style-name="gr3" draw:text-style-name="P1" draw:layer="layout" svg:x1="14.554cm" svg:y1="4.423cm" svg:x2="14.554cm" svg:y2="4.518cm">
            <text:p/>
          </draw:line>
          <draw:line draw:style-name="gr3" draw:text-style-name="P1" draw:layer="layout" svg:x1="14.652cm" svg:y1="4.423cm" svg:x2="14.652cm" svg:y2="4.518cm">
            <text:p/>
          </draw:line>
          <draw:g>
            <draw:line draw:style-name="gr3" draw:text-style-name="P1" draw:layer="layout" svg:x1="14.747cm" svg:y1="5.377cm" svg:x2="14.842cm" svg:y2="5.377cm">
              <text:p/>
            </draw:line>
            <draw:line draw:style-name="gr3" draw:text-style-name="P1" draw:layer="layout" svg:x1="14.747cm" svg:y1="5.282cm" svg:x2="14.842cm" svg:y2="5.282cm">
              <text:p/>
            </draw:line>
            <draw:line draw:style-name="gr3" draw:text-style-name="P1" draw:layer="layout" svg:x1="14.747cm" svg:y1="5.19cm" svg:x2="14.842cm" svg:y2="5.19cm">
              <text:p/>
            </draw:line>
            <draw:line draw:style-name="gr3" draw:text-style-name="P1" draw:layer="layout" svg:x1="14.747cm" svg:y1="5.095cm" svg:x2="14.842cm" svg:y2="5.095cm">
              <text:p/>
            </draw:line>
            <draw:line draw:style-name="gr3" draw:text-style-name="P1" draw:layer="layout" svg:x1="14.747cm" svg:y1="4.997cm" svg:x2="14.842cm" svg:y2="4.997cm">
              <text:p/>
            </draw:line>
            <draw:line draw:style-name="gr3" draw:text-style-name="P1" draw:layer="layout" svg:x1="14.747cm" svg:y1="4.901cm" svg:x2="14.842cm" svg:y2="4.901cm">
              <text:p/>
            </draw:line>
            <draw:line draw:style-name="gr3" draw:text-style-name="P1" draw:layer="layout" svg:x1="14.747cm" svg:y1="4.809cm" svg:x2="14.842cm" svg:y2="4.809cm">
              <text:p/>
            </draw:line>
            <draw:line draw:style-name="gr3" draw:text-style-name="P1" draw:layer="layout" svg:x1="14.747cm" svg:y1="4.714cm" svg:x2="14.842cm" svg:y2="4.714cm">
              <text:p/>
            </draw:line>
            <draw:line draw:style-name="gr3" draw:text-style-name="P1" draw:layer="layout" svg:x1="14.747cm" svg:y1="4.616cm" svg:x2="14.842cm" svg:y2="4.616cm">
              <text:p/>
            </draw:line>
          </draw:g>
          <draw:g>
            <draw:line draw:style-name="gr3" draw:text-style-name="P1" draw:layer="layout" svg:x1="13.7cm" svg:y1="5.377cm" svg:x2="13.795cm" svg:y2="5.377cm">
              <text:p/>
            </draw:line>
            <draw:line draw:style-name="gr3" draw:text-style-name="P1" draw:layer="layout" svg:x1="13.7cm" svg:y1="5.282cm" svg:x2="13.795cm" svg:y2="5.282cm">
              <text:p/>
            </draw:line>
            <draw:line draw:style-name="gr3" draw:text-style-name="P1" draw:layer="layout" svg:x1="13.7cm" svg:y1="5.19cm" svg:x2="13.795cm" svg:y2="5.19cm">
              <text:p/>
            </draw:line>
            <draw:line draw:style-name="gr3" draw:text-style-name="P1" draw:layer="layout" svg:x1="13.7cm" svg:y1="5.095cm" svg:x2="13.795cm" svg:y2="5.095cm">
              <text:p/>
            </draw:line>
            <draw:line draw:style-name="gr3" draw:text-style-name="P1" draw:layer="layout" svg:x1="13.7cm" svg:y1="4.997cm" svg:x2="13.795cm" svg:y2="4.997cm">
              <text:p/>
            </draw:line>
            <draw:line draw:style-name="gr3" draw:text-style-name="P1" draw:layer="layout" svg:x1="13.7cm" svg:y1="4.901cm" svg:x2="13.795cm" svg:y2="4.901cm">
              <text:p/>
            </draw:line>
            <draw:line draw:style-name="gr3" draw:text-style-name="P1" draw:layer="layout" svg:x1="13.7cm" svg:y1="4.809cm" svg:x2="13.795cm" svg:y2="4.809cm">
              <text:p/>
            </draw:line>
            <draw:line draw:style-name="gr3" draw:text-style-name="P1" draw:layer="layout" svg:x1="13.7cm" svg:y1="4.714cm" svg:x2="13.795cm" svg:y2="4.714cm">
              <text:p/>
            </draw:line>
            <draw:line draw:style-name="gr3" draw:text-style-name="P1" draw:layer="layout" svg:x1="13.7cm" svg:y1="4.616cm" svg:x2="13.795cm" svg:y2="4.616cm">
              <text:p/>
            </draw:line>
          </draw:g>
        </draw:g>
        <draw:custom-shape draw:style-name="gr28" draw:text-style-name="P1" draw:layer="layout" svg:width="5.08cm" svg:height="5.08cm" svg:x="3.54cm" svg:y="11.16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5.191cm" svg:y1="13.446cm" svg:x2="5.318cm" svg:y2="13.573cm">
          <text:p/>
        </draw:line>
        <draw:line draw:style-name="gr29" draw:text-style-name="P1" draw:layer="layout" svg:x1="5.191cm" svg:y1="13.573cm" svg:x2="5.318cm" svg:y2="13.446cm">
          <text:p/>
        </draw:line>
        <draw:line draw:style-name="gr29" draw:text-style-name="P1" draw:layer="layout" svg:x1="4.992cm" svg:y1="12.947cm" svg:x2="5.119cm" svg:y2="13.074cm">
          <text:p/>
        </draw:line>
        <draw:line draw:style-name="gr29" draw:text-style-name="P1" draw:layer="layout" svg:x1="4.992cm" svg:y1="13.074cm" svg:x2="5.119cm" svg:y2="12.947cm">
          <text:p/>
        </draw:line>
        <draw:line draw:style-name="gr29" draw:text-style-name="P1" draw:layer="layout" svg:x1="6.292cm" svg:y1="13.247cm" svg:x2="6.419cm" svg:y2="13.374cm">
          <text:p/>
        </draw:line>
        <draw:line draw:style-name="gr29" draw:text-style-name="P1" draw:layer="layout" svg:x1="6.292cm" svg:y1="13.374cm" svg:x2="6.419cm" svg:y2="13.247cm">
          <text:p/>
        </draw:line>
        <draw:line draw:style-name="gr29" draw:text-style-name="P1" draw:layer="layout" svg:x1="5.092cm" svg:y1="15.047cm" svg:x2="5.219cm" svg:y2="15.174cm">
          <text:p/>
        </draw:line>
        <draw:line draw:style-name="gr29" draw:text-style-name="P1" draw:layer="layout" svg:x1="5.092cm" svg:y1="15.174cm" svg:x2="5.219cm" svg:y2="15.047cm">
          <text:p/>
        </draw:line>
        <draw:line draw:style-name="gr29" draw:text-style-name="P1" draw:layer="layout" svg:x1="5.592cm" svg:y1="14.447cm" svg:x2="5.719cm" svg:y2="14.574cm">
          <text:p/>
        </draw:line>
        <draw:line draw:style-name="gr29" draw:text-style-name="P1" draw:layer="layout" svg:x1="5.592cm" svg:y1="14.574cm" svg:x2="5.719cm" svg:y2="14.447cm">
          <text:p/>
        </draw:line>
        <draw:line draw:style-name="gr29" draw:text-style-name="P1" draw:layer="layout" svg:x1="4.492cm" svg:y1="12.147cm" svg:x2="4.619cm" svg:y2="12.274cm">
          <text:p/>
        </draw:line>
        <draw:line draw:style-name="gr29" draw:text-style-name="P1" draw:layer="layout" svg:x1="4.492cm" svg:y1="12.274cm" svg:x2="4.619cm" svg:y2="12.147cm">
          <text:p/>
        </draw:line>
        <draw:line draw:style-name="gr29" draw:text-style-name="P1" draw:layer="layout" svg:x1="3.792cm" svg:y1="11.747cm" svg:x2="3.919cm" svg:y2="11.874cm">
          <text:p/>
        </draw:line>
        <draw:line draw:style-name="gr29" draw:text-style-name="P1" draw:layer="layout" svg:x1="3.792cm" svg:y1="11.874cm" svg:x2="3.919cm" svg:y2="11.747cm">
          <text:p/>
        </draw:line>
        <draw:line draw:style-name="gr29" draw:text-style-name="P1" draw:layer="layout" svg:x1="5.092cm" svg:y1="16.047cm" svg:x2="5.219cm" svg:y2="16.174cm">
          <text:p/>
        </draw:line>
        <draw:line draw:style-name="gr29" draw:text-style-name="P1" draw:layer="layout" svg:x1="5.092cm" svg:y1="16.174cm" svg:x2="5.219cm" svg:y2="16.047cm">
          <text:p/>
        </draw:line>
        <draw:line draw:style-name="gr29" draw:text-style-name="P1" draw:layer="layout" svg:x1="7.592cm" svg:y1="13.447cm" svg:x2="7.719cm" svg:y2="13.574cm">
          <text:p/>
        </draw:line>
        <draw:line draw:style-name="gr29" draw:text-style-name="P1" draw:layer="layout" svg:x1="7.592cm" svg:y1="13.574cm" svg:x2="7.719cm" svg:y2="13.447cm">
          <text:p/>
        </draw:line>
        <draw:line draw:style-name="gr29" draw:text-style-name="P1" draw:layer="layout" svg:x1="6.092cm" svg:y1="11.647cm" svg:x2="6.219cm" svg:y2="11.774cm">
          <text:p/>
        </draw:line>
        <draw:line draw:style-name="gr29" draw:text-style-name="P1" draw:layer="layout" svg:x1="6.092cm" svg:y1="11.774cm" svg:x2="6.219cm" svg:y2="11.647cm">
          <text:p/>
        </draw:line>
        <draw:line draw:style-name="gr29" draw:text-style-name="P1" draw:layer="layout" svg:x1="7.992cm" svg:y1="15.447cm" svg:x2="8.119cm" svg:y2="15.574cm">
          <text:p/>
        </draw:line>
        <draw:line draw:style-name="gr29" draw:text-style-name="P1" draw:layer="layout" svg:x1="7.992cm" svg:y1="15.574cm" svg:x2="8.119cm" svg:y2="15.447cm">
          <text:p/>
        </draw:line>
        <draw:line draw:style-name="gr29" draw:text-style-name="P1" draw:layer="layout" svg:x1="7.792cm" svg:y1="15.947cm" svg:x2="7.919cm" svg:y2="16.074cm">
          <text:p/>
        </draw:line>
        <draw:line draw:style-name="gr29" draw:text-style-name="P1" draw:layer="layout" svg:x1="7.792cm" svg:y1="16.074cm" svg:x2="7.919cm" svg:y2="15.947cm">
          <text:p/>
        </draw:line>
        <draw:line draw:style-name="gr29" draw:text-style-name="P1" draw:layer="layout" svg:x1="7.592cm" svg:y1="11.947cm" svg:x2="7.719cm" svg:y2="12.074cm">
          <text:p/>
        </draw:line>
        <draw:line draw:style-name="gr29" draw:text-style-name="P1" draw:layer="layout" svg:x1="7.592cm" svg:y1="12.074cm" svg:x2="7.719cm" svg:y2="11.947cm">
          <text:p/>
        </draw:line>
        <draw:line draw:style-name="gr29" draw:text-style-name="P1" draw:layer="layout" svg:x1="6.692cm" svg:y1="15.347cm" svg:x2="6.819cm" svg:y2="15.474cm">
          <text:p/>
        </draw:line>
        <draw:line draw:style-name="gr29" draw:text-style-name="P1" draw:layer="layout" svg:x1="6.692cm" svg:y1="15.474cm" svg:x2="6.819cm" svg:y2="15.347cm">
          <text:p/>
        </draw:line>
        <draw:line draw:style-name="gr29" draw:text-style-name="P1" draw:layer="layout" svg:x1="3.692cm" svg:y1="14.247cm" svg:x2="3.819cm" svg:y2="14.374cm">
          <text:p/>
        </draw:line>
        <draw:line draw:style-name="gr29" draw:text-style-name="P1" draw:layer="layout" svg:x1="3.692cm" svg:y1="14.374cm" svg:x2="3.819cm" svg:y2="14.247cm">
          <text:p/>
        </draw:line>
        <draw:line draw:style-name="gr29" draw:text-style-name="P1" draw:layer="layout" svg:x1="8.392cm" svg:y1="12.747cm" svg:x2="8.519cm" svg:y2="12.874cm">
          <text:p/>
        </draw:line>
        <draw:line draw:style-name="gr29" draw:text-style-name="P1" draw:layer="layout" svg:x1="8.392cm" svg:y1="12.874cm" svg:x2="8.519cm" svg:y2="12.747cm">
          <text:p/>
        </draw:line>
      </draw:page>
      <draw:page draw:name="page3" draw:style-name="dp1" draw:master-page-name="Default">
        <draw:line draw:style-name="gr3" draw:text-style-name="P1" draw:layer="layout" svg:x1="1.381cm" svg:y1="19.669cm" svg:x2="12.811cm" svg:y2="19.669cm">
          <text:p/>
        </draw:line>
        <draw:custom-shape draw:style-name="gr30" draw:text-style-name="P3" draw:layer="layout" svg:width="0.762cm" svg:height="0.762cm" svg:x="2.271cm" svg:y="2.289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0.762cm" svg:height="0.762cm" svg:x="3.16cm" svg:y="2.289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762cm" svg:height="0.762cm" svg:x="4.049cm" svg:y="2.289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762cm" svg:height="0.762cm" svg:x="4.938cm" svg:y="2.289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762cm" svg:height="0.762cm" svg:x="6.716cm" svg:y="2.27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762cm" svg:height="0.762cm" svg:x="7.605cm" svg:y="2.27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762cm" svg:height="0.762cm" svg:x="8.494cm" svg:y="2.27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762cm" svg:height="0.762cm" svg:x="9.383cm" svg:y="2.27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2.27cm" svg:y="3.1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3.159cm" svg:y="3.1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4.048cm" svg:y="3.15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762cm" svg:height="0.762cm" svg:x="4.937cm" svg:y="3.15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762cm" svg:height="0.762cm" svg:x="6.715cm" svg:y="3.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7.604cm" svg:y="3.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8.493cm" svg:y="3.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9.382cm" svg:y="3.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2.27cm" svg:y="4.0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3.159cm" svg:y="4.0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4.048cm" svg:y="4.04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762cm" svg:height="0.762cm" svg:x="4.937cm" svg:y="4.04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762cm" svg:height="0.762cm" svg:x="6.715cm" svg:y="4.0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7.604cm" svg:y="4.0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8.493cm" svg:y="4.0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9.382cm" svg:y="4.0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2.27cm" svg:y="4.9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3.159cm" svg:y="4.9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4.048cm" svg:y="4.93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762cm" svg:height="0.762cm" svg:x="4.937cm" svg:y="4.93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762cm" svg:height="0.762cm" svg:x="6.715cm" svg:y="4.9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7.604cm" svg:y="4.9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8.493cm" svg:y="4.9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9.382cm" svg:y="4.9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2.271cm" svg:y="5.8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3.16cm" svg:y="5.8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33" draw:id="id33" draw:layer="layout" svg:width="0.762cm" svg:height="0.762cm" svg:x="4.049cm" svg:y="5.82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xml:id="id36" draw:id="id36" draw:layer="layout" svg:width="0.762cm" svg:height="0.762cm" svg:x="4.938cm" svg:y="5.8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xml:id="id34" draw:id="id34" draw:layer="layout" svg:width="0.762cm" svg:height="0.762cm" svg:x="6.716cm" svg:y="5.80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5" draw:id="id35" draw:layer="layout" svg:width="0.762cm" svg:height="0.762cm" svg:x="7.605cm" svg:y="5.80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8.494cm" svg:y="5.80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9.383cm" svg:y="5.807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4.43cm" svg:y1="6.588cm" svg:x2="7.097cm" svg:y2="6.569cm" draw:start-shape="id33" draw:start-glue-point="2" draw:end-shape="id34" draw:end-glue-point="2" svg:d="M4430 6588c0 750 2667 759 2667-19" svg:viewBox="0 0 2668 584">
          <text:p/>
        </draw:connector>
        <draw:connector draw:style-name="gr16" draw:text-style-name="P1" draw:layer="layout" draw:type="curve" svg:x1="7.986cm" svg:y1="6.569cm" svg:x2="5.319cm" svg:y2="6.588cm" draw:start-shape="id35" draw:start-glue-point="2" draw:end-shape="id36" draw:end-glue-point="2" svg:d="M7986 6569c0 778-2667 769-2667 19" svg:viewBox="0 0 2668 584">
          <text:p/>
        </draw:connector>
        <draw:custom-shape draw:style-name="gr34" draw:text-style-name="P5" draw:layer="layout" svg:width="1.583cm" svg:height="1.583cm" svg:x="12.872cm" svg:y="3.159cm">
          <text:p text:style-name="P1"><text:span text:style-name="T4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5" draw:layer="layout" svg:width="1.583cm" svg:height="1.583cm" svg:x="11.026cm" svg:y="3.159cm">
          <text:p text:style-name="P1"><text:span text:style-name="T4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6" draw:text-style-name="P5" draw:layer="layout" svg:width="1.583cm" svg:height="1.583cm" svg:x="12.872cm" svg:y="5.005cm">
          <text:p text:style-name="P1"><text:span text:style-name="T4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5" draw:layer="layout" svg:width="1.583cm" svg:height="1.583cm" svg:x="11.026cm" svg:y="5.005cm">
          <text:p text:style-name="P1"><text:span text:style-name="T4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0.762cm" svg:height="0.762cm" svg:x="9.382cm" svg:y="8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10.271cm" svg:y="8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11.16cm" svg:y="8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12.049cm" svg:y="8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9.382cm" svg:y="9.0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0.762cm" svg:height="0.762cm" svg:x="10.271cm" svg:y="9.0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11.16cm" svg:y="9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12.049cm" svg:y="9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9.382cm" svg:y="9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0.271cm" svg:y="9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1.16cm" svg:y="9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2.049cm" svg:y="9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9.383cm" svg:y="10.77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0.762cm" svg:height="0.762cm" svg:x="10.272cm" svg:y="10.779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1.161cm" svg:y="10.7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2.05cm" svg:y="10.7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12.937cm" svg:y="8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13.826cm" svg:y="8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762cm" svg:height="0.762cm" svg:x="12.937cm" svg:y="9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13.826cm" svg:y="9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2.937cm" svg:y="9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3.826cm" svg:y="9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2.938cm" svg:y="10.7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3.827cm" svg:y="10.77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9.382cm" svg:y="11.6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762cm" svg:height="0.762cm" svg:x="10.271cm" svg:y="11.6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1.16cm" svg:y="11.6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2.049cm" svg:y="11.6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9.383cm" svg:y="12.55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762cm" svg:height="0.762cm" svg:x="10.272cm" svg:y="12.557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1.161cm" svg:y="12.55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2.05cm" svg:y="12.55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762cm" svg:height="0.762cm" svg:x="12.937cm" svg:y="11.6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3.826cm" svg:y="11.6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2.938cm" svg:y="12.55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3.827cm" svg:y="12.5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2.27cm" svg:y="9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3.159cm" svg:y="9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4.048cm" svg:y="9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4.937cm" svg:y="9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2.27cm" svg:y="9.8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0.762cm" svg:height="0.762cm" svg:x="3.159cm" svg:y="9.8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4.048cm" svg:y="9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4.937cm" svg:y="9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2.27cm" svg:y="10.7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3.159cm" svg:y="10.7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4.048cm" svg:y="10.7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4.937cm" svg:y="10.77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2.271cm" svg:y="11.6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3.16cm" svg:y="11.6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4.049cm" svg:y="11.66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4.938cm" svg:y="11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5.825cm" svg:y="9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6.714cm" svg:y="9.0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0.762cm" svg:height="0.762cm" svg:x="5.825cm" svg:y="9.89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6.714cm" svg:y="9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5.825cm" svg:y="10.7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6.714cm" svg:y="10.77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5.826cm" svg:y="11.66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6.715cm" svg:y="11.6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2.27cm" svg:y="12.55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0.762cm" svg:height="0.762cm" svg:x="3.159cm" svg:y="12.557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4.048cm" svg:y="12.55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4.937cm" svg:y="12.55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2.271cm" svg:y="13.4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3.16cm" svg:y="13.4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4.049cm" svg:y="13.44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4.938cm" svg:y="13.44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762cm" svg:height="0.762cm" svg:x="5.825cm" svg:y="12.557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6.714cm" svg:y="12.55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5.826cm" svg:y="13.44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6.715cm" svg:y="13.4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14.715cm" svg:y="8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15.604cm" svg:y="8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762cm" svg:height="0.762cm" svg:x="14.715cm" svg:y="9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15.604cm" svg:y="9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4.715cm" svg:y="9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5.604cm" svg:y="9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4.716cm" svg:y="10.7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5.605cm" svg:y="10.77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762cm" svg:height="0.762cm" svg:x="14.715cm" svg:y="11.6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5.604cm" svg:y="11.6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4.716cm" svg:y="12.55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5.605cm" svg:y="12.55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9.382cm" svg:y="13.44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762cm" svg:height="0.762cm" svg:x="10.271cm" svg:y="13.44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11.16cm" svg:y="13.44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12.049cm" svg:y="13.44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9.383cm" svg:y="14.33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0.762cm" svg:height="0.762cm" svg:x="10.272cm" svg:y="14.335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11.161cm" svg:y="14.3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12.05cm" svg:y="14.3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762cm" svg:height="0.762cm" svg:x="12.937cm" svg:y="13.44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13.826cm" svg:y="13.44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12.938cm" svg:y="14.3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13.827cm" svg:y="14.3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762cm" svg:height="0.762cm" svg:x="14.715cm" svg:y="13.44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15.604cm" svg:y="13.44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14.716cm" svg:y="14.3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15.605cm" svg:y="14.3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7.604cm" svg:y="9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7.604cm" svg:y="9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7.604cm" svg:y="10.77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7.605cm" svg:y="11.66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7.604cm" svg:y="12.55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7.605cm" svg:y="13.4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1.381cm" svg:y="9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1.381cm" svg:y="9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1.381cm" svg:y="10.77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.382cm" svg:y="11.66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.381cm" svg:y="12.55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.382cm" svg:y="13.4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2.27cm" svg:y="14.3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3.159cm" svg:y="14.3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4.048cm" svg:y="14.3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4.937cm" svg:y="14.3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5.825cm" svg:y="14.3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6.714cm" svg:y="14.3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0.762cm" svg:x="7.604cm" svg:y="14.3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.381cm" svg:y="14.3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2.27cm" svg:y="8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3.159cm" svg:y="8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4.048cm" svg:y="8.1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4.937cm" svg:y="8.1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5.825cm" svg:y="8.1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6.714cm" svg:y="8.1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7.604cm" svg:y="8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1.381cm" svg:y="8.11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762cm" svg:height="0.762cm" svg:x="1.382cm" svg:y="19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2.144cm" svg:y="19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3.667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4.429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5.191cm" svg:y="19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5.953cm" svg:y="19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6.714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8.238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9.001cm" svg:y="19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9.763cm" svg:y="19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10.524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11.286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12.048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381cm" svg:y1="21.593cm" svg:x2="12.811cm" svg:y2="21.593cm">
          <text:p/>
        </draw:line>
        <draw:custom-shape draw:style-name="gr39" draw:text-style-name="P1" draw:layer="layout" svg:width="0.762cm" svg:height="0.762cm" svg:x="1.382cm" svg:y="21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2.144cm" svg:y="21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2.905cm" svg:y="2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4.429cm" svg:y="2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5.191cm" svg:y="21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5.953cm" svg:y="21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6.714cm" svg:y="2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8.238cm" svg:y="2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9.001cm" svg:y="21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9.763cm" svg:y="21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10.524cm" svg:y="2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11.286cm" svg:y="2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12.048cm" svg:y="2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762cm" svg:height="0.762cm" svg:x="3.667cm" svg:y="2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41" draw:text-style-name="P1" draw:layer="layout" svg:width="0.762cm" svg:height="0.762cm" svg:x="3.286cm" svg:y="20.812cm" draw:kind="arc" draw:start-angle="0" draw:end-angle="180">
          <text:p/>
        </draw:circle>
        <draw:line draw:style-name="gr3" draw:text-style-name="P1" draw:layer="layout" svg:x1="1.381cm" svg:y1="23.479cm" svg:x2="13.573cm" svg:y2="23.479cm">
          <text:p/>
        </draw:line>
        <draw:custom-shape draw:style-name="gr39" draw:text-style-name="P1" draw:layer="layout" svg:width="0.762cm" svg:height="0.762cm" svg:x="1.382cm" svg:y="23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2.144cm" svg:y="23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3.667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762cm" svg:height="0.762cm" svg:x="4.429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762cm" svg:height="0.762cm" svg:x="5.191cm" svg:y="23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762cm" svg:height="0.762cm" svg:x="5.953cm" svg:y="23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762cm" svg:height="0.762cm" svg:x="6.714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762cm" svg:height="0.762cm" svg:x="8.238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762cm" svg:height="0.762cm" svg:x="9.001cm" svg:y="23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762cm" svg:height="0.762cm" svg:x="9.763cm" svg:y="23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2cm" svg:height="0.762cm" svg:x="10.524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2cm" svg:height="0.762cm" svg:x="11.286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762cm" svg:height="0.762cm" svg:x="2.905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762cm" svg:height="0.762cm" svg:x="7.477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2cm" svg:height="0.762cm" svg:x="12.049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2cm" svg:height="0.762cm" svg:x="12.811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37" draw:text-style-name="P7" xml:id="id37" draw:id="id37" draw:layer="layout" svg:width="0.762cm" svg:height="0.762cm" svg:x="1.255cm" svg:y="1.254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xml:id="id39" draw:id="id39" draw:layer="layout" svg:width="0.762cm" svg:height="0.762cm" svg:x="2.144cm" svg:y="1.254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xml:id="id40" draw:id="id40" draw:layer="layout" svg:width="0.762cm" svg:height="0.762cm" svg:x="3.033cm" svg:y="1.254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3.922cm" svg:y="1.254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xml:id="id42" draw:id="id42" draw:layer="layout" svg:width="0.762cm" svg:height="0.762cm" svg:x="4.811cm" svg:y="1.254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762cm" svg:height="0.762cm" svg:x="5.7cm" svg:y="1.254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.254cm" svg:y="3.0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38" draw:id="id38" draw:layer="layout" svg:width="0.762cm" svg:height="0.762cm" svg:x="2.143cm" svg:y="3.02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762cm" svg:height="0.762cm" svg:x="3.032cm" svg:y="3.02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xml:id="id41" draw:id="id41" draw:layer="layout" svg:width="0.762cm" svg:height="0.762cm" svg:x="3.921cm" svg:y="3.02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762cm" svg:height="0.762cm" svg:x="4.81cm" svg:y="3.02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xml:id="id43" draw:id="id43" draw:layer="layout" svg:width="0.762cm" svg:height="0.762cm" svg:x="5.699cm" svg:y="3.0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62" draw:id="id62" draw:layer="layout" svg:width="0.762cm" svg:height="0.762cm" svg:x="1.254cm" svg:y="4.79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2.143cm" svg:y="4.79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3.032cm" svg:y="4.79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61" draw:id="id61" draw:layer="layout" svg:width="0.762cm" svg:height="0.762cm" svg:x="3.921cm" svg:y="4.79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xml:id="id64" draw:id="id64" draw:layer="layout" svg:width="0.762cm" svg:height="0.762cm" svg:x="4.81cm" svg:y="4.79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762cm" svg:height="0.762cm" svg:x="5.699cm" svg:y="4.79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.255cm" svg:y="6.6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2.144cm" svg:y="6.6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3.033cm" svg:y="6.6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3.922cm" svg:y="6.6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63" draw:id="id63" draw:layer="layout" svg:width="0.762cm" svg:height="0.762cm" svg:x="4.811cm" svg:y="6.6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5.7cm" svg:y="6.634cm">
          <text:p/>
          <draw:enhanced-geometry svg:viewBox="0 0 21600 21600" draw:type="rectangle" draw:enhanced-path="M 0 0 L 21600 0 21600 21600 0 21600 0 0 Z N"/>
        </draw:custom-shape>
        <draw:connector draw:style-name="gr45" draw:text-style-name="P1" draw:layer="layout" draw:type="curve" svg:x1="1.636cm" svg:y1="2.016cm" svg:x2="2.524cm" svg:y2="3.023cm" draw:start-shape="id37" draw:start-glue-point="2" draw:end-shape="id38" svg:d="M1636 2016c0 756 888 253 888 1007" svg:viewBox="0 0 889 1008">
          <text:p/>
        </draw:connector>
        <draw:connector draw:style-name="gr45" draw:text-style-name="P1" draw:layer="layout" draw:type="curve" svg:x1="2.525cm" svg:y1="2.016cm" svg:x2="2.524cm" svg:y2="3.023cm" draw:start-shape="id39" draw:start-glue-point="2" draw:end-shape="id38" draw:end-glue-point="0" svg:d="M2525 2016c0 756-1 253-1 1007" svg:viewBox="0 0 2 1008">
          <text:p/>
        </draw:connector>
        <draw:connector draw:style-name="gr45" draw:text-style-name="P1" draw:layer="layout" draw:type="curve" svg:x1="3.414cm" svg:y1="2.016cm" svg:x2="4.302cm" svg:y2="3.023cm" draw:start-shape="id40" draw:start-glue-point="2" draw:end-shape="id41" draw:end-glue-point="0" svg:d="M3414 2016c0 756 888 253 888 1007" svg:viewBox="0 0 889 1008">
          <text:p/>
        </draw:connector>
        <draw:connector draw:style-name="gr45" draw:text-style-name="P1" draw:layer="layout" draw:type="curve" svg:x1="4.302cm" svg:y1="2.024cm" svg:x2="4.302cm" svg:y2="3.023cm" draw:end-shape="id41" draw:end-glue-point="0" svg:d="M4302 2024v999" svg:viewBox="0 0 1 1000">
          <text:p/>
        </draw:connector>
        <draw:connector draw:style-name="gr45" draw:text-style-name="P1" draw:layer="layout" draw:type="curve" svg:x1="5.192cm" svg:y1="2.016cm" svg:x2="6.08cm" svg:y2="3.023cm" draw:start-shape="id42" draw:start-glue-point="2" draw:end-shape="id43" draw:end-glue-point="0" svg:d="M5192 2016c0 756 888 253 888 1007" svg:viewBox="0 0 889 1008">
          <text:p/>
        </draw:connector>
        <draw:connector draw:style-name="gr45" draw:text-style-name="P1" draw:layer="layout" draw:type="curve" svg:x1="6.08cm" svg:y1="2.024cm" svg:x2="6.08cm" svg:y2="3.023cm" draw:end-shape="id43" draw:end-glue-point="0" svg:d="M6080 2024v999" svg:viewBox="0 0 1 1000">
          <text:p/>
        </draw:connector>
        <draw:custom-shape draw:style-name="gr34" draw:text-style-name="P7" xml:id="id44" draw:id="id44" draw:layer="layout" svg:width="0.762cm" svg:height="0.762cm" svg:x="6.589cm" svg:y="1.254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762cm" svg:height="0.762cm" svg:x="7.478cm" svg:y="1.254cm">
          <text:p text:style-name="P1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762cm" svg:height="0.762cm" svg:x="6.588cm" svg:y="3.02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xml:id="id45" draw:id="id45" draw:layer="layout" svg:width="0.762cm" svg:height="0.762cm" svg:x="7.477cm" svg:y="3.02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762cm" svg:height="0.762cm" svg:x="6.588cm" svg:y="4.79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762cm" svg:height="0.762cm" svg:x="7.477cm" svg:y="4.79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6.589cm" svg:y="6.6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7.478cm" svg:y="6.634cm">
          <text:p/>
          <draw:enhanced-geometry svg:viewBox="0 0 21600 21600" draw:type="rectangle" draw:enhanced-path="M 0 0 L 21600 0 21600 21600 0 21600 0 0 Z N"/>
        </draw:custom-shape>
        <draw:connector draw:style-name="gr45" draw:text-style-name="P1" draw:layer="layout" draw:type="curve" svg:x1="6.97cm" svg:y1="2.016cm" svg:x2="7.858cm" svg:y2="3.023cm" draw:start-shape="id44" draw:start-glue-point="2" draw:end-shape="id45" draw:end-glue-point="0" svg:d="M6970 2016c0 756 888 253 888 1007" svg:viewBox="0 0 889 1008">
          <text:p/>
        </draw:connector>
        <draw:connector draw:style-name="gr45" draw:text-style-name="P1" draw:layer="layout" draw:type="curve" svg:x1="7.858cm" svg:y1="2.024cm" svg:x2="7.858cm" svg:y2="3.023cm" draw:end-shape="id45" draw:end-glue-point="0" svg:d="M7858 2024v999" svg:viewBox="0 0 1 1000">
          <text:p/>
        </draw:connector>
        <draw:custom-shape draw:style-name="gr37" draw:text-style-name="P7" xml:id="id46" draw:id="id46" draw:layer="layout" svg:width="0.762cm" svg:height="0.762cm" svg:x="9.256cm" svg:y="1.254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xml:id="id48" draw:id="id48" draw:layer="layout" svg:width="0.762cm" svg:height="0.762cm" svg:x="10.145cm" svg:y="1.254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11.034cm" svg:y="1.254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11.923cm" svg:y="1.254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762cm" svg:height="0.762cm" svg:x="12.812cm" svg:y="1.254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762cm" svg:height="0.762cm" svg:x="13.701cm" svg:y="1.254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9.255cm" svg:y="3.0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47" draw:id="id47" draw:layer="layout" svg:width="0.762cm" svg:height="0.762cm" svg:x="10.144cm" svg:y="3.0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50" draw:id="id50" draw:layer="layout" svg:width="0.762cm" svg:height="0.762cm" svg:x="11.033cm" svg:y="3.0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1.922cm" svg:y="3.0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2.811cm" svg:y="3.0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3.7cm" svg:y="3.0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9.255cm" svg:y="4.79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0.144cm" svg:y="4.79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xml:id="id49" draw:id="id49" draw:layer="layout" svg:width="0.762cm" svg:height="0.762cm" svg:x="11.033cm" svg:y="4.7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52" draw:id="id52" draw:layer="layout" svg:width="0.762cm" svg:height="0.762cm" svg:x="11.922cm" svg:y="4.7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2.811cm" svg:y="4.7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3.7cm" svg:y="4.79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9.256cm" svg:y="6.6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0.145cm" svg:y="6.6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1.034cm" svg:y="6.6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51" draw:id="id51" draw:layer="layout" svg:width="0.762cm" svg:height="0.762cm" svg:x="11.923cm" svg:y="6.6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54" draw:id="id54" draw:layer="layout" svg:width="0.762cm" svg:height="0.762cm" svg:x="12.812cm" svg:y="6.6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3.701cm" svg:y="6.634cm">
          <text:p/>
          <draw:enhanced-geometry svg:viewBox="0 0 21600 21600" draw:type="rectangle" draw:enhanced-path="M 0 0 L 21600 0 21600 21600 0 21600 0 0 Z N"/>
        </draw:custom-shape>
        <draw:connector draw:style-name="gr45" draw:text-style-name="P1" draw:layer="layout" draw:type="curve" svg:x1="9.637cm" svg:y1="2.016cm" svg:x2="10.525cm" svg:y2="3.023cm" draw:start-shape="id46" draw:start-glue-point="2" draw:end-shape="id47" svg:d="M9637 2016c0 756 888 253 888 1007" svg:viewBox="0 0 889 1008">
          <text:p/>
        </draw:connector>
        <draw:connector draw:style-name="gr45" draw:text-style-name="P1" draw:layer="layout" draw:type="curve" svg:x1="10.526cm" svg:y1="2.016cm" svg:x2="10.525cm" svg:y2="3.023cm" draw:start-shape="id48" draw:start-glue-point="2" draw:end-shape="id47" draw:end-glue-point="0" svg:d="M10526 2016c0 756-1 253-1 1007" svg:viewBox="0 0 2 1008">
          <text:p/>
        </draw:connector>
        <draw:custom-shape draw:style-name="gr34" draw:text-style-name="P7" draw:layer="layout" svg:width="0.762cm" svg:height="0.762cm" svg:x="14.59cm" svg:y="1.254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0.762cm" svg:height="0.762cm" svg:x="15.479cm" svg:y="1.254cm">
          <text:p text:style-name="P1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4.589cm" svg:y="3.0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5.478cm" svg:y="3.0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4.589cm" svg:y="4.7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5.478cm" svg:y="4.7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4.59cm" svg:y="6.6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5.479cm" svg:y="6.6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9.255cm" svg:y="8.4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0.144cm" svg:y="8.4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1.033cm" svg:y="8.4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1.922cm" svg:y="8.4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53" draw:id="id53" draw:layer="layout" svg:width="0.762cm" svg:height="0.762cm" svg:x="12.811cm" svg:y="8.4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56" draw:id="id56" draw:layer="layout" svg:width="0.762cm" svg:height="0.762cm" svg:x="13.7cm" svg:y="8.4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9.255cm" svg:y="10.18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0.144cm" svg:y="10.18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1.033cm" svg:y="10.18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1.922cm" svg:y="10.18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2.811cm" svg:y="10.18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55" draw:id="id55" draw:layer="layout" svg:width="0.762cm" svg:height="0.762cm" svg:x="13.7cm" svg:y="10.1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4.589cm" svg:y="8.4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5.478cm" svg:y="8.4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58" draw:id="id58" draw:layer="layout" svg:width="0.762cm" svg:height="0.762cm" svg:x="14.589cm" svg:y="10.1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762cm" svg:x="15.478cm" svg:y="10.18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9.255cm" svg:y="11.9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0.144cm" svg:y="11.9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1.033cm" svg:y="11.9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1.922cm" svg:y="11.9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2.811cm" svg:y="11.9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3.7cm" svg:y="11.9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9.255cm" svg:y="13.74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0.144cm" svg:y="13.74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1.033cm" svg:y="13.74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1.922cm" svg:y="13.74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2.811cm" svg:y="13.74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3.7cm" svg:y="13.74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57" draw:id="id57" draw:layer="layout" svg:width="0.762cm" svg:height="0.762cm" svg:x="14.589cm" svg:y="11.9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60" draw:id="id60" draw:layer="layout" svg:width="0.762cm" svg:height="0.762cm" svg:x="15.478cm" svg:y="11.9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762cm" svg:height="0.762cm" svg:x="14.589cm" svg:y="13.74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59" draw:id="id59" draw:layer="layout" svg:width="0.762cm" svg:height="0.762cm" svg:x="15.478cm" svg:y="13.747cm">
          <text:p/>
          <draw:enhanced-geometry svg:viewBox="0 0 21600 21600" draw:type="rectangle" draw:enhanced-path="M 0 0 L 21600 0 21600 21600 0 21600 0 0 Z N"/>
        </draw:custom-shape>
        <draw:connector draw:style-name="gr45" draw:text-style-name="P1" draw:layer="layout" draw:type="curve" svg:x1="10.525cm" svg:y1="3.785cm" svg:x2="11.414cm" svg:y2="4.793cm" draw:start-shape="id47" draw:start-glue-point="2" draw:end-shape="id49" draw:end-glue-point="0" svg:d="M10525 3785c0 756 889 252 889 1008" svg:viewBox="0 0 890 1009">
          <text:p/>
        </draw:connector>
        <draw:connector draw:style-name="gr45" draw:text-style-name="P1" draw:layer="layout" draw:type="curve" svg:x1="11.414cm" svg:y1="3.785cm" svg:x2="11.414cm" svg:y2="4.793cm" draw:start-shape="id50" draw:start-glue-point="2" draw:end-shape="id49" svg:d="M11414 3785v1008" svg:viewBox="0 0 1 1009">
          <text:p/>
        </draw:connector>
        <draw:connector draw:style-name="gr45" draw:text-style-name="P1" draw:layer="layout" draw:type="curve" svg:x1="11.414cm" svg:y1="5.555cm" svg:x2="12.304cm" svg:y2="6.634cm" draw:start-shape="id49" draw:start-glue-point="2" draw:end-shape="id51" svg:d="M11414 5555c0 810 890 271 890 1079" svg:viewBox="0 0 891 1080">
          <text:p/>
        </draw:connector>
        <draw:connector draw:style-name="gr45" draw:text-style-name="P1" draw:layer="layout" draw:type="curve" svg:x1="12.303cm" svg:y1="5.555cm" svg:x2="12.304cm" svg:y2="6.634cm" draw:start-shape="id52" draw:end-shape="id51" draw:end-glue-point="0" svg:d="M12303 5555c0 810 1 271 1 1079" svg:viewBox="0 0 2 1080">
          <text:p/>
        </draw:connector>
        <draw:connector draw:style-name="gr45" draw:text-style-name="P1" draw:layer="layout" draw:type="curve" svg:x1="12.304cm" svg:y1="7.396cm" svg:x2="13.192cm" svg:y2="8.417cm" draw:start-shape="id51" draw:start-glue-point="2" draw:end-shape="id53" svg:d="M12304 7396c0 766 888 256 888 1021" svg:viewBox="0 0 889 1022">
          <text:p/>
        </draw:connector>
        <draw:connector draw:style-name="gr45" draw:text-style-name="P1" draw:layer="layout" draw:type="curve" svg:x1="13.193cm" svg:y1="7.396cm" svg:x2="13.192cm" svg:y2="8.417cm" draw:start-shape="id54" draw:start-glue-point="2" draw:end-shape="id53" svg:d="M13193 7396c0 766-1 256-1 1021" svg:viewBox="0 0 2 1022">
          <text:p/>
        </draw:connector>
        <draw:connector draw:style-name="gr45" draw:text-style-name="P1" draw:layer="layout" draw:type="curve" svg:x1="13.192cm" svg:y1="9.179cm" svg:x2="14.081cm" svg:y2="10.186cm" draw:start-shape="id53" draw:start-glue-point="2" draw:end-shape="id55" draw:end-glue-point="0" svg:d="M13192 9179c0 756 889 253 889 1007" svg:viewBox="0 0 890 1008">
          <text:p/>
        </draw:connector>
        <draw:connector draw:style-name="gr45" draw:text-style-name="P1" draw:layer="layout" draw:type="curve" svg:x1="14.081cm" svg:y1="9.179cm" svg:x2="14.081cm" svg:y2="10.186cm" draw:start-shape="id56" draw:start-glue-point="2" draw:end-shape="id55" draw:end-glue-point="0" svg:d="M14081 9179v1007" svg:viewBox="0 0 1 1008">
          <text:p/>
        </draw:connector>
        <draw:connector draw:style-name="gr45" draw:text-style-name="P1" draw:layer="layout" draw:type="curve" svg:x1="14.081cm" svg:y1="10.948cm" svg:x2="14.97cm" svg:y2="11.978cm" draw:start-shape="id55" draw:start-glue-point="2" draw:end-shape="id57" draw:end-glue-point="0" svg:d="M14081 10948c0 772 889 258 889 1030" svg:viewBox="0 0 890 1031">
          <text:p/>
        </draw:connector>
        <draw:connector draw:style-name="gr45" draw:text-style-name="P1" draw:layer="layout" draw:type="curve" svg:x1="14.97cm" svg:y1="10.948cm" svg:x2="14.97cm" svg:y2="11.978cm" draw:start-shape="id58" draw:start-glue-point="2" draw:end-shape="id57" draw:end-glue-point="0" svg:d="M14970 10948v1030" svg:viewBox="0 0 1 1031">
          <text:p/>
        </draw:connector>
        <draw:connector draw:style-name="gr45" draw:text-style-name="P1" draw:layer="layout" draw:type="curve" svg:x1="14.97cm" svg:y1="12.74cm" svg:x2="15.859cm" svg:y2="13.747cm" draw:start-shape="id57" draw:start-glue-point="2" draw:end-shape="id59" draw:end-glue-point="0" svg:d="M14970 12740c0 756 889 253 889 1007" svg:viewBox="0 0 890 1008">
          <text:p/>
        </draw:connector>
        <draw:connector draw:style-name="gr45" draw:text-style-name="P1" draw:layer="layout" draw:type="curve" svg:x1="15.859cm" svg:y1="12.74cm" svg:x2="15.859cm" svg:y2="13.747cm" draw:start-shape="id60" draw:start-glue-point="2" draw:end-shape="id59" draw:end-glue-point="0" svg:d="M15859 12740v1007" svg:viewBox="0 0 1 1008">
          <text:p/>
        </draw:connector>
        <draw:connector draw:style-name="gr45" draw:text-style-name="P1" draw:layer="layout" draw:type="curve" svg:x1="2.524cm" svg:y1="2.025cm" svg:x2="3.412cm" svg:y2="3.032cm" svg:d="M2524 2025c0 756 888 253 888 1007" svg:viewBox="0 0 889 1008">
          <text:p/>
        </draw:connector>
        <draw:connector draw:style-name="gr45" draw:text-style-name="P1" draw:layer="layout" draw:type="curve" svg:x1="3.413cm" svg:y1="2.025cm" svg:x2="3.412cm" svg:y2="3.032cm" svg:d="M3413 2025c0 756-1 253-1 1007" svg:viewBox="0 0 2 1008">
          <text:p/>
        </draw:connector>
        <draw:connector draw:style-name="gr45" draw:text-style-name="P1" draw:layer="layout" draw:type="curve" svg:x1="4.302cm" svg:y1="2.025cm" svg:x2="5.19cm" svg:y2="3.032cm" svg:d="M4302 2025c0 756 888 253 888 1007" svg:viewBox="0 0 889 1008">
          <text:p/>
        </draw:connector>
        <draw:connector draw:style-name="gr45" draw:text-style-name="P1" draw:layer="layout" draw:type="curve" svg:x1="5.191cm" svg:y1="2.025cm" svg:x2="5.19cm" svg:y2="3.032cm" svg:d="M5191 2025c0 756-1 253-1 1007" svg:viewBox="0 0 2 1008">
          <text:p/>
        </draw:connector>
        <draw:connector draw:style-name="gr45" draw:text-style-name="P1" draw:layer="layout" draw:type="curve" svg:x1="6.08cm" svg:y1="2.025cm" svg:x2="6.968cm" svg:y2="3.032cm" svg:d="M6080 2025c0 756 888 253 888 1007" svg:viewBox="0 0 889 1008">
          <text:p/>
        </draw:connector>
        <draw:connector draw:style-name="gr45" draw:text-style-name="P1" draw:layer="layout" draw:type="curve" svg:x1="6.969cm" svg:y1="2.025cm" svg:x2="6.968cm" svg:y2="3.032cm" svg:d="M6969 2025c0 756-1 253-1 1007" svg:viewBox="0 0 2 1008">
          <text:p/>
        </draw:connector>
        <draw:connector draw:style-name="gr45" draw:text-style-name="P1" draw:layer="layout" draw:type="curve" svg:x1="2.524cm" svg:y1="3.785cm" svg:x2="4.302cm" svg:y2="4.793cm" draw:start-shape="id38" draw:start-glue-point="2" draw:end-shape="id61" draw:end-glue-point="0" svg:d="M2524 3785c0 756 1778 252 1778 1008" svg:viewBox="0 0 1779 1009">
          <text:p/>
        </draw:connector>
        <draw:connector draw:style-name="gr45" draw:text-style-name="P1" draw:layer="layout" draw:type="curve" svg:x1="4.302cm" svg:y1="3.785cm" svg:x2="4.302cm" svg:y2="4.793cm" draw:start-shape="id41" draw:start-glue-point="2" draw:end-shape="id61" draw:end-glue-point="0" svg:d="M4302 3785v1008" svg:viewBox="0 0 1 1009">
          <text:p/>
        </draw:connector>
        <draw:connector draw:style-name="gr45" draw:text-style-name="P1" draw:layer="layout" draw:type="curve" svg:x1="1.635cm" svg:y1="3.794cm" svg:x2="3.413cm" svg:y2="4.802cm" svg:d="M1635 3794c0 756 1778 252 1778 1008" svg:viewBox="0 0 1779 1009">
          <text:p/>
        </draw:connector>
        <draw:connector draw:style-name="gr45" draw:text-style-name="P1" draw:layer="layout" draw:type="curve" svg:x1="3.413cm" svg:y1="3.794cm" svg:x2="3.413cm" svg:y2="4.802cm" svg:d="M3413 3794v1008" svg:viewBox="0 0 1 1009">
          <text:p/>
        </draw:connector>
        <draw:connector draw:style-name="gr45" draw:text-style-name="P1" draw:layer="layout" draw:type="curve" svg:x1="3.413cm" svg:y1="3.802cm" svg:x2="5.191cm" svg:y2="4.81cm" svg:d="M3413 3802c0 756 1778 252 1778 1008" svg:viewBox="0 0 1779 1009">
          <text:p/>
        </draw:connector>
        <draw:connector draw:style-name="gr45" draw:text-style-name="P1" draw:layer="layout" draw:type="curve" svg:x1="5.191cm" svg:y1="3.802cm" svg:x2="5.191cm" svg:y2="4.81cm" svg:d="M5191 3802v1008" svg:viewBox="0 0 1 1009">
          <text:p/>
        </draw:connector>
        <draw:connector draw:style-name="gr45" draw:text-style-name="P1" draw:layer="layout" draw:type="curve" svg:x1="5.191cm" svg:y1="3.794cm" svg:x2="6.969cm" svg:y2="4.802cm" svg:d="M5191 3794c0 756 1778 252 1778 1008" svg:viewBox="0 0 1779 1009">
          <text:p/>
        </draw:connector>
        <draw:connector draw:style-name="gr45" draw:text-style-name="P1" draw:layer="layout" draw:type="curve" svg:x1="6.969cm" svg:y1="3.794cm" svg:x2="6.969cm" svg:y2="4.802cm" svg:d="M6969 3794v1008" svg:viewBox="0 0 1 1009">
          <text:p/>
        </draw:connector>
        <draw:connector draw:style-name="gr45" draw:text-style-name="P1" draw:layer="layout" draw:type="curve" svg:x1="6.08cm" svg:y1="3.794cm" svg:x2="7.858cm" svg:y2="4.802cm" svg:d="M6080 3794c0 756 1778 252 1778 1008" svg:viewBox="0 0 1779 1009">
          <text:p/>
        </draw:connector>
        <draw:connector draw:style-name="gr45" draw:text-style-name="P1" draw:layer="layout" draw:type="curve" svg:x1="7.858cm" svg:y1="3.794cm" svg:x2="7.858cm" svg:y2="4.802cm" svg:d="M7858 3794v1008" svg:viewBox="0 0 1 1009">
          <text:p/>
        </draw:connector>
        <draw:connector draw:style-name="gr45" draw:text-style-name="P1" draw:layer="layout" draw:type="curve" svg:x1="1.635cm" svg:y1="5.555cm" svg:x2="5.192cm" svg:y2="6.634cm" draw:start-shape="id62" draw:start-glue-point="2" draw:end-shape="id63" draw:end-glue-point="0" svg:d="M1635 5555c0 810 3557 271 3557 1079" svg:viewBox="0 0 3558 1080">
          <text:p/>
        </draw:connector>
        <draw:connector draw:style-name="gr45" draw:text-style-name="P1" draw:layer="layout" draw:type="curve" svg:x1="5.191cm" svg:y1="5.555cm" svg:x2="5.192cm" svg:y2="6.634cm" draw:start-shape="id64" draw:start-glue-point="2" draw:end-shape="id63" draw:end-glue-point="0" svg:d="M5191 5555c0 810 1 271 1 1079" svg:viewBox="0 0 2 1080">
          <text:p/>
        </draw:connector>
        <draw:connector draw:style-name="gr45" draw:text-style-name="P1" draw:layer="layout" draw:type="curve" svg:x1="2.523cm" svg:y1="5.572cm" svg:x2="6.08cm" svg:y2="6.651cm" svg:d="M2523 5572c0 810 3557 271 3557 1079" svg:viewBox="0 0 3558 1080">
          <text:p/>
        </draw:connector>
        <draw:connector draw:style-name="gr45" draw:text-style-name="P1" draw:layer="layout" draw:type="curve" svg:x1="6.079cm" svg:y1="5.572cm" svg:x2="6.08cm" svg:y2="6.651cm" svg:d="M6079 5572c0 810 1 271 1 1079" svg:viewBox="0 0 2 1080">
          <text:p/>
        </draw:connector>
        <draw:connector draw:style-name="gr45" draw:text-style-name="P1" draw:layer="layout" draw:type="curve" svg:x1="3.412cm" svg:y1="5.572cm" svg:x2="6.969cm" svg:y2="6.651cm" svg:d="M3412 5572c0 810 3557 271 3557 1079" svg:viewBox="0 0 3558 1080">
          <text:p/>
        </draw:connector>
        <draw:connector draw:style-name="gr45" draw:text-style-name="P1" draw:layer="layout" draw:type="curve" svg:x1="6.968cm" svg:y1="5.572cm" svg:x2="6.969cm" svg:y2="6.651cm" svg:d="M6968 5572c0 810 1 271 1 1079" svg:viewBox="0 0 2 1080">
          <text:p/>
        </draw:connector>
        <draw:connector draw:style-name="gr45" draw:text-style-name="P1" draw:layer="layout" draw:type="curve" svg:x1="4.301cm" svg:y1="5.572cm" svg:x2="7.858cm" svg:y2="6.651cm" svg:d="M4301 5572c0 810 3557 271 3557 1079" svg:viewBox="0 0 3558 1080">
          <text:p/>
        </draw:connector>
        <draw:connector draw:style-name="gr45" draw:text-style-name="P1" draw:layer="layout" draw:type="curve" svg:x1="7.857cm" svg:y1="5.572cm" svg:x2="7.858cm" svg:y2="6.651cm" svg:d="M7857 5572c0 810 1 271 1 1079" svg:viewBox="0 0 2 10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Myriad Pro" svg:font-family="'Myriad Pro'" style:font-pitch="variable"/>
    <style:font-face style:name="Myriad Pro1" svg:font-family="'Myriad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5T14:30:42.326091000</meta:creation-date>
    <dc:date>2014-09-30T15:45:45.148873000</dc:date>
    <meta:editing-duration>PT8H7M13S</meta:editing-duration>
    <meta:editing-cycles>15</meta:editing-cycles>
    <meta:generator>LibreOffice/4.2.6.3$MacOSX_x86 LibreOffice_project/3fd416d4c6db7d3204c17ce57a1d70f6e531ee21</meta:generator>
    <meta:document-statistic meta:object-count="2515"/>
  </office:meta>
</office:document-meta>
</file>